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Cyr" svg:font-family="'Arial Cyr'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S Sans Serif" svg:font-family="'MS Sans Serif'" style:font-family-generic="swiss"/>
    <style:font-face style:name="Noto Sans CJK SC" svg:font-family="'Noto Sans CJK SC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0.3193in"/>
    </style:style>
    <style:style style:name="co2" style:family="table-column">
      <style:table-column-properties fo:break-before="auto" style:column-width="0.778in"/>
    </style:style>
    <style:style style:name="co3" style:family="table-column">
      <style:table-column-properties fo:break-before="auto" style:column-width="3.2925in"/>
    </style:style>
    <style:style style:name="co4" style:family="table-column">
      <style:table-column-properties fo:break-before="auto" style:column-width="1.3472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1.0972in"/>
    </style:style>
    <style:style style:name="co7" style:family="table-column">
      <style:table-column-properties fo:break-before="auto" style:column-width="1.0693in"/>
    </style:style>
    <style:style style:name="co8" style:family="table-column">
      <style:table-column-properties fo:break-before="auto" style:column-width="1.222in"/>
    </style:style>
    <style:style style:name="co9" style:family="table-column">
      <style:table-column-properties fo:break-before="auto" style:column-width="1.139in"/>
    </style:style>
    <style:style style:name="co10" style:family="table-column">
      <style:table-column-properties fo:break-before="auto" style:column-width="1.3752in"/>
    </style:style>
    <style:style style:name="co11" style:family="table-column">
      <style:table-column-properties fo:break-before="auto" style:column-width="1.1528in"/>
    </style:style>
    <style:style style:name="co12" style:family="table-column">
      <style:table-column-properties fo:break-before="auto" style:column-width="1.0555in"/>
    </style:style>
    <style:style style:name="co13" style:family="table-column">
      <style:table-column-properties fo:break-before="auto" style:column-width="1.1807in"/>
    </style:style>
    <style:style style:name="co14" style:family="table-column">
      <style:table-column-properties fo:break-before="auto" style:column-width="1.25in"/>
    </style:style>
    <style:style style:name="co15" style:family="table-column">
      <style:table-column-properties fo:break-before="auto" style:column-width="1.5972in"/>
    </style:style>
    <style:style style:name="co16" style:family="table-column">
      <style:table-column-properties fo:break-before="auto" style:column-width="1.389in"/>
    </style:style>
    <style:style style:name="co17" style:family="table-column">
      <style:table-column-properties fo:break-before="auto" style:column-width="1.3335in"/>
    </style:style>
    <style:style style:name="co18" style:family="table-column">
      <style:table-column-properties fo:break-before="auto" style:column-width="1.361in"/>
    </style:style>
    <style:style style:name="co19" style:family="table-column">
      <style:table-column-properties fo:break-before="auto" style:column-width="1.4165in"/>
    </style:style>
    <style:style style:name="co20" style:family="table-column">
      <style:table-column-properties fo:break-before="auto" style:column-width="1.3193in"/>
    </style:style>
    <style:style style:name="co21" style:family="table-column">
      <style:table-column-properties fo:break-before="auto" style:column-width="1.5138in"/>
    </style:style>
    <style:style style:name="co22" style:family="table-column">
      <style:table-column-properties fo:break-before="auto" style:column-width="1.4862in"/>
    </style:style>
    <style:style style:name="co23" style:family="table-column">
      <style:table-column-properties fo:break-before="auto" style:column-width="0.972in"/>
    </style:style>
    <style:style style:name="co24" style:family="table-column">
      <style:table-column-properties fo:break-before="auto" style:column-width="1.111in"/>
    </style:style>
    <style:style style:name="co25" style:family="table-column">
      <style:table-column-properties fo:break-before="auto" style:column-width="1.1252in"/>
    </style:style>
    <style:style style:name="co26" style:family="table-column">
      <style:table-column-properties fo:break-before="auto" style:column-width="1.2083in"/>
    </style:style>
    <style:style style:name="co27" style:family="table-column">
      <style:table-column-properties fo:break-before="auto" style:column-width="1.472in"/>
    </style:style>
    <style:style style:name="co28" style:family="table-column">
      <style:table-column-properties fo:break-before="auto" style:column-width="1.3055in"/>
    </style:style>
    <style:style style:name="co29" style:family="table-column">
      <style:table-column-properties fo:break-before="auto" style:column-width="1.2362in"/>
    </style:style>
    <style:style style:name="co30" style:family="table-column">
      <style:table-column-properties fo:break-before="auto" style:column-width="1.6535in"/>
    </style:style>
    <style:style style:name="co31" style:family="table-column">
      <style:table-column-properties fo:break-before="auto" style:column-width="1.5835in"/>
    </style:style>
    <style:style style:name="co32" style:family="table-column">
      <style:table-column-properties fo:break-before="auto" style:column-width="1.4028in"/>
    </style:style>
    <style:style style:name="co33" style:family="table-column">
      <style:table-column-properties fo:break-before="auto" style:column-width="1.278in"/>
    </style:style>
    <style:style style:name="co34" style:family="table-column">
      <style:table-column-properties fo:break-before="auto" style:column-width="0.9307in"/>
    </style:style>
    <style:style style:name="ro1" style:family="table-row">
      <style:table-row-properties style:row-height="1.2917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563in" fo:break-before="auto" style:use-optimal-row-height="false"/>
    </style:style>
    <style:style style:name="ro4" style:family="table-row">
      <style:table-row-properties style:row-height="0.2898in" fo:break-before="auto" style:use-optimal-row-height="true"/>
    </style:style>
    <style:style style:name="ro5" style:family="table-row">
      <style:table-row-properties style:row-height="0.4244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126in" fo:break-before="auto" style:use-optimal-row-height="false"/>
    </style:style>
    <style:style style:name="ta1" style:family="table" style:master-page-name="PageStyle_5f_6.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5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57" style:family="table-cell" style:parent-style-name="Обычный_20_5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justify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58" style:family="table-cell" style:parent-style-name="Обычный_20_5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justify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53" style:family="table-cell" style:parent-style-name="Обычный_20_5">
      <style:table-cell-properties style:rotation-align="non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59" style:family="table-cell" style:parent-style-name="Обычный_20_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67" style:family="table-cell" style:parent-style-name="Default">
      <style:table-cell-properties style:diagonal-bl-tr="none" style:diagonal-tl-br="0.74pt solid #0000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66" style:family="table-cell" style:parent-style-name="Обычный_20_5">
      <style:table-cell-properties fo:background-color="transparent" style:rotation-align="non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72" style:family="table-cell" style:parent-style-name="Обычный_5f_tri2000short" style:data-style-name="N124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73" style:family="table-cell" style:parent-style-name="Обычный_5f_tri2000short" style:data-style-name="N3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74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75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76" style:family="table-cell" style:parent-style-name="Обычный_5f_tri2000short" style:data-style-name="N12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85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80" style:family="table-cell" style:parent-style-name="Обычный_20_5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79" style:family="table-cell" style:parent-style-name="Обычный_20_5">
      <style:table-cell-properties style:rotation-align="non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81" style:family="table-cell" style:parent-style-name="Обычный_20_5" style:data-style-name="N3">
      <style:table-cell-properties style:rotation-align="non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82" style:family="table-cell" style:parent-style-name="Обычный_20_5" style:data-style-name="N125">
      <style:table-cell-properties style:rotation-align="non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gr1" style:family="graphic">
      <style:graphic-properties draw:stroke="none" svg:stroke-width="0.0102in" draw:stroke-linejoin="miter" draw:fill="none" draw:textarea-vertical-align="top" draw:auto-grow-height="false" draw:fit-to-size="false" style:shrink-to-fit="false" fo:min-height="0in" fo:min-width="0in" fo:padding-top="0.013in" fo:padding-bottom="-0.0118in" fo:padding-left="0.0299in" fo:padding-right="0in" fo:wrap-option="wrap"/>
      <style:paragraph-properties fo:margin-top="0in" fo:margin-bottom="0in" fo:line-height="100%" fo:text-align="start"/>
      <style:text-properties fo:font-size="18pt"/>
    </style:style>
    <style:style style:name="gr2" style:family="graphic">
      <style:graphic-properties draw:stroke="none" svg:stroke-width="0.0102in" draw:stroke-linejoin="miter" draw:fill="none" draw:textarea-vertical-align="top" draw:auto-grow-height="false" draw:fit-to-size="false" style:shrink-to-fit="false" fo:min-height="0in" fo:min-width="0in" fo:padding-top="0.0252in" fo:padding-bottom="0in" fo:padding-left="0.0299in" fo:padding-right="0in" fo:wrap-option="wrap"/>
      <style:paragraph-properties fo:margin-top="0in" fo:margin-bottom="0in" fo:line-height="100%" fo:text-align="start"/>
      <style:text-properties fo:font-size="18pt"/>
    </style:style>
    <style:style style:name="gr3" style:family="graphic">
      <style:graphic-properties draw:stroke="none" svg:stroke-width="0.0102in" draw:stroke-linejoin="miter" draw:fill="none" draw:textarea-vertical-align="top" draw:auto-grow-height="false" fo:min-height="0in" fo:min-width="0in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P1" style:family="paragraph">
      <style:paragraph-properties fo:margin-top="0in" fo:margin-bottom="0in" fo:line-height="100%" fo:text-align="start" style:writing-mode="lr-tb"/>
    </style:style>
    <style:style style:name="P2" style:family="paragraph">
      <loext:graphic-properties draw:fill="none"/>
      <style:paragraph-properties fo:margin-top="0in" fo:margin-bottom="0in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8pt" fo:letter-spacing="normal" fo:language="ru" fo:country="RU" fo:font-style="normal" style:text-underline-style="none" fo:font-weight="normal" fo:background-color="transparent" style:font-size-asian="8pt" style:font-style-asian="normal" style:font-weight-asian="normal" style:font-family-complex="Arial" style:font-family-generic-complex="swiss" style:font-pitch-complex="variable" style:font-size-complex="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8pt" fo:letter-spacing="normal" fo:language="ru" fo:country="RU" fo:font-style="normal" style:text-underline-style="none" fo:font-weight="normal" fo:background-color="transparent" style:font-size-asian="8pt" style:font-style-asian="normal" style:font-weight-asian="normal" style:font-family-complex="Arial" style:font-family-generic-complex="swiss" style:font-pitch-complex="variable" style:font-size-complex="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8pt" fo:letter-spacing="normal" fo:language="ru" fo:country="RU" fo:font-style="normal" style:text-underline-style="none" fo:font-weight="normal" fo:background-color="transparent" style:font-size-asian="8pt" style:font-style-asian="normal" style:font-weight-asian="normal" style:font-family-complex="Arial" style:font-family-generic-complex="swiss" style:font-pitch-complex="variable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6." table:style-name="ta1" table:print-ranges="'6.'.A1:'6.'.CE84">
        <office:forms form:automatic-focus="false" form:apply-design-mode="false"/>
        <table:shapes>
          <draw:custom-shape draw:z-index="2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7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8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0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1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2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3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4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5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6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7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8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9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0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1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2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3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4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5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6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7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8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9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0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1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2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3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4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5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6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7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8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9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0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1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2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3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4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5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6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7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8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9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0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1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2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3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4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5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6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7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8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9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0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1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2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3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4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5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6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7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8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9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70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71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72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73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74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75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76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77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78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79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80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81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82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83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84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85" draw:name="Rectangle 4" draw:style-name="gr1" draw:text-style-name="P2" drawooo:display="none" svg:width="0.0004in" svg:height="0.0004in" svg:x="3.6492in" svg:y="1.148in">
            <text:p text:style-name="P1"><text:span text:style-name="T1">Отрасль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header-columns>
          <table:table-column table:style-name="co1" table:default-cell-style-name="ce53"/>
          <table:table-column table:style-name="co2" table:default-cell-style-name="ce59"/>
          <table:table-column table:style-name="co3" table:default-cell-style-name="ce66"/>
        </table:table-header-columns>
        <table:table-column table:style-name="co4" table:default-cell-style-name="ce53"/>
        <table:table-column table:style-name="co5" table:default-cell-style-name="ce53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number-columns-repeated="2" table:default-cell-style-name="ce53"/>
        <table:table-column table:style-name="co11" table:default-cell-style-name="ce53"/>
        <table:table-column table:style-name="co7" table:default-cell-style-name="ce53"/>
        <table:table-column table:style-name="co12" table:number-columns-repeated="2" table:default-cell-style-name="ce53"/>
        <table:table-column table:style-name="co13" table:default-cell-style-name="ce53"/>
        <table:table-column table:style-name="co14" table:default-cell-style-name="ce53"/>
        <table:table-column table:style-name="co15" table:default-cell-style-name="ce53"/>
        <table:table-column table:style-name="co10" table:default-cell-style-name="ce53"/>
        <table:table-column table:style-name="co16" table:number-columns-repeated="5" table:default-cell-style-name="ce53"/>
        <table:table-column table:style-name="co17" table:default-cell-style-name="ce53"/>
        <table:table-column table:style-name="co16" table:default-cell-style-name="ce53"/>
        <table:table-column table:style-name="co18" table:default-cell-style-name="ce53"/>
        <table:table-column table:style-name="co8" table:default-cell-style-name="ce53"/>
        <table:table-column table:style-name="co6" table:default-cell-style-name="ce53"/>
        <table:table-column table:style-name="co8" table:number-columns-repeated="2" table:default-cell-style-name="ce53"/>
        <table:table-column table:style-name="co19" table:default-cell-style-name="ce53"/>
        <table:table-column table:style-name="co12" table:default-cell-style-name="ce53"/>
        <table:table-column table:style-name="co9" table:default-cell-style-name="ce53"/>
        <table:table-column table:style-name="co18" table:default-cell-style-name="ce53"/>
        <table:table-column table:style-name="co20" table:default-cell-style-name="ce53"/>
        <table:table-column table:style-name="co21" table:default-cell-style-name="ce53"/>
        <table:table-column table:style-name="co16" table:default-cell-style-name="ce53"/>
        <table:table-column table:style-name="co20" table:default-cell-style-name="ce53"/>
        <table:table-column table:style-name="co16" table:default-cell-style-name="ce53"/>
        <table:table-column table:style-name="co17" table:default-cell-style-name="ce53"/>
        <table:table-column table:style-name="co8" table:default-cell-style-name="ce53"/>
        <table:table-column table:style-name="co22" table:default-cell-style-name="ce53"/>
        <table:table-column table:style-name="co23" table:default-cell-style-name="ce53"/>
        <table:table-column table:style-name="co7" table:default-cell-style-name="ce53"/>
        <table:table-column table:style-name="co16" table:default-cell-style-name="ce53"/>
        <table:table-column table:style-name="co24" table:default-cell-style-name="ce53"/>
        <table:table-column table:style-name="co25" table:default-cell-style-name="ce53"/>
        <table:table-column table:style-name="co20" table:default-cell-style-name="ce53"/>
        <table:table-column table:style-name="co26" table:default-cell-style-name="ce53"/>
        <table:table-column table:style-name="co6" table:default-cell-style-name="ce53"/>
        <table:table-column table:style-name="co25" table:default-cell-style-name="ce53"/>
        <table:table-column table:style-name="co27" table:default-cell-style-name="ce53"/>
        <table:table-column table:style-name="co28" table:default-cell-style-name="ce53"/>
        <table:table-column table:style-name="co6" table:default-cell-style-name="ce53"/>
        <table:table-column table:style-name="co8" table:default-cell-style-name="ce53"/>
        <table:table-column table:style-name="co29" table:default-cell-style-name="ce53"/>
        <table:table-column table:style-name="co30" table:default-cell-style-name="ce53"/>
        <table:table-column table:style-name="co17" table:number-columns-repeated="6" table:default-cell-style-name="ce53"/>
        <table:table-column table:style-name="co15" table:default-cell-style-name="ce53"/>
        <table:table-column table:style-name="co8" table:default-cell-style-name="ce53"/>
        <table:table-column table:style-name="co29" table:default-cell-style-name="ce53"/>
        <table:table-column table:style-name="co31" table:default-cell-style-name="ce53"/>
        <table:table-column table:style-name="co18" table:default-cell-style-name="ce53"/>
        <table:table-column table:style-name="co11" table:default-cell-style-name="ce53"/>
        <table:table-column table:style-name="co22" table:number-columns-repeated="2" table:default-cell-style-name="ce53"/>
        <table:table-column table:style-name="co15" table:default-cell-style-name="ce53"/>
        <table:table-column table:style-name="co31" table:default-cell-style-name="ce53"/>
        <table:table-column table:style-name="co21" table:default-cell-style-name="ce53"/>
        <table:table-column table:style-name="co22" table:default-cell-style-name="ce79"/>
        <table:table-column table:style-name="co22" table:default-cell-style-name="ce53"/>
        <table:table-column table:style-name="co32" table:default-cell-style-name="ce79"/>
        <table:table-column table:style-name="co20" table:default-cell-style-name="ce53"/>
        <table:table-column table:style-name="co16" table:number-columns-repeated="3" table:default-cell-style-name="ce53"/>
        <table:table-column table:style-name="co33" table:default-cell-style-name="ce53"/>
        <table:table-column table:style-name="co2" table:default-cell-style-name="ce53"/>
        <table:table-column table:style-name="co34" table:default-cell-style-name="ce53"/>
        <table:table-column table:style-name="co2" table:number-columns-repeated="939" table:default-cell-style-name="ce53"/>
        <table:table-header-rows>
          <table:table-row table:style-name="ro1">
            <table:table-cell table:style-name="ce55"/>
            <table:table-cell table:style-name="ce61"/>
            <table:table-cell table:style-name="ce67">
              <draw:custom-shape table:end-cell-address="'6.'.C1" table:end-x="1.9268in" table:end-y="0.4579in" draw:z-index="88" draw:name="Rectangle 1" draw:style-name="gr2" draw:text-style-name="P2" svg:width="0.6165in" svg:height="0.1709in" svg:x="1.3102in" svg:y="0.287in">
                <text:p text:style-name="P1"><text:span text:style-name="T2">Продукция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table:end-cell-address="'6.'.C1" table:end-x="0.9685in" table:end-y="0.9268in" draw:z-index="89" draw:name="Rectangle 1" draw:style-name="gr2" draw:text-style-name="P2" svg:width="0.6409in" svg:height="0.1512in" svg:x="0.3276in" svg:y="0.7756in">
                <text:p text:style-name="P1"><text:span text:style-name="T2">Продукция</text:span></text:p>
                <draw:enhanced-geometry draw:mirror-horizontal="false" draw:mirror-vertical="tru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table:table-cell>
            <table:table-cell table:style-name="ce72" office:value-type="string" calcext:value-type="string">
              <text:p>Продукция сельского хозяйства, охоты и сопутствующие услуги</text:p>
            </table:table-cell>
            <table:table-cell table:style-name="ce76" office:value-type="string" calcext:value-type="string">
              <text:p>Продукция лесного хозяйства, лесозаготовок и услуг в этих областях</text:p>
            </table:table-cell>
            <table:table-cell table:style-name="ce76" office:value-type="string" calcext:value-type="string">
              <text:p>Рыба и продукция рыболовства прочая; аквакультура; услуги вспомогательные в области рыболовства</text:p>
            </table:table-cell>
            <table:table-cell table:style-name="ce76" office:value-type="string" calcext:value-type="string">
              <text:p>Уголь каменный и лигнит</text:p>
            </table:table-cell>
            <table:table-cell table:style-name="ce76" office:value-type="string" calcext:value-type="string">
              <text:p>Нефть сырая</text:p>
            </table:table-cell>
            <table:table-cell table:style-name="ce76" office:value-type="string" calcext:value-type="string">
              <text:p>Газ природный в жидком или газообразном состоянии</text:p>
            </table:table-cell>
            <table:table-cell table:style-name="ce76" office:value-type="string" calcext:value-type="string">
              <text:p>Руды железные</text:p>
            </table:table-cell>
            <table:table-cell table:style-name="ce76" office:value-type="string" calcext:value-type="string">
              <text:p>Руды металлов цветных</text:p>
            </table:table-cell>
            <table:table-cell table:style-name="ce76" office:value-type="string" calcext:value-type="string">
              <text:p>Продукция горнодобывающей промышленности</text:p>
            </table:table-cell>
            <table:table-cell table:style-name="ce76" office:value-type="string" calcext:value-type="string">
              <text:p>Услуги вспомогательные в области горнодобывающей промышленности</text:p>
            </table:table-cell>
            <table:table-cell table:style-name="ce76" office:value-type="string" calcext:value-type="string">
              <text:p>Продукты пищевые и напитки</text:p>
            </table:table-cell>
            <table:table-cell table:style-name="ce76" office:value-type="string" calcext:value-type="string">
              <text:p>Изделия табачные</text:p>
            </table:table-cell>
            <table:table-cell table:style-name="ce76" office:value-type="string" calcext:value-type="string">
              <text:p>Текстиль</text:p>
            </table:table-cell>
            <table:table-cell table:style-name="ce76" office:value-type="string" calcext:value-type="string">
              <text:p>Одежда</text:p>
            </table:table-cell>
            <table:table-cell table:style-name="ce76" office:value-type="string" calcext:value-type="string">
              <text:p>Кожа и изделия из кожи</text:p>
            </table:table-cell>
            <table:table-cell table:style-name="ce76" office:value-type="string" calcext:value-type="string">
              <text:p>Древесина и изделия из древесины и пробки (кроме мебели), изделия из соломки и материалов для плетения</text:p>
            </table:table-cell>
            <table:table-cell table:style-name="ce76" office:value-type="string" calcext:value-type="string">
              <text:p>Бумага и изделия бумажные</text:p>
            </table:table-cell>
            <table:table-cell table:style-name="ce76" office:value-type="string" calcext:value-type="string">
              <text:p>Услуги по печатанию и воспроизведению</text:p>
            </table:table-cell>
            <table:table-cell table:style-name="ce76" office:value-type="string" calcext:value-type="string">
              <text:p>Продукция печей коксовых</text:p>
            </table:table-cell>
            <table:table-cell table:style-name="ce76" office:value-type="string" calcext:value-type="string">
              <text:p>Продукты переработки нефти</text:p>
            </table:table-cell>
            <table:table-cell table:style-name="ce76" office:value-type="string" calcext:value-type="string">
              <text:p>Вещества химические и продукты химические</text:p>
            </table:table-cell>
            <table:table-cell table:style-name="ce76" office:value-type="string" calcext:value-type="string">
              <text:p>Продукты фармацевтические и препараты фармацевтические основные</text:p>
            </table:table-cell>
            <table:table-cell table:style-name="ce76" office:value-type="string" calcext:value-type="string">
              <text:p>Изделия резиновые и пластмассовые</text:p>
            </table:table-cell>
            <table:table-cell table:style-name="ce76" office:value-type="string" calcext:value-type="string">
              <text:p>Изделия минеральные неметаллические прочие</text:p>
            </table:table-cell>
            <table:table-cell table:style-name="ce76" office:value-type="string" calcext:value-type="string">
              <text:p>Металлы черные основные: железо, чугун, сталь и ферросплавы</text:p>
            </table:table-cell>
            <table:table-cell table:style-name="ce76" office:value-type="string" calcext:value-type="string">
              <text:p>Трубы разных диаметров, профили полые и фитинги для труб разных диаметров из стали</text:p>
            </table:table-cell>
            <table:table-cell table:style-name="ce76" office:value-type="string" calcext:value-type="string">
              <text:p>Продукция первичной обработки стали прочая</text:p>
            </table:table-cell>
            <table:table-cell table:style-name="ce76" office:value-type="string" calcext:value-type="string">
              <text:p>Металлы драгоценные основные и металлы цветные прочие</text:p>
            </table:table-cell>
            <table:table-cell table:style-name="ce76" office:value-type="string" calcext:value-type="string">
              <text:p>Услуги производства литейного</text:p>
            </table:table-cell>
            <table:table-cell table:style-name="ce76" office:value-type="string" calcext:value-type="string">
              <text:p>Изделия металлические готовые, кроме машин и оборудования</text:p>
            </table:table-cell>
            <table:table-cell table:style-name="ce76" office:value-type="string" calcext:value-type="string">
              <text:p>Компьютеры, продукция электронная и оптическая </text:p>
            </table:table-cell>
            <table:table-cell table:style-name="ce76" office:value-type="string" calcext:value-type="string">
              <text:p>Оборудование электрическое</text:p>
            </table:table-cell>
            <table:table-cell table:style-name="ce76" office:value-type="string" calcext:value-type="string">
              <text:p>Машины и оборудование, не включенные в другие группировки</text:p>
            </table:table-cell>
            <table:table-cell table:style-name="ce76" office:value-type="string" calcext:value-type="string">
              <text:p>Автомобили, прицепы и полуприцепы</text:p>
            </table:table-cell>
            <table:table-cell table:style-name="ce76" office:value-type="string" calcext:value-type="string">
              <text:p>Оборудование транспортное прочее</text:p>
            </table:table-cell>
            <table:table-cell table:style-name="ce76" office:value-type="string" calcext:value-type="string">
              <text:p>Мебель</text:p>
            </table:table-cell>
            <table:table-cell table:style-name="ce76" office:value-type="string" calcext:value-type="string">
              <text:p>Изделия готовые прочие</text:p>
            </table:table-cell>
            <table:table-cell table:style-name="ce76" office:value-type="string" calcext:value-type="string">
              <text:p>Услуги по ремонту и установке машин и оборудования </text:p>
            </table:table-cell>
            <table:table-cell table:style-name="ce76" office:value-type="string" calcext:value-type="string">
              <text:p>Услуги по производству и распределению электроэнергии</text:p>
            </table:table-cell>
            <table:table-cell table:style-name="ce76" office:value-type="string" calcext:value-type="string">
              <text:p>Газ отопительный; услуги по распределению топлива газообразного трубопроводного</text:p>
            </table:table-cell>
            <table:table-cell table:style-name="ce76" office:value-type="string" calcext:value-type="string">
              <text:p>Услуги по снабжению паром и воздухом охлажденным</text:p>
            </table:table-cell>
            <table:table-cell table:style-name="ce76" office:value-type="string" calcext:value-type="string">
              <text:p>Водоснабжение; канализационная система, услуги по сбору и удалению отходов</text:p>
            </table:table-cell>
            <table:table-cell table:style-name="ce76" office:value-type="string" calcext:value-type="string">
              <text:p>Здания и работы строительные</text:p>
            </table:table-cell>
            <table:table-cell table:style-name="ce76" office:value-type="string" calcext:value-type="string">
              <text:p>Услуги по торговле оптовой и розничной; услуги по ремонту автомобилей и мотоциклов </text:p>
            </table:table-cell>
            <table:table-cell table:style-name="ce76" office:value-type="string" calcext:value-type="string">
              <text:p>Услуги по торговле оптовой, кроме торговли автомобилями и мотоциклами</text:p>
            </table:table-cell>
            <table:table-cell table:style-name="ce76" office:value-type="string" calcext:value-type="string">
              <text:p>Услуги по торговле розничной, за исключением автомобилями и мотоциклами</text:p>
            </table:table-cell>
            <table:table-cell table:style-name="ce76" office:value-type="string" calcext:value-type="string">
              <text:p>Услуги сухопутного транспорта и транспортирование по трубопроводам</text:p>
            </table:table-cell>
            <table:table-cell table:style-name="ce76" office:value-type="string" calcext:value-type="string">
              <text:p>Услуги водного транспорта</text:p>
            </table:table-cell>
            <table:table-cell table:style-name="ce76" office:value-type="string" calcext:value-type="string">
              <text:p>Услуги воздушного транспорта</text:p>
            </table:table-cell>
            <table:table-cell table:style-name="ce76" office:value-type="string" calcext:value-type="string">
              <text:p>Услуги по хранению и услуги транспортные вспомогательные</text:p>
            </table:table-cell>
            <table:table-cell table:style-name="ce76" office:value-type="string" calcext:value-type="string">
              <text:p>Услуги почтовые и курьерские</text:p>
            </table:table-cell>
            <table:table-cell table:style-name="ce76" office:value-type="string" calcext:value-type="string">
              <text:p>Услуги по организации проживания</text:p>
            </table:table-cell>
            <table:table-cell table:style-name="ce76" office:value-type="string" calcext:value-type="string">
              <text:p>Услуги по предоставлению продуктов питания и напитков</text:p>
            </table:table-cell>
            <table:table-cell table:style-name="ce76" office:value-type="string" calcext:value-type="string">
              <text:p>Услуги по информации</text:p>
            </table:table-cell>
            <table:table-cell table:style-name="ce76" office:value-type="string" calcext:value-type="string">
              <text:p>Услуги связи</text:p>
            </table:table-cell>
            <table:table-cell table:style-name="ce76" office:value-type="string" calcext:value-type="string">
              <text:p>Услуги финансовые, кроме услуг по страхованию и обеспечению пенсионному</text:p>
            </table:table-cell>
            <table:table-cell table:style-name="ce76" office:value-type="string" calcext:value-type="string">
              <text:p>Услуги по страхованию, перестрахованию и пенсионному обеспечению, кроме услуг по обязательному социальному обеспечению </text:p>
            </table:table-cell>
            <table:table-cell table:style-name="ce76" office:value-type="string" calcext:value-type="string">
              <text:p>Услуги вспомогательные по отношению к финансовому посредничеству и страхованию </text:p>
            </table:table-cell>
            <table:table-cell table:style-name="ce76" office:value-type="string" calcext:value-type="string">
              <text:p>Услуги, связанные с имуществом недвижимым</text:p>
            </table:table-cell>
            <table:table-cell table:style-name="ce76" office:value-type="string" calcext:value-type="string">
              <text:p>Услуги профессиональные, научные и технические</text:p>
            </table:table-cell>
            <table:table-cell table:style-name="ce76" office:value-type="string" calcext:value-type="string">
              <text:p>Услуги в области административного и вспомогательного обслуживания</text:p>
            </table:table-cell>
            <table:table-cell table:style-name="ce76" office:value-type="string" calcext:value-type="string">
              <text:p>Услуги в области государственного управления и обороны; услуги по обязательному социальному обеспечению</text:p>
            </table:table-cell>
            <table:table-cell table:style-name="ce76" office:value-type="string" calcext:value-type="string">
              <text:p>Услуги в области образования</text:p>
            </table:table-cell>
            <table:table-cell table:style-name="ce76" office:value-type="string" calcext:value-type="string">
              <text:p>Услуги в области здравоохранения</text:p>
            </table:table-cell>
            <table:table-cell table:style-name="ce76" office:value-type="string" calcext:value-type="string">
              <text:p>Услуги социальные</text:p>
            </table:table-cell>
            <table:table-cell table:style-name="ce76" office:value-type="string" calcext:value-type="string">
              <text:p>Услуги в области искусства, развлечений и отдыха</text:p>
            </table:table-cell>
            <table:table-cell table:style-name="ce76" office:value-type="string" calcext:value-type="string">
              <text:p>Услуги прочие</text:p>
            </table:table-cell>
            <table:table-cell table:style-name="ce76" office:value-type="string" calcext:value-type="string">
              <text:p>Услуги домашних хозяйств, нанимающих домашнюю прислугу и услуги по производству товаров и услуг для собственного потребления</text:p>
            </table:table-cell>
            <table:table-cell table:style-name="ce76" office:value-type="string" calcext:value-type="string">
              <text:p>Использование продукции в отраслях экономики </text:p>
            </table:table-cell>
            <table:table-cell table:style-name="ce76" office:value-type="string" calcext:value-type="string">
              <text:p>Расходы на конечное потребление домашних хозяйств</text:p>
            </table:table-cell>
            <table:table-cell table:style-name="ce76" office:value-type="string" calcext:value-type="string">
              <text:p>Расходы на конечное потребление органов государственного управления, всего</text:p>
            </table:table-cell>
            <table:table-cell table:style-name="ce76" office:value-type="string" calcext:value-type="string">
              <text:p>Расходы на конечное потребление НКООДХ</text:p>
            </table:table-cell>
            <table:table-cell table:style-name="ce80" office:value-type="string" calcext:value-type="string">
              <text:p>Конечное потребление, всего</text:p>
            </table:table-cell>
            <table:table-cell table:style-name="ce76" office:value-type="string" calcext:value-type="string">
              <text:p>Валовое накопление основного капитала </text:p>
            </table:table-cell>
            <table:table-cell table:style-name="ce73" office:value-type="string" calcext:value-type="string">
              <text:p>Изменение запасов материальных оборотных средств</text:p>
            </table:table-cell>
            <table:table-cell table:style-name="ce73" office:value-type="string" calcext:value-type="string">
              <text:p>Приобретение минус выбытие ценностей</text:p>
            </table:table-cell>
            <table:table-cell table:style-name="ce73" office:value-type="string" calcext:value-type="string">
              <text:p>Валовое накопление, всего</text:p>
            </table:table-cell>
            <table:table-cell table:style-name="ce73" office:value-type="string" calcext:value-type="string">
              <text:p>Экспорт товаров и услуг</text:p>
            </table:table-cell>
            <table:table-cell table:style-name="ce73" office:value-type="string" calcext:value-type="string">
              <text:p>Конечный спрос</text:p>
            </table:table-cell>
            <table:table-cell table:style-name="ce73" office:value-type="string" calcext:value-type="string">
              <text:p>Общий спрос на товары и услуги</text:p>
            </table:table-cell>
            <table:table-cell table:number-columns-repeated="941"/>
          </table:table-row>
          <table:table-row table:style-name="ro2">
            <table:table-cell table:style-name="ce56"/>
            <table:table-cell table:style-name="ce62" office:value-type="string" calcext:value-type="string">
              <text:p>Код</text:p>
            </table:table-cell>
            <table:table-cell table:style-name="ce68"/>
            <table:table-cell table:style-name="ce72" office:value-type="string" calcext:value-type="string">
              <text:p>01</text:p>
            </table:table-cell>
            <table:table-cell table:style-name="ce76" office:value-type="string" calcext:value-type="string">
              <text:p>02</text:p>
            </table:table-cell>
            <table:table-cell table:style-name="ce76" office:value-type="string" calcext:value-type="string">
              <text:p>03</text:p>
            </table:table-cell>
            <table:table-cell table:style-name="ce76" office:value-type="string" calcext:value-type="string">
              <text:p>05</text:p>
            </table:table-cell>
            <table:table-cell table:style-name="ce76" office:value-type="string" calcext:value-type="string">
              <text:p>061</text:p>
            </table:table-cell>
            <table:table-cell table:style-name="ce76" office:value-type="string" calcext:value-type="string">
              <text:p>062</text:p>
            </table:table-cell>
            <table:table-cell table:style-name="ce76" office:value-type="string" calcext:value-type="string">
              <text:p>071</text:p>
            </table:table-cell>
            <table:table-cell table:style-name="ce76" office:value-type="string" calcext:value-type="string">
              <text:p>072</text:p>
            </table:table-cell>
            <table:table-cell table:style-name="ce76" office:value-type="string" calcext:value-type="string">
              <text:p>08</text:p>
            </table:table-cell>
            <table:table-cell table:style-name="ce76" office:value-type="string" calcext:value-type="string">
              <text:p>09</text:p>
            </table:table-cell>
            <table:table-cell table:style-name="ce76" office:value-type="string" calcext:value-type="string">
              <text:p>10-11</text:p>
            </table:table-cell>
            <table:table-cell table:style-name="ce76" office:value-type="string" calcext:value-type="string">
              <text:p>12</text:p>
            </table:table-cell>
            <table:table-cell table:style-name="ce76" office:value-type="string" calcext:value-type="string">
              <text:p>13</text:p>
            </table:table-cell>
            <table:table-cell table:style-name="ce76" office:value-type="string" calcext:value-type="string">
              <text:p>14</text:p>
            </table:table-cell>
            <table:table-cell table:style-name="ce76" office:value-type="string" calcext:value-type="string">
              <text:p>15</text:p>
            </table:table-cell>
            <table:table-cell table:style-name="ce76" office:value-type="string" calcext:value-type="string">
              <text:p>16</text:p>
            </table:table-cell>
            <table:table-cell table:style-name="ce76" office:value-type="string" calcext:value-type="string">
              <text:p>17</text:p>
            </table:table-cell>
            <table:table-cell table:style-name="ce76" office:value-type="string" calcext:value-type="string">
              <text:p>18</text:p>
            </table:table-cell>
            <table:table-cell table:style-name="ce76" office:value-type="string" calcext:value-type="string">
              <text:p>191</text:p>
            </table:table-cell>
            <table:table-cell table:style-name="ce76" office:value-type="string" calcext:value-type="string">
              <text:p>192</text:p>
            </table:table-cell>
            <table:table-cell table:style-name="ce76" office:value-type="string" calcext:value-type="string">
              <text:p>20</text:p>
            </table:table-cell>
            <table:table-cell table:style-name="ce76" office:value-type="string" calcext:value-type="string">
              <text:p>21</text:p>
            </table:table-cell>
            <table:table-cell table:style-name="ce76" office:value-type="string" calcext:value-type="string">
              <text:p>22</text:p>
            </table:table-cell>
            <table:table-cell table:style-name="ce76" office:value-type="string" calcext:value-type="string">
              <text:p>23</text:p>
            </table:table-cell>
            <table:table-cell table:style-name="ce76" office:value-type="float" office:value="241" calcext:value-type="float">
              <text:p><text:s text:c="3"/>241</text:p>
            </table:table-cell>
            <table:table-cell table:style-name="ce76" office:value-type="float" office:value="242" calcext:value-type="float">
              <text:p><text:s text:c="3"/>242</text:p>
            </table:table-cell>
            <table:table-cell table:style-name="ce76" office:value-type="float" office:value="243" calcext:value-type="float">
              <text:p><text:s text:c="3"/>243</text:p>
            </table:table-cell>
            <table:table-cell table:style-name="ce76" office:value-type="float" office:value="244" calcext:value-type="float">
              <text:p><text:s text:c="3"/>244</text:p>
            </table:table-cell>
            <table:table-cell table:style-name="ce76" office:value-type="float" office:value="245" calcext:value-type="float">
              <text:p><text:s text:c="3"/>245</text:p>
            </table:table-cell>
            <table:table-cell table:style-name="ce76" office:value-type="string" calcext:value-type="string">
              <text:p>25</text:p>
            </table:table-cell>
            <table:table-cell table:style-name="ce76" office:value-type="string" calcext:value-type="string">
              <text:p>26</text:p>
            </table:table-cell>
            <table:table-cell table:style-name="ce76" office:value-type="string" calcext:value-type="string">
              <text:p>27</text:p>
            </table:table-cell>
            <table:table-cell table:style-name="ce76" office:value-type="string" calcext:value-type="string">
              <text:p>28</text:p>
            </table:table-cell>
            <table:table-cell table:style-name="ce76" office:value-type="string" calcext:value-type="string">
              <text:p>29</text:p>
            </table:table-cell>
            <table:table-cell table:style-name="ce76" office:value-type="string" calcext:value-type="string">
              <text:p>30</text:p>
            </table:table-cell>
            <table:table-cell table:style-name="ce76" office:value-type="string" calcext:value-type="string">
              <text:p>31</text:p>
            </table:table-cell>
            <table:table-cell table:style-name="ce76" office:value-type="string" calcext:value-type="string">
              <text:p>32</text:p>
            </table:table-cell>
            <table:table-cell table:style-name="ce76" office:value-type="string" calcext:value-type="string">
              <text:p>33</text:p>
            </table:table-cell>
            <table:table-cell table:style-name="ce76" office:value-type="float" office:value="351" calcext:value-type="float">
              <text:p><text:s text:c="3"/>351</text:p>
            </table:table-cell>
            <table:table-cell table:style-name="ce76" office:value-type="float" office:value="352" calcext:value-type="float">
              <text:p><text:s text:c="3"/>352</text:p>
            </table:table-cell>
            <table:table-cell table:style-name="ce76" office:value-type="float" office:value="353" calcext:value-type="float">
              <text:p><text:s text:c="3"/>353</text:p>
            </table:table-cell>
            <table:table-cell table:style-name="ce76" office:value-type="string" calcext:value-type="string">
              <text:p>36-39</text:p>
            </table:table-cell>
            <table:table-cell table:style-name="ce76" office:value-type="string" calcext:value-type="string">
              <text:p>41-43</text:p>
            </table:table-cell>
            <table:table-cell table:style-name="ce76" office:value-type="string" calcext:value-type="string">
              <text:p>45</text:p>
            </table:table-cell>
            <table:table-cell table:style-name="ce76" office:value-type="string" calcext:value-type="string">
              <text:p>46</text:p>
            </table:table-cell>
            <table:table-cell table:style-name="ce76" office:value-type="string" calcext:value-type="string">
              <text:p>47</text:p>
            </table:table-cell>
            <table:table-cell table:style-name="ce76" office:value-type="string" calcext:value-type="string">
              <text:p>49</text:p>
            </table:table-cell>
            <table:table-cell table:style-name="ce76" office:value-type="string" calcext:value-type="string">
              <text:p>50</text:p>
            </table:table-cell>
            <table:table-cell table:style-name="ce76" office:value-type="string" calcext:value-type="string">
              <text:p>51</text:p>
            </table:table-cell>
            <table:table-cell table:style-name="ce76" office:value-type="string" calcext:value-type="string">
              <text:p>52</text:p>
            </table:table-cell>
            <table:table-cell table:style-name="ce76" office:value-type="string" calcext:value-type="string">
              <text:p>53</text:p>
            </table:table-cell>
            <table:table-cell table:style-name="ce76" office:value-type="string" calcext:value-type="string">
              <text:p>55</text:p>
            </table:table-cell>
            <table:table-cell table:style-name="ce76" office:value-type="string" calcext:value-type="string">
              <text:p>56</text:p>
            </table:table-cell>
            <table:table-cell table:style-name="ce76" office:value-type="string" calcext:value-type="string">
              <text:p>58-63, кроме 61 </text:p>
            </table:table-cell>
            <table:table-cell table:style-name="ce76" office:value-type="string" calcext:value-type="string">
              <text:p>61</text:p>
            </table:table-cell>
            <table:table-cell table:style-name="ce76" office:value-type="string" calcext:value-type="string">
              <text:p>64</text:p>
            </table:table-cell>
            <table:table-cell table:style-name="ce76" office:value-type="string" calcext:value-type="string">
              <text:p>65</text:p>
            </table:table-cell>
            <table:table-cell table:style-name="ce76" office:value-type="string" calcext:value-type="string">
              <text:p>66</text:p>
            </table:table-cell>
            <table:table-cell table:style-name="ce76" office:value-type="string" calcext:value-type="string">
              <text:p>68</text:p>
            </table:table-cell>
            <table:table-cell table:style-name="ce76" office:value-type="string" calcext:value-type="string">
              <text:p>69-75</text:p>
            </table:table-cell>
            <table:table-cell table:style-name="ce76" office:value-type="string" calcext:value-type="string">
              <text:p>77-82</text:p>
            </table:table-cell>
            <table:table-cell table:style-name="ce76" office:value-type="string" calcext:value-type="string">
              <text:p>84</text:p>
            </table:table-cell>
            <table:table-cell table:style-name="ce76" office:value-type="string" calcext:value-type="string">
              <text:p>85</text:p>
            </table:table-cell>
            <table:table-cell table:style-name="ce76" office:value-type="string" calcext:value-type="string">
              <text:p>86</text:p>
            </table:table-cell>
            <table:table-cell table:style-name="ce76" office:value-type="string" calcext:value-type="string">
              <text:p>87-88</text:p>
            </table:table-cell>
            <table:table-cell table:style-name="ce76" office:value-type="string" calcext:value-type="string">
              <text:p>90-93</text:p>
            </table:table-cell>
            <table:table-cell table:style-name="ce76" office:value-type="string" calcext:value-type="string">
              <text:p>94-96</text:p>
            </table:table-cell>
            <table:table-cell table:style-name="ce76" office:value-type="string" calcext:value-type="string">
              <text:p>97-98</text:p>
            </table:table-cell>
            <table:table-cell table:style-name="ce76" table:number-columns-repeated="4"/>
            <table:table-cell table:style-name="ce80"/>
            <table:table-cell table:style-name="ce76"/>
            <table:table-cell table:style-name="ce73" table:number-columns-repeated="6"/>
            <table:table-cell table:style-name="ce79" table:number-columns-repeated="941"/>
          </table:table-row>
          <table:table-row table:style-name="ro3">
            <table:table-cell table:style-name="ce55" office:value-type="string" calcext:value-type="string">
              <text:p>№</text:p>
            </table:table-cell>
            <table:table-cell table:style-name="ce61"/>
            <table:table-cell table:style-name="ce55">
              <draw:custom-shape table:end-cell-address="'6.'.C5" table:end-x="1.1555in" table:end-y="0.0098in" draw:z-index="86" draw:name="Rectangle 1" draw:style-name="gr3" draw:text-style-name="P3" svg:width="0.6453in" svg:height="0.2079in" svg:x="0.5102in" svg:y="0.1146in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table:end-cell-address="'6.'.C5" table:end-x="1.1563in" table:end-y="0.0098in" draw:z-index="87" draw:name="Rectangle 1" draw:style-name="gr2" draw:text-style-name="P2" svg:width="0.648in" svg:height="0.2079in" svg:x="0.5083in" svg:y="0.1146in">
                <text:p text:style-name="P1"><text:span text:style-name="T3">Продукция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table:table-cell>
            <table:table-cell table:style-name="ce73" office:value-type="float" office:value="1" calcext:value-type="float">
              <text:p>1</text:p>
            </table:table-cell>
            <table:table-cell table:style-name="ce73" office:value-type="float" office:value="2" calcext:value-type="float">
              <text:p>2</text:p>
            </table:table-cell>
            <table:table-cell table:style-name="ce73" office:value-type="float" office:value="3" calcext:value-type="float">
              <text:p>3</text:p>
            </table:table-cell>
            <table:table-cell table:style-name="ce73" office:value-type="float" office:value="4" calcext:value-type="float">
              <text:p>4</text:p>
            </table:table-cell>
            <table:table-cell table:style-name="ce73" office:value-type="float" office:value="5" calcext:value-type="float">
              <text:p>5</text:p>
            </table:table-cell>
            <table:table-cell table:style-name="ce73" office:value-type="float" office:value="6" calcext:value-type="float">
              <text:p>6</text:p>
            </table:table-cell>
            <table:table-cell table:style-name="ce73" office:value-type="float" office:value="7" calcext:value-type="float">
              <text:p>7</text:p>
            </table:table-cell>
            <table:table-cell table:style-name="ce73" office:value-type="float" office:value="8" calcext:value-type="float">
              <text:p>8</text:p>
            </table:table-cell>
            <table:table-cell table:style-name="ce73" office:value-type="float" office:value="9" calcext:value-type="float">
              <text:p>9</text:p>
            </table:table-cell>
            <table:table-cell table:style-name="ce73" office:value-type="float" office:value="10" calcext:value-type="float">
              <text:p>10</text:p>
            </table:table-cell>
            <table:table-cell table:style-name="ce73" office:value-type="float" office:value="11" calcext:value-type="float">
              <text:p>11</text:p>
            </table:table-cell>
            <table:table-cell table:style-name="ce73" office:value-type="float" office:value="12" calcext:value-type="float">
              <text:p>12</text:p>
            </table:table-cell>
            <table:table-cell table:style-name="ce73" office:value-type="float" office:value="13" calcext:value-type="float">
              <text:p>13</text:p>
            </table:table-cell>
            <table:table-cell table:style-name="ce73" office:value-type="float" office:value="14" calcext:value-type="float">
              <text:p>14</text:p>
            </table:table-cell>
            <table:table-cell table:style-name="ce73" office:value-type="float" office:value="15" calcext:value-type="float">
              <text:p>15</text:p>
            </table:table-cell>
            <table:table-cell table:style-name="ce73" office:value-type="float" office:value="16" calcext:value-type="float">
              <text:p>16</text:p>
            </table:table-cell>
            <table:table-cell table:style-name="ce73" office:value-type="float" office:value="17" calcext:value-type="float">
              <text:p>17</text:p>
            </table:table-cell>
            <table:table-cell table:style-name="ce73" office:value-type="float" office:value="18" calcext:value-type="float">
              <text:p>18</text:p>
            </table:table-cell>
            <table:table-cell table:style-name="ce73" office:value-type="float" office:value="19" calcext:value-type="float">
              <text:p>19</text:p>
            </table:table-cell>
            <table:table-cell table:style-name="ce73" office:value-type="float" office:value="20" calcext:value-type="float">
              <text:p>20</text:p>
            </table:table-cell>
            <table:table-cell table:style-name="ce73" office:value-type="float" office:value="21" calcext:value-type="float">
              <text:p>21</text:p>
            </table:table-cell>
            <table:table-cell table:style-name="ce73" office:value-type="float" office:value="22" calcext:value-type="float">
              <text:p>22</text:p>
            </table:table-cell>
            <table:table-cell table:style-name="ce73" office:value-type="float" office:value="23" calcext:value-type="float">
              <text:p>23</text:p>
            </table:table-cell>
            <table:table-cell table:style-name="ce73" office:value-type="float" office:value="24" calcext:value-type="float">
              <text:p>24</text:p>
            </table:table-cell>
            <table:table-cell table:style-name="ce73" office:value-type="float" office:value="25" calcext:value-type="float">
              <text:p>25</text:p>
            </table:table-cell>
            <table:table-cell table:style-name="ce73" office:value-type="float" office:value="26" calcext:value-type="float">
              <text:p>26</text:p>
            </table:table-cell>
            <table:table-cell table:style-name="ce73" office:value-type="float" office:value="27" calcext:value-type="float">
              <text:p>27</text:p>
            </table:table-cell>
            <table:table-cell table:style-name="ce73" office:value-type="float" office:value="28" calcext:value-type="float">
              <text:p>28</text:p>
            </table:table-cell>
            <table:table-cell table:style-name="ce73" office:value-type="float" office:value="29" calcext:value-type="float">
              <text:p>29</text:p>
            </table:table-cell>
            <table:table-cell table:style-name="ce73" office:value-type="float" office:value="30" calcext:value-type="float">
              <text:p>30</text:p>
            </table:table-cell>
            <table:table-cell table:style-name="ce73" office:value-type="float" office:value="31" calcext:value-type="float">
              <text:p>31</text:p>
            </table:table-cell>
            <table:table-cell table:style-name="ce73" office:value-type="float" office:value="32" calcext:value-type="float">
              <text:p>32</text:p>
            </table:table-cell>
            <table:table-cell table:style-name="ce73" office:value-type="float" office:value="33" calcext:value-type="float">
              <text:p>33</text:p>
            </table:table-cell>
            <table:table-cell table:style-name="ce73" office:value-type="float" office:value="34" calcext:value-type="float">
              <text:p>34</text:p>
            </table:table-cell>
            <table:table-cell table:style-name="ce73" office:value-type="float" office:value="35" calcext:value-type="float">
              <text:p>35</text:p>
            </table:table-cell>
            <table:table-cell table:style-name="ce73" office:value-type="float" office:value="36" calcext:value-type="float">
              <text:p>36</text:p>
            </table:table-cell>
            <table:table-cell table:style-name="ce73" office:value-type="float" office:value="37" calcext:value-type="float">
              <text:p>37</text:p>
            </table:table-cell>
            <table:table-cell table:style-name="ce73" office:value-type="float" office:value="38" calcext:value-type="float">
              <text:p>38</text:p>
            </table:table-cell>
            <table:table-cell table:style-name="ce73" office:value-type="float" office:value="39" calcext:value-type="float">
              <text:p>39</text:p>
            </table:table-cell>
            <table:table-cell table:style-name="ce73" office:value-type="float" office:value="40" calcext:value-type="float">
              <text:p>40</text:p>
            </table:table-cell>
            <table:table-cell table:style-name="ce73" office:value-type="float" office:value="41" calcext:value-type="float">
              <text:p>41</text:p>
            </table:table-cell>
            <table:table-cell table:style-name="ce73" office:value-type="float" office:value="42" calcext:value-type="float">
              <text:p>42</text:p>
            </table:table-cell>
            <table:table-cell table:style-name="ce73" office:value-type="float" office:value="43" calcext:value-type="float">
              <text:p>43</text:p>
            </table:table-cell>
            <table:table-cell table:style-name="ce73" office:value-type="float" office:value="44" calcext:value-type="float">
              <text:p>44</text:p>
            </table:table-cell>
            <table:table-cell table:style-name="ce73" office:value-type="float" office:value="45" calcext:value-type="float">
              <text:p>45</text:p>
            </table:table-cell>
            <table:table-cell table:style-name="ce73" office:value-type="float" office:value="46" calcext:value-type="float">
              <text:p>46</text:p>
            </table:table-cell>
            <table:table-cell table:style-name="ce73" office:value-type="float" office:value="47" calcext:value-type="float">
              <text:p>47</text:p>
            </table:table-cell>
            <table:table-cell table:style-name="ce73" office:value-type="float" office:value="48" calcext:value-type="float">
              <text:p>48</text:p>
            </table:table-cell>
            <table:table-cell table:style-name="ce73" office:value-type="float" office:value="49" calcext:value-type="float">
              <text:p>49</text:p>
            </table:table-cell>
            <table:table-cell table:style-name="ce73" office:value-type="float" office:value="50" calcext:value-type="float">
              <text:p>50</text:p>
            </table:table-cell>
            <table:table-cell table:style-name="ce73" office:value-type="float" office:value="51" calcext:value-type="float">
              <text:p>51</text:p>
            </table:table-cell>
            <table:table-cell table:style-name="ce73" office:value-type="float" office:value="52" calcext:value-type="float">
              <text:p>52</text:p>
            </table:table-cell>
            <table:table-cell table:style-name="ce73" office:value-type="float" office:value="53" calcext:value-type="float">
              <text:p>53</text:p>
            </table:table-cell>
            <table:table-cell table:style-name="ce73" office:value-type="float" office:value="54" calcext:value-type="float">
              <text:p>54</text:p>
            </table:table-cell>
            <table:table-cell table:style-name="ce73" office:value-type="float" office:value="55" calcext:value-type="float">
              <text:p>55</text:p>
            </table:table-cell>
            <table:table-cell table:style-name="ce73" office:value-type="float" office:value="56" calcext:value-type="float">
              <text:p>56</text:p>
            </table:table-cell>
            <table:table-cell table:style-name="ce73" office:value-type="float" office:value="57" calcext:value-type="float">
              <text:p>57</text:p>
            </table:table-cell>
            <table:table-cell table:style-name="ce73" office:value-type="float" office:value="58" calcext:value-type="float">
              <text:p>58</text:p>
            </table:table-cell>
            <table:table-cell table:style-name="ce73" office:value-type="float" office:value="59" calcext:value-type="float">
              <text:p>59</text:p>
            </table:table-cell>
            <table:table-cell table:style-name="ce73" office:value-type="float" office:value="60" calcext:value-type="float">
              <text:p>60</text:p>
            </table:table-cell>
            <table:table-cell table:style-name="ce73" office:value-type="float" office:value="61" calcext:value-type="float">
              <text:p>61</text:p>
            </table:table-cell>
            <table:table-cell table:style-name="ce73" office:value-type="float" office:value="62" calcext:value-type="float">
              <text:p>62</text:p>
            </table:table-cell>
            <table:table-cell table:style-name="ce73" office:value-type="float" office:value="63" calcext:value-type="float">
              <text:p>63</text:p>
            </table:table-cell>
            <table:table-cell table:style-name="ce73" office:value-type="float" office:value="64" calcext:value-type="float">
              <text:p>64</text:p>
            </table:table-cell>
            <table:table-cell table:style-name="ce73" office:value-type="float" office:value="65" calcext:value-type="float">
              <text:p>65</text:p>
            </table:table-cell>
            <table:table-cell table:style-name="ce73" office:value-type="float" office:value="66" calcext:value-type="float">
              <text:p>66</text:p>
            </table:table-cell>
            <table:table-cell table:style-name="ce73" office:value-type="float" office:value="67" calcext:value-type="float">
              <text:p>67</text:p>
            </table:table-cell>
            <table:table-cell table:style-name="ce73" office:value-type="float" office:value="68" calcext:value-type="float">
              <text:p>68</text:p>
            </table:table-cell>
            <table:table-cell table:style-name="ce73" office:value-type="float" office:value="69" calcext:value-type="float">
              <text:p>69</text:p>
            </table:table-cell>
            <table:table-cell table:style-name="ce73" office:value-type="float" office:value="70" calcext:value-type="float">
              <text:p>70</text:p>
            </table:table-cell>
            <table:table-cell table:style-name="ce73" office:value-type="float" office:value="71" calcext:value-type="float">
              <text:p>71</text:p>
            </table:table-cell>
            <table:table-cell table:style-name="ce73" office:value-type="float" office:value="72" calcext:value-type="float">
              <text:p>72</text:p>
            </table:table-cell>
            <table:table-cell table:style-name="ce73" office:value-type="float" office:value="73" calcext:value-type="float">
              <text:p>73</text:p>
            </table:table-cell>
            <table:table-cell table:style-name="ce73" office:value-type="float" office:value="74" calcext:value-type="float">
              <text:p>74</text:p>
            </table:table-cell>
            <table:table-cell table:style-name="ce73" office:value-type="float" office:value="75" calcext:value-type="float">
              <text:p>75</text:p>
            </table:table-cell>
            <table:table-cell table:style-name="ce73" office:value-type="float" office:value="76" calcext:value-type="float">
              <text:p>76</text:p>
            </table:table-cell>
            <table:table-cell table:style-name="ce73" office:value-type="float" office:value="77" calcext:value-type="float">
              <text:p>77</text:p>
            </table:table-cell>
            <table:table-cell table:style-name="ce73" office:value-type="float" office:value="78" calcext:value-type="float">
              <text:p>78</text:p>
            </table:table-cell>
            <table:table-cell table:style-name="ce73" office:value-type="float" office:value="79" calcext:value-type="float">
              <text:p>79</text:p>
            </table:table-cell>
            <table:table-cell table:style-name="ce73" office:value-type="float" office:value="80" calcext:value-type="float">
              <text:p>80</text:p>
            </table:table-cell>
            <table:table-cell table:number-columns-repeated="941"/>
          </table:table-row>
        </table:table-header-rows>
        <table:table-row table:style-name="ro3">
          <table:table-cell table:style-name="ce57" office:value-type="float" office:value="1" calcext:value-type="float">
            <text:p>1</text:p>
          </table:table-cell>
          <table:table-cell table:style-name="ce63" office:value-type="string" calcext:value-type="string">
            <text:p>01</text:p>
          </table:table-cell>
          <table:table-cell table:style-name="ce69" office:value-type="string" calcext:value-type="string">
            <text:p>Продукция сельского хозяйства, охоты и сопутствующие услуги</text:p>
          </table:table-cell>
          <table:table-cell table:style-name="ce74" office:value-type="float" office:value="1027659718" calcext:value-type="float">
            <text:p>1,027,659,718</text:p>
          </table:table-cell>
          <table:table-cell table:style-name="ce74" office:value-type="float" office:value="261257" calcext:value-type="float">
            <text:p>261,257</text:p>
          </table:table-cell>
          <table:table-cell table:number-columns-repeated="8" table:style-name="ce74" office:value-type="float" office:value="0" calcext:value-type="float">
            <text:p/>
          </table:table-cell>
          <table:table-cell table:style-name="ce74" office:value-type="float" office:value="1384006909" calcext:value-type="float">
            <text:p>1,384,006,909</text:p>
          </table:table-cell>
          <table:table-cell table:style-name="ce74" office:value-type="float" office:value="30888032" calcext:value-type="float">
            <text:p>30,888,032</text:p>
          </table:table-cell>
          <table:table-cell table:style-name="ce74" office:value-type="float" office:value="5010248" calcext:value-type="float">
            <text:p>5,010,248</text:p>
          </table:table-cell>
          <table:table-cell table:number-columns-repeated="7" table:style-name="ce74" office:value-type="float" office:value="0" calcext:value-type="float">
            <text:p/>
          </table:table-cell>
          <table:table-cell table:style-name="ce74" office:value-type="float" office:value="2534786" calcext:value-type="float">
            <text:p>2,534,786</text:p>
          </table:table-cell>
          <table:table-cell table:style-name="ce74" office:value-type="float" office:value="565928" calcext:value-type="float">
            <text:p>565,928</text:p>
          </table:table-cell>
          <table:table-cell table:style-name="ce74" office:value-type="float" office:value="719283" calcext:value-type="float">
            <text:p>719,283</text:p>
          </table:table-cell>
          <table:table-cell table:number-columns-repeated="15" table:style-name="ce74" office:value-type="float" office:value="0" calcext:value-type="float">
            <text:p/>
          </table:table-cell>
          <table:table-cell table:style-name="ce74" office:value-type="float" office:value="295" calcext:value-type="float">
            <text:p>295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9742" calcext:value-type="float">
            <text:p>9,742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6318644" calcext:value-type="float">
            <text:p>6,318,644</text:p>
          </table:table-cell>
          <table:table-cell table:number-columns-repeated="6" table:style-name="ce74" office:value-type="float" office:value="0" calcext:value-type="float">
            <text:p/>
          </table:table-cell>
          <table:table-cell table:style-name="ce74" office:value-type="float" office:value="6169429" calcext:value-type="float">
            <text:p>6,169,429</text:p>
          </table:table-cell>
          <table:table-cell table:style-name="ce74" office:value-type="float" office:value="225226170" calcext:value-type="float">
            <text:p>225,226,170</text:p>
          </table:table-cell>
          <table:table-cell table:number-columns-repeated="6" table:style-name="ce74" office:value-type="float" office:value="0" calcext:value-type="float">
            <text:p/>
          </table:table-cell>
          <table:table-cell table:style-name="ce74" office:value-type="float" office:value="5240499" calcext:value-type="float">
            <text:p>5,240,499</text:p>
          </table:table-cell>
          <table:table-cell table:style-name="ce74" office:value-type="float" office:value="21203591" calcext:value-type="float">
            <text:p>21,203,591</text:p>
          </table:table-cell>
          <table:table-cell table:style-name="ce74" office:value-type="float" office:value="12160509" calcext:value-type="float">
            <text:p>12,160,509</text:p>
          </table:table-cell>
          <table:table-cell table:style-name="ce74" office:value-type="float" office:value="53089588" calcext:value-type="float">
            <text:p>53,089,588</text:p>
          </table:table-cell>
          <table:table-cell table:style-name="ce74" office:value-type="float" office:value="42232085" calcext:value-type="float">
            <text:p>42,232,085</text:p>
          </table:table-cell>
          <table:table-cell table:style-name="ce74" office:value-type="float" office:value="771046" calcext:value-type="float">
            <text:p>771,046</text:p>
          </table:table-cell>
          <table:table-cell table:style-name="ce74" office:value-type="float" office:value="3405498" calcext:value-type="float">
            <text:p>3,405,498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2827473257" calcext:value-type="float">
            <text:p>2,827,473,257</text:p>
          </table:table-cell>
          <table:table-cell table:style-name="ce74" office:value-type="float" office:value="4335041126" calcext:value-type="float">
            <text:p>4,335,041,126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4335041126" calcext:value-type="float">
            <text:p>4,335,041,126</text:p>
          </table:table-cell>
          <table:table-cell table:style-name="ce74" office:value-type="float" office:value="220480749" calcext:value-type="float">
            <text:p>220,480,749</text:p>
          </table:table-cell>
          <table:table-cell table:style-name="ce74" office:value-type="float" office:value="427008327" calcext:value-type="float">
            <text:p>427,008,32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647489076" calcext:value-type="float">
            <text:p>647,489,076</text:p>
          </table:table-cell>
          <table:table-cell table:style-name="ce74" office:value-type="float" office:value="1148799399" calcext:value-type="float">
            <text:p>1,148,799,399</text:p>
          </table:table-cell>
          <table:table-cell table:style-name="ce74" office:value-type="float" office:value="6131329601" calcext:value-type="float">
            <text:p>6,131,329,601</text:p>
          </table:table-cell>
          <table:table-cell table:style-name="ce74" office:value-type="float" office:value="8958802858" calcext:value-type="float">
            <text:p>8,958,802,858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4">
          <table:table-cell table:style-name="ce57" office:value-type="float" office:value="2" calcext:value-type="float">
            <text:p>2</text:p>
          </table:table-cell>
          <table:table-cell table:style-name="ce63" office:value-type="string" calcext:value-type="string">
            <text:p>02</text:p>
          </table:table-cell>
          <table:table-cell table:style-name="ce69" office:value-type="string" calcext:value-type="string">
            <text:p>Продукция лесного хозяйства, лесозаготовок и услуг в этих областях</text:p>
            <draw:custom-shape table:end-cell-address="'6.'.C5" table:end-x="2.5516in" table:end-y="0.0004in" draw:z-index="0" draw:name="Rectangle 3" draw:style-name="gr1" draw:text-style-name="P2" svg:width="1.2496in" svg:height="0.0004in" svg:x="1.302in" svg:y="0in">
              <text:p text:style-name="P1"><text:span text:style-name="T1">Продукция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6.'.C5" table:end-x="2.5516in" table:end-y="0.0004in" draw:z-index="1" draw:name="Rectangle 3" draw:style-name="gr1" draw:text-style-name="P2" svg:width="1.2496in" svg:height="0.0004in" svg:x="1.302in" svg:y="0in">
              <text:p text:style-name="P1"><text:span text:style-name="T1">Продукция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4" office:value-type="float" office:value="21415" calcext:value-type="float">
            <text:p>21,415</text:p>
          </table:table-cell>
          <table:table-cell table:style-name="ce74" office:value-type="float" office:value="9192240" calcext:value-type="float">
            <text:p>9,192,240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5074" calcext:value-type="float">
            <text:p>5,074</text:p>
          </table:table-cell>
          <table:table-cell table:style-name="ce74" office:value-type="float" office:value="231" calcext:value-type="float">
            <text:p>231</text:p>
          </table:table-cell>
          <table:table-cell table:number-columns-repeated="9" table:style-name="ce74" office:value-type="float" office:value="0" calcext:value-type="float">
            <text:p/>
          </table:table-cell>
          <table:table-cell table:style-name="ce74" office:value-type="float" office:value="13439108" calcext:value-type="float">
            <text:p>13,439,108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43570" calcext:value-type="float">
            <text:p>43,570</text:p>
          </table:table-cell>
          <table:table-cell table:number-columns-repeated="21" table:style-name="ce74" office:value-type="float" office:value="0" calcext:value-type="float">
            <text:p/>
          </table:table-cell>
          <table:table-cell table:style-name="ce74" office:value-type="float" office:value="33115" calcext:value-type="float">
            <text:p>33,115</text:p>
          </table:table-cell>
          <table:table-cell table:number-columns-repeated="16" table:style-name="ce74" office:value-type="float" office:value="0" calcext:value-type="float">
            <text:p/>
          </table:table-cell>
          <table:table-cell table:style-name="ce74" office:value-type="float" office:value="1513" calcext:value-type="float">
            <text:p>1,513</text:p>
          </table:table-cell>
          <table:table-cell table:style-name="ce74" office:value-type="float" office:value="727615" calcext:value-type="float">
            <text:p>727,615</text:p>
          </table:table-cell>
          <table:table-cell table:style-name="ce74" office:value-type="float" office:value="3236513" calcext:value-type="float">
            <text:p>3,236,513</text:p>
          </table:table-cell>
          <table:table-cell table:style-name="ce74" office:value-type="float" office:value="43233" calcext:value-type="float">
            <text:p>43,23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8" calcext:value-type="float">
            <text:p>28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26743655" calcext:value-type="float">
            <text:p>26,743,655</text:p>
          </table:table-cell>
          <table:table-cell table:style-name="ce74" office:value-type="float" office:value="999655" calcext:value-type="float">
            <text:p>999,655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999655" calcext:value-type="float">
            <text:p>999,65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925973" calcext:value-type="float">
            <text:p>925,97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925973" calcext:value-type="float">
            <text:p>925,973</text:p>
          </table:table-cell>
          <table:table-cell table:style-name="ce74" office:value-type="float" office:value="494899" calcext:value-type="float">
            <text:p>494,899</text:p>
          </table:table-cell>
          <table:table-cell table:style-name="ce74" office:value-type="float" office:value="2420527" calcext:value-type="float">
            <text:p>2,420,527</text:p>
          </table:table-cell>
          <table:table-cell table:style-name="ce74" office:value-type="float" office:value="29164182" calcext:value-type="float">
            <text:p>29,164,182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5">
          <table:table-cell table:style-name="ce57" office:value-type="float" office:value="3" calcext:value-type="float">
            <text:p>3</text:p>
          </table:table-cell>
          <table:table-cell table:style-name="ce63" office:value-type="string" calcext:value-type="string">
            <text:p>03</text:p>
          </table:table-cell>
          <table:table-cell table:style-name="ce69" office:value-type="string" calcext:value-type="string">
            <text:p>Рыба и продукция рыболовства прочая; аквакультура; услуги вспомогательные в области рыболовства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63644" calcext:value-type="float">
            <text:p>163,644</text:p>
          </table:table-cell>
          <table:table-cell table:number-columns-repeated="7" table:style-name="ce74" office:value-type="float" office:value="0" calcext:value-type="float">
            <text:p/>
          </table:table-cell>
          <table:table-cell table:style-name="ce74" office:value-type="float" office:value="7034050" calcext:value-type="float">
            <text:p>7,034,050</text:p>
          </table:table-cell>
          <table:table-cell table:number-columns-repeated="40" table:style-name="ce74" office:value-type="float" office:value="0" calcext:value-type="float">
            <text:p/>
          </table:table-cell>
          <table:table-cell table:style-name="ce74" office:value-type="float" office:value="76572" calcext:value-type="float">
            <text:p>76,572</text:p>
          </table:table-cell>
          <table:table-cell table:style-name="ce74" office:value-type="float" office:value="7348783" calcext:value-type="float">
            <text:p>7,348,783</text:p>
          </table:table-cell>
          <table:table-cell table:number-columns-repeated="8" table:style-name="ce74" office:value-type="float" office:value="0" calcext:value-type="float">
            <text:p/>
          </table:table-cell>
          <table:table-cell table:style-name="ce74" office:value-type="float" office:value="2953434" calcext:value-type="float">
            <text:p>2,953,434</text:p>
          </table:table-cell>
          <table:table-cell table:style-name="ce74" office:value-type="float" office:value="3600772" calcext:value-type="float">
            <text:p>3,600,772</text:p>
          </table:table-cell>
          <table:table-cell table:style-name="ce74" office:value-type="float" office:value="2186147" calcext:value-type="float">
            <text:p>2,186,147</text:p>
          </table:table-cell>
          <table:table-cell table:style-name="ce74" office:value-type="float" office:value="91734" calcext:value-type="float">
            <text:p>91,734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23455136" calcext:value-type="float">
            <text:p>23,455,136</text:p>
          </table:table-cell>
          <table:table-cell table:style-name="ce74" office:value-type="float" office:value="175162675" calcext:value-type="float">
            <text:p>175,162,675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75162675" calcext:value-type="float">
            <text:p>175,162,675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424354" calcext:value-type="float">
            <text:p>424,354</text:p>
          </table:table-cell>
          <table:table-cell table:style-name="ce74" office:value-type="float" office:value="175587029" calcext:value-type="float">
            <text:p>175,587,029</text:p>
          </table:table-cell>
          <table:table-cell table:style-name="ce74" office:value-type="float" office:value="199042165" calcext:value-type="float">
            <text:p>199,042,165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4" calcext:value-type="float">
            <text:p>4</text:p>
          </table:table-cell>
          <table:table-cell table:style-name="ce63" office:value-type="string" calcext:value-type="string">
            <text:p>05</text:p>
          </table:table-cell>
          <table:table-cell table:style-name="ce69" office:value-type="string" calcext:value-type="string">
            <text:p>Уголь каменный и лигнит</text:p>
          </table:table-cell>
          <table:table-cell table:style-name="ce74" office:value-type="float" office:value="1043692" calcext:value-type="float">
            <text:p>1,043,692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21280997" calcext:value-type="float">
            <text:p>21,280,997</text:p>
          </table:table-cell>
          <table:table-cell table:style-name="ce74" office:value-type="float" office:value="5235" calcext:value-type="float">
            <text:p>5,235</text:p>
          </table:table-cell>
          <table:table-cell table:style-name="ce74" office:value-type="float" office:value="240" calcext:value-type="float">
            <text:p>240</text:p>
          </table:table-cell>
          <table:table-cell table:style-name="ce74" office:value-type="float" office:value="2971510" calcext:value-type="float">
            <text:p>2,971,510</text:p>
          </table:table-cell>
          <table:table-cell table:style-name="ce74" office:value-type="float" office:value="3012301" calcext:value-type="float">
            <text:p>3,012,301</text:p>
          </table:table-cell>
          <table:table-cell table:style-name="ce74" office:value-type="float" office:value="3908" calcext:value-type="float">
            <text:p>3,908</text:p>
          </table:table-cell>
          <table:table-cell table:style-name="ce74" office:value-type="float" office:value="14738" calcext:value-type="float">
            <text:p>14,738</text:p>
          </table:table-cell>
          <table:table-cell table:style-name="ce74" office:value-type="float" office:value="82882" calcext:value-type="float">
            <text:p>82,882</text:p>
          </table:table-cell>
          <table:table-cell table:number-columns-repeated="5" table:style-name="ce74" office:value-type="float" office:value="0" calcext:value-type="float">
            <text:p/>
          </table:table-cell>
          <table:table-cell table:style-name="ce74" office:value-type="float" office:value="3061" calcext:value-type="float">
            <text:p>3,061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57322805" calcext:value-type="float">
            <text:p>57,322,80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5007" calcext:value-type="float">
            <text:p>5,007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0243889" calcext:value-type="float">
            <text:p>10,243,889</text:p>
          </table:table-cell>
          <table:table-cell table:style-name="ce74" office:value-type="float" office:value="4745171" calcext:value-type="float">
            <text:p>4,745,171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401100" calcext:value-type="float">
            <text:p>401,10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037" calcext:value-type="float">
            <text:p>1,037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20986" calcext:value-type="float">
            <text:p>20,98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5756" calcext:value-type="float">
            <text:p>5,75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27" calcext:value-type="float">
            <text:p>327</text:p>
          </table:table-cell>
          <table:table-cell table:style-name="ce74" office:value-type="float" office:value="31124" calcext:value-type="float">
            <text:p>31,124</text:p>
          </table:table-cell>
          <table:table-cell table:style-name="ce74" office:value-type="float" office:value="173073419" calcext:value-type="float">
            <text:p>173,073,41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5316989" calcext:value-type="float">
            <text:p>25,316,989</text:p>
          </table:table-cell>
          <table:table-cell table:style-name="ce74" office:value-type="float" office:value="4463992" calcext:value-type="float">
            <text:p>4,463,992</text:p>
          </table:table-cell>
          <table:table-cell table:style-name="ce74" office:value-type="float" office:value="150074" calcext:value-type="float">
            <text:p>150,074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47651" calcext:value-type="float">
            <text:p>47,651</text:p>
          </table:table-cell>
          <table:table-cell table:style-name="ce74" office:value-type="float" office:value="16549" calcext:value-type="float">
            <text:p>16,549</text:p>
          </table:table-cell>
          <table:table-cell table:style-name="ce74" office:value-type="float" office:value="75958416" calcext:value-type="float">
            <text:p>75,958,416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86342" calcext:value-type="float">
            <text:p>86,342</text:p>
          </table:table-cell>
          <table:table-cell table:number-columns-repeated="8" table:style-name="ce74" office:value-type="float" office:value="0" calcext:value-type="float">
            <text:p/>
          </table:table-cell>
          <table:table-cell table:style-name="ce74" office:value-type="float" office:value="13533" calcext:value-type="float">
            <text:p>13,533</text:p>
          </table:table-cell>
          <table:table-cell table:style-name="ce74" office:value-type="float" office:value="132707" calcext:value-type="float">
            <text:p>132,707</text:p>
          </table:table-cell>
          <table:table-cell table:style-name="ce74" office:value-type="float" office:value="144318" calcext:value-type="float">
            <text:p>144,318</text:p>
          </table:table-cell>
          <table:table-cell table:style-name="ce74" office:value-type="float" office:value="14261081" calcext:value-type="float">
            <text:p>14,261,081</text:p>
          </table:table-cell>
          <table:table-cell table:style-name="ce74" office:value-type="float" office:value="41329529" calcext:value-type="float">
            <text:p>41,329,529</text:p>
          </table:table-cell>
          <table:table-cell table:style-name="ce74" office:value-type="float" office:value="40462738" calcext:value-type="float">
            <text:p>40,462,738</text:p>
          </table:table-cell>
          <table:table-cell table:style-name="ce74" office:value-type="float" office:value="214066" calcext:value-type="float">
            <text:p>214,066</text:p>
          </table:table-cell>
          <table:table-cell table:style-name="ce74" office:value-type="float" office:value="360733" calcext:value-type="float">
            <text:p>360,733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477227903" calcext:value-type="float">
            <text:p>477,227,903</text:p>
          </table:table-cell>
          <table:table-cell table:style-name="ce74" office:value-type="float" office:value="128513593" calcext:value-type="float">
            <text:p>128,513,593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28513593" calcext:value-type="float">
            <text:p>128,513,59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3045038" calcext:value-type="float">
            <text:p>23,045,038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3045038" calcext:value-type="float">
            <text:p>23,045,038</text:p>
          </table:table-cell>
          <table:table-cell table:style-name="ce74" office:value-type="float" office:value="289211123" calcext:value-type="float">
            <text:p>289,211,123</text:p>
          </table:table-cell>
          <table:table-cell table:style-name="ce74" office:value-type="float" office:value="440769754" calcext:value-type="float">
            <text:p>440,769,754</text:p>
          </table:table-cell>
          <table:table-cell table:style-name="ce74" office:value-type="float" office:value="917997657" calcext:value-type="float">
            <text:p>917,997,657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5" calcext:value-type="float">
            <text:p>5</text:p>
          </table:table-cell>
          <table:table-cell table:style-name="ce63" office:value-type="string" calcext:value-type="string">
            <text:p>061</text:p>
          </table:table-cell>
          <table:table-cell table:style-name="ce69" office:value-type="string" calcext:value-type="string">
            <text:p>Нефть сырая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66665097" calcext:value-type="float">
            <text:p>66,665,097</text:p>
          </table:table-cell>
          <table:table-cell table:number-columns-repeated="14" table:style-name="ce74" office:value-type="float" office:value="0" calcext:value-type="float">
            <text:p/>
          </table:table-cell>
          <table:table-cell table:style-name="ce74" office:value-type="float" office:value="249202262" calcext:value-type="float">
            <text:p>249,202,262</text:p>
          </table:table-cell>
          <table:table-cell table:style-name="ce74" office:value-type="float" office:value="68756" calcext:value-type="float">
            <text:p>68,75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85039" calcext:value-type="float">
            <text:p>85,039</text:p>
          </table:table-cell>
          <table:table-cell table:number-columns-repeated="45" table:style-name="ce74" office:value-type="float" office:value="0" calcext:value-type="float">
            <text:p/>
          </table:table-cell>
          <table:table-cell table:style-name="ce74" office:value-type="float" office:value="316021154" calcext:value-type="float">
            <text:p>316,021,154</text:p>
          </table:table-cell>
          <table:table-cell table:number-columns-repeated="5" table:style-name="ce74" office:value-type="float" office:value="0" calcext:value-type="float">
            <text:p/>
          </table:table-cell>
          <table:table-cell table:style-name="ce74" office:value-type="float" office:value="-410262192" calcext:value-type="float">
            <text:p>-410,262,19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-410262192" calcext:value-type="float">
            <text:p>-410,262,192</text:p>
          </table:table-cell>
          <table:table-cell table:style-name="ce74" office:value-type="float" office:value="16131511224" calcext:value-type="float">
            <text:p>16,131,511,224</text:p>
          </table:table-cell>
          <table:table-cell table:style-name="ce74" office:value-type="float" office:value="15721249032" calcext:value-type="float">
            <text:p>15,721,249,032</text:p>
          </table:table-cell>
          <table:table-cell table:style-name="ce74" office:value-type="float" office:value="16037270186" calcext:value-type="float">
            <text:p>16,037,270,186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63" office:value-type="string" calcext:value-type="string">
            <text:p>062</text:p>
          </table:table-cell>
          <table:table-cell table:style-name="ce69" office:value-type="string" calcext:value-type="string">
            <text:p>Газ природный в жидком или газообразном состоянии</text:p>
          </table:table-cell>
          <table:table-cell table:style-name="ce74" office:value-type="float" office:value="443299" calcext:value-type="float">
            <text:p>443,299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5804764" calcext:value-type="float">
            <text:p>5,804,764</text:p>
          </table:table-cell>
          <table:table-cell table:style-name="ce74" office:value-type="float" office:value="258636" calcext:value-type="float">
            <text:p>258,636</text:p>
          </table:table-cell>
          <table:table-cell table:style-name="ce74" office:value-type="float" office:value="222857" calcext:value-type="float">
            <text:p>222,857</text:p>
          </table:table-cell>
          <table:table-cell table:style-name="ce74" office:value-type="float" office:value="753" calcext:value-type="float">
            <text:p>753</text:p>
          </table:table-cell>
          <table:table-cell table:style-name="ce74" office:value-type="float" office:value="6601" calcext:value-type="float">
            <text:p>6,601</text:p>
          </table:table-cell>
          <table:table-cell table:style-name="ce74" office:value-type="float" office:value="413588" calcext:value-type="float">
            <text:p>413,588</text:p>
          </table:table-cell>
          <table:table-cell table:style-name="ce74" office:value-type="float" office:value="560241" calcext:value-type="float">
            <text:p>560,241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984" calcext:value-type="float">
            <text:p>984</text:p>
          </table:table-cell>
          <table:table-cell table:style-name="ce74" office:value-type="float" office:value="873" calcext:value-type="float">
            <text:p>873</text:p>
          </table:table-cell>
          <table:table-cell table:style-name="ce74" office:value-type="float" office:value="1059" calcext:value-type="float">
            <text:p>1,05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9883" calcext:value-type="float">
            <text:p>39,883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773851" calcext:value-type="float">
            <text:p>773,851</text:p>
          </table:table-cell>
          <table:table-cell table:style-name="ce74" office:value-type="float" office:value="133526" calcext:value-type="float">
            <text:p>133,526</text:p>
          </table:table-cell>
          <table:table-cell table:style-name="ce74" office:value-type="float" office:value="45927" calcext:value-type="float">
            <text:p>45,927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187834" calcext:value-type="float">
            <text:p>187,834</text:p>
          </table:table-cell>
          <table:table-cell table:style-name="ce74" office:value-type="float" office:value="3248" calcext:value-type="float">
            <text:p>3,248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67" calcext:value-type="float">
            <text:p>67</text:p>
          </table:table-cell>
          <table:table-cell table:style-name="ce74" office:value-type="float" office:value="150" calcext:value-type="float">
            <text:p>15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847" calcext:value-type="float">
            <text:p>1,847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473" calcext:value-type="float">
            <text:p>473</text:p>
          </table:table-cell>
          <table:table-cell table:style-name="ce74" office:value-type="float" office:value="899" calcext:value-type="float">
            <text:p>899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7882" calcext:value-type="float">
            <text:p>7,882</text:p>
          </table:table-cell>
          <table:table-cell table:style-name="ce74" office:value-type="float" office:value="11733754" calcext:value-type="float">
            <text:p>11,733,754</text:p>
          </table:table-cell>
          <table:table-cell table:style-name="ce74" office:value-type="float" office:value="45144512" calcext:value-type="float">
            <text:p>45,144,512</text:p>
          </table:table-cell>
          <table:table-cell table:style-name="ce74" office:value-type="float" office:value="1830704" calcext:value-type="float">
            <text:p>1,830,704</text:p>
          </table:table-cell>
          <table:table-cell table:style-name="ce74" office:value-type="float" office:value="28847" calcext:value-type="float">
            <text:p>28,847</text:p>
          </table:table-cell>
          <table:table-cell table:style-name="ce74" office:value-type="float" office:value="45946" calcext:value-type="float">
            <text:p>45,94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90680" calcext:value-type="float">
            <text:p>90,680</text:p>
          </table:table-cell>
          <table:table-cell table:style-name="ce74" office:value-type="float" office:value="14217" calcext:value-type="float">
            <text:p>14,217</text:p>
          </table:table-cell>
          <table:table-cell table:style-name="ce74" office:value-type="float" office:value="16618321" calcext:value-type="float">
            <text:p>16,618,321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42304" calcext:value-type="float">
            <text:p>42,304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47236" calcext:value-type="float">
            <text:p>47,236</text:p>
          </table:table-cell>
          <table:table-cell table:style-name="ce74" office:value-type="float" office:value="933" calcext:value-type="float">
            <text:p>933</text:p>
          </table:table-cell>
          <table:table-cell table:number-columns-repeated="5" table:style-name="ce74" office:value-type="float" office:value="0" calcext:value-type="float">
            <text:p/>
          </table:table-cell>
          <table:table-cell table:style-name="ce74" office:value-type="float" office:value="2820453" calcext:value-type="float">
            <text:p>2,820,453</text:p>
          </table:table-cell>
          <table:table-cell table:style-name="ce74" office:value-type="float" office:value="3015" calcext:value-type="float">
            <text:p>3,015</text:p>
          </table:table-cell>
          <table:table-cell table:style-name="ce74" office:value-type="float" office:value="110543" calcext:value-type="float">
            <text:p>110,543</text:p>
          </table:table-cell>
          <table:table-cell table:number-columns-repeated="7" table:style-name="ce74" office:value-type="float" office:value="0" calcext:value-type="float">
            <text:p/>
          </table:table-cell>
          <table:table-cell table:style-name="ce74" office:value-type="float" office:value="87440767" calcext:value-type="float">
            <text:p>87,440,767</text:p>
          </table:table-cell>
          <table:table-cell table:number-columns-repeated="5" table:style-name="ce74" office:value-type="float" office:value="0" calcext:value-type="float">
            <text:p/>
          </table:table-cell>
          <table:table-cell table:style-name="ce74" office:value-type="float" office:value="-8982432" calcext:value-type="float">
            <text:p>-8,982,43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-8982432" calcext:value-type="float">
            <text:p>-8,982,432</text:p>
          </table:table-cell>
          <table:table-cell table:style-name="ce74" office:value-type="float" office:value="532736812" calcext:value-type="float">
            <text:p>532,736,812</text:p>
          </table:table-cell>
          <table:table-cell table:style-name="ce74" office:value-type="float" office:value="523754380" calcext:value-type="float">
            <text:p>523,754,380</text:p>
          </table:table-cell>
          <table:table-cell table:style-name="ce74" office:value-type="float" office:value="611195147" calcext:value-type="float">
            <text:p>611,195,147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7" calcext:value-type="float">
            <text:p>7</text:p>
          </table:table-cell>
          <table:table-cell table:style-name="ce63" office:value-type="string" calcext:value-type="string">
            <text:p>071</text:p>
          </table:table-cell>
          <table:table-cell table:style-name="ce69" office:value-type="string" calcext:value-type="string">
            <text:p>Руды железные</text:p>
          </table:table-cell>
          <table:table-cell table:number-columns-repeated="24" table:style-name="ce74" office:value-type="float" office:value="0" calcext:value-type="float">
            <text:p/>
          </table:table-cell>
          <table:table-cell table:style-name="ce74" office:value-type="float" office:value="513484848" calcext:value-type="float">
            <text:p>513,484,848</text:p>
          </table:table-cell>
          <table:table-cell table:number-columns-repeated="43" table:style-name="ce74" office:value-type="float" office:value="0" calcext:value-type="float">
            <text:p/>
          </table:table-cell>
          <table:table-cell table:style-name="ce74" office:value-type="float" office:value="513484848" calcext:value-type="float">
            <text:p>513,484,848</text:p>
          </table:table-cell>
          <table:table-cell table:number-columns-repeated="5" table:style-name="ce74" office:value-type="float" office:value="0" calcext:value-type="float">
            <text:p/>
          </table:table-cell>
          <table:table-cell table:style-name="ce74" office:value-type="float" office:value="-28112402" calcext:value-type="float">
            <text:p>-28,112,40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-28112402" calcext:value-type="float">
            <text:p>-28,112,402</text:p>
          </table:table-cell>
          <table:table-cell table:style-name="ce74" office:value-type="float" office:value="315313393" calcext:value-type="float">
            <text:p>315,313,393</text:p>
          </table:table-cell>
          <table:table-cell table:style-name="ce74" office:value-type="float" office:value="287200991" calcext:value-type="float">
            <text:p>287,200,991</text:p>
          </table:table-cell>
          <table:table-cell table:style-name="ce74" office:value-type="float" office:value="800685839" calcext:value-type="float">
            <text:p>800,685,839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8" calcext:value-type="float">
            <text:p>8</text:p>
          </table:table-cell>
          <table:table-cell table:style-name="ce63" office:value-type="string" calcext:value-type="string">
            <text:p>072</text:p>
          </table:table-cell>
          <table:table-cell table:style-name="ce69" office:value-type="string" calcext:value-type="string">
            <text:p>Руды металлов цветных</text:p>
          </table:table-cell>
          <table:table-cell table:number-columns-repeated="7" table:style-name="ce74" office:value-type="float" office:value="0" calcext:value-type="float">
            <text:p/>
          </table:table-cell>
          <table:table-cell table:style-name="ce74" office:value-type="float" office:value="385554489" calcext:value-type="float">
            <text:p>385,554,489</text:p>
          </table:table-cell>
          <table:table-cell table:number-columns-repeated="12" table:style-name="ce74" office:value-type="float" office:value="0" calcext:value-type="float">
            <text:p/>
          </table:table-cell>
          <table:table-cell table:style-name="ce74" office:value-type="float" office:value="335280203" calcext:value-type="float">
            <text:p>335,280,203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519374592" calcext:value-type="float">
            <text:p>519,374,592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3692299284" calcext:value-type="float">
            <text:p>3,692,299,284</text:p>
          </table:table-cell>
          <table:table-cell table:number-columns-repeated="40" table:style-name="ce74" office:value-type="float" office:value="0" calcext:value-type="float">
            <text:p/>
          </table:table-cell>
          <table:table-cell table:style-name="ce74" office:value-type="float" office:value="4932508568" calcext:value-type="float">
            <text:p>4,932,508,568</text:p>
          </table:table-cell>
          <table:table-cell table:number-columns-repeated="5" table:style-name="ce74" office:value-type="float" office:value="0" calcext:value-type="float">
            <text:p/>
          </table:table-cell>
          <table:table-cell table:style-name="ce74" office:value-type="float" office:value="492615643" calcext:value-type="float">
            <text:p>492,615,64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492615643" calcext:value-type="float">
            <text:p>492,615,643</text:p>
          </table:table-cell>
          <table:table-cell table:style-name="ce74" office:value-type="float" office:value="1828346265" calcext:value-type="float">
            <text:p>1,828,346,265</text:p>
          </table:table-cell>
          <table:table-cell table:style-name="ce74" office:value-type="float" office:value="2320961908" calcext:value-type="float">
            <text:p>2,320,961,908</text:p>
          </table:table-cell>
          <table:table-cell table:style-name="ce74" office:value-type="float" office:value="7253470476" calcext:value-type="float">
            <text:p>7,253,470,476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9" calcext:value-type="float">
            <text:p>9</text:p>
          </table:table-cell>
          <table:table-cell table:style-name="ce63" office:value-type="string" calcext:value-type="string">
            <text:p>08</text:p>
          </table:table-cell>
          <table:table-cell table:style-name="ce69" office:value-type="string" calcext:value-type="string">
            <text:p>Продукция горнодобывающей промышленности</text:p>
          </table:table-cell>
          <table:table-cell table:style-name="ce74" office:value-type="float" office:value="1266244" calcext:value-type="float">
            <text:p>1,266,244</text:p>
          </table:table-cell>
          <table:table-cell table:style-name="ce74" office:value-type="float" office:value="71" calcext:value-type="float">
            <text:p>71</text:p>
          </table:table-cell>
          <table:table-cell table:style-name="ce74" office:value-type="float" office:value="12872" calcext:value-type="float">
            <text:p>12,87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73372824" calcext:value-type="float">
            <text:p>73,372,824</text:p>
          </table:table-cell>
          <table:table-cell table:style-name="ce74" office:value-type="float" office:value="3346778" calcext:value-type="float">
            <text:p>3,346,778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4695" calcext:value-type="float">
            <text:p>4,695</text:p>
          </table:table-cell>
          <table:table-cell table:style-name="ce74" office:value-type="float" office:value="17722876" calcext:value-type="float">
            <text:p>17,722,876</text:p>
          </table:table-cell>
          <table:table-cell table:style-name="ce74" office:value-type="float" office:value="1208588" calcext:value-type="float">
            <text:p>1,208,588</text:p>
          </table:table-cell>
          <table:table-cell table:style-name="ce74" office:value-type="float" office:value="7035" calcext:value-type="float">
            <text:p>7,035</text:p>
          </table:table-cell>
          <table:table-cell table:number-columns-repeated="5" table:style-name="ce74" office:value-type="float" office:value="0" calcext:value-type="float">
            <text:p/>
          </table:table-cell>
          <table:table-cell table:style-name="ce74" office:value-type="float" office:value="1166349" calcext:value-type="float">
            <text:p>1,166,349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488" calcext:value-type="float">
            <text:p>488</text:p>
          </table:table-cell>
          <table:table-cell table:style-name="ce74" office:value-type="float" office:value="17242620" calcext:value-type="float">
            <text:p>17,242,620</text:p>
          </table:table-cell>
          <table:table-cell table:style-name="ce74" office:value-type="float" office:value="28145" calcext:value-type="float">
            <text:p>28,145</text:p>
          </table:table-cell>
          <table:table-cell table:style-name="ce74" office:value-type="float" office:value="182345" calcext:value-type="float">
            <text:p>182,345</text:p>
          </table:table-cell>
          <table:table-cell table:style-name="ce74" office:value-type="float" office:value="106105468" calcext:value-type="float">
            <text:p>106,105,468</text:p>
          </table:table-cell>
          <table:table-cell table:style-name="ce74" office:value-type="float" office:value="3305162" calcext:value-type="float">
            <text:p>3,305,162</text:p>
          </table:table-cell>
          <table:table-cell table:style-name="ce74" office:value-type="float" office:value="11633" calcext:value-type="float">
            <text:p>11,633</text:p>
          </table:table-cell>
          <table:table-cell table:style-name="ce74" office:value-type="float" office:value="2370" calcext:value-type="float">
            <text:p>2,370</text:p>
          </table:table-cell>
          <table:table-cell table:style-name="ce74" office:value-type="float" office:value="2647" calcext:value-type="float">
            <text:p>2,647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1197" calcext:value-type="float">
            <text:p>1,197</text:p>
          </table:table-cell>
          <table:table-cell table:style-name="ce74" office:value-type="float" office:value="4671" calcext:value-type="float">
            <text:p>4,671</text:p>
          </table:table-cell>
          <table:table-cell table:style-name="ce74" office:value-type="float" office:value="128663" calcext:value-type="float">
            <text:p>128,663</text:p>
          </table:table-cell>
          <table:table-cell table:style-name="ce74" office:value-type="float" office:value="53305" calcext:value-type="float">
            <text:p>53,30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856790" calcext:value-type="float">
            <text:p>1,856,79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31119" calcext:value-type="float">
            <text:p>331,11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43128" calcext:value-type="float">
            <text:p>143,128</text:p>
          </table:table-cell>
          <table:table-cell table:style-name="ce74" office:value-type="float" office:value="476859" calcext:value-type="float">
            <text:p>476,859</text:p>
          </table:table-cell>
          <table:table-cell table:style-name="ce74" office:value-type="float" office:value="67871442" calcext:value-type="float">
            <text:p>67,871,442</text:p>
          </table:table-cell>
          <table:table-cell table:number-columns-repeated="16" table:style-name="ce74" office:value-type="float" office:value="0" calcext:value-type="float">
            <text:p/>
          </table:table-cell>
          <table:table-cell table:style-name="ce74" office:value-type="float" office:value="2269000" calcext:value-type="float">
            <text:p>2,269,000</text:p>
          </table:table-cell>
          <table:table-cell table:style-name="ce74" office:value-type="float" office:value="443241" calcext:value-type="float">
            <text:p>443,241</text:p>
          </table:table-cell>
          <table:table-cell table:style-name="ce74" office:value-type="float" office:value="75378" calcext:value-type="float">
            <text:p>75,378</text:p>
          </table:table-cell>
          <table:table-cell table:style-name="ce74" office:value-type="float" office:value="963635" calcext:value-type="float">
            <text:p>963,635</text:p>
          </table:table-cell>
          <table:table-cell table:style-name="ce74" office:value-type="float" office:value="2424393" calcext:value-type="float">
            <text:p>2,424,393</text:p>
          </table:table-cell>
          <table:table-cell table:style-name="ce74" office:value-type="float" office:value="3055" calcext:value-type="float">
            <text:p>3,055</text:p>
          </table:table-cell>
          <table:table-cell table:style-name="ce74" office:value-type="float" office:value="3280511" calcext:value-type="float">
            <text:p>3,280,511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305315597" calcext:value-type="float">
            <text:p>305,315,597</text:p>
          </table:table-cell>
          <table:table-cell table:style-name="ce74" office:value-type="float" office:value="7537487" calcext:value-type="float">
            <text:p>7,537,487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7537487" calcext:value-type="float">
            <text:p>7,537,48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2322188" calcext:value-type="float">
            <text:p>32,322,188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2322188" calcext:value-type="float">
            <text:p>32,322,188</text:p>
          </table:table-cell>
          <table:table-cell table:style-name="ce74" office:value-type="float" office:value="148451515" calcext:value-type="float">
            <text:p>148,451,515</text:p>
          </table:table-cell>
          <table:table-cell table:style-name="ce74" office:value-type="float" office:value="188311190" calcext:value-type="float">
            <text:p>188,311,190</text:p>
          </table:table-cell>
          <table:table-cell table:style-name="ce74" office:value-type="float" office:value="493626787" calcext:value-type="float">
            <text:p>493,626,787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4">
          <table:table-cell table:style-name="ce57" office:value-type="float" office:value="10" calcext:value-type="float">
            <text:p>10</text:p>
          </table:table-cell>
          <table:table-cell table:style-name="ce63" office:value-type="string" calcext:value-type="string">
            <text:p>09</text:p>
          </table:table-cell>
          <table:table-cell table:style-name="ce69" office:value-type="string" calcext:value-type="string">
            <text:p>Услуги вспомогательные в области горнодобывающей промышленности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86707367" calcext:value-type="float">
            <text:p>86,707,367</text:p>
          </table:table-cell>
          <table:table-cell table:style-name="ce74" office:value-type="float" office:value="702590566" calcext:value-type="float">
            <text:p>702,590,566</text:p>
          </table:table-cell>
          <table:table-cell table:style-name="ce74" office:value-type="float" office:value="31865697" calcext:value-type="float">
            <text:p>31,865,697</text:p>
          </table:table-cell>
          <table:table-cell table:style-name="ce74" office:value-type="float" office:value="22604009" calcext:value-type="float">
            <text:p>22,604,009</text:p>
          </table:table-cell>
          <table:table-cell table:style-name="ce74" office:value-type="float" office:value="123778947" calcext:value-type="float">
            <text:p>123,778,947</text:p>
          </table:table-cell>
          <table:table-cell table:style-name="ce74" office:value-type="float" office:value="47145276" calcext:value-type="float">
            <text:p>47,145,276</text:p>
          </table:table-cell>
          <table:table-cell table:number-columns-repeated="59" table:style-name="ce74" office:value-type="float" office:value="0" calcext:value-type="float">
            <text:p/>
          </table:table-cell>
          <table:table-cell table:style-name="ce74" office:value-type="float" office:value="1014691862" calcext:value-type="float">
            <text:p>1,014,691,862</text:p>
          </table:table-cell>
          <table:table-cell table:number-columns-repeated="8" table:style-name="ce74" office:value-type="float" office:value="0" calcext:value-type="float">
            <text:p/>
          </table:table-cell>
          <table:table-cell table:number-columns-repeated="2" table:style-name="ce74" office:value-type="float" office:value="2306225" calcext:value-type="float">
            <text:p>2,306,225</text:p>
          </table:table-cell>
          <table:table-cell table:style-name="ce74" office:value-type="float" office:value="1016998087" calcext:value-type="float">
            <text:p>1,016,998,087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11" calcext:value-type="float">
            <text:p>11</text:p>
          </table:table-cell>
          <table:table-cell table:style-name="ce63" office:value-type="string" calcext:value-type="string">
            <text:p>10-11</text:p>
          </table:table-cell>
          <table:table-cell table:style-name="ce69" office:value-type="string" calcext:value-type="string">
            <text:p>Продукты пищевые и напитки</text:p>
          </table:table-cell>
          <table:table-cell table:style-name="ce74" office:value-type="float" office:value="204499007" calcext:value-type="float">
            <text:p>204,499,00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399347" calcext:value-type="float">
            <text:p>1,399,347</text:p>
          </table:table-cell>
          <table:table-cell table:style-name="ce74" office:value-type="float" office:value="225168" calcext:value-type="float">
            <text:p>225,168</text:p>
          </table:table-cell>
          <table:table-cell table:style-name="ce74" office:value-type="float" office:value="1505411" calcext:value-type="float">
            <text:p>1,505,411</text:p>
          </table:table-cell>
          <table:table-cell table:style-name="ce74" office:value-type="float" office:value="51490" calcext:value-type="float">
            <text:p>51,490</text:p>
          </table:table-cell>
          <table:table-cell table:style-name="ce74" office:value-type="float" office:value="62102" calcext:value-type="float">
            <text:p>62,102</text:p>
          </table:table-cell>
          <table:table-cell table:style-name="ce74" office:value-type="float" office:value="171200" calcext:value-type="float">
            <text:p>171,200</text:p>
          </table:table-cell>
          <table:table-cell table:style-name="ce74" office:value-type="float" office:value="1708" calcext:value-type="float">
            <text:p>1,708</text:p>
          </table:table-cell>
          <table:table-cell table:style-name="ce74" office:value-type="float" office:value="2685" calcext:value-type="float">
            <text:p>2,685</text:p>
          </table:table-cell>
          <table:table-cell table:style-name="ce74" office:value-type="float" office:value="407445277" calcext:value-type="float">
            <text:p>407,445,27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065362" calcext:value-type="float">
            <text:p>2,065,36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12048" calcext:value-type="float">
            <text:p>312,048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926522" calcext:value-type="float">
            <text:p>926,522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766" calcext:value-type="float">
            <text:p>1,766</text:p>
          </table:table-cell>
          <table:table-cell table:style-name="ce74" office:value-type="float" office:value="25048954" calcext:value-type="float">
            <text:p>25,048,954</text:p>
          </table:table-cell>
          <table:table-cell table:style-name="ce74" office:value-type="float" office:value="28942911" calcext:value-type="float">
            <text:p>28,942,911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163" calcext:value-type="float">
            <text:p>1,163</text:p>
          </table:table-cell>
          <table:table-cell table:style-name="ce74" office:value-type="float" office:value="29222" calcext:value-type="float">
            <text:p>29,222</text:p>
          </table:table-cell>
          <table:table-cell table:style-name="ce74" office:value-type="float" office:value="28245" calcext:value-type="float">
            <text:p>28,245</text:p>
          </table:table-cell>
          <table:table-cell table:style-name="ce74" office:value-type="float" office:value="4565" calcext:value-type="float">
            <text:p>4,565</text:p>
          </table:table-cell>
          <table:table-cell table:style-name="ce74" office:value-type="float" office:value="56436" calcext:value-type="float">
            <text:p>56,436</text:p>
          </table:table-cell>
          <table:table-cell table:style-name="ce74" office:value-type="float" office:value="1659" calcext:value-type="float">
            <text:p>1,659</text:p>
          </table:table-cell>
          <table:table-cell table:style-name="ce74" office:value-type="float" office:value="22625" calcext:value-type="float">
            <text:p>22,62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59" calcext:value-type="float">
            <text:p>59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2709" calcext:value-type="float">
            <text:p>2,709</text:p>
          </table:table-cell>
          <table:table-cell table:style-name="ce74" office:value-type="float" office:value="1836" calcext:value-type="float">
            <text:p>1,83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5850" calcext:value-type="float">
            <text:p>5,850</text:p>
          </table:table-cell>
          <table:table-cell table:style-name="ce74" office:value-type="float" office:value="6271" calcext:value-type="float">
            <text:p>6,271</text:p>
          </table:table-cell>
          <table:table-cell table:style-name="ce74" office:value-type="float" office:value="196" calcext:value-type="float">
            <text:p>196</text:p>
          </table:table-cell>
          <table:table-cell table:style-name="ce74" office:value-type="float" office:value="645" calcext:value-type="float">
            <text:p>645</text:p>
          </table:table-cell>
          <table:table-cell table:style-name="ce74" office:value-type="float" office:value="181813" calcext:value-type="float">
            <text:p>181,813</text:p>
          </table:table-cell>
          <table:table-cell table:style-name="ce74" office:value-type="float" office:value="54647" calcext:value-type="float">
            <text:p>54,647</text:p>
          </table:table-cell>
          <table:table-cell table:style-name="ce74" office:value-type="float" office:value="46772" calcext:value-type="float">
            <text:p>46,772</text:p>
          </table:table-cell>
          <table:table-cell table:style-name="ce74" office:value-type="float" office:value="386309" calcext:value-type="float">
            <text:p>386,309</text:p>
          </table:table-cell>
          <table:table-cell table:style-name="ce74" office:value-type="float" office:value="357241" calcext:value-type="float">
            <text:p>357,241</text:p>
          </table:table-cell>
          <table:table-cell table:style-name="ce74" office:value-type="float" office:value="16009" calcext:value-type="float">
            <text:p>16,009</text:p>
          </table:table-cell>
          <table:table-cell table:style-name="ce74" office:value-type="float" office:value="39649" calcext:value-type="float">
            <text:p>39,649</text:p>
          </table:table-cell>
          <table:table-cell table:style-name="ce74" office:value-type="float" office:value="562" calcext:value-type="float">
            <text:p>562</text:p>
          </table:table-cell>
          <table:table-cell table:style-name="ce74" office:value-type="float" office:value="183053" calcext:value-type="float">
            <text:p>183,05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2023066" calcext:value-type="float">
            <text:p>12,023,066</text:p>
          </table:table-cell>
          <table:table-cell table:style-name="ce74" office:value-type="float" office:value="305144088" calcext:value-type="float">
            <text:p>305,144,088</text:p>
          </table:table-cell>
          <table:table-cell table:style-name="ce74" office:value-type="float" office:value="362097" calcext:value-type="float">
            <text:p>362,09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9285162" calcext:value-type="float">
            <text:p>29,285,16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715" calcext:value-type="float">
            <text:p>715</text:p>
          </table:table-cell>
          <table:table-cell table:style-name="ce74" office:value-type="float" office:value="3983778" calcext:value-type="float">
            <text:p>3,983,778</text:p>
          </table:table-cell>
          <table:table-cell table:style-name="ce74" office:value-type="float" office:value="68329776" calcext:value-type="float">
            <text:p>68,329,776</text:p>
          </table:table-cell>
          <table:table-cell table:style-name="ce74" office:value-type="float" office:value="4913071" calcext:value-type="float">
            <text:p>4,913,071</text:p>
          </table:table-cell>
          <table:table-cell table:style-name="ce74" office:value-type="float" office:value="7538986" calcext:value-type="float">
            <text:p>7,538,986</text:p>
          </table:table-cell>
          <table:table-cell table:style-name="ce74" office:value-type="float" office:value="145500004" calcext:value-type="float">
            <text:p>145,500,004</text:p>
          </table:table-cell>
          <table:table-cell table:style-name="ce74" office:value-type="float" office:value="105091569" calcext:value-type="float">
            <text:p>105,091,569</text:p>
          </table:table-cell>
          <table:table-cell table:style-name="ce74" office:value-type="float" office:value="2670711" calcext:value-type="float">
            <text:p>2,670,711</text:p>
          </table:table-cell>
          <table:table-cell table:style-name="ce74" office:value-type="float" office:value="21642368" calcext:value-type="float">
            <text:p>21,642,368</text:p>
          </table:table-cell>
          <table:table-cell table:style-name="ce74" office:value-type="float" office:value="206110" calcext:value-type="float">
            <text:p>206,11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380780006" calcext:value-type="float">
            <text:p>1,380,780,006</text:p>
          </table:table-cell>
          <table:table-cell table:style-name="ce74" office:value-type="float" office:value="5081422781" calcext:value-type="float">
            <text:p>5,081,422,781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5081422781" calcext:value-type="float">
            <text:p>5,081,422,781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69544182" calcext:value-type="float">
            <text:p>69,544,18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69544182" calcext:value-type="float">
            <text:p>69,544,182</text:p>
          </table:table-cell>
          <table:table-cell table:style-name="ce74" office:value-type="float" office:value="1173138660" calcext:value-type="float">
            <text:p>1,173,138,660</text:p>
          </table:table-cell>
          <table:table-cell table:style-name="ce74" office:value-type="float" office:value="6324105623" calcext:value-type="float">
            <text:p>6,324,105,623</text:p>
          </table:table-cell>
          <table:table-cell table:style-name="ce74" office:value-type="float" office:value="7704885629" calcext:value-type="float">
            <text:p>7,704,885,629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12" calcext:value-type="float">
            <text:p>12</text:p>
          </table:table-cell>
          <table:table-cell table:style-name="ce63" office:value-type="string" calcext:value-type="string">
            <text:p>12</text:p>
          </table:table-cell>
          <table:table-cell table:style-name="ce69" office:value-type="string" calcext:value-type="string">
            <text:p>Изделия табачные</text:p>
          </table:table-cell>
          <table:table-cell table:number-columns-repeated="11" table:style-name="ce74" office:value-type="float" office:value="0" calcext:value-type="float">
            <text:p/>
          </table:table-cell>
          <table:table-cell table:style-name="ce74" office:value-type="float" office:value="6208748" calcext:value-type="float">
            <text:p>6,208,748</text:p>
          </table:table-cell>
          <table:table-cell table:number-columns-repeated="56" table:style-name="ce74" office:value-type="float" office:value="0" calcext:value-type="float">
            <text:p/>
          </table:table-cell>
          <table:table-cell table:style-name="ce74" office:value-type="float" office:value="6208748" calcext:value-type="float">
            <text:p>6,208,748</text:p>
          </table:table-cell>
          <table:table-cell table:style-name="ce74" office:value-type="float" office:value="415259365" calcext:value-type="float">
            <text:p>415,259,365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415259365" calcext:value-type="float">
            <text:p>415,259,36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14672" calcext:value-type="float">
            <text:p>114,67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14672" calcext:value-type="float">
            <text:p>114,672</text:p>
          </table:table-cell>
          <table:table-cell table:style-name="ce74" office:value-type="float" office:value="97611820" calcext:value-type="float">
            <text:p>97,611,820</text:p>
          </table:table-cell>
          <table:table-cell table:style-name="ce74" office:value-type="float" office:value="512985857" calcext:value-type="float">
            <text:p>512,985,857</text:p>
          </table:table-cell>
          <table:table-cell table:style-name="ce74" office:value-type="float" office:value="519194605" calcext:value-type="float">
            <text:p>519,194,605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13" calcext:value-type="float">
            <text:p>13</text:p>
          </table:table-cell>
          <table:table-cell table:style-name="ce63" office:value-type="string" calcext:value-type="string">
            <text:p>13</text:p>
          </table:table-cell>
          <table:table-cell table:style-name="ce69" office:value-type="string" calcext:value-type="string">
            <text:p>Текстиль</text:p>
          </table:table-cell>
          <table:table-cell table:style-name="ce74" office:value-type="float" office:value="4967555" calcext:value-type="float">
            <text:p>4,967,555</text:p>
          </table:table-cell>
          <table:table-cell table:style-name="ce74" office:value-type="float" office:value="30320" calcext:value-type="float">
            <text:p>30,320</text:p>
          </table:table-cell>
          <table:table-cell table:style-name="ce74" office:value-type="float" office:value="2645334" calcext:value-type="float">
            <text:p>2,645,334</text:p>
          </table:table-cell>
          <table:table-cell table:style-name="ce74" office:value-type="float" office:value="453136" calcext:value-type="float">
            <text:p>453,136</text:p>
          </table:table-cell>
          <table:table-cell table:style-name="ce74" office:value-type="float" office:value="7025267" calcext:value-type="float">
            <text:p>7,025,267</text:p>
          </table:table-cell>
          <table:table-cell table:style-name="ce74" office:value-type="float" office:value="319413" calcext:value-type="float">
            <text:p>319,413</text:p>
          </table:table-cell>
          <table:table-cell table:style-name="ce74" office:value-type="float" office:value="97511" calcext:value-type="float">
            <text:p>97,511</text:p>
          </table:table-cell>
          <table:table-cell table:style-name="ce74" office:value-type="float" office:value="607348" calcext:value-type="float">
            <text:p>607,348</text:p>
          </table:table-cell>
          <table:table-cell table:style-name="ce74" office:value-type="float" office:value="9725" calcext:value-type="float">
            <text:p>9,725</text:p>
          </table:table-cell>
          <table:table-cell table:style-name="ce74" office:value-type="float" office:value="50051" calcext:value-type="float">
            <text:p>50,051</text:p>
          </table:table-cell>
          <table:table-cell table:style-name="ce74" office:value-type="float" office:value="3543868" calcext:value-type="float">
            <text:p>3,543,868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55847256" calcext:value-type="float">
            <text:p>55,847,256</text:p>
          </table:table-cell>
          <table:table-cell table:style-name="ce74" office:value-type="float" office:value="30896291" calcext:value-type="float">
            <text:p>30,896,291</text:p>
          </table:table-cell>
          <table:table-cell table:style-name="ce74" office:value-type="float" office:value="1979243" calcext:value-type="float">
            <text:p>1,979,243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240409" calcext:value-type="float">
            <text:p>240,409</text:p>
          </table:table-cell>
          <table:table-cell table:style-name="ce74" office:value-type="float" office:value="4157676" calcext:value-type="float">
            <text:p>4,157,676</text:p>
          </table:table-cell>
          <table:table-cell table:style-name="ce74" office:value-type="float" office:value="277786" calcext:value-type="float">
            <text:p>277,786</text:p>
          </table:table-cell>
          <table:table-cell table:style-name="ce74" office:value-type="float" office:value="811291" calcext:value-type="float">
            <text:p>811,291</text:p>
          </table:table-cell>
          <table:table-cell table:style-name="ce74" office:value-type="float" office:value="324974" calcext:value-type="float">
            <text:p>324,974</text:p>
          </table:table-cell>
          <table:table-cell table:style-name="ce74" office:value-type="float" office:value="10221" calcext:value-type="float">
            <text:p>10,221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3270" calcext:value-type="float">
            <text:p>13,27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28" calcext:value-type="float">
            <text:p>128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6999" calcext:value-type="float">
            <text:p>16,999</text:p>
          </table:table-cell>
          <table:table-cell table:style-name="ce74" office:value-type="float" office:value="33608858" calcext:value-type="float">
            <text:p>33,608,858</text:p>
          </table:table-cell>
          <table:table-cell table:style-name="ce74" office:value-type="float" office:value="131602" calcext:value-type="float">
            <text:p>131,602</text:p>
          </table:table-cell>
          <table:table-cell table:style-name="ce74" office:value-type="float" office:value="6586089" calcext:value-type="float">
            <text:p>6,586,089</text:p>
          </table:table-cell>
          <table:table-cell table:style-name="ce74" office:value-type="float" office:value="24975" calcext:value-type="float">
            <text:p>24,975</text:p>
          </table:table-cell>
          <table:table-cell table:style-name="ce74" office:value-type="float" office:value="51035" calcext:value-type="float">
            <text:p>51,035</text:p>
          </table:table-cell>
          <table:table-cell table:style-name="ce74" office:value-type="float" office:value="33736" calcext:value-type="float">
            <text:p>33,73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8201" calcext:value-type="float">
            <text:p>8,201</text:p>
          </table:table-cell>
          <table:table-cell table:style-name="ce74" office:value-type="float" office:value="234" calcext:value-type="float">
            <text:p>234</text:p>
          </table:table-cell>
          <table:table-cell table:style-name="ce74" office:value-type="float" office:value="6957257" calcext:value-type="float">
            <text:p>6,957,25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0556390" calcext:value-type="float">
            <text:p>10,556,390</text:p>
          </table:table-cell>
          <table:table-cell table:style-name="ce74" office:value-type="float" office:value="5478157" calcext:value-type="float">
            <text:p>5,478,157</text:p>
          </table:table-cell>
          <table:table-cell table:style-name="ce74" office:value-type="float" office:value="550422" calcext:value-type="float">
            <text:p>550,422</text:p>
          </table:table-cell>
          <table:table-cell table:style-name="ce74" office:value-type="float" office:value="756638" calcext:value-type="float">
            <text:p>756,638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838024" calcext:value-type="float">
            <text:p>838,024</text:p>
          </table:table-cell>
          <table:table-cell table:style-name="ce74" office:value-type="float" office:value="391558" calcext:value-type="float">
            <text:p>391,558</text:p>
          </table:table-cell>
          <table:table-cell table:style-name="ce74" office:value-type="float" office:value="20469984" calcext:value-type="float">
            <text:p>20,469,984</text:p>
          </table:table-cell>
          <table:table-cell table:style-name="ce74" office:value-type="float" office:value="127994" calcext:value-type="float">
            <text:p>127,994</text:p>
          </table:table-cell>
          <table:table-cell table:style-name="ce74" office:value-type="float" office:value="590" calcext:value-type="float">
            <text:p>59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63448" calcext:value-type="float">
            <text:p>63,448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266632" calcext:value-type="float">
            <text:p>266,632</text:p>
          </table:table-cell>
          <table:table-cell table:style-name="ce74" office:value-type="float" office:value="286266" calcext:value-type="float">
            <text:p>286,266</text:p>
          </table:table-cell>
          <table:table-cell table:style-name="ce74" office:value-type="float" office:value="1238081" calcext:value-type="float">
            <text:p>1,238,081</text:p>
          </table:table-cell>
          <table:table-cell table:style-name="ce74" office:value-type="float" office:value="12345379" calcext:value-type="float">
            <text:p>12,345,379</text:p>
          </table:table-cell>
          <table:table-cell table:style-name="ce74" office:value-type="float" office:value="14691232" calcext:value-type="float">
            <text:p>14,691,232</text:p>
          </table:table-cell>
          <table:table-cell table:style-name="ce74" office:value-type="float" office:value="32994541" calcext:value-type="float">
            <text:p>32,994,541</text:p>
          </table:table-cell>
          <table:table-cell table:style-name="ce74" office:value-type="float" office:value="1870806" calcext:value-type="float">
            <text:p>1,870,806</text:p>
          </table:table-cell>
          <table:table-cell table:style-name="ce74" office:value-type="float" office:value="31777027" calcext:value-type="float">
            <text:p>31,777,027</text:p>
          </table:table-cell>
          <table:table-cell table:style-name="ce74" office:value-type="float" office:value="2199195" calcext:value-type="float">
            <text:p>2,199,19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98629435" calcext:value-type="float">
            <text:p>298,629,435</text:p>
          </table:table-cell>
          <table:table-cell table:style-name="ce74" office:value-type="float" office:value="267386976" calcext:value-type="float">
            <text:p>267,386,976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267386976" calcext:value-type="float">
            <text:p>267,386,976</text:p>
          </table:table-cell>
          <table:table-cell table:style-name="ce74" office:value-type="float" office:value="30475092" calcext:value-type="float">
            <text:p>30,475,092</text:p>
          </table:table-cell>
          <table:table-cell table:style-name="ce74" office:value-type="float" office:value="30223671" calcext:value-type="float">
            <text:p>30,223,671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60698763" calcext:value-type="float">
            <text:p>60,698,763</text:p>
          </table:table-cell>
          <table:table-cell table:style-name="ce74" office:value-type="float" office:value="33246089" calcext:value-type="float">
            <text:p>33,246,089</text:p>
          </table:table-cell>
          <table:table-cell table:style-name="ce74" office:value-type="float" office:value="361331828" calcext:value-type="float">
            <text:p>361,331,828</text:p>
          </table:table-cell>
          <table:table-cell table:style-name="ce74" office:value-type="float" office:value="659961263" calcext:value-type="float">
            <text:p>659,961,263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14" calcext:value-type="float">
            <text:p>14</text:p>
          </table:table-cell>
          <table:table-cell table:style-name="ce63" office:value-type="string" calcext:value-type="string">
            <text:p>14</text:p>
          </table:table-cell>
          <table:table-cell table:style-name="ce69" office:value-type="string" calcext:value-type="string">
            <text:p>Одежда</text:p>
          </table:table-cell>
          <table:table-cell table:style-name="ce74" office:value-type="float" office:value="203595" calcext:value-type="float">
            <text:p>203,595</text:p>
          </table:table-cell>
          <table:table-cell table:style-name="ce74" office:value-type="float" office:value="4684" calcext:value-type="float">
            <text:p>4,684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04067" calcext:value-type="float">
            <text:p>104,067</text:p>
          </table:table-cell>
          <table:table-cell table:style-name="ce74" office:value-type="float" office:value="2304879" calcext:value-type="float">
            <text:p>2,304,879</text:p>
          </table:table-cell>
          <table:table-cell table:style-name="ce74" office:value-type="float" office:value="104523" calcext:value-type="float">
            <text:p>104,523</text:p>
          </table:table-cell>
          <table:table-cell table:style-name="ce74" office:value-type="float" office:value="35465" calcext:value-type="float">
            <text:p>35,465</text:p>
          </table:table-cell>
          <table:table-cell table:style-name="ce74" office:value-type="float" office:value="178269" calcext:value-type="float">
            <text:p>178,269</text:p>
          </table:table-cell>
          <table:table-cell table:style-name="ce74" office:value-type="float" office:value="5952" calcext:value-type="float">
            <text:p>5,952</text:p>
          </table:table-cell>
          <table:table-cell table:style-name="ce74" office:value-type="float" office:value="65607" calcext:value-type="float">
            <text:p>65,607</text:p>
          </table:table-cell>
          <table:table-cell table:style-name="ce74" office:value-type="float" office:value="37480" calcext:value-type="float">
            <text:p>37,48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5" calcext:value-type="float">
            <text:p>5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541" calcext:value-type="float">
            <text:p>541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937" calcext:value-type="float">
            <text:p>937</text:p>
          </table:table-cell>
          <table:table-cell table:style-name="ce74" office:value-type="float" office:value="88959" calcext:value-type="float">
            <text:p>88,959</text:p>
          </table:table-cell>
          <table:table-cell table:style-name="ce74" office:value-type="float" office:value="88896" calcext:value-type="float">
            <text:p>88,896</text:p>
          </table:table-cell>
          <table:table-cell table:style-name="ce74" office:value-type="float" office:value="307093" calcext:value-type="float">
            <text:p>307,093</text:p>
          </table:table-cell>
          <table:table-cell table:style-name="ce74" office:value-type="float" office:value="11352" calcext:value-type="float">
            <text:p>11,352</text:p>
          </table:table-cell>
          <table:table-cell table:style-name="ce74" office:value-type="float" office:value="19465" calcext:value-type="float">
            <text:p>19,465</text:p>
          </table:table-cell>
          <table:table-cell table:style-name="ce74" office:value-type="float" office:value="5768" calcext:value-type="float">
            <text:p>5,768</text:p>
          </table:table-cell>
          <table:table-cell table:style-name="ce74" office:value-type="float" office:value="415" calcext:value-type="float">
            <text:p>41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7654" calcext:value-type="float">
            <text:p>7,654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6286" calcext:value-type="float">
            <text:p>6,28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421" calcext:value-type="float">
            <text:p>421</text:p>
          </table:table-cell>
          <table:table-cell table:style-name="ce74" office:value-type="float" office:value="3980" calcext:value-type="float">
            <text:p>3,98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0506" calcext:value-type="float">
            <text:p>20,506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271426" calcext:value-type="float">
            <text:p>271,426</text:p>
          </table:table-cell>
          <table:table-cell table:style-name="ce74" office:value-type="float" office:value="145237" calcext:value-type="float">
            <text:p>145,237</text:p>
          </table:table-cell>
          <table:table-cell table:style-name="ce74" office:value-type="float" office:value="3473" calcext:value-type="float">
            <text:p>3,473</text:p>
          </table:table-cell>
          <table:table-cell table:style-name="ce74" office:value-type="float" office:value="18310" calcext:value-type="float">
            <text:p>18,310</text:p>
          </table:table-cell>
          <table:table-cell table:style-name="ce74" office:value-type="float" office:value="89572" calcext:value-type="float">
            <text:p>89,572</text:p>
          </table:table-cell>
          <table:table-cell table:style-name="ce74" office:value-type="float" office:value="2713361" calcext:value-type="float">
            <text:p>2,713,361</text:p>
          </table:table-cell>
          <table:table-cell table:style-name="ce74" office:value-type="float" office:value="6027" calcext:value-type="float">
            <text:p>6,027</text:p>
          </table:table-cell>
          <table:table-cell table:style-name="ce74" office:value-type="float" office:value="32082" calcext:value-type="float">
            <text:p>32,082</text:p>
          </table:table-cell>
          <table:table-cell table:style-name="ce74" office:value-type="float" office:value="249761" calcext:value-type="float">
            <text:p>249,761</text:p>
          </table:table-cell>
          <table:table-cell table:style-name="ce74" office:value-type="float" office:value="511600" calcext:value-type="float">
            <text:p>511,600</text:p>
          </table:table-cell>
          <table:table-cell table:style-name="ce74" office:value-type="float" office:value="2015" calcext:value-type="float">
            <text:p>2,015</text:p>
          </table:table-cell>
          <table:table-cell table:style-name="ce74" office:value-type="float" office:value="453977" calcext:value-type="float">
            <text:p>453,977</text:p>
          </table:table-cell>
          <table:table-cell table:style-name="ce74" office:value-type="float" office:value="416330" calcext:value-type="float">
            <text:p>416,330</text:p>
          </table:table-cell>
          <table:table-cell table:style-name="ce74" office:value-type="float" office:value="8966" calcext:value-type="float">
            <text:p>8,966</text:p>
          </table:table-cell>
          <table:table-cell table:style-name="ce74" office:value-type="float" office:value="298205" calcext:value-type="float">
            <text:p>298,205</text:p>
          </table:table-cell>
          <table:table-cell table:style-name="ce74" office:value-type="float" office:value="2742" calcext:value-type="float">
            <text:p>2,742</text:p>
          </table:table-cell>
          <table:table-cell table:style-name="ce74" office:value-type="float" office:value="22605" calcext:value-type="float">
            <text:p>22,605</text:p>
          </table:table-cell>
          <table:table-cell table:style-name="ce74" office:value-type="float" office:value="25516" calcext:value-type="float">
            <text:p>25,516</text:p>
          </table:table-cell>
          <table:table-cell table:style-name="ce74" office:value-type="float" office:value="130080" calcext:value-type="float">
            <text:p>130,080</text:p>
          </table:table-cell>
          <table:table-cell table:style-name="ce74" office:value-type="float" office:value="206339" calcext:value-type="float">
            <text:p>206,339</text:p>
          </table:table-cell>
          <table:table-cell table:style-name="ce74" office:value-type="float" office:value="289679" calcext:value-type="float">
            <text:p>289,679</text:p>
          </table:table-cell>
          <table:table-cell table:style-name="ce74" office:value-type="float" office:value="157112" calcext:value-type="float">
            <text:p>157,112</text:p>
          </table:table-cell>
          <table:table-cell table:style-name="ce74" office:value-type="float" office:value="478799" calcext:value-type="float">
            <text:p>478,799</text:p>
          </table:table-cell>
          <table:table-cell table:style-name="ce74" office:value-type="float" office:value="3885529" calcext:value-type="float">
            <text:p>3,885,529</text:p>
          </table:table-cell>
          <table:table-cell table:style-name="ce74" office:value-type="float" office:value="5608970" calcext:value-type="float">
            <text:p>5,608,970</text:p>
          </table:table-cell>
          <table:table-cell table:style-name="ce74" office:value-type="float" office:value="10150130" calcext:value-type="float">
            <text:p>10,150,130</text:p>
          </table:table-cell>
          <table:table-cell table:style-name="ce74" office:value-type="float" office:value="5631127" calcext:value-type="float">
            <text:p>5,631,127</text:p>
          </table:table-cell>
          <table:table-cell table:style-name="ce74" office:value-type="float" office:value="101863" calcext:value-type="float">
            <text:p>101,863</text:p>
          </table:table-cell>
          <table:table-cell table:style-name="ce74" office:value-type="float" office:value="23606679" calcext:value-type="float">
            <text:p>23,606,679</text:p>
          </table:table-cell>
          <table:table-cell table:style-name="ce74" office:value-type="float" office:value="153394" calcext:value-type="float">
            <text:p>153,394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59277705" calcext:value-type="float">
            <text:p>59,277,705</text:p>
          </table:table-cell>
          <table:table-cell table:style-name="ce74" office:value-type="float" office:value="1518693374" calcext:value-type="float">
            <text:p>1,518,693,374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518693374" calcext:value-type="float">
            <text:p>1,518,693,374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2350776" calcext:value-type="float">
            <text:p>12,350,77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2350776" calcext:value-type="float">
            <text:p>12,350,776</text:p>
          </table:table-cell>
          <table:table-cell table:style-name="ce74" office:value-type="float" office:value="148682503" calcext:value-type="float">
            <text:p>148,682,503</text:p>
          </table:table-cell>
          <table:table-cell table:style-name="ce74" office:value-type="float" office:value="1679726653" calcext:value-type="float">
            <text:p>1,679,726,653</text:p>
          </table:table-cell>
          <table:table-cell table:style-name="ce74" office:value-type="float" office:value="1739004358" calcext:value-type="float">
            <text:p>1,739,004,358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15" calcext:value-type="float">
            <text:p>15</text:p>
          </table:table-cell>
          <table:table-cell table:style-name="ce63" office:value-type="string" calcext:value-type="string">
            <text:p>15</text:p>
          </table:table-cell>
          <table:table-cell table:style-name="ce69" office:value-type="string" calcext:value-type="string">
            <text:p>Кожа и изделия из кожи</text:p>
          </table:table-cell>
          <table:table-cell table:style-name="ce74" office:value-type="float" office:value="1739" calcext:value-type="float">
            <text:p>1,739</text:p>
          </table:table-cell>
          <table:table-cell table:style-name="ce74" office:value-type="float" office:value="80" calcext:value-type="float">
            <text:p>80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48013" calcext:value-type="float">
            <text:p>48,013</text:p>
          </table:table-cell>
          <table:table-cell table:style-name="ce74" office:value-type="float" office:value="2503" calcext:value-type="float">
            <text:p>2,50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6742" calcext:value-type="float">
            <text:p>6,742</text:p>
          </table:table-cell>
          <table:table-cell table:style-name="ce74" office:value-type="float" office:value="154" calcext:value-type="float">
            <text:p>154</text:p>
          </table:table-cell>
          <table:table-cell table:style-name="ce74" office:value-type="float" office:value="4333" calcext:value-type="float">
            <text:p>4,333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1787361" calcext:value-type="float">
            <text:p>1,787,361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571" calcext:value-type="float">
            <text:p>571</text:p>
          </table:table-cell>
          <table:table-cell table:style-name="ce74" office:value-type="float" office:value="4869" calcext:value-type="float">
            <text:p>4,86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79" calcext:value-type="float">
            <text:p>179</text:p>
          </table:table-cell>
          <table:table-cell table:style-name="ce74" office:value-type="float" office:value="1542" calcext:value-type="float">
            <text:p>1,542</text:p>
          </table:table-cell>
          <table:table-cell table:style-name="ce74" office:value-type="float" office:value="102" calcext:value-type="float">
            <text:p>102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935" calcext:value-type="float">
            <text:p>93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163" calcext:value-type="float">
            <text:p>163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5799" calcext:value-type="float">
            <text:p>5,799</text:p>
          </table:table-cell>
          <table:table-cell table:style-name="ce74" office:value-type="float" office:value="22125" calcext:value-type="float">
            <text:p>22,12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070" calcext:value-type="float">
            <text:p>2,070</text:p>
          </table:table-cell>
          <table:table-cell table:style-name="ce74" office:value-type="float" office:value="1444" calcext:value-type="float">
            <text:p>1,444</text:p>
          </table:table-cell>
          <table:table-cell table:style-name="ce74" office:value-type="float" office:value="163494" calcext:value-type="float">
            <text:p>163,494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4408" calcext:value-type="float">
            <text:p>4,408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5372" calcext:value-type="float">
            <text:p>5,37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4742" calcext:value-type="float">
            <text:p>24,742</text:p>
          </table:table-cell>
          <table:table-cell table:number-columns-repeated="5" table:style-name="ce74" office:value-type="float" office:value="0" calcext:value-type="float">
            <text:p/>
          </table:table-cell>
          <table:table-cell table:style-name="ce74" office:value-type="float" office:value="57831" calcext:value-type="float">
            <text:p>57,831</text:p>
          </table:table-cell>
          <table:table-cell table:style-name="ce74" office:value-type="float" office:value="189834" calcext:value-type="float">
            <text:p>189,834</text:p>
          </table:table-cell>
          <table:table-cell table:style-name="ce74" office:value-type="float" office:value="768518" calcext:value-type="float">
            <text:p>768,518</text:p>
          </table:table-cell>
          <table:table-cell table:style-name="ce74" office:value-type="float" office:value="1225001" calcext:value-type="float">
            <text:p>1,225,001</text:p>
          </table:table-cell>
          <table:table-cell table:style-name="ce74" office:value-type="float" office:value="324412" calcext:value-type="float">
            <text:p>324,412</text:p>
          </table:table-cell>
          <table:table-cell table:style-name="ce74" office:value-type="float" office:value="21303" calcext:value-type="float">
            <text:p>21,303</text:p>
          </table:table-cell>
          <table:table-cell table:style-name="ce74" office:value-type="float" office:value="17540" calcext:value-type="float">
            <text:p>17,540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4693331" calcext:value-type="float">
            <text:p>4,693,331</text:p>
          </table:table-cell>
          <table:table-cell table:style-name="ce74" office:value-type="float" office:value="505004180" calcext:value-type="float">
            <text:p>505,004,180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505004180" calcext:value-type="float">
            <text:p>505,004,18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690174" calcext:value-type="float">
            <text:p>3,690,174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690174" calcext:value-type="float">
            <text:p>3,690,174</text:p>
          </table:table-cell>
          <table:table-cell table:style-name="ce74" office:value-type="float" office:value="48005004" calcext:value-type="float">
            <text:p>48,005,004</text:p>
          </table:table-cell>
          <table:table-cell table:style-name="ce74" office:value-type="float" office:value="556699358" calcext:value-type="float">
            <text:p>556,699,358</text:p>
          </table:table-cell>
          <table:table-cell table:style-name="ce74" office:value-type="float" office:value="561392689" calcext:value-type="float">
            <text:p>561,392,689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5">
          <table:table-cell table:style-name="ce57" office:value-type="float" office:value="16" calcext:value-type="float">
            <text:p>16</text:p>
          </table:table-cell>
          <table:table-cell table:style-name="ce63" office:value-type="string" calcext:value-type="string">
            <text:p>16</text:p>
          </table:table-cell>
          <table:table-cell table:style-name="ce69" office:value-type="string" calcext:value-type="string">
            <text:p>Древесина и изделия из древесины и пробки (кроме мебели), изделия из соломки и материалов для плетения</text:p>
          </table:table-cell>
          <table:table-cell table:style-name="ce74" office:value-type="float" office:value="932335" calcext:value-type="float">
            <text:p>932,33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950" calcext:value-type="float">
            <text:p>1,950</text:p>
          </table:table-cell>
          <table:table-cell table:style-name="ce74" office:value-type="float" office:value="757556" calcext:value-type="float">
            <text:p>757,556</text:p>
          </table:table-cell>
          <table:table-cell table:style-name="ce74" office:value-type="float" office:value="120690" calcext:value-type="float">
            <text:p>120,690</text:p>
          </table:table-cell>
          <table:table-cell table:style-name="ce74" office:value-type="float" office:value="5492" calcext:value-type="float">
            <text:p>5,492</text:p>
          </table:table-cell>
          <table:table-cell table:style-name="ce74" office:value-type="float" office:value="54119" calcext:value-type="float">
            <text:p>54,119</text:p>
          </table:table-cell>
          <table:table-cell table:style-name="ce74" office:value-type="float" office:value="828436" calcext:value-type="float">
            <text:p>828,436</text:p>
          </table:table-cell>
          <table:table-cell table:style-name="ce74" office:value-type="float" office:value="57566" calcext:value-type="float">
            <text:p>57,566</text:p>
          </table:table-cell>
          <table:table-cell table:style-name="ce74" office:value-type="float" office:value="1108327" calcext:value-type="float">
            <text:p>1,108,327</text:p>
          </table:table-cell>
          <table:table-cell table:style-name="ce74" office:value-type="float" office:value="860031" calcext:value-type="float">
            <text:p>860,031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6749956" calcext:value-type="float">
            <text:p>6,749,956</text:p>
          </table:table-cell>
          <table:table-cell table:style-name="ce74" office:value-type="float" office:value="9802341" calcext:value-type="float">
            <text:p>9,802,341</text:p>
          </table:table-cell>
          <table:table-cell table:style-name="ce74" office:value-type="float" office:value="1471" calcext:value-type="float">
            <text:p>1,471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525" calcext:value-type="float">
            <text:p>525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138815" calcext:value-type="float">
            <text:p>1,138,815</text:p>
          </table:table-cell>
          <table:table-cell table:style-name="ce74" office:value-type="float" office:value="34056" calcext:value-type="float">
            <text:p>34,056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float" office:value="598" calcext:value-type="float">
            <text:p>598</text:p>
          </table:table-cell>
          <table:table-cell table:style-name="ce74" office:value-type="float" office:value="5339" calcext:value-type="float">
            <text:p>5,33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9226" calcext:value-type="float">
            <text:p>19,22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9489" calcext:value-type="float">
            <text:p>9,489</text:p>
          </table:table-cell>
          <table:table-cell table:style-name="ce74" office:value-type="float" office:value="18945" calcext:value-type="float">
            <text:p>18,945</text:p>
          </table:table-cell>
          <table:table-cell table:style-name="ce74" office:value-type="float" office:value="9415" calcext:value-type="float">
            <text:p>9,415</text:p>
          </table:table-cell>
          <table:table-cell table:style-name="ce74" office:value-type="float" office:value="22863" calcext:value-type="float">
            <text:p>22,863</text:p>
          </table:table-cell>
          <table:table-cell table:style-name="ce74" office:value-type="float" office:value="32651131" calcext:value-type="float">
            <text:p>32,651,131</text:p>
          </table:table-cell>
          <table:table-cell table:style-name="ce74" office:value-type="float" office:value="235647" calcext:value-type="float">
            <text:p>235,647</text:p>
          </table:table-cell>
          <table:table-cell table:style-name="ce74" office:value-type="float" office:value="179010" calcext:value-type="float">
            <text:p>179,010</text:p>
          </table:table-cell>
          <table:table-cell table:style-name="ce74" office:value-type="float" office:value="342915" calcext:value-type="float">
            <text:p>342,91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2148" calcext:value-type="float">
            <text:p>12,148</text:p>
          </table:table-cell>
          <table:table-cell table:style-name="ce74" office:value-type="float" office:value="12669" calcext:value-type="float">
            <text:p>12,669</text:p>
          </table:table-cell>
          <table:table-cell table:style-name="ce74" office:value-type="float" office:value="175960366" calcext:value-type="float">
            <text:p>175,960,36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369319" calcext:value-type="float">
            <text:p>1,369,319</text:p>
          </table:table-cell>
          <table:table-cell table:style-name="ce74" office:value-type="float" office:value="2107849" calcext:value-type="float">
            <text:p>2,107,849</text:p>
          </table:table-cell>
          <table:table-cell table:style-name="ce74" office:value-type="float" office:value="23037" calcext:value-type="float">
            <text:p>23,037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517473" calcext:value-type="float">
            <text:p>517,473</text:p>
          </table:table-cell>
          <table:table-cell table:style-name="ce74" office:value-type="float" office:value="34764" calcext:value-type="float">
            <text:p>34,764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375566" calcext:value-type="float">
            <text:p>2,375,566</text:p>
          </table:table-cell>
          <table:table-cell table:style-name="ce74" office:value-type="float" office:value="819" calcext:value-type="float">
            <text:p>81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6599" calcext:value-type="float">
            <text:p>6,599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527520" calcext:value-type="float">
            <text:p>527,520</text:p>
          </table:table-cell>
          <table:table-cell table:style-name="ce74" office:value-type="float" office:value="47209" calcext:value-type="float">
            <text:p>47,209</text:p>
          </table:table-cell>
          <table:table-cell table:style-name="ce74" office:value-type="float" office:value="45546" calcext:value-type="float">
            <text:p>45,546</text:p>
          </table:table-cell>
          <table:table-cell table:style-name="ce74" office:value-type="float" office:value="460691" calcext:value-type="float">
            <text:p>460,691</text:p>
          </table:table-cell>
          <table:table-cell table:style-name="ce74" office:value-type="float" office:value="460012" calcext:value-type="float">
            <text:p>460,012</text:p>
          </table:table-cell>
          <table:table-cell table:style-name="ce74" office:value-type="float" office:value="364465" calcext:value-type="float">
            <text:p>364,465</text:p>
          </table:table-cell>
          <table:table-cell table:style-name="ce74" office:value-type="float" office:value="21257" calcext:value-type="float">
            <text:p>21,257</text:p>
          </table:table-cell>
          <table:table-cell table:style-name="ce74" office:value-type="float" office:value="2255817" calcext:value-type="float">
            <text:p>2,255,817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242551440" calcext:value-type="float">
            <text:p>242,551,440</text:p>
          </table:table-cell>
          <table:table-cell table:style-name="ce74" office:value-type="float" office:value="25315437" calcext:value-type="float">
            <text:p>25,315,437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25315437" calcext:value-type="float">
            <text:p>25,315,437</text:p>
          </table:table-cell>
          <table:table-cell table:style-name="ce74" office:value-type="float" office:value="3602177" calcext:value-type="float">
            <text:p>3,602,177</text:p>
          </table:table-cell>
          <table:table-cell table:style-name="ce74" office:value-type="float" office:value="11671588" calcext:value-type="float">
            <text:p>11,671,588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5273765" calcext:value-type="float">
            <text:p>15,273,765</text:p>
          </table:table-cell>
          <table:table-cell table:style-name="ce74" office:value-type="float" office:value="53563341" calcext:value-type="float">
            <text:p>53,563,341</text:p>
          </table:table-cell>
          <table:table-cell table:style-name="ce74" office:value-type="float" office:value="94152543" calcext:value-type="float">
            <text:p>94,152,543</text:p>
          </table:table-cell>
          <table:table-cell table:style-name="ce74" office:value-type="float" office:value="336703983" calcext:value-type="float">
            <text:p>336,703,983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17" calcext:value-type="float">
            <text:p>17</text:p>
          </table:table-cell>
          <table:table-cell table:style-name="ce63" office:value-type="string" calcext:value-type="string">
            <text:p>17</text:p>
          </table:table-cell>
          <table:table-cell table:style-name="ce69" office:value-type="string" calcext:value-type="string">
            <text:p>Бумага и изделия бумажные</text:p>
          </table:table-cell>
          <table:table-cell table:style-name="ce74" office:value-type="float" office:value="3438162" calcext:value-type="float">
            <text:p>3,438,162</text:p>
          </table:table-cell>
          <table:table-cell table:style-name="ce74" office:value-type="float" office:value="809" calcext:value-type="float">
            <text:p>809</text:p>
          </table:table-cell>
          <table:table-cell table:style-name="ce74" office:value-type="float" office:value="2685" calcext:value-type="float">
            <text:p>2,68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0914" calcext:value-type="float">
            <text:p>20,914</text:p>
          </table:table-cell>
          <table:table-cell table:style-name="ce74" office:value-type="float" office:value="984" calcext:value-type="float">
            <text:p>984</text:p>
          </table:table-cell>
          <table:table-cell table:style-name="ce74" office:value-type="float" office:value="407" calcext:value-type="float">
            <text:p>407</text:p>
          </table:table-cell>
          <table:table-cell table:style-name="ce74" office:value-type="float" office:value="8613" calcext:value-type="float">
            <text:p>8,613</text:p>
          </table:table-cell>
          <table:table-cell table:style-name="ce74" office:value-type="float" office:value="19986" calcext:value-type="float">
            <text:p>19,986</text:p>
          </table:table-cell>
          <table:table-cell table:style-name="ce74" office:value-type="float" office:value="2065" calcext:value-type="float">
            <text:p>2,065</text:p>
          </table:table-cell>
          <table:table-cell table:style-name="ce74" office:value-type="float" office:value="11645823" calcext:value-type="float">
            <text:p>11,645,823</text:p>
          </table:table-cell>
          <table:table-cell table:style-name="ce74" office:value-type="float" office:value="17592392" calcext:value-type="float">
            <text:p>17,592,392</text:p>
          </table:table-cell>
          <table:table-cell table:style-name="ce74" office:value-type="float" office:value="855" calcext:value-type="float">
            <text:p>855</text:p>
          </table:table-cell>
          <table:table-cell table:style-name="ce74" office:value-type="float" office:value="8848" calcext:value-type="float">
            <text:p>8,848</text:p>
          </table:table-cell>
          <table:table-cell table:style-name="ce74" office:value-type="float" office:value="213874" calcext:value-type="float">
            <text:p>213,874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4585080" calcext:value-type="float">
            <text:p>14,585,080</text:p>
          </table:table-cell>
          <table:table-cell table:style-name="ce74" office:value-type="float" office:value="15965849" calcext:value-type="float">
            <text:p>15,965,84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98675" calcext:value-type="float">
            <text:p>98,675</text:p>
          </table:table-cell>
          <table:table-cell table:style-name="ce74" office:value-type="float" office:value="154408" calcext:value-type="float">
            <text:p>154,408</text:p>
          </table:table-cell>
          <table:table-cell table:style-name="ce74" office:value-type="float" office:value="619746" calcext:value-type="float">
            <text:p>619,746</text:p>
          </table:table-cell>
          <table:table-cell table:style-name="ce74" office:value-type="float" office:value="112068" calcext:value-type="float">
            <text:p>112,068</text:p>
          </table:table-cell>
          <table:table-cell table:style-name="ce74" office:value-type="float" office:value="865048" calcext:value-type="float">
            <text:p>865,048</text:p>
          </table:table-cell>
          <table:table-cell table:style-name="ce74" office:value-type="float" office:value="95206" calcext:value-type="float">
            <text:p>95,206</text:p>
          </table:table-cell>
          <table:table-cell table:style-name="ce74" office:value-type="float" office:value="69" calcext:value-type="float">
            <text:p>69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203" calcext:value-type="float">
            <text:p>20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41640" calcext:value-type="float">
            <text:p>41,640</text:p>
          </table:table-cell>
          <table:table-cell table:style-name="ce74" office:value-type="float" office:value="4699042" calcext:value-type="float">
            <text:p>4,699,042</text:p>
          </table:table-cell>
          <table:table-cell table:style-name="ce74" office:value-type="float" office:value="100356" calcext:value-type="float">
            <text:p>100,356</text:p>
          </table:table-cell>
          <table:table-cell table:style-name="ce74" office:value-type="float" office:value="31621" calcext:value-type="float">
            <text:p>31,621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32" calcext:value-type="float">
            <text:p>132</text:p>
          </table:table-cell>
          <table:table-cell table:style-name="ce74" office:value-type="float" office:value="257" calcext:value-type="float">
            <text:p>257</text:p>
          </table:table-cell>
          <table:table-cell table:style-name="ce74" office:value-type="float" office:value="722" calcext:value-type="float">
            <text:p>722</text:p>
          </table:table-cell>
          <table:table-cell table:style-name="ce74" office:value-type="float" office:value="144428" calcext:value-type="float">
            <text:p>144,428</text:p>
          </table:table-cell>
          <table:table-cell table:style-name="ce74" office:value-type="float" office:value="219373" calcext:value-type="float">
            <text:p>219,373</text:p>
          </table:table-cell>
          <table:table-cell table:style-name="ce74" office:value-type="float" office:value="118" calcext:value-type="float">
            <text:p>118</text:p>
          </table:table-cell>
          <table:table-cell table:style-name="ce74" office:value-type="float" office:value="6059" calcext:value-type="float">
            <text:p>6,059</text:p>
          </table:table-cell>
          <table:table-cell table:style-name="ce74" office:value-type="float" office:value="72537" calcext:value-type="float">
            <text:p>72,537</text:p>
          </table:table-cell>
          <table:table-cell table:style-name="ce74" office:value-type="float" office:value="29160513" calcext:value-type="float">
            <text:p>29,160,513</text:p>
          </table:table-cell>
          <table:table-cell table:style-name="ce74" office:value-type="float" office:value="50563" calcext:value-type="float">
            <text:p>50,563</text:p>
          </table:table-cell>
          <table:table-cell table:style-name="ce74" office:value-type="float" office:value="81610219" calcext:value-type="float">
            <text:p>81,610,219</text:p>
          </table:table-cell>
          <table:table-cell table:style-name="ce74" office:value-type="float" office:value="25396461" calcext:value-type="float">
            <text:p>25,396,461</text:p>
          </table:table-cell>
          <table:table-cell table:style-name="ce74" office:value-type="float" office:value="267193" calcext:value-type="float">
            <text:p>267,19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57988" calcext:value-type="float">
            <text:p>157,988</text:p>
          </table:table-cell>
          <table:table-cell table:style-name="ce74" office:value-type="float" office:value="4016448" calcext:value-type="float">
            <text:p>4,016,448</text:p>
          </table:table-cell>
          <table:table-cell table:style-name="ce74" office:value-type="float" office:value="4133525" calcext:value-type="float">
            <text:p>4,133,525</text:p>
          </table:table-cell>
          <table:table-cell table:style-name="ce74" office:value-type="float" office:value="3238301" calcext:value-type="float">
            <text:p>3,238,301</text:p>
          </table:table-cell>
          <table:table-cell table:style-name="ce74" office:value-type="float" office:value="569727" calcext:value-type="float">
            <text:p>569,727</text:p>
          </table:table-cell>
          <table:table-cell table:style-name="ce74" office:value-type="float" office:value="16951282" calcext:value-type="float">
            <text:p>16,951,282</text:p>
          </table:table-cell>
          <table:table-cell table:style-name="ce74" office:value-type="float" office:value="461529" calcext:value-type="float">
            <text:p>461,529</text:p>
          </table:table-cell>
          <table:table-cell table:style-name="ce74" office:value-type="float" office:value="13932408" calcext:value-type="float">
            <text:p>13,932,408</text:p>
          </table:table-cell>
          <table:table-cell table:style-name="ce74" office:value-type="float" office:value="5090495" calcext:value-type="float">
            <text:p>5,090,495</text:p>
          </table:table-cell>
          <table:table-cell table:style-name="ce74" office:value-type="float" office:value="2007992" calcext:value-type="float">
            <text:p>2,007,992</text:p>
          </table:table-cell>
          <table:table-cell table:style-name="ce74" office:value-type="float" office:value="635772" calcext:value-type="float">
            <text:p>635,772</text:p>
          </table:table-cell>
          <table:table-cell table:style-name="ce74" office:value-type="float" office:value="47118615" calcext:value-type="float">
            <text:p>47,118,615</text:p>
          </table:table-cell>
          <table:table-cell table:style-name="ce74" office:value-type="float" office:value="6656828" calcext:value-type="float">
            <text:p>6,656,828</text:p>
          </table:table-cell>
          <table:table-cell table:style-name="ce74" office:value-type="float" office:value="6826097" calcext:value-type="float">
            <text:p>6,826,097</text:p>
          </table:table-cell>
          <table:table-cell table:style-name="ce74" office:value-type="float" office:value="11631145" calcext:value-type="float">
            <text:p>11,631,145</text:p>
          </table:table-cell>
          <table:table-cell table:style-name="ce74" office:value-type="float" office:value="20036929" calcext:value-type="float">
            <text:p>20,036,929</text:p>
          </table:table-cell>
          <table:table-cell table:style-name="ce74" office:value-type="float" office:value="6470612" calcext:value-type="float">
            <text:p>6,470,612</text:p>
          </table:table-cell>
          <table:table-cell table:style-name="ce74" office:value-type="float" office:value="3717614" calcext:value-type="float">
            <text:p>3,717,614</text:p>
          </table:table-cell>
          <table:table-cell table:style-name="ce74" office:value-type="float" office:value="8330336" calcext:value-type="float">
            <text:p>8,330,33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69237659" calcext:value-type="float">
            <text:p>369,237,659</text:p>
          </table:table-cell>
          <table:table-cell table:style-name="ce74" office:value-type="float" office:value="131157036" calcext:value-type="float">
            <text:p>131,157,036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31157036" calcext:value-type="float">
            <text:p>131,157,03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7366395" calcext:value-type="float">
            <text:p>37,366,39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7366395" calcext:value-type="float">
            <text:p>37,366,395</text:p>
          </table:table-cell>
          <table:table-cell table:style-name="ce74" office:value-type="float" office:value="28665399" calcext:value-type="float">
            <text:p>28,665,399</text:p>
          </table:table-cell>
          <table:table-cell table:style-name="ce74" office:value-type="float" office:value="197188830" calcext:value-type="float">
            <text:p>197,188,830</text:p>
          </table:table-cell>
          <table:table-cell table:style-name="ce74" office:value-type="float" office:value="566426489" calcext:value-type="float">
            <text:p>566,426,489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18" calcext:value-type="float">
            <text:p>18</text:p>
          </table:table-cell>
          <table:table-cell table:style-name="ce63" office:value-type="string" calcext:value-type="string">
            <text:p>18</text:p>
          </table:table-cell>
          <table:table-cell table:style-name="ce69" office:value-type="string" calcext:value-type="string">
            <text:p>Услуги по печатанию и воспроизведению</text:p>
          </table:table-cell>
          <table:table-cell table:style-name="ce74" office:value-type="float" office:value="568" calcext:value-type="float">
            <text:p>568</text:p>
          </table:table-cell>
          <table:table-cell table:style-name="ce74" office:value-type="float" office:value="280" calcext:value-type="float">
            <text:p>280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7025" calcext:value-type="float">
            <text:p>7,025</text:p>
          </table:table-cell>
          <table:table-cell table:style-name="ce74" office:value-type="float" office:value="322" calcext:value-type="float">
            <text:p>32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8011" calcext:value-type="float">
            <text:p>8,011</text:p>
          </table:table-cell>
          <table:table-cell table:style-name="ce74" office:value-type="float" office:value="112410" calcext:value-type="float">
            <text:p>112,410</text:p>
          </table:table-cell>
          <table:table-cell table:number-columns-repeated="6" table:style-name="ce74" office:value-type="float" office:value="0" calcext:value-type="float">
            <text:p/>
          </table:table-cell>
          <table:table-cell table:style-name="ce74" office:value-type="float" office:value="6350735" calcext:value-type="float">
            <text:p>6,350,735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628" calcext:value-type="float">
            <text:p>628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6" calcext:value-type="float">
            <text:p>6</text:p>
          </table:table-cell>
          <table:table-cell table:number-columns-repeated="13" table:style-name="ce74" office:value-type="float" office:value="0" calcext:value-type="float">
            <text:p/>
          </table:table-cell>
          <table:table-cell table:style-name="ce74" office:value-type="float" office:value="133" calcext:value-type="float">
            <text:p>133</text:p>
          </table:table-cell>
          <table:table-cell table:style-name="ce74" office:value-type="float" office:value="7733" calcext:value-type="float">
            <text:p>7,733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749427" calcext:value-type="float">
            <text:p>749,427</text:p>
          </table:table-cell>
          <table:table-cell table:style-name="ce74" office:value-type="float" office:value="15267" calcext:value-type="float">
            <text:p>15,267</text:p>
          </table:table-cell>
          <table:table-cell table:style-name="ce74" office:value-type="float" office:value="375105" calcext:value-type="float">
            <text:p>375,105</text:p>
          </table:table-cell>
          <table:table-cell table:style-name="ce74" office:value-type="float" office:value="227566" calcext:value-type="float">
            <text:p>227,566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86571" calcext:value-type="float">
            <text:p>86,571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4431" calcext:value-type="float">
            <text:p>14,431</text:p>
          </table:table-cell>
          <table:table-cell table:style-name="ce74" office:value-type="float" office:value="724" calcext:value-type="float">
            <text:p>724</text:p>
          </table:table-cell>
          <table:table-cell table:style-name="ce74" office:value-type="float" office:value="2098863" calcext:value-type="float">
            <text:p>2,098,863</text:p>
          </table:table-cell>
          <table:table-cell table:style-name="ce74" office:value-type="float" office:value="174338" calcext:value-type="float">
            <text:p>174,338</text:p>
          </table:table-cell>
          <table:table-cell table:style-name="ce74" office:value-type="float" office:value="635633" calcext:value-type="float">
            <text:p>635,633</text:p>
          </table:table-cell>
          <table:table-cell table:style-name="ce74" office:value-type="float" office:value="861928" calcext:value-type="float">
            <text:p>861,928</text:p>
          </table:table-cell>
          <table:table-cell table:style-name="ce74" office:value-type="float" office:value="2543382" calcext:value-type="float">
            <text:p>2,543,382</text:p>
          </table:table-cell>
          <table:table-cell table:style-name="ce74" office:value-type="float" office:value="444239" calcext:value-type="float">
            <text:p>444,239</text:p>
          </table:table-cell>
          <table:table-cell table:style-name="ce74" office:value-type="float" office:value="200504" calcext:value-type="float">
            <text:p>200,504</text:p>
          </table:table-cell>
          <table:table-cell table:style-name="ce74" office:value-type="float" office:value="287409" calcext:value-type="float">
            <text:p>287,409</text:p>
          </table:table-cell>
          <table:table-cell table:style-name="ce74" office:value-type="float" office:value="30680610" calcext:value-type="float">
            <text:p>30,680,610</text:p>
          </table:table-cell>
          <table:table-cell table:style-name="ce74" office:value-type="float" office:value="18624959" calcext:value-type="float">
            <text:p>18,624,959</text:p>
          </table:table-cell>
          <table:table-cell table:style-name="ce74" office:value-type="float" office:value="6560932" calcext:value-type="float">
            <text:p>6,560,932</text:p>
          </table:table-cell>
          <table:table-cell table:style-name="ce74" office:value-type="float" office:value="86249" calcext:value-type="float">
            <text:p>86,249</text:p>
          </table:table-cell>
          <table:table-cell table:style-name="ce74" office:value-type="float" office:value="66210" calcext:value-type="float">
            <text:p>66,210</text:p>
          </table:table-cell>
          <table:table-cell table:style-name="ce74" office:value-type="float" office:value="3328112" calcext:value-type="float">
            <text:p>3,328,11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74550380" calcext:value-type="float">
            <text:p>74,550,380</text:p>
          </table:table-cell>
          <table:table-cell table:number-columns-repeated="8" table:style-name="ce74" office:value-type="float" office:value="0" calcext:value-type="float">
            <text:p/>
          </table:table-cell>
          <table:table-cell table:number-columns-repeated="2" table:style-name="ce74" office:value-type="float" office:value="114227" calcext:value-type="float">
            <text:p>114,227</text:p>
          </table:table-cell>
          <table:table-cell table:style-name="ce74" office:value-type="float" office:value="74664607" calcext:value-type="float">
            <text:p>74,664,607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19" calcext:value-type="float">
            <text:p>19</text:p>
          </table:table-cell>
          <table:table-cell table:style-name="ce63" office:value-type="string" calcext:value-type="string">
            <text:p>191</text:p>
          </table:table-cell>
          <table:table-cell table:style-name="ce69" office:value-type="string" calcext:value-type="string">
            <text:p>Продукция печей коксовых</text:p>
          </table:table-cell>
          <table:table-cell table:number-columns-repeated="7" table:style-name="ce74" office:value-type="float" office:value="0" calcext:value-type="float">
            <text:p/>
          </table:table-cell>
          <table:table-cell table:style-name="ce74" office:value-type="float" office:value="43" calcext:value-type="float">
            <text:p>43</text:p>
          </table:table-cell>
          <table:table-cell table:number-columns-repeated="12" table:style-name="ce74" office:value-type="float" office:value="0" calcext:value-type="float">
            <text:p/>
          </table:table-cell>
          <table:table-cell table:style-name="ce74" office:value-type="float" office:value="2410945" calcext:value-type="float">
            <text:p>2,410,945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63419507" calcext:value-type="float">
            <text:p>63,419,507</text:p>
          </table:table-cell>
          <table:table-cell table:style-name="ce74" office:value-type="float" office:value="176727001" calcext:value-type="float">
            <text:p>176,727,001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3341603" calcext:value-type="float">
            <text:p>3,341,60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8479" calcext:value-type="float">
            <text:p>8,479</text:p>
          </table:table-cell>
          <table:table-cell table:number-columns-repeated="8" table:style-name="ce74" office:value-type="float" office:value="0" calcext:value-type="float">
            <text:p/>
          </table:table-cell>
          <table:table-cell table:style-name="ce74" office:value-type="float" office:value="18518444" calcext:value-type="float">
            <text:p>18,518,444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9464680" calcext:value-type="float">
            <text:p>9,464,680</text:p>
          </table:table-cell>
          <table:table-cell table:number-columns-repeated="20" table:style-name="ce74" office:value-type="float" office:value="0" calcext:value-type="float">
            <text:p/>
          </table:table-cell>
          <table:table-cell table:style-name="ce74" office:value-type="float" office:value="286" calcext:value-type="float">
            <text:p>286</text:p>
          </table:table-cell>
          <table:table-cell table:style-name="ce74" office:value-type="float" office:value="38787" calcext:value-type="float">
            <text:p>38,787</text:p>
          </table:table-cell>
          <table:table-cell table:number-columns-repeated="5" table:style-name="ce74" office:value-type="float" office:value="0" calcext:value-type="float">
            <text:p/>
          </table:table-cell>
          <table:table-cell table:style-name="ce74" office:value-type="float" office:value="273929775" calcext:value-type="float">
            <text:p>273,929,775</text:p>
          </table:table-cell>
          <table:table-cell table:number-columns-repeated="5" table:style-name="ce74" office:value-type="float" office:value="0" calcext:value-type="float">
            <text:p/>
          </table:table-cell>
          <table:table-cell table:style-name="ce74" office:value-type="float" office:value="23181769" calcext:value-type="float">
            <text:p>23,181,76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3181769" calcext:value-type="float">
            <text:p>23,181,769</text:p>
          </table:table-cell>
          <table:table-cell table:style-name="ce74" office:value-type="float" office:value="5056589" calcext:value-type="float">
            <text:p>5,056,589</text:p>
          </table:table-cell>
          <table:table-cell table:style-name="ce74" office:value-type="float" office:value="28238358" calcext:value-type="float">
            <text:p>28,238,358</text:p>
          </table:table-cell>
          <table:table-cell table:style-name="ce74" office:value-type="float" office:value="302168133" calcext:value-type="float">
            <text:p>302,168,133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20" calcext:value-type="float">
            <text:p>20</text:p>
          </table:table-cell>
          <table:table-cell table:style-name="ce63" office:value-type="string" calcext:value-type="string">
            <text:p>192</text:p>
          </table:table-cell>
          <table:table-cell table:style-name="ce69" office:value-type="string" calcext:value-type="string">
            <text:p>Продукты переработки нефти</text:p>
          </table:table-cell>
          <table:table-cell table:style-name="ce74" office:value-type="float" office:value="113387608" calcext:value-type="float">
            <text:p>113,387,608</text:p>
          </table:table-cell>
          <table:table-cell table:style-name="ce74" office:value-type="float" office:value="132901" calcext:value-type="float">
            <text:p>132,901</text:p>
          </table:table-cell>
          <table:table-cell table:style-name="ce74" office:value-type="float" office:value="57303" calcext:value-type="float">
            <text:p>57,303</text:p>
          </table:table-cell>
          <table:table-cell table:style-name="ce74" office:value-type="float" office:value="25907472" calcext:value-type="float">
            <text:p>25,907,472</text:p>
          </table:table-cell>
          <table:table-cell table:style-name="ce74" office:value-type="float" office:value="109348267" calcext:value-type="float">
            <text:p>109,348,267</text:p>
          </table:table-cell>
          <table:table-cell table:style-name="ce74" office:value-type="float" office:value="3517749" calcext:value-type="float">
            <text:p>3,517,749</text:p>
          </table:table-cell>
          <table:table-cell table:style-name="ce74" office:value-type="float" office:value="4109145" calcext:value-type="float">
            <text:p>4,109,145</text:p>
          </table:table-cell>
          <table:table-cell table:style-name="ce74" office:value-type="float" office:value="9694220" calcext:value-type="float">
            <text:p>9,694,220</text:p>
          </table:table-cell>
          <table:table-cell table:style-name="ce74" office:value-type="float" office:value="5957919" calcext:value-type="float">
            <text:p>5,957,919</text:p>
          </table:table-cell>
          <table:table-cell table:style-name="ce74" office:value-type="float" office:value="5948801" calcext:value-type="float">
            <text:p>5,948,801</text:p>
          </table:table-cell>
          <table:table-cell table:style-name="ce74" office:value-type="float" office:value="3173378" calcext:value-type="float">
            <text:p>3,173,378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1241" calcext:value-type="float">
            <text:p>11,241</text:p>
          </table:table-cell>
          <table:table-cell table:style-name="ce74" office:value-type="float" office:value="10900" calcext:value-type="float">
            <text:p>10,900</text:p>
          </table:table-cell>
          <table:table-cell table:style-name="ce74" office:value-type="float" office:value="2207" calcext:value-type="float">
            <text:p>2,207</text:p>
          </table:table-cell>
          <table:table-cell table:style-name="ce74" office:value-type="float" office:value="18381" calcext:value-type="float">
            <text:p>18,381</text:p>
          </table:table-cell>
          <table:table-cell table:style-name="ce74" office:value-type="float" office:value="615336" calcext:value-type="float">
            <text:p>615,336</text:p>
          </table:table-cell>
          <table:table-cell table:style-name="ce74" office:value-type="float" office:value="1976" calcext:value-type="float">
            <text:p>1,976</text:p>
          </table:table-cell>
          <table:table-cell table:style-name="ce74" office:value-type="float" office:value="675898" calcext:value-type="float">
            <text:p>675,898</text:p>
          </table:table-cell>
          <table:table-cell table:style-name="ce74" office:value-type="float" office:value="6119905" calcext:value-type="float">
            <text:p>6,119,905</text:p>
          </table:table-cell>
          <table:table-cell table:style-name="ce74" office:value-type="float" office:value="335949" calcext:value-type="float">
            <text:p>335,949</text:p>
          </table:table-cell>
          <table:table-cell table:style-name="ce74" office:value-type="float" office:value="21834" calcext:value-type="float">
            <text:p>21,834</text:p>
          </table:table-cell>
          <table:table-cell table:style-name="ce74" office:value-type="float" office:value="25491" calcext:value-type="float">
            <text:p>25,491</text:p>
          </table:table-cell>
          <table:table-cell table:style-name="ce74" office:value-type="float" office:value="2957767" calcext:value-type="float">
            <text:p>2,957,767</text:p>
          </table:table-cell>
          <table:table-cell table:style-name="ce74" office:value-type="float" office:value="1065385" calcext:value-type="float">
            <text:p>1,065,385</text:p>
          </table:table-cell>
          <table:table-cell table:style-name="ce74" office:value-type="float" office:value="780" calcext:value-type="float">
            <text:p>780</text:p>
          </table:table-cell>
          <table:table-cell table:style-name="ce74" office:value-type="float" office:value="900" calcext:value-type="float">
            <text:p>900</text:p>
          </table:table-cell>
          <table:table-cell table:style-name="ce74" office:value-type="float" office:value="386301" calcext:value-type="float">
            <text:p>386,301</text:p>
          </table:table-cell>
          <table:table-cell table:style-name="ce74" office:value-type="float" office:value="592" calcext:value-type="float">
            <text:p>592</text:p>
          </table:table-cell>
          <table:table-cell table:style-name="ce74" office:value-type="float" office:value="11037" calcext:value-type="float">
            <text:p>11,037</text:p>
          </table:table-cell>
          <table:table-cell table:style-name="ce74" office:value-type="float" office:value="3297" calcext:value-type="float">
            <text:p>3,297</text:p>
          </table:table-cell>
          <table:table-cell table:style-name="ce74" office:value-type="float" office:value="9015" calcext:value-type="float">
            <text:p>9,015</text:p>
          </table:table-cell>
          <table:table-cell table:style-name="ce74" office:value-type="float" office:value="29932" calcext:value-type="float">
            <text:p>29,932</text:p>
          </table:table-cell>
          <table:table-cell table:style-name="ce74" office:value-type="float" office:value="125973" calcext:value-type="float">
            <text:p>125,973</text:p>
          </table:table-cell>
          <table:table-cell table:style-name="ce74" office:value-type="float" office:value="192765" calcext:value-type="float">
            <text:p>192,765</text:p>
          </table:table-cell>
          <table:table-cell table:style-name="ce74" office:value-type="float" office:value="15256" calcext:value-type="float">
            <text:p>15,256</text:p>
          </table:table-cell>
          <table:table-cell table:style-name="ce74" office:value-type="float" office:value="13528" calcext:value-type="float">
            <text:p>13,528</text:p>
          </table:table-cell>
          <table:table-cell table:style-name="ce74" office:value-type="float" office:value="1655876" calcext:value-type="float">
            <text:p>1,655,876</text:p>
          </table:table-cell>
          <table:table-cell table:style-name="ce74" office:value-type="float" office:value="10679261" calcext:value-type="float">
            <text:p>10,679,261</text:p>
          </table:table-cell>
          <table:table-cell table:style-name="ce74" office:value-type="float" office:value="21990362" calcext:value-type="float">
            <text:p>21,990,362</text:p>
          </table:table-cell>
          <table:table-cell table:style-name="ce74" office:value-type="float" office:value="4952623" calcext:value-type="float">
            <text:p>4,952,623</text:p>
          </table:table-cell>
          <table:table-cell table:style-name="ce74" office:value-type="float" office:value="4663489" calcext:value-type="float">
            <text:p>4,663,489</text:p>
          </table:table-cell>
          <table:table-cell table:style-name="ce74" office:value-type="float" office:value="70841682" calcext:value-type="float">
            <text:p>70,841,682</text:p>
          </table:table-cell>
          <table:table-cell table:style-name="ce74" office:value-type="float" office:value="2833088" calcext:value-type="float">
            <text:p>2,833,088</text:p>
          </table:table-cell>
          <table:table-cell table:style-name="ce74" office:value-type="float" office:value="104097555" calcext:value-type="float">
            <text:p>104,097,555</text:p>
          </table:table-cell>
          <table:table-cell table:style-name="ce74" office:value-type="float" office:value="38870241" calcext:value-type="float">
            <text:p>38,870,241</text:p>
          </table:table-cell>
          <table:table-cell table:style-name="ce74" office:value-type="float" office:value="233399336" calcext:value-type="float">
            <text:p>233,399,336</text:p>
          </table:table-cell>
          <table:table-cell table:style-name="ce74" office:value-type="float" office:value="311088" calcext:value-type="float">
            <text:p>311,088</text:p>
          </table:table-cell>
          <table:table-cell table:style-name="ce74" office:value-type="float" office:value="122824558" calcext:value-type="float">
            <text:p>122,824,558</text:p>
          </table:table-cell>
          <table:table-cell table:style-name="ce74" office:value-type="float" office:value="186242211" calcext:value-type="float">
            <text:p>186,242,211</text:p>
          </table:table-cell>
          <table:table-cell table:style-name="ce74" office:value-type="float" office:value="1404950" calcext:value-type="float">
            <text:p>1,404,950</text:p>
          </table:table-cell>
          <table:table-cell table:style-name="ce74" office:value-type="float" office:value="794529" calcext:value-type="float">
            <text:p>794,529</text:p>
          </table:table-cell>
          <table:table-cell table:style-name="ce74" office:value-type="float" office:value="232052" calcext:value-type="float">
            <text:p>232,052</text:p>
          </table:table-cell>
          <table:table-cell table:style-name="ce74" office:value-type="float" office:value="3055767" calcext:value-type="float">
            <text:p>3,055,767</text:p>
          </table:table-cell>
          <table:table-cell table:style-name="ce74" office:value-type="float" office:value="7358721" calcext:value-type="float">
            <text:p>7,358,721</text:p>
          </table:table-cell>
          <table:table-cell table:style-name="ce74" office:value-type="float" office:value="813514" calcext:value-type="float">
            <text:p>813,514</text:p>
          </table:table-cell>
          <table:table-cell table:style-name="ce74" office:value-type="float" office:value="466776" calcext:value-type="float">
            <text:p>466,776</text:p>
          </table:table-cell>
          <table:table-cell table:style-name="ce74" office:value-type="float" office:value="192291" calcext:value-type="float">
            <text:p>192,291</text:p>
          </table:table-cell>
          <table:table-cell table:style-name="ce74" office:value-type="float" office:value="2219660" calcext:value-type="float">
            <text:p>2,219,660</text:p>
          </table:table-cell>
          <table:table-cell table:style-name="ce74" office:value-type="float" office:value="13979303" calcext:value-type="float">
            <text:p>13,979,303</text:p>
          </table:table-cell>
          <table:table-cell table:style-name="ce74" office:value-type="float" office:value="21739363" calcext:value-type="float">
            <text:p>21,739,363</text:p>
          </table:table-cell>
          <table:table-cell table:style-name="ce74" office:value-type="float" office:value="66205333" calcext:value-type="float">
            <text:p>66,205,333</text:p>
          </table:table-cell>
          <table:table-cell table:style-name="ce74" office:value-type="float" office:value="12195138" calcext:value-type="float">
            <text:p>12,195,138</text:p>
          </table:table-cell>
          <table:table-cell table:style-name="ce74" office:value-type="float" office:value="31352404" calcext:value-type="float">
            <text:p>31,352,404</text:p>
          </table:table-cell>
          <table:table-cell table:style-name="ce74" office:value-type="float" office:value="502393" calcext:value-type="float">
            <text:p>502,393</text:p>
          </table:table-cell>
          <table:table-cell table:style-name="ce74" office:value-type="float" office:value="5162380" calcext:value-type="float">
            <text:p>5,162,380</text:p>
          </table:table-cell>
          <table:table-cell table:style-name="ce74" office:value-type="float" office:value="2897586" calcext:value-type="float">
            <text:p>2,897,58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267819939" calcext:value-type="float">
            <text:p>1,267,819,939</text:p>
          </table:table-cell>
          <table:table-cell table:style-name="ce74" office:value-type="float" office:value="229741312" calcext:value-type="float">
            <text:p>229,741,312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229741312" calcext:value-type="float">
            <text:p>229,741,31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-211572688" calcext:value-type="float">
            <text:p>-211,572,688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-211572688" calcext:value-type="float">
            <text:p>-211,572,688</text:p>
          </table:table-cell>
          <table:table-cell table:style-name="ce74" office:value-type="float" office:value="506177946" calcext:value-type="float">
            <text:p>506,177,946</text:p>
          </table:table-cell>
          <table:table-cell table:style-name="ce74" office:value-type="float" office:value="524346570" calcext:value-type="float">
            <text:p>524,346,570</text:p>
          </table:table-cell>
          <table:table-cell table:style-name="ce74" office:value-type="float" office:value="1792166509" calcext:value-type="float">
            <text:p>1,792,166,509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21" calcext:value-type="float">
            <text:p>21</text:p>
          </table:table-cell>
          <table:table-cell table:style-name="ce63" office:value-type="string" calcext:value-type="string">
            <text:p>20</text:p>
          </table:table-cell>
          <table:table-cell table:style-name="ce69" office:value-type="string" calcext:value-type="string">
            <text:p>Вещества химические и продукты химические</text:p>
          </table:table-cell>
          <table:table-cell table:style-name="ce74" office:value-type="float" office:value="438810239" calcext:value-type="float">
            <text:p>438,810,239</text:p>
          </table:table-cell>
          <table:table-cell table:style-name="ce74" office:value-type="float" office:value="36" calcext:value-type="float">
            <text:p>36</text:p>
          </table:table-cell>
          <table:table-cell table:style-name="ce74" office:value-type="float" office:value="853588" calcext:value-type="float">
            <text:p>853,588</text:p>
          </table:table-cell>
          <table:table-cell table:style-name="ce74" office:value-type="float" office:value="4042676" calcext:value-type="float">
            <text:p>4,042,676</text:p>
          </table:table-cell>
          <table:table-cell table:style-name="ce74" office:value-type="float" office:value="104325609" calcext:value-type="float">
            <text:p>104,325,609</text:p>
          </table:table-cell>
          <table:table-cell table:style-name="ce74" office:value-type="float" office:value="4745179" calcext:value-type="float">
            <text:p>4,745,179</text:p>
          </table:table-cell>
          <table:table-cell table:style-name="ce74" office:value-type="float" office:value="58119380" calcext:value-type="float">
            <text:p>58,119,380</text:p>
          </table:table-cell>
          <table:table-cell table:style-name="ce74" office:value-type="float" office:value="298855658" calcext:value-type="float">
            <text:p>298,855,658</text:p>
          </table:table-cell>
          <table:table-cell table:style-name="ce74" office:value-type="float" office:value="447395" calcext:value-type="float">
            <text:p>447,395</text:p>
          </table:table-cell>
          <table:table-cell table:style-name="ce74" office:value-type="float" office:value="5360009" calcext:value-type="float">
            <text:p>5,360,009</text:p>
          </table:table-cell>
          <table:table-cell table:style-name="ce74" office:value-type="float" office:value="21717476" calcext:value-type="float">
            <text:p>21,717,47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66944" calcext:value-type="float">
            <text:p>266,944</text:p>
          </table:table-cell>
          <table:table-cell table:style-name="ce74" office:value-type="float" office:value="389931" calcext:value-type="float">
            <text:p>389,931</text:p>
          </table:table-cell>
          <table:table-cell table:style-name="ce74" office:value-type="float" office:value="2027425" calcext:value-type="float">
            <text:p>2,027,425</text:p>
          </table:table-cell>
          <table:table-cell table:style-name="ce74" office:value-type="float" office:value="4152361" calcext:value-type="float">
            <text:p>4,152,361</text:p>
          </table:table-cell>
          <table:table-cell table:style-name="ce74" office:value-type="float" office:value="11333432" calcext:value-type="float">
            <text:p>11,333,432</text:p>
          </table:table-cell>
          <table:table-cell table:style-name="ce74" office:value-type="float" office:value="2855532" calcext:value-type="float">
            <text:p>2,855,532</text:p>
          </table:table-cell>
          <table:table-cell table:style-name="ce74" office:value-type="float" office:value="2559" calcext:value-type="float">
            <text:p>2,559</text:p>
          </table:table-cell>
          <table:table-cell table:style-name="ce74" office:value-type="float" office:value="65770148" calcext:value-type="float">
            <text:p>65,770,148</text:p>
          </table:table-cell>
          <table:table-cell table:style-name="ce74" office:value-type="float" office:value="79179221" calcext:value-type="float">
            <text:p>79,179,221</text:p>
          </table:table-cell>
          <table:table-cell table:style-name="ce74" office:value-type="float" office:value="17943532" calcext:value-type="float">
            <text:p>17,943,532</text:p>
          </table:table-cell>
          <table:table-cell table:style-name="ce74" office:value-type="float" office:value="165865800" calcext:value-type="float">
            <text:p>165,865,800</text:p>
          </table:table-cell>
          <table:table-cell table:style-name="ce74" office:value-type="float" office:value="25987393" calcext:value-type="float">
            <text:p>25,987,393</text:p>
          </table:table-cell>
          <table:table-cell table:style-name="ce74" office:value-type="float" office:value="551094" calcext:value-type="float">
            <text:p>551,094</text:p>
          </table:table-cell>
          <table:table-cell table:style-name="ce74" office:value-type="float" office:value="14355" calcext:value-type="float">
            <text:p>14,355</text:p>
          </table:table-cell>
          <table:table-cell table:style-name="ce74" office:value-type="float" office:value="101526" calcext:value-type="float">
            <text:p>101,526</text:p>
          </table:table-cell>
          <table:table-cell table:style-name="ce74" office:value-type="float" office:value="2674395" calcext:value-type="float">
            <text:p>2,674,39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59444" calcext:value-type="float">
            <text:p>59,444</text:p>
          </table:table-cell>
          <table:table-cell table:style-name="ce74" office:value-type="float" office:value="7789" calcext:value-type="float">
            <text:p>7,789</text:p>
          </table:table-cell>
          <table:table-cell table:style-name="ce74" office:value-type="float" office:value="1684587" calcext:value-type="float">
            <text:p>1,684,587</text:p>
          </table:table-cell>
          <table:table-cell table:style-name="ce74" office:value-type="float" office:value="4588572" calcext:value-type="float">
            <text:p>4,588,572</text:p>
          </table:table-cell>
          <table:table-cell table:style-name="ce74" office:value-type="float" office:value="57178193" calcext:value-type="float">
            <text:p>57,178,193</text:p>
          </table:table-cell>
          <table:table-cell table:style-name="ce74" office:value-type="float" office:value="50482588" calcext:value-type="float">
            <text:p>50,482,588</text:p>
          </table:table-cell>
          <table:table-cell table:style-name="ce74" office:value-type="float" office:value="1586686" calcext:value-type="float">
            <text:p>1,586,686</text:p>
          </table:table-cell>
          <table:table-cell table:style-name="ce74" office:value-type="float" office:value="14867" calcext:value-type="float">
            <text:p>14,867</text:p>
          </table:table-cell>
          <table:table-cell table:style-name="ce74" office:value-type="float" office:value="3969255" calcext:value-type="float">
            <text:p>3,969,255</text:p>
          </table:table-cell>
          <table:table-cell table:style-name="ce74" office:value-type="float" office:value="8952710" calcext:value-type="float">
            <text:p>8,952,710</text:p>
          </table:table-cell>
          <table:table-cell table:style-name="ce74" office:value-type="float" office:value="3254633" calcext:value-type="float">
            <text:p>3,254,633</text:p>
          </table:table-cell>
          <table:table-cell table:style-name="ce74" office:value-type="float" office:value="8081912" calcext:value-type="float">
            <text:p>8,081,912</text:p>
          </table:table-cell>
          <table:table-cell table:style-name="ce74" office:value-type="float" office:value="658586" calcext:value-type="float">
            <text:p>658,586</text:p>
          </table:table-cell>
          <table:table-cell table:style-name="ce74" office:value-type="float" office:value="86923950" calcext:value-type="float">
            <text:p>86,923,950</text:p>
          </table:table-cell>
          <table:table-cell table:style-name="ce74" office:value-type="float" office:value="58573" calcext:value-type="float">
            <text:p>58,573</text:p>
          </table:table-cell>
          <table:table-cell table:style-name="ce74" office:value-type="float" office:value="34536098" calcext:value-type="float">
            <text:p>34,536,098</text:p>
          </table:table-cell>
          <table:table-cell table:style-name="ce74" office:value-type="float" office:value="4649034" calcext:value-type="float">
            <text:p>4,649,034</text:p>
          </table:table-cell>
          <table:table-cell table:style-name="ce74" office:value-type="float" office:value="39806034" calcext:value-type="float">
            <text:p>39,806,034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4858029" calcext:value-type="float">
            <text:p>4,858,029</text:p>
          </table:table-cell>
          <table:table-cell table:style-name="ce74" office:value-type="float" office:value="2171807" calcext:value-type="float">
            <text:p>2,171,807</text:p>
          </table:table-cell>
          <table:table-cell table:style-name="ce74" office:value-type="float" office:value="82472" calcext:value-type="float">
            <text:p>82,472</text:p>
          </table:table-cell>
          <table:table-cell table:style-name="ce74" office:value-type="float" office:value="2270579" calcext:value-type="float">
            <text:p>2,270,579</text:p>
          </table:table-cell>
          <table:table-cell table:style-name="ce74" office:value-type="float" office:value="1937553" calcext:value-type="float">
            <text:p>1,937,553</text:p>
          </table:table-cell>
          <table:table-cell table:style-name="ce74" office:value-type="float" office:value="2740117" calcext:value-type="float">
            <text:p>2,740,11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543403" calcext:value-type="float">
            <text:p>1,543,403</text:p>
          </table:table-cell>
          <table:table-cell table:style-name="ce74" office:value-type="float" office:value="215158" calcext:value-type="float">
            <text:p>215,158</text:p>
          </table:table-cell>
          <table:table-cell table:style-name="ce74" office:value-type="float" office:value="85788" calcext:value-type="float">
            <text:p>85,788</text:p>
          </table:table-cell>
          <table:table-cell table:style-name="ce74" office:value-type="float" office:value="12055621" calcext:value-type="float">
            <text:p>12,055,621</text:p>
          </table:table-cell>
          <table:table-cell table:style-name="ce74" office:value-type="float" office:value="62361261" calcext:value-type="float">
            <text:p>62,361,261</text:p>
          </table:table-cell>
          <table:table-cell table:style-name="ce74" office:value-type="float" office:value="27142401" calcext:value-type="float">
            <text:p>27,142,401</text:p>
          </table:table-cell>
          <table:table-cell table:style-name="ce74" office:value-type="float" office:value="14653669" calcext:value-type="float">
            <text:p>14,653,669</text:p>
          </table:table-cell>
          <table:table-cell table:style-name="ce74" office:value-type="float" office:value="54146876" calcext:value-type="float">
            <text:p>54,146,876</text:p>
          </table:table-cell>
          <table:table-cell table:style-name="ce74" office:value-type="float" office:value="194862891" calcext:value-type="float">
            <text:p>194,862,891</text:p>
          </table:table-cell>
          <table:table-cell table:style-name="ce74" office:value-type="float" office:value="574809" calcext:value-type="float">
            <text:p>574,809</text:p>
          </table:table-cell>
          <table:table-cell table:style-name="ce74" office:value-type="float" office:value="17815270" calcext:value-type="float">
            <text:p>17,815,270</text:p>
          </table:table-cell>
          <table:table-cell table:style-name="ce74" office:value-type="float" office:value="1677708" calcext:value-type="float">
            <text:p>1,677,708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024081816" calcext:value-type="float">
            <text:p>2,024,081,816</text:p>
          </table:table-cell>
          <table:table-cell table:style-name="ce74" office:value-type="float" office:value="439958926" calcext:value-type="float">
            <text:p>439,958,926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439958926" calcext:value-type="float">
            <text:p>439,958,92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48075158" calcext:value-type="float">
            <text:p>248,075,158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48075158" calcext:value-type="float">
            <text:p>248,075,158</text:p>
          </table:table-cell>
          <table:table-cell table:style-name="ce74" office:value-type="float" office:value="773676988" calcext:value-type="float">
            <text:p>773,676,988</text:p>
          </table:table-cell>
          <table:table-cell table:style-name="ce74" office:value-type="float" office:value="1461711072" calcext:value-type="float">
            <text:p>1,461,711,072</text:p>
          </table:table-cell>
          <table:table-cell table:style-name="ce74" office:value-type="float" office:value="3485792888" calcext:value-type="float">
            <text:p>3,485,792,888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4">
          <table:table-cell table:style-name="ce57" office:value-type="float" office:value="22" calcext:value-type="float">
            <text:p>22</text:p>
          </table:table-cell>
          <table:table-cell table:style-name="ce63" office:value-type="string" calcext:value-type="string">
            <text:p>21</text:p>
          </table:table-cell>
          <table:table-cell table:style-name="ce69" office:value-type="string" calcext:value-type="string">
            <text:p>Продукты фармацевтические и препараты фармацевтические основные</text:p>
          </table:table-cell>
          <table:table-cell table:style-name="ce74" office:value-type="float" office:value="2600300" calcext:value-type="float">
            <text:p>2,600,300</text:p>
          </table:table-cell>
          <table:table-cell table:style-name="ce74" office:value-type="float" office:value="39" calcext:value-type="float">
            <text:p>39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77315" calcext:value-type="float">
            <text:p>77,315</text:p>
          </table:table-cell>
          <table:table-cell table:style-name="ce74" office:value-type="float" office:value="3516" calcext:value-type="float">
            <text:p>3,51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52722" calcext:value-type="float">
            <text:p>152,72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3845" calcext:value-type="float">
            <text:p>13,845</text:p>
          </table:table-cell>
          <table:table-cell table:style-name="ce74" office:value-type="float" office:value="646631" calcext:value-type="float">
            <text:p>646,631</text:p>
          </table:table-cell>
          <table:table-cell table:number-columns-repeated="8" table:style-name="ce74" office:value-type="float" office:value="0" calcext:value-type="float">
            <text:p/>
          </table:table-cell>
          <table:table-cell table:style-name="ce74" office:value-type="float" office:value="75893" calcext:value-type="float">
            <text:p>75,893</text:p>
          </table:table-cell>
          <table:table-cell table:style-name="ce74" office:value-type="float" office:value="6" calcext:value-type="float">
            <text:p>6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273" calcext:value-type="float">
            <text:p>273</text:p>
          </table:table-cell>
          <table:table-cell table:style-name="ce74" office:value-type="float" office:value="18" calcext:value-type="float">
            <text:p>18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868" calcext:value-type="float">
            <text:p>868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64" calcext:value-type="float">
            <text:p>64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149956" calcext:value-type="float">
            <text:p>149,956</text:p>
          </table:table-cell>
          <table:table-cell table:style-name="ce74" office:value-type="float" office:value="18094" calcext:value-type="float">
            <text:p>18,094</text:p>
          </table:table-cell>
          <table:table-cell table:style-name="ce74" office:value-type="float" office:value="160" calcext:value-type="float">
            <text:p>160</text:p>
          </table:table-cell>
          <table:table-cell table:style-name="ce74" office:value-type="float" office:value="2494" calcext:value-type="float">
            <text:p>2,494</text:p>
          </table:table-cell>
          <table:table-cell table:style-name="ce74" office:value-type="float" office:value="113444" calcext:value-type="float">
            <text:p>113,444</text:p>
          </table:table-cell>
          <table:table-cell table:style-name="ce74" office:value-type="float" office:value="9089" calcext:value-type="float">
            <text:p>9,089</text:p>
          </table:table-cell>
          <table:table-cell table:style-name="ce74" office:value-type="float" office:value="1791" calcext:value-type="float">
            <text:p>1,791</text:p>
          </table:table-cell>
          <table:table-cell table:style-name="ce74" office:value-type="float" office:value="400594" calcext:value-type="float">
            <text:p>400,594</text:p>
          </table:table-cell>
          <table:table-cell table:style-name="ce74" office:value-type="float" office:value="1415457" calcext:value-type="float">
            <text:p>1,415,457</text:p>
          </table:table-cell>
          <table:table-cell table:style-name="ce74" office:value-type="float" office:value="1852" calcext:value-type="float">
            <text:p>1,85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4884" calcext:value-type="float">
            <text:p>4,884</text:p>
          </table:table-cell>
          <table:table-cell table:style-name="ce74" office:value-type="float" office:value="10145" calcext:value-type="float">
            <text:p>10,14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13" calcext:value-type="float">
            <text:p>213</text:p>
          </table:table-cell>
          <table:table-cell table:style-name="ce74" office:value-type="float" office:value="106" calcext:value-type="float">
            <text:p>106</text:p>
          </table:table-cell>
          <table:table-cell table:style-name="ce74" office:value-type="float" office:value="37" calcext:value-type="float">
            <text:p>3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141" calcext:value-type="float">
            <text:p>1,141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31115525" calcext:value-type="float">
            <text:p>31,115,525</text:p>
          </table:table-cell>
          <table:table-cell table:style-name="ce74" office:value-type="float" office:value="9736" calcext:value-type="float">
            <text:p>9,736</text:p>
          </table:table-cell>
          <table:table-cell table:style-name="ce74" office:value-type="float" office:value="9603186" calcext:value-type="float">
            <text:p>9,603,186</text:p>
          </table:table-cell>
          <table:table-cell table:style-name="ce74" office:value-type="float" office:value="7419906" calcext:value-type="float">
            <text:p>7,419,906</text:p>
          </table:table-cell>
          <table:table-cell table:style-name="ce74" office:value-type="float" office:value="488448196" calcext:value-type="float">
            <text:p>488,448,196</text:p>
          </table:table-cell>
          <table:table-cell table:style-name="ce74" office:value-type="float" office:value="1280615" calcext:value-type="float">
            <text:p>1,280,615</text:p>
          </table:table-cell>
          <table:table-cell table:style-name="ce74" office:value-type="float" office:value="270612" calcext:value-type="float">
            <text:p>270,612</text:p>
          </table:table-cell>
          <table:table-cell table:style-name="ce74" office:value-type="float" office:value="34607" calcext:value-type="float">
            <text:p>34,60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543883339" calcext:value-type="float">
            <text:p>543,883,339</text:p>
          </table:table-cell>
          <table:table-cell table:style-name="ce74" office:value-type="float" office:value="723460809" calcext:value-type="float">
            <text:p>723,460,809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723460809" calcext:value-type="float">
            <text:p>723,460,80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47479622" calcext:value-type="float">
            <text:p>47,479,62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47479622" calcext:value-type="float">
            <text:p>47,479,622</text:p>
          </table:table-cell>
          <table:table-cell table:style-name="ce74" office:value-type="float" office:value="21124445" calcext:value-type="float">
            <text:p>21,124,445</text:p>
          </table:table-cell>
          <table:table-cell table:style-name="ce74" office:value-type="float" office:value="792064876" calcext:value-type="float">
            <text:p>792,064,876</text:p>
          </table:table-cell>
          <table:table-cell table:style-name="ce74" office:value-type="float" office:value="1335948215" calcext:value-type="float">
            <text:p>1,335,948,215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23" calcext:value-type="float">
            <text:p>23</text:p>
          </table:table-cell>
          <table:table-cell table:style-name="ce63" office:value-type="string" calcext:value-type="string">
            <text:p>22</text:p>
          </table:table-cell>
          <table:table-cell table:style-name="ce69" office:value-type="string" calcext:value-type="string">
            <text:p>Изделия резиновые и пластмассовые</text:p>
          </table:table-cell>
          <table:table-cell table:style-name="ce74" office:value-type="float" office:value="2291431" calcext:value-type="float">
            <text:p>2,291,431</text:p>
          </table:table-cell>
          <table:table-cell table:style-name="ce74" office:value-type="float" office:value="1075" calcext:value-type="float">
            <text:p>1,075</text:p>
          </table:table-cell>
          <table:table-cell table:style-name="ce74" office:value-type="float" office:value="985" calcext:value-type="float">
            <text:p>985</text:p>
          </table:table-cell>
          <table:table-cell table:style-name="ce74" office:value-type="float" office:value="5809355" calcext:value-type="float">
            <text:p>5,809,355</text:p>
          </table:table-cell>
          <table:table-cell table:style-name="ce74" office:value-type="float" office:value="32721692" calcext:value-type="float">
            <text:p>32,721,692</text:p>
          </table:table-cell>
          <table:table-cell table:style-name="ce74" office:value-type="float" office:value="1488522" calcext:value-type="float">
            <text:p>1,488,522</text:p>
          </table:table-cell>
          <table:table-cell table:style-name="ce74" office:value-type="float" office:value="1783119" calcext:value-type="float">
            <text:p>1,783,119</text:p>
          </table:table-cell>
          <table:table-cell table:style-name="ce74" office:value-type="float" office:value="13811179" calcext:value-type="float">
            <text:p>13,811,179</text:p>
          </table:table-cell>
          <table:table-cell table:style-name="ce74" office:value-type="float" office:value="1354381" calcext:value-type="float">
            <text:p>1,354,381</text:p>
          </table:table-cell>
          <table:table-cell table:style-name="ce74" office:value-type="float" office:value="2031556" calcext:value-type="float">
            <text:p>2,031,556</text:p>
          </table:table-cell>
          <table:table-cell table:style-name="ce74" office:value-type="float" office:value="21961350" calcext:value-type="float">
            <text:p>21,961,35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522" calcext:value-type="float">
            <text:p>1,522</text:p>
          </table:table-cell>
          <table:table-cell table:style-name="ce74" office:value-type="float" office:value="6174" calcext:value-type="float">
            <text:p>6,174</text:p>
          </table:table-cell>
          <table:table-cell table:style-name="ce74" office:value-type="float" office:value="193373" calcext:value-type="float">
            <text:p>193,373</text:p>
          </table:table-cell>
          <table:table-cell table:style-name="ce74" office:value-type="float" office:value="1606" calcext:value-type="float">
            <text:p>1,606</text:p>
          </table:table-cell>
          <table:table-cell table:style-name="ce74" office:value-type="float" office:value="9172157" calcext:value-type="float">
            <text:p>9,172,157</text:p>
          </table:table-cell>
          <table:table-cell table:style-name="ce74" office:value-type="float" office:value="14292" calcext:value-type="float">
            <text:p>14,292</text:p>
          </table:table-cell>
          <table:table-cell table:style-name="ce74" office:value-type="float" office:value="15605" calcext:value-type="float">
            <text:p>15,605</text:p>
          </table:table-cell>
          <table:table-cell table:style-name="ce74" office:value-type="float" office:value="491076" calcext:value-type="float">
            <text:p>491,076</text:p>
          </table:table-cell>
          <table:table-cell table:style-name="ce74" office:value-type="float" office:value="91153" calcext:value-type="float">
            <text:p>91,153</text:p>
          </table:table-cell>
          <table:table-cell table:style-name="ce74" office:value-type="float" office:value="110144" calcext:value-type="float">
            <text:p>110,144</text:p>
          </table:table-cell>
          <table:table-cell table:style-name="ce74" office:value-type="float" office:value="20223203" calcext:value-type="float">
            <text:p>20,223,203</text:p>
          </table:table-cell>
          <table:table-cell table:style-name="ce74" office:value-type="float" office:value="4527880" calcext:value-type="float">
            <text:p>4,527,880</text:p>
          </table:table-cell>
          <table:table-cell table:style-name="ce74" office:value-type="float" office:value="64777" calcext:value-type="float">
            <text:p>64,777</text:p>
          </table:table-cell>
          <table:table-cell table:style-name="ce74" office:value-type="float" office:value="23069" calcext:value-type="float">
            <text:p>23,069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8776" calcext:value-type="float">
            <text:p>88,776</text:p>
          </table:table-cell>
          <table:table-cell table:style-name="ce74" office:value-type="float" office:value="2614" calcext:value-type="float">
            <text:p>2,614</text:p>
          </table:table-cell>
          <table:table-cell table:style-name="ce74" office:value-type="float" office:value="576002" calcext:value-type="float">
            <text:p>576,002</text:p>
          </table:table-cell>
          <table:table-cell table:style-name="ce74" office:value-type="float" office:value="107367" calcext:value-type="float">
            <text:p>107,367</text:p>
          </table:table-cell>
          <table:table-cell table:style-name="ce74" office:value-type="float" office:value="66367" calcext:value-type="float">
            <text:p>66,367</text:p>
          </table:table-cell>
          <table:table-cell table:style-name="ce74" office:value-type="float" office:value="3443346" calcext:value-type="float">
            <text:p>3,443,346</text:p>
          </table:table-cell>
          <table:table-cell table:style-name="ce74" office:value-type="float" office:value="169707380" calcext:value-type="float">
            <text:p>169,707,380</text:p>
          </table:table-cell>
          <table:table-cell table:style-name="ce74" office:value-type="float" office:value="7959392" calcext:value-type="float">
            <text:p>7,959,392</text:p>
          </table:table-cell>
          <table:table-cell table:style-name="ce74" office:value-type="float" office:value="635005" calcext:value-type="float">
            <text:p>635,005</text:p>
          </table:table-cell>
          <table:table-cell table:style-name="ce74" office:value-type="float" office:value="514830" calcext:value-type="float">
            <text:p>514,830</text:p>
          </table:table-cell>
          <table:table-cell table:style-name="ce74" office:value-type="float" office:value="804022" calcext:value-type="float">
            <text:p>804,022</text:p>
          </table:table-cell>
          <table:table-cell table:style-name="ce74" office:value-type="float" office:value="1217791" calcext:value-type="float">
            <text:p>1,217,791</text:p>
          </table:table-cell>
          <table:table-cell table:style-name="ce74" office:value-type="float" office:value="2342" calcext:value-type="float">
            <text:p>2,342</text:p>
          </table:table-cell>
          <table:table-cell table:style-name="ce74" office:value-type="float" office:value="428305" calcext:value-type="float">
            <text:p>428,305</text:p>
          </table:table-cell>
          <table:table-cell table:style-name="ce74" office:value-type="float" office:value="24227757" calcext:value-type="float">
            <text:p>24,227,757</text:p>
          </table:table-cell>
          <table:table-cell table:style-name="ce74" office:value-type="float" office:value="378253673" calcext:value-type="float">
            <text:p>378,253,673</text:p>
          </table:table-cell>
          <table:table-cell table:style-name="ce74" office:value-type="float" office:value="1041741" calcext:value-type="float">
            <text:p>1,041,741</text:p>
          </table:table-cell>
          <table:table-cell table:style-name="ce74" office:value-type="float" office:value="236021386" calcext:value-type="float">
            <text:p>236,021,386</text:p>
          </table:table-cell>
          <table:table-cell table:style-name="ce74" office:value-type="float" office:value="37223358" calcext:value-type="float">
            <text:p>37,223,358</text:p>
          </table:table-cell>
          <table:table-cell table:style-name="ce74" office:value-type="float" office:value="32087075" calcext:value-type="float">
            <text:p>32,087,075</text:p>
          </table:table-cell>
          <table:table-cell table:style-name="ce74" office:value-type="float" office:value="2511713" calcext:value-type="float">
            <text:p>2,511,713</text:p>
          </table:table-cell>
          <table:table-cell table:style-name="ce74" office:value-type="float" office:value="7773851" calcext:value-type="float">
            <text:p>7,773,851</text:p>
          </table:table-cell>
          <table:table-cell table:style-name="ce74" office:value-type="float" office:value="1540420" calcext:value-type="float">
            <text:p>1,540,420</text:p>
          </table:table-cell>
          <table:table-cell table:style-name="ce74" office:value-type="float" office:value="81217" calcext:value-type="float">
            <text:p>81,217</text:p>
          </table:table-cell>
          <table:table-cell table:style-name="ce74" office:value-type="float" office:value="28405" calcext:value-type="float">
            <text:p>28,405</text:p>
          </table:table-cell>
          <table:table-cell table:style-name="ce74" office:value-type="float" office:value="2701090" calcext:value-type="float">
            <text:p>2,701,090</text:p>
          </table:table-cell>
          <table:table-cell table:style-name="ce74" office:value-type="float" office:value="681982" calcext:value-type="float">
            <text:p>681,982</text:p>
          </table:table-cell>
          <table:table-cell table:style-name="ce74" office:value-type="float" office:value="6310462" calcext:value-type="float">
            <text:p>6,310,462</text:p>
          </table:table-cell>
          <table:table-cell table:style-name="ce74" office:value-type="float" office:value="741127" calcext:value-type="float">
            <text:p>741,127</text:p>
          </table:table-cell>
          <table:table-cell table:style-name="ce74" office:value-type="float" office:value="787682" calcext:value-type="float">
            <text:p>787,682</text:p>
          </table:table-cell>
          <table:table-cell table:style-name="ce74" office:value-type="float" office:value="372126" calcext:value-type="float">
            <text:p>372,126</text:p>
          </table:table-cell>
          <table:table-cell table:style-name="ce74" office:value-type="float" office:value="1227812" calcext:value-type="float">
            <text:p>1,227,812</text:p>
          </table:table-cell>
          <table:table-cell table:style-name="ce74" office:value-type="float" office:value="4201102" calcext:value-type="float">
            <text:p>4,201,102</text:p>
          </table:table-cell>
          <table:table-cell table:style-name="ce74" office:value-type="float" office:value="47942097" calcext:value-type="float">
            <text:p>47,942,097</text:p>
          </table:table-cell>
          <table:table-cell table:style-name="ce74" office:value-type="float" office:value="19115937" calcext:value-type="float">
            <text:p>19,115,937</text:p>
          </table:table-cell>
          <table:table-cell table:style-name="ce74" office:value-type="float" office:value="19378483" calcext:value-type="float">
            <text:p>19,378,483</text:p>
          </table:table-cell>
          <table:table-cell table:style-name="ce74" office:value-type="float" office:value="49866108" calcext:value-type="float">
            <text:p>49,866,108</text:p>
          </table:table-cell>
          <table:table-cell table:style-name="ce74" office:value-type="float" office:value="293093" calcext:value-type="float">
            <text:p>293,093</text:p>
          </table:table-cell>
          <table:table-cell table:style-name="ce74" office:value-type="float" office:value="545320" calcext:value-type="float">
            <text:p>545,320</text:p>
          </table:table-cell>
          <table:table-cell table:style-name="ce74" office:value-type="float" office:value="880744" calcext:value-type="float">
            <text:p>880,744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179579983" calcext:value-type="float">
            <text:p>1,179,579,983</text:p>
          </table:table-cell>
          <table:table-cell table:style-name="ce74" office:value-type="float" office:value="165595227" calcext:value-type="float">
            <text:p>165,595,227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65595227" calcext:value-type="float">
            <text:p>165,595,22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11429962" calcext:value-type="float">
            <text:p>111,429,96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11429962" calcext:value-type="float">
            <text:p>111,429,962</text:p>
          </table:table-cell>
          <table:table-cell table:style-name="ce74" office:value-type="float" office:value="159604238" calcext:value-type="float">
            <text:p>159,604,238</text:p>
          </table:table-cell>
          <table:table-cell table:style-name="ce74" office:value-type="float" office:value="436629427" calcext:value-type="float">
            <text:p>436,629,427</text:p>
          </table:table-cell>
          <table:table-cell table:style-name="ce74" office:value-type="float" office:value="1616209410" calcext:value-type="float">
            <text:p>1,616,209,410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24" calcext:value-type="float">
            <text:p>24</text:p>
          </table:table-cell>
          <table:table-cell table:style-name="ce63" office:value-type="string" calcext:value-type="string">
            <text:p>23</text:p>
          </table:table-cell>
          <table:table-cell table:style-name="ce69" office:value-type="string" calcext:value-type="string">
            <text:p>Изделия минеральные неметаллические прочие</text:p>
          </table:table-cell>
          <table:table-cell table:style-name="ce74" office:value-type="float" office:value="1902084" calcext:value-type="float">
            <text:p>1,902,084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26346" calcext:value-type="float">
            <text:p>26,346</text:p>
          </table:table-cell>
          <table:table-cell table:style-name="ce74" office:value-type="float" office:value="16553" calcext:value-type="float">
            <text:p>16,553</text:p>
          </table:table-cell>
          <table:table-cell table:style-name="ce74" office:value-type="float" office:value="6369438" calcext:value-type="float">
            <text:p>6,369,438</text:p>
          </table:table-cell>
          <table:table-cell table:style-name="ce74" office:value-type="float" office:value="289860" calcext:value-type="float">
            <text:p>289,860</text:p>
          </table:table-cell>
          <table:table-cell table:style-name="ce74" office:value-type="float" office:value="819169" calcext:value-type="float">
            <text:p>819,169</text:p>
          </table:table-cell>
          <table:table-cell table:style-name="ce74" office:value-type="float" office:value="23801757" calcext:value-type="float">
            <text:p>23,801,757</text:p>
          </table:table-cell>
          <table:table-cell table:style-name="ce74" office:value-type="float" office:value="3950174" calcext:value-type="float">
            <text:p>3,950,174</text:p>
          </table:table-cell>
          <table:table-cell table:style-name="ce74" office:value-type="float" office:value="5897942" calcext:value-type="float">
            <text:p>5,897,942</text:p>
          </table:table-cell>
          <table:table-cell table:style-name="ce74" office:value-type="float" office:value="18508935" calcext:value-type="float">
            <text:p>18,508,935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1055" calcext:value-type="float">
            <text:p>1,055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196508" calcext:value-type="float">
            <text:p>196,508</text:p>
          </table:table-cell>
          <table:table-cell table:style-name="ce74" office:value-type="float" office:value="735853" calcext:value-type="float">
            <text:p>735,853</text:p>
          </table:table-cell>
          <table:table-cell table:style-name="ce74" office:value-type="float" office:value="80355" calcext:value-type="float">
            <text:p>80,355</text:p>
          </table:table-cell>
          <table:table-cell table:style-name="ce74" office:value-type="float" office:value="2005684" calcext:value-type="float">
            <text:p>2,005,684</text:p>
          </table:table-cell>
          <table:table-cell table:style-name="ce74" office:value-type="float" office:value="26763" calcext:value-type="float">
            <text:p>26,763</text:p>
          </table:table-cell>
          <table:table-cell table:style-name="ce74" office:value-type="float" office:value="147239599" calcext:value-type="float">
            <text:p>147,239,599</text:p>
          </table:table-cell>
          <table:table-cell table:style-name="ce74" office:value-type="float" office:value="8273469" calcext:value-type="float">
            <text:p>8,273,46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94381" calcext:value-type="float">
            <text:p>94,381</text:p>
          </table:table-cell>
          <table:table-cell table:style-name="ce74" office:value-type="float" office:value="278680" calcext:value-type="float">
            <text:p>278,680</text:p>
          </table:table-cell>
          <table:table-cell table:style-name="ce74" office:value-type="float" office:value="28989" calcext:value-type="float">
            <text:p>28,989</text:p>
          </table:table-cell>
          <table:table-cell table:style-name="ce74" office:value-type="float" office:value="88166" calcext:value-type="float">
            <text:p>88,166</text:p>
          </table:table-cell>
          <table:table-cell table:style-name="ce74" office:value-type="float" office:value="165" calcext:value-type="float">
            <text:p>165</text:p>
          </table:table-cell>
          <table:table-cell table:style-name="ce74" office:value-type="float" office:value="66353" calcext:value-type="float">
            <text:p>66,353</text:p>
          </table:table-cell>
          <table:table-cell table:style-name="ce74" office:value-type="float" office:value="279971" calcext:value-type="float">
            <text:p>279,971</text:p>
          </table:table-cell>
          <table:table-cell table:style-name="ce74" office:value-type="float" office:value="21192564" calcext:value-type="float">
            <text:p>21,192,564</text:p>
          </table:table-cell>
          <table:table-cell table:style-name="ce74" office:value-type="float" office:value="2312242" calcext:value-type="float">
            <text:p>2,312,242</text:p>
          </table:table-cell>
          <table:table-cell table:style-name="ce74" office:value-type="float" office:value="82922" calcext:value-type="float">
            <text:p>82,922</text:p>
          </table:table-cell>
          <table:table-cell table:style-name="ce74" office:value-type="float" office:value="6217" calcext:value-type="float">
            <text:p>6,217</text:p>
          </table:table-cell>
          <table:table-cell table:style-name="ce74" office:value-type="float" office:value="2395277" calcext:value-type="float">
            <text:p>2,395,277</text:p>
          </table:table-cell>
          <table:table-cell table:style-name="ce74" office:value-type="float" office:value="11260046" calcext:value-type="float">
            <text:p>11,260,04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540362" calcext:value-type="float">
            <text:p>540,362</text:p>
          </table:table-cell>
          <table:table-cell table:style-name="ce74" office:value-type="float" office:value="437885" calcext:value-type="float">
            <text:p>437,885</text:p>
          </table:table-cell>
          <table:table-cell table:style-name="ce74" office:value-type="float" office:value="1429024829" calcext:value-type="float">
            <text:p>1,429,024,82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3848409" calcext:value-type="float">
            <text:p>23,848,409</text:p>
          </table:table-cell>
          <table:table-cell table:style-name="ce74" office:value-type="float" office:value="1664828" calcext:value-type="float">
            <text:p>1,664,828</text:p>
          </table:table-cell>
          <table:table-cell table:style-name="ce74" office:value-type="float" office:value="2527216" calcext:value-type="float">
            <text:p>2,527,21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641584" calcext:value-type="float">
            <text:p>1,641,584</text:p>
          </table:table-cell>
          <table:table-cell table:style-name="ce74" office:value-type="float" office:value="2296978" calcext:value-type="float">
            <text:p>2,296,978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1701131" calcext:value-type="float">
            <text:p>11,701,131</text:p>
          </table:table-cell>
          <table:table-cell table:style-name="ce74" office:value-type="float" office:value="9110352" calcext:value-type="float">
            <text:p>9,110,352</text:p>
          </table:table-cell>
          <table:table-cell table:style-name="ce74" office:value-type="float" office:value="407" calcext:value-type="float">
            <text:p>407</text:p>
          </table:table-cell>
          <table:table-cell table:style-name="ce74" office:value-type="float" office:value="22345" calcext:value-type="float">
            <text:p>22,345</text:p>
          </table:table-cell>
          <table:table-cell table:style-name="ce74" office:value-type="float" office:value="6975" calcext:value-type="float">
            <text:p>6,97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052" calcext:value-type="float">
            <text:p>2,052</text:p>
          </table:table-cell>
          <table:table-cell table:style-name="ce74" office:value-type="float" office:value="1548108" calcext:value-type="float">
            <text:p>1,548,108</text:p>
          </table:table-cell>
          <table:table-cell table:style-name="ce74" office:value-type="float" office:value="3718334" calcext:value-type="float">
            <text:p>3,718,334</text:p>
          </table:table-cell>
          <table:table-cell table:style-name="ce74" office:value-type="float" office:value="5954042" calcext:value-type="float">
            <text:p>5,954,042</text:p>
          </table:table-cell>
          <table:table-cell table:style-name="ce74" office:value-type="float" office:value="1947265" calcext:value-type="float">
            <text:p>1,947,265</text:p>
          </table:table-cell>
          <table:table-cell table:style-name="ce74" office:value-type="float" office:value="7182134" calcext:value-type="float">
            <text:p>7,182,134</text:p>
          </table:table-cell>
          <table:table-cell table:style-name="ce74" office:value-type="float" office:value="16940657" calcext:value-type="float">
            <text:p>16,940,657</text:p>
          </table:table-cell>
          <table:table-cell table:style-name="ce74" office:value-type="float" office:value="88367" calcext:value-type="float">
            <text:p>88,367</text:p>
          </table:table-cell>
          <table:table-cell table:style-name="ce74" office:value-type="float" office:value="19811858" calcext:value-type="float">
            <text:p>19,811,858</text:p>
          </table:table-cell>
          <table:table-cell table:style-name="ce74" office:value-type="float" office:value="13046960" calcext:value-type="float">
            <text:p>13,046,96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811290605" calcext:value-type="float">
            <text:p>1,811,290,605</text:p>
          </table:table-cell>
          <table:table-cell table:style-name="ce74" office:value-type="float" office:value="69140459" calcext:value-type="float">
            <text:p>69,140,459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69140459" calcext:value-type="float">
            <text:p>69,140,459</text:p>
          </table:table-cell>
          <table:table-cell table:style-name="ce74" office:value-type="float" office:value="11657960" calcext:value-type="float">
            <text:p>11,657,960</text:p>
          </table:table-cell>
          <table:table-cell table:style-name="ce74" office:value-type="float" office:value="94103239" calcext:value-type="float">
            <text:p>94,103,23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05761199" calcext:value-type="float">
            <text:p>105,761,199</text:p>
          </table:table-cell>
          <table:table-cell table:style-name="ce74" office:value-type="float" office:value="96286166" calcext:value-type="float">
            <text:p>96,286,166</text:p>
          </table:table-cell>
          <table:table-cell table:style-name="ce74" office:value-type="float" office:value="271187824" calcext:value-type="float">
            <text:p>271,187,824</text:p>
          </table:table-cell>
          <table:table-cell table:style-name="ce74" office:value-type="float" office:value="2082478429" calcext:value-type="float">
            <text:p>2,082,478,429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4">
          <table:table-cell table:style-name="ce57" office:value-type="float" office:value="25" calcext:value-type="float">
            <text:p>25</text:p>
          </table:table-cell>
          <table:table-cell table:style-name="ce63" office:value-type="string" calcext:value-type="string">
            <text:p>241</text:p>
          </table:table-cell>
          <table:table-cell table:style-name="ce69" office:value-type="string" calcext:value-type="string">
            <text:p>Металлы черные основные: железо, чугун, сталь и ферросплавы</text:p>
          </table:table-cell>
          <table:table-cell table:style-name="ce74" office:value-type="float" office:value="1061565" calcext:value-type="float">
            <text:p>1,061,565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1336875" calcext:value-type="float">
            <text:p>11,336,875</text:p>
          </table:table-cell>
          <table:table-cell table:style-name="ce74" office:value-type="float" office:value="3639643" calcext:value-type="float">
            <text:p>3,639,64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99129552" calcext:value-type="float">
            <text:p>99,129,552</text:p>
          </table:table-cell>
          <table:table-cell table:style-name="ce74" office:value-type="float" office:value="69449103" calcext:value-type="float">
            <text:p>69,449,103</text:p>
          </table:table-cell>
          <table:table-cell table:style-name="ce74" office:value-type="float" office:value="14915705" calcext:value-type="float">
            <text:p>14,915,705</text:p>
          </table:table-cell>
          <table:table-cell table:style-name="ce74" office:value-type="float" office:value="95013549" calcext:value-type="float">
            <text:p>95,013,549</text:p>
          </table:table-cell>
          <table:table-cell table:style-name="ce74" office:value-type="float" office:value="61392405" calcext:value-type="float">
            <text:p>61,392,40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" calcext:value-type="float">
            <text:p>1</text:p>
          </table:table-cell>
          <table:table-cell table:number-columns-repeated="5" table:style-name="ce74" office:value-type="float" office:value="0" calcext:value-type="float">
            <text:p/>
          </table:table-cell>
          <table:table-cell table:style-name="ce74" office:value-type="float" office:value="21393954" calcext:value-type="float">
            <text:p>21,393,954</text:p>
          </table:table-cell>
          <table:table-cell table:style-name="ce74" office:value-type="float" office:value="12232427" calcext:value-type="float">
            <text:p>12,232,427</text:p>
          </table:table-cell>
          <table:table-cell table:style-name="ce74" office:value-type="float" office:value="5771189" calcext:value-type="float">
            <text:p>5,771,18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588339" calcext:value-type="float">
            <text:p>588,339</text:p>
          </table:table-cell>
          <table:table-cell table:style-name="ce74" office:value-type="float" office:value="89695515" calcext:value-type="float">
            <text:p>89,695,515</text:p>
          </table:table-cell>
          <table:table-cell table:style-name="ce74" office:value-type="float" office:value="269405876" calcext:value-type="float">
            <text:p>269,405,876</text:p>
          </table:table-cell>
          <table:table-cell table:style-name="ce74" office:value-type="float" office:value="62569750" calcext:value-type="float">
            <text:p>62,569,750</text:p>
          </table:table-cell>
          <table:table-cell table:style-name="ce74" office:value-type="float" office:value="51637274" calcext:value-type="float">
            <text:p>51,637,274</text:p>
          </table:table-cell>
          <table:table-cell table:style-name="ce74" office:value-type="float" office:value="1049587" calcext:value-type="float">
            <text:p>1,049,587</text:p>
          </table:table-cell>
          <table:table-cell table:style-name="ce74" office:value-type="float" office:value="1930745" calcext:value-type="float">
            <text:p>1,930,745</text:p>
          </table:table-cell>
          <table:table-cell table:style-name="ce74" office:value-type="float" office:value="123159692" calcext:value-type="float">
            <text:p>123,159,692</text:p>
          </table:table-cell>
          <table:table-cell table:style-name="ce74" office:value-type="float" office:value="8222" calcext:value-type="float">
            <text:p>8,222</text:p>
          </table:table-cell>
          <table:table-cell table:style-name="ce74" office:value-type="float" office:value="20755658" calcext:value-type="float">
            <text:p>20,755,658</text:p>
          </table:table-cell>
          <table:table-cell table:style-name="ce74" office:value-type="float" office:value="116471805" calcext:value-type="float">
            <text:p>116,471,805</text:p>
          </table:table-cell>
          <table:table-cell table:style-name="ce74" office:value-type="float" office:value="125196442" calcext:value-type="float">
            <text:p>125,196,442</text:p>
          </table:table-cell>
          <table:table-cell table:style-name="ce74" office:value-type="float" office:value="64053839" calcext:value-type="float">
            <text:p>64,053,83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847473" calcext:value-type="float">
            <text:p>1,847,473</text:p>
          </table:table-cell>
          <table:table-cell table:style-name="ce74" office:value-type="float" office:value="240110311" calcext:value-type="float">
            <text:p>240,110,311</text:p>
          </table:table-cell>
          <table:table-cell table:style-name="ce74" office:value-type="float" office:value="107723444" calcext:value-type="float">
            <text:p>107,723,444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6992204" calcext:value-type="float">
            <text:p>26,992,204</text:p>
          </table:table-cell>
          <table:table-cell table:style-name="ce74" office:value-type="float" office:value="20864145" calcext:value-type="float">
            <text:p>20,864,145</text:p>
          </table:table-cell>
          <table:table-cell table:style-name="ce74" office:value-type="float" office:value="584306456" calcext:value-type="float">
            <text:p>584,306,45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90970832" calcext:value-type="float">
            <text:p>90,970,832</text:p>
          </table:table-cell>
          <table:table-cell table:style-name="ce74" office:value-type="float" office:value="10847580" calcext:value-type="float">
            <text:p>10,847,580</text:p>
          </table:table-cell>
          <table:table-cell table:style-name="ce74" office:value-type="float" office:value="128674734" calcext:value-type="float">
            <text:p>128,674,734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24462247" calcext:value-type="float">
            <text:p>24,462,247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409" calcext:value-type="float">
            <text:p>409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870487" calcext:value-type="float">
            <text:p>870,487</text:p>
          </table:table-cell>
          <table:table-cell table:style-name="ce74" office:value-type="float" office:value="32149123" calcext:value-type="float">
            <text:p>32,149,123</text:p>
          </table:table-cell>
          <table:table-cell table:style-name="ce74" office:value-type="float" office:value="1392871" calcext:value-type="float">
            <text:p>1,392,871</text:p>
          </table:table-cell>
          <table:table-cell table:number-columns-repeated="7" table:style-name="ce74" office:value-type="float" office:value="0" calcext:value-type="float">
            <text:p/>
          </table:table-cell>
          <table:table-cell table:style-name="ce74" office:value-type="float" office:value="2593071028" calcext:value-type="float">
            <text:p>2,593,071,028</text:p>
          </table:table-cell>
          <table:table-cell table:number-columns-repeated="5" table:style-name="ce74" office:value-type="float" office:value="0" calcext:value-type="float">
            <text:p/>
          </table:table-cell>
          <table:table-cell table:style-name="ce74" office:value-type="float" office:value="185877087" calcext:value-type="float">
            <text:p>185,877,08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85877087" calcext:value-type="float">
            <text:p>185,877,087</text:p>
          </table:table-cell>
          <table:table-cell table:style-name="ce74" office:value-type="float" office:value="1752974479" calcext:value-type="float">
            <text:p>1,752,974,479</text:p>
          </table:table-cell>
          <table:table-cell table:style-name="ce74" office:value-type="float" office:value="1938851566" calcext:value-type="float">
            <text:p>1,938,851,566</text:p>
          </table:table-cell>
          <table:table-cell table:style-name="ce74" office:value-type="float" office:value="4531922594" calcext:value-type="float">
            <text:p>4,531,922,594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4">
          <table:table-cell table:style-name="ce57" office:value-type="float" office:value="26" calcext:value-type="float">
            <text:p>26</text:p>
          </table:table-cell>
          <table:table-cell table:style-name="ce63" office:value-type="string" calcext:value-type="string">
            <text:p>242</text:p>
          </table:table-cell>
          <table:table-cell table:style-name="ce69" office:value-type="string" calcext:value-type="string">
            <text:p>Трубы разных диаметров, профили полые и фитинги для труб разных диаметров из стали</text:p>
          </table:table-cell>
          <table:table-cell table:style-name="ce74" office:value-type="float" office:value="455912" calcext:value-type="float">
            <text:p>455,912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595798" calcext:value-type="float">
            <text:p>595,798</text:p>
          </table:table-cell>
          <table:table-cell table:style-name="ce74" office:value-type="float" office:value="279464847" calcext:value-type="float">
            <text:p>279,464,84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0787139" calcext:value-type="float">
            <text:p>10,787,139</text:p>
          </table:table-cell>
          <table:table-cell table:style-name="ce74" office:value-type="float" office:value="2390761" calcext:value-type="float">
            <text:p>2,390,761</text:p>
          </table:table-cell>
          <table:table-cell table:style-name="ce74" office:value-type="float" office:value="1050928" calcext:value-type="float">
            <text:p>1,050,928</text:p>
          </table:table-cell>
          <table:table-cell table:style-name="ce74" office:value-type="float" office:value="70614257" calcext:value-type="float">
            <text:p>70,614,257</text:p>
          </table:table-cell>
          <table:table-cell table:style-name="ce74" office:value-type="float" office:value="65883" calcext:value-type="float">
            <text:p>65,883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19923" calcext:value-type="float">
            <text:p>19,923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3574128" calcext:value-type="float">
            <text:p>3,574,128</text:p>
          </table:table-cell>
          <table:table-cell table:style-name="ce74" office:value-type="float" office:value="4173122" calcext:value-type="float">
            <text:p>4,173,122</text:p>
          </table:table-cell>
          <table:table-cell table:style-name="ce74" office:value-type="float" office:value="169371" calcext:value-type="float">
            <text:p>169,371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671512" calcext:value-type="float">
            <text:p>671,512</text:p>
          </table:table-cell>
          <table:table-cell table:style-name="ce74" office:value-type="float" office:value="47973" calcext:value-type="float">
            <text:p>47,973</text:p>
          </table:table-cell>
          <table:table-cell table:style-name="ce74" office:value-type="float" office:value="6953258" calcext:value-type="float">
            <text:p>6,953,258</text:p>
          </table:table-cell>
          <table:table-cell table:style-name="ce74" office:value-type="float" office:value="555082" calcext:value-type="float">
            <text:p>555,082</text:p>
          </table:table-cell>
          <table:table-cell table:style-name="ce74" office:value-type="float" office:value="166916" calcext:value-type="float">
            <text:p>166,91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895749" calcext:value-type="float">
            <text:p>1,895,74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600" calcext:value-type="float">
            <text:p>1,600</text:p>
          </table:table-cell>
          <table:table-cell table:style-name="ce74" office:value-type="float" office:value="12868147" calcext:value-type="float">
            <text:p>12,868,147</text:p>
          </table:table-cell>
          <table:table-cell table:style-name="ce74" office:value-type="float" office:value="1492544" calcext:value-type="float">
            <text:p>1,492,544</text:p>
          </table:table-cell>
          <table:table-cell table:style-name="ce74" office:value-type="float" office:value="72575" calcext:value-type="float">
            <text:p>72,57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55500" calcext:value-type="float">
            <text:p>155,500</text:p>
          </table:table-cell>
          <table:table-cell table:style-name="ce74" office:value-type="float" office:value="23103577" calcext:value-type="float">
            <text:p>23,103,577</text:p>
          </table:table-cell>
          <table:table-cell table:style-name="ce74" office:value-type="float" office:value="24954456" calcext:value-type="float">
            <text:p>24,954,456</text:p>
          </table:table-cell>
          <table:table-cell table:style-name="ce74" office:value-type="float" office:value="229430" calcext:value-type="float">
            <text:p>229,430</text:p>
          </table:table-cell>
          <table:table-cell table:style-name="ce74" office:value-type="float" office:value="9017588" calcext:value-type="float">
            <text:p>9,017,588</text:p>
          </table:table-cell>
          <table:table-cell table:style-name="ce74" office:value-type="float" office:value="2340587" calcext:value-type="float">
            <text:p>2,340,587</text:p>
          </table:table-cell>
          <table:table-cell table:style-name="ce74" office:value-type="float" office:value="61464661" calcext:value-type="float">
            <text:p>61,464,661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855315" calcext:value-type="float">
            <text:p>1,855,315</text:p>
          </table:table-cell>
          <table:table-cell table:style-name="ce74" office:value-type="float" office:value="251832" calcext:value-type="float">
            <text:p>251,832</text:p>
          </table:table-cell>
          <table:table-cell table:style-name="ce74" office:value-type="float" office:value="87081044" calcext:value-type="float">
            <text:p>87,081,044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46219" calcext:value-type="float">
            <text:p>146,219</text:p>
          </table:table-cell>
          <table:table-cell table:number-columns-repeated="8" table:style-name="ce74" office:value-type="float" office:value="0" calcext:value-type="float">
            <text:p/>
          </table:table-cell>
          <table:table-cell table:style-name="ce74" office:value-type="float" office:value="563451" calcext:value-type="float">
            <text:p>563,451</text:p>
          </table:table-cell>
          <table:table-cell table:style-name="ce74" office:value-type="float" office:value="35127188" calcext:value-type="float">
            <text:p>35,127,188</text:p>
          </table:table-cell>
          <table:table-cell table:style-name="ce74" office:value-type="float" office:value="1370016" calcext:value-type="float">
            <text:p>1,370,016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1308463" calcext:value-type="float">
            <text:p>1,308,463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647056752" calcext:value-type="float">
            <text:p>647,056,752</text:p>
          </table:table-cell>
          <table:table-cell table:style-name="ce74" office:value-type="float" office:value="896352" calcext:value-type="float">
            <text:p>896,352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896352" calcext:value-type="float">
            <text:p>896,35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63833782" calcext:value-type="float">
            <text:p>63,833,78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63833782" calcext:value-type="float">
            <text:p>63,833,782</text:p>
          </table:table-cell>
          <table:table-cell table:style-name="ce74" office:value-type="float" office:value="45856882" calcext:value-type="float">
            <text:p>45,856,882</text:p>
          </table:table-cell>
          <table:table-cell table:style-name="ce74" office:value-type="float" office:value="110587016" calcext:value-type="float">
            <text:p>110,587,016</text:p>
          </table:table-cell>
          <table:table-cell table:style-name="ce74" office:value-type="float" office:value="757643768" calcext:value-type="float">
            <text:p>757,643,768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27" calcext:value-type="float">
            <text:p>27</text:p>
          </table:table-cell>
          <table:table-cell table:style-name="ce63" office:value-type="string" calcext:value-type="string">
            <text:p>243</text:p>
          </table:table-cell>
          <table:table-cell table:style-name="ce69" office:value-type="string" calcext:value-type="string">
            <text:p>Продукция первичной обработки стали прочая</text:p>
          </table:table-cell>
          <table:table-cell table:style-name="ce74" office:value-type="float" office:value="1079562" calcext:value-type="float">
            <text:p>1,079,56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704506" calcext:value-type="float">
            <text:p>704,50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9217134" calcext:value-type="float">
            <text:p>9,217,134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7838911" calcext:value-type="float">
            <text:p>7,838,911</text:p>
          </table:table-cell>
          <table:table-cell table:style-name="ce74" office:value-type="float" office:value="2956426" calcext:value-type="float">
            <text:p>2,956,42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28416" calcext:value-type="float">
            <text:p>128,41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9229" calcext:value-type="float">
            <text:p>39,229</text:p>
          </table:table-cell>
          <table:table-cell table:number-columns-repeated="7" table:style-name="ce74" office:value-type="float" office:value="0" calcext:value-type="float">
            <text:p/>
          </table:table-cell>
          <table:table-cell table:style-name="ce74" office:value-type="float" office:value="105798" calcext:value-type="float">
            <text:p>105,798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3813602" calcext:value-type="float">
            <text:p>13,813,602</text:p>
          </table:table-cell>
          <table:table-cell table:style-name="ce74" office:value-type="float" office:value="909203" calcext:value-type="float">
            <text:p>909,20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4377759" calcext:value-type="float">
            <text:p>4,377,759</text:p>
          </table:table-cell>
          <table:table-cell table:style-name="ce74" office:value-type="float" office:value="153" calcext:value-type="float">
            <text:p>153</text:p>
          </table:table-cell>
          <table:table-cell table:style-name="ce74" office:value-type="float" office:value="411929" calcext:value-type="float">
            <text:p>411,929</text:p>
          </table:table-cell>
          <table:table-cell table:style-name="ce74" office:value-type="float" office:value="9824992" calcext:value-type="float">
            <text:p>9,824,992</text:p>
          </table:table-cell>
          <table:table-cell table:style-name="ce74" office:value-type="float" office:value="1073" calcext:value-type="float">
            <text:p>1,073</text:p>
          </table:table-cell>
          <table:table-cell table:style-name="ce74" office:value-type="float" office:value="289398" calcext:value-type="float">
            <text:p>289,398</text:p>
          </table:table-cell>
          <table:table-cell table:style-name="ce74" office:value-type="float" office:value="6097293" calcext:value-type="float">
            <text:p>6,097,29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48" calcext:value-type="float">
            <text:p>148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8165762" calcext:value-type="float">
            <text:p>18,165,762</text:p>
          </table:table-cell>
          <table:table-cell table:style-name="ce74" office:value-type="float" office:value="3803965" calcext:value-type="float">
            <text:p>3,803,96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708016" calcext:value-type="float">
            <text:p>1,708,016</text:p>
          </table:table-cell>
          <table:table-cell table:style-name="ce74" office:value-type="float" office:value="2454687" calcext:value-type="float">
            <text:p>2,454,687</text:p>
          </table:table-cell>
          <table:table-cell table:style-name="ce74" office:value-type="float" office:value="116448616" calcext:value-type="float">
            <text:p>116,448,61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450961" calcext:value-type="float">
            <text:p>1,450,961</text:p>
          </table:table-cell>
          <table:table-cell table:style-name="ce74" office:value-type="float" office:value="535665" calcext:value-type="float">
            <text:p>535,665</text:p>
          </table:table-cell>
          <table:table-cell table:style-name="ce74" office:value-type="float" office:value="608151" calcext:value-type="float">
            <text:p>608,151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3215" calcext:value-type="float">
            <text:p>3,215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28772" calcext:value-type="float">
            <text:p>28,772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106845" calcext:value-type="float">
            <text:p>106,845</text:p>
          </table:table-cell>
          <table:table-cell table:style-name="ce74" office:value-type="float" office:value="4988814" calcext:value-type="float">
            <text:p>4,988,814</text:p>
          </table:table-cell>
          <table:table-cell table:style-name="ce74" office:value-type="float" office:value="207082" calcext:value-type="float">
            <text:p>207,082</text:p>
          </table:table-cell>
          <table:table-cell table:number-columns-repeated="7" table:style-name="ce74" office:value-type="float" office:value="0" calcext:value-type="float">
            <text:p/>
          </table:table-cell>
          <table:table-cell table:style-name="ce74" office:value-type="float" office:value="208306084" calcext:value-type="float">
            <text:p>208,306,084</text:p>
          </table:table-cell>
          <table:table-cell table:number-columns-repeated="5" table:style-name="ce74" office:value-type="float" office:value="0" calcext:value-type="float">
            <text:p/>
          </table:table-cell>
          <table:table-cell table:style-name="ce74" office:value-type="float" office:value="23473609" calcext:value-type="float">
            <text:p>23,473,60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3473609" calcext:value-type="float">
            <text:p>23,473,609</text:p>
          </table:table-cell>
          <table:table-cell table:style-name="ce74" office:value-type="float" office:value="10338549" calcext:value-type="float">
            <text:p>10,338,549</text:p>
          </table:table-cell>
          <table:table-cell table:style-name="ce74" office:value-type="float" office:value="33812158" calcext:value-type="float">
            <text:p>33,812,158</text:p>
          </table:table-cell>
          <table:table-cell table:style-name="ce74" office:value-type="float" office:value="242118242" calcext:value-type="float">
            <text:p>242,118,242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4">
          <table:table-cell table:style-name="ce57" office:value-type="float" office:value="28" calcext:value-type="float">
            <text:p>28</text:p>
          </table:table-cell>
          <table:table-cell table:style-name="ce63" office:value-type="string" calcext:value-type="string">
            <text:p>244</text:p>
          </table:table-cell>
          <table:table-cell table:style-name="ce69" office:value-type="string" calcext:value-type="string">
            <text:p>Металлы драгоценные основные и металлы цветные прочие</text:p>
          </table:table-cell>
          <table:table-cell table:style-name="ce74" office:value-type="float" office:value="65618" calcext:value-type="float">
            <text:p>65,618</text:p>
          </table:table-cell>
          <table:table-cell table:style-name="ce74" office:value-type="float" office:value="856" calcext:value-type="float">
            <text:p>856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6718564" calcext:value-type="float">
            <text:p>6,718,564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1927849" calcext:value-type="float">
            <text:p>11,927,849</text:p>
          </table:table-cell>
          <table:table-cell table:style-name="ce74" office:value-type="float" office:value="877849602" calcext:value-type="float">
            <text:p>877,849,602</text:p>
          </table:table-cell>
          <table:table-cell table:style-name="ce74" office:value-type="float" office:value="326" calcext:value-type="float">
            <text:p>326</text:p>
          </table:table-cell>
          <table:table-cell table:style-name="ce74" office:value-type="float" office:value="746865" calcext:value-type="float">
            <text:p>746,865</text:p>
          </table:table-cell>
          <table:table-cell table:style-name="ce74" office:value-type="float" office:value="1799114" calcext:value-type="float">
            <text:p>1,799,114</text:p>
          </table:table-cell>
          <table:table-cell table:number-columns-repeated="5" table:style-name="ce74" office:value-type="float" office:value="0" calcext:value-type="float">
            <text:p/>
          </table:table-cell>
          <table:table-cell table:style-name="ce74" office:value-type="float" office:value="251404" calcext:value-type="float">
            <text:p>251,404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2166222" calcext:value-type="float">
            <text:p>2,166,222</text:p>
          </table:table-cell>
          <table:table-cell table:style-name="ce74" office:value-type="float" office:value="1499142" calcext:value-type="float">
            <text:p>1,499,142</text:p>
          </table:table-cell>
          <table:table-cell table:style-name="ce74" office:value-type="float" office:value="1178464" calcext:value-type="float">
            <text:p>1,178,464</text:p>
          </table:table-cell>
          <table:table-cell table:style-name="ce74" office:value-type="float" office:value="387226" calcext:value-type="float">
            <text:p>387,226</text:p>
          </table:table-cell>
          <table:table-cell table:style-name="ce74" office:value-type="float" office:value="26676024" calcext:value-type="float">
            <text:p>26,676,024</text:p>
          </table:table-cell>
          <table:table-cell table:style-name="ce74" office:value-type="float" office:value="117945513" calcext:value-type="float">
            <text:p>117,945,51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40541" calcext:value-type="float">
            <text:p>240,541</text:p>
          </table:table-cell>
          <table:table-cell table:style-name="ce74" office:value-type="float" office:value="132110866" calcext:value-type="float">
            <text:p>132,110,866</text:p>
          </table:table-cell>
          <table:table-cell table:style-name="ce74" office:value-type="float" office:value="12640652" calcext:value-type="float">
            <text:p>12,640,652</text:p>
          </table:table-cell>
          <table:table-cell table:style-name="ce74" office:value-type="float" office:value="44120080" calcext:value-type="float">
            <text:p>44,120,080</text:p>
          </table:table-cell>
          <table:table-cell table:style-name="ce74" office:value-type="float" office:value="862014" calcext:value-type="float">
            <text:p>862,014</text:p>
          </table:table-cell>
          <table:table-cell table:style-name="ce74" office:value-type="float" office:value="101939540" calcext:value-type="float">
            <text:p>101,939,540</text:p>
          </table:table-cell>
          <table:table-cell table:style-name="ce74" office:value-type="float" office:value="29541980" calcext:value-type="float">
            <text:p>29,541,980</text:p>
          </table:table-cell>
          <table:table-cell table:style-name="ce74" office:value-type="float" office:value="10756403" calcext:value-type="float">
            <text:p>10,756,403</text:p>
          </table:table-cell>
          <table:table-cell table:style-name="ce74" office:value-type="float" office:value="7590456" calcext:value-type="float">
            <text:p>7,590,456</text:p>
          </table:table-cell>
          <table:table-cell table:style-name="ce74" office:value-type="float" office:value="1487132" calcext:value-type="float">
            <text:p>1,487,132</text:p>
          </table:table-cell>
          <table:table-cell table:style-name="ce74" office:value-type="float" office:value="15076099" calcext:value-type="float">
            <text:p>15,076,099</text:p>
          </table:table-cell>
          <table:table-cell table:style-name="ce74" office:value-type="float" office:value="7992089" calcext:value-type="float">
            <text:p>7,992,089</text:p>
          </table:table-cell>
          <table:table-cell table:style-name="ce74" office:value-type="float" office:value="69544353" calcext:value-type="float">
            <text:p>69,544,35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85035" calcext:value-type="float">
            <text:p>85,035</text:p>
          </table:table-cell>
          <table:table-cell table:style-name="ce74" office:value-type="float" office:value="38267995" calcext:value-type="float">
            <text:p>38,267,995</text:p>
          </table:table-cell>
          <table:table-cell table:style-name="ce74" office:value-type="float" office:value="607020082" calcext:value-type="float">
            <text:p>607,020,082</text:p>
          </table:table-cell>
          <table:table-cell table:style-name="ce74" office:value-type="float" office:value="4549356" calcext:value-type="float">
            <text:p>4,549,356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343522" calcext:value-type="float">
            <text:p>343,522</text:p>
          </table:table-cell>
          <table:table-cell table:number-columns-repeated="6" table:style-name="ce74" office:value-type="float" office:value="0" calcext:value-type="float">
            <text:p/>
          </table:table-cell>
          <table:table-cell table:style-name="ce74" office:value-type="float" office:value="13795" calcext:value-type="float">
            <text:p>13,795</text:p>
          </table:table-cell>
          <table:table-cell table:style-name="ce74" office:value-type="float" office:value="1093994" calcext:value-type="float">
            <text:p>1,093,994</text:p>
          </table:table-cell>
          <table:table-cell table:style-name="ce74" office:value-type="float" office:value="244960442" calcext:value-type="float">
            <text:p>244,960,442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476228" calcext:value-type="float">
            <text:p>476,228</text:p>
          </table:table-cell>
          <table:table-cell table:style-name="ce74" office:value-type="float" office:value="106967930" calcext:value-type="float">
            <text:p>106,967,930</text:p>
          </table:table-cell>
          <table:table-cell table:style-name="ce74" office:value-type="float" office:value="139559" calcext:value-type="float">
            <text:p>139,55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47535" calcext:value-type="float">
            <text:p>47,535</text:p>
          </table:table-cell>
          <table:table-cell table:style-name="ce74" office:value-type="float" office:value="7390" calcext:value-type="float">
            <text:p>7,390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float" office:value="480640" calcext:value-type="float">
            <text:p>480,640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2487568567" calcext:value-type="float">
            <text:p>2,487,568,567</text:p>
          </table:table-cell>
          <table:table-cell table:number-columns-repeated="5" table:style-name="ce74" office:value-type="float" office:value="0" calcext:value-type="float">
            <text:p/>
          </table:table-cell>
          <table:table-cell table:style-name="ce74" office:value-type="float" office:value="1740846653" calcext:value-type="float">
            <text:p>1,740,846,65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740846653" calcext:value-type="float">
            <text:p>1,740,846,653</text:p>
          </table:table-cell>
          <table:table-cell table:style-name="ce74" office:value-type="float" office:value="3193090526" calcext:value-type="float">
            <text:p>3,193,090,526</text:p>
          </table:table-cell>
          <table:table-cell table:style-name="ce74" office:value-type="float" office:value="4933937179" calcext:value-type="float">
            <text:p>4,933,937,179</text:p>
          </table:table-cell>
          <table:table-cell table:style-name="ce74" office:value-type="float" office:value="7421505746" calcext:value-type="float">
            <text:p>7,421,505,746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29" calcext:value-type="float">
            <text:p>29</text:p>
          </table:table-cell>
          <table:table-cell table:style-name="ce63" office:value-type="string" calcext:value-type="string">
            <text:p>245</text:p>
          </table:table-cell>
          <table:table-cell table:style-name="ce69" office:value-type="string" calcext:value-type="string">
            <text:p>Услуги производства литейного</text:p>
          </table:table-cell>
          <table:table-cell table:style-name="ce74" office:value-type="float" office:value="46253" calcext:value-type="float">
            <text:p>46,25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8594984" calcext:value-type="float">
            <text:p>28,594,984</text:p>
          </table:table-cell>
          <table:table-cell table:style-name="ce74" office:value-type="float" office:value="1030530" calcext:value-type="float">
            <text:p>1,030,53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57990" calcext:value-type="float">
            <text:p>157,99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575296" calcext:value-type="float">
            <text:p>1,575,296</text:p>
          </table:table-cell>
          <table:table-cell table:number-columns-repeated="9" table:style-name="ce74" office:value-type="float" office:value="0" calcext:value-type="float">
            <text:p/>
          </table:table-cell>
          <table:table-cell table:style-name="ce74" office:value-type="float" office:value="1238216" calcext:value-type="float">
            <text:p>1,238,216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6903" calcext:value-type="float">
            <text:p>6,903</text:p>
          </table:table-cell>
          <table:table-cell table:style-name="ce74" office:value-type="float" office:value="145197" calcext:value-type="float">
            <text:p>145,197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1121" calcext:value-type="float">
            <text:p>1,121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802249" calcext:value-type="float">
            <text:p>2,802,24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6692" calcext:value-type="float">
            <text:p>6,692</text:p>
          </table:table-cell>
          <table:table-cell table:style-name="ce74" office:value-type="float" office:value="68238" calcext:value-type="float">
            <text:p>68,238</text:p>
          </table:table-cell>
          <table:table-cell table:style-name="ce74" office:value-type="float" office:value="1856995" calcext:value-type="float">
            <text:p>1,856,995</text:p>
          </table:table-cell>
          <table:table-cell table:style-name="ce74" office:value-type="float" office:value="735188" calcext:value-type="float">
            <text:p>735,188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62414" calcext:value-type="float">
            <text:p>62,414</text:p>
          </table:table-cell>
          <table:table-cell table:style-name="ce74" office:value-type="float" office:value="107284" calcext:value-type="float">
            <text:p>107,284</text:p>
          </table:table-cell>
          <table:table-cell table:style-name="ce74" office:value-type="float" office:value="560213" calcext:value-type="float">
            <text:p>560,213</text:p>
          </table:table-cell>
          <table:table-cell table:style-name="ce74" office:value-type="float" office:value="589131" calcext:value-type="float">
            <text:p>589,131</text:p>
          </table:table-cell>
          <table:table-cell table:style-name="ce74" office:value-type="float" office:value="2350010" calcext:value-type="float">
            <text:p>2,350,010</text:p>
          </table:table-cell>
          <table:table-cell table:style-name="ce74" office:value-type="float" office:value="4702409" calcext:value-type="float">
            <text:p>4,702,40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271208" calcext:value-type="float">
            <text:p>1,271,208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4561996" calcext:value-type="float">
            <text:p>4,561,996</text:p>
          </table:table-cell>
          <table:table-cell table:number-columns-repeated="11" table:style-name="ce74" office:value-type="float" office:value="0" calcext:value-type="float">
            <text:p/>
          </table:table-cell>
          <table:table-cell table:style-name="ce74" office:value-type="float" office:value="170713" calcext:value-type="float">
            <text:p>170,713</text:p>
          </table:table-cell>
          <table:table-cell table:style-name="ce74" office:value-type="float" office:value="531042" calcext:value-type="float">
            <text:p>531,042</text:p>
          </table:table-cell>
          <table:table-cell table:number-columns-repeated="8" table:style-name="ce74" office:value-type="float" office:value="0" calcext:value-type="float">
            <text:p/>
          </table:table-cell>
          <table:table-cell table:style-name="ce74" office:value-type="float" office:value="53172382" calcext:value-type="float">
            <text:p>53,172,382</text:p>
          </table:table-cell>
          <table:table-cell table:number-columns-repeated="8" table:style-name="ce74" office:value-type="float" office:value="0" calcext:value-type="float">
            <text:p/>
          </table:table-cell>
          <table:table-cell table:number-columns-repeated="2" table:style-name="ce74" office:value-type="float" office:value="329314" calcext:value-type="float">
            <text:p>329,314</text:p>
          </table:table-cell>
          <table:table-cell table:style-name="ce74" office:value-type="float" office:value="53501696" calcext:value-type="float">
            <text:p>53,501,696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4">
          <table:table-cell table:style-name="ce57" office:value-type="float" office:value="30" calcext:value-type="float">
            <text:p>30</text:p>
          </table:table-cell>
          <table:table-cell table:style-name="ce63" office:value-type="string" calcext:value-type="string">
            <text:p>25</text:p>
          </table:table-cell>
          <table:table-cell table:style-name="ce69" office:value-type="string" calcext:value-type="string">
            <text:p>Изделия металлические готовые, кроме машин и оборудования</text:p>
          </table:table-cell>
          <table:table-cell table:style-name="ce74" office:value-type="float" office:value="7446156" calcext:value-type="float">
            <text:p>7,446,156</text:p>
          </table:table-cell>
          <table:table-cell table:style-name="ce74" office:value-type="float" office:value="681081" calcext:value-type="float">
            <text:p>681,081</text:p>
          </table:table-cell>
          <table:table-cell table:style-name="ce74" office:value-type="float" office:value="332355" calcext:value-type="float">
            <text:p>332,355</text:p>
          </table:table-cell>
          <table:table-cell table:style-name="ce74" office:value-type="float" office:value="20661144" calcext:value-type="float">
            <text:p>20,661,144</text:p>
          </table:table-cell>
          <table:table-cell table:style-name="ce74" office:value-type="float" office:value="97694506" calcext:value-type="float">
            <text:p>97,694,506</text:p>
          </table:table-cell>
          <table:table-cell table:style-name="ce74" office:value-type="float" office:value="4369162" calcext:value-type="float">
            <text:p>4,369,162</text:p>
          </table:table-cell>
          <table:table-cell table:style-name="ce74" office:value-type="float" office:value="1254999" calcext:value-type="float">
            <text:p>1,254,999</text:p>
          </table:table-cell>
          <table:table-cell table:style-name="ce74" office:value-type="float" office:value="11647810" calcext:value-type="float">
            <text:p>11,647,810</text:p>
          </table:table-cell>
          <table:table-cell table:style-name="ce74" office:value-type="float" office:value="16407815" calcext:value-type="float">
            <text:p>16,407,815</text:p>
          </table:table-cell>
          <table:table-cell table:style-name="ce74" office:value-type="float" office:value="4553691" calcext:value-type="float">
            <text:p>4,553,691</text:p>
          </table:table-cell>
          <table:table-cell table:style-name="ce74" office:value-type="float" office:value="10221037" calcext:value-type="float">
            <text:p>10,221,03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45351" calcext:value-type="float">
            <text:p>45,351</text:p>
          </table:table-cell>
          <table:table-cell table:style-name="ce74" office:value-type="float" office:value="36805" calcext:value-type="float">
            <text:p>36,805</text:p>
          </table:table-cell>
          <table:table-cell table:style-name="ce74" office:value-type="float" office:value="25231" calcext:value-type="float">
            <text:p>25,231</text:p>
          </table:table-cell>
          <table:table-cell table:style-name="ce74" office:value-type="float" office:value="1898401" calcext:value-type="float">
            <text:p>1,898,401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291678" calcext:value-type="float">
            <text:p>291,678</text:p>
          </table:table-cell>
          <table:table-cell table:style-name="ce74" office:value-type="float" office:value="782918" calcext:value-type="float">
            <text:p>782,918</text:p>
          </table:table-cell>
          <table:table-cell table:style-name="ce74" office:value-type="float" office:value="84177" calcext:value-type="float">
            <text:p>84,177</text:p>
          </table:table-cell>
          <table:table-cell table:style-name="ce74" office:value-type="float" office:value="1103" calcext:value-type="float">
            <text:p>1,103</text:p>
          </table:table-cell>
          <table:table-cell table:style-name="ce74" office:value-type="float" office:value="26412" calcext:value-type="float">
            <text:p>26,412</text:p>
          </table:table-cell>
          <table:table-cell table:style-name="ce74" office:value-type="float" office:value="8485215" calcext:value-type="float">
            <text:p>8,485,215</text:p>
          </table:table-cell>
          <table:table-cell table:style-name="ce74" office:value-type="float" office:value="556885" calcext:value-type="float">
            <text:p>556,885</text:p>
          </table:table-cell>
          <table:table-cell table:style-name="ce74" office:value-type="float" office:value="633" calcext:value-type="float">
            <text:p>633</text:p>
          </table:table-cell>
          <table:table-cell table:style-name="ce74" office:value-type="float" office:value="2656" calcext:value-type="float">
            <text:p>2,656</text:p>
          </table:table-cell>
          <table:table-cell table:style-name="ce74" office:value-type="float" office:value="96636" calcext:value-type="float">
            <text:p>96,636</text:p>
          </table:table-cell>
          <table:table-cell table:style-name="ce74" office:value-type="float" office:value="1570" calcext:value-type="float">
            <text:p>1,570</text:p>
          </table:table-cell>
          <table:table-cell table:style-name="ce74" office:value-type="float" office:value="622316" calcext:value-type="float">
            <text:p>622,316</text:p>
          </table:table-cell>
          <table:table-cell table:style-name="ce74" office:value-type="float" office:value="29084" calcext:value-type="float">
            <text:p>29,084</text:p>
          </table:table-cell>
          <table:table-cell table:style-name="ce74" office:value-type="float" office:value="114271" calcext:value-type="float">
            <text:p>114,271</text:p>
          </table:table-cell>
          <table:table-cell table:style-name="ce74" office:value-type="float" office:value="251916" calcext:value-type="float">
            <text:p>251,916</text:p>
          </table:table-cell>
          <table:table-cell table:style-name="ce74" office:value-type="float" office:value="5962053" calcext:value-type="float">
            <text:p>5,962,053</text:p>
          </table:table-cell>
          <table:table-cell table:style-name="ce74" office:value-type="float" office:value="2198677" calcext:value-type="float">
            <text:p>2,198,677</text:p>
          </table:table-cell>
          <table:table-cell table:style-name="ce74" office:value-type="float" office:value="3375973" calcext:value-type="float">
            <text:p>3,375,973</text:p>
          </table:table-cell>
          <table:table-cell table:style-name="ce74" office:value-type="float" office:value="71145" calcext:value-type="float">
            <text:p>71,145</text:p>
          </table:table-cell>
          <table:table-cell table:style-name="ce74" office:value-type="float" office:value="7097601" calcext:value-type="float">
            <text:p>7,097,601</text:p>
          </table:table-cell>
          <table:table-cell table:style-name="ce74" office:value-type="float" office:value="5324177" calcext:value-type="float">
            <text:p>5,324,177</text:p>
          </table:table-cell>
          <table:table-cell table:style-name="ce74" office:value-type="float" office:value="3231650" calcext:value-type="float">
            <text:p>3,231,650</text:p>
          </table:table-cell>
          <table:table-cell table:style-name="ce74" office:value-type="float" office:value="3005320" calcext:value-type="float">
            <text:p>3,005,320</text:p>
          </table:table-cell>
          <table:table-cell table:style-name="ce74" office:value-type="float" office:value="5677449" calcext:value-type="float">
            <text:p>5,677,449</text:p>
          </table:table-cell>
          <table:table-cell table:style-name="ce74" office:value-type="float" office:value="79875933" calcext:value-type="float">
            <text:p>79,875,933</text:p>
          </table:table-cell>
          <table:table-cell table:style-name="ce74" office:value-type="float" office:value="35005430" calcext:value-type="float">
            <text:p>35,005,430</text:p>
          </table:table-cell>
          <table:table-cell table:style-name="ce74" office:value-type="float" office:value="71800589" calcext:value-type="float">
            <text:p>71,800,589</text:p>
          </table:table-cell>
          <table:table-cell table:style-name="ce74" office:value-type="float" office:value="105336624" calcext:value-type="float">
            <text:p>105,336,624</text:p>
          </table:table-cell>
          <table:table-cell table:style-name="ce74" office:value-type="float" office:value="31280220" calcext:value-type="float">
            <text:p>31,280,220</text:p>
          </table:table-cell>
          <table:table-cell table:style-name="ce74" office:value-type="float" office:value="166204" calcext:value-type="float">
            <text:p>166,204</text:p>
          </table:table-cell>
          <table:table-cell table:style-name="ce74" office:value-type="float" office:value="259070" calcext:value-type="float">
            <text:p>259,070</text:p>
          </table:table-cell>
          <table:table-cell table:style-name="ce74" office:value-type="float" office:value="15234124" calcext:value-type="float">
            <text:p>15,234,124</text:p>
          </table:table-cell>
          <table:table-cell table:style-name="ce74" office:value-type="float" office:value="420626" calcext:value-type="float">
            <text:p>420,626</text:p>
          </table:table-cell>
          <table:table-cell table:style-name="ce74" office:value-type="float" office:value="975218" calcext:value-type="float">
            <text:p>975,218</text:p>
          </table:table-cell>
          <table:table-cell table:style-name="ce74" office:value-type="float" office:value="1373532" calcext:value-type="float">
            <text:p>1,373,532</text:p>
          </table:table-cell>
          <table:table-cell table:style-name="ce74" office:value-type="float" office:value="18848942" calcext:value-type="float">
            <text:p>18,848,942</text:p>
          </table:table-cell>
          <table:table-cell table:style-name="ce74" office:value-type="float" office:value="82281918" calcext:value-type="float">
            <text:p>82,281,918</text:p>
          </table:table-cell>
          <table:table-cell table:style-name="ce74" office:value-type="float" office:value="52522" calcext:value-type="float">
            <text:p>52,522</text:p>
          </table:table-cell>
          <table:table-cell table:style-name="ce74" office:value-type="float" office:value="706240" calcext:value-type="float">
            <text:p>706,240</text:p>
          </table:table-cell>
          <table:table-cell table:style-name="ce74" office:value-type="float" office:value="12104" calcext:value-type="float">
            <text:p>12,104</text:p>
          </table:table-cell>
          <table:table-cell table:style-name="ce74" office:value-type="float" office:value="152671661" calcext:value-type="float">
            <text:p>152,671,661</text:p>
          </table:table-cell>
          <table:table-cell table:style-name="ce74" office:value-type="float" office:value="60156202" calcext:value-type="float">
            <text:p>60,156,202</text:p>
          </table:table-cell>
          <table:table-cell table:style-name="ce74" office:value-type="float" office:value="10111396" calcext:value-type="float">
            <text:p>10,111,396</text:p>
          </table:table-cell>
          <table:table-cell table:style-name="ce74" office:value-type="float" office:value="23722497" calcext:value-type="float">
            <text:p>23,722,497</text:p>
          </table:table-cell>
          <table:table-cell table:style-name="ce74" office:value-type="float" office:value="24707369" calcext:value-type="float">
            <text:p>24,707,369</text:p>
          </table:table-cell>
          <table:table-cell table:style-name="ce74" office:value-type="float" office:value="8656494" calcext:value-type="float">
            <text:p>8,656,494</text:p>
          </table:table-cell>
          <table:table-cell table:style-name="ce74" office:value-type="float" office:value="629913" calcext:value-type="float">
            <text:p>629,913</text:p>
          </table:table-cell>
          <table:table-cell table:style-name="ce74" office:value-type="float" office:value="27030260" calcext:value-type="float">
            <text:p>27,030,260</text:p>
          </table:table-cell>
          <table:table-cell table:style-name="ce74" office:value-type="float" office:value="7816307" calcext:value-type="float">
            <text:p>7,816,30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983698454" calcext:value-type="float">
            <text:p>983,698,454</text:p>
          </table:table-cell>
          <table:table-cell table:style-name="ce74" office:value-type="float" office:value="67958008" calcext:value-type="float">
            <text:p>67,958,008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67958008" calcext:value-type="float">
            <text:p>67,958,008</text:p>
          </table:table-cell>
          <table:table-cell table:style-name="ce74" office:value-type="float" office:value="433715806" calcext:value-type="float">
            <text:p>433,715,806</text:p>
          </table:table-cell>
          <table:table-cell table:style-name="ce74" office:value-type="float" office:value="8938882" calcext:value-type="float">
            <text:p>8,938,88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442654688" calcext:value-type="float">
            <text:p>442,654,688</text:p>
          </table:table-cell>
          <table:table-cell table:style-name="ce74" office:value-type="float" office:value="147986641" calcext:value-type="float">
            <text:p>147,986,641</text:p>
          </table:table-cell>
          <table:table-cell table:style-name="ce74" office:value-type="float" office:value="658599337" calcext:value-type="float">
            <text:p>658,599,337</text:p>
          </table:table-cell>
          <table:table-cell table:style-name="ce74" office:value-type="float" office:value="1642297791" calcext:value-type="float">
            <text:p>1,642,297,791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31" calcext:value-type="float">
            <text:p>31</text:p>
          </table:table-cell>
          <table:table-cell table:style-name="ce63" office:value-type="string" calcext:value-type="string">
            <text:p>26</text:p>
          </table:table-cell>
          <table:table-cell table:style-name="ce69" office:value-type="string" calcext:value-type="string">
            <text:p>Компьютеры, продукция электронная и оптическая </text:p>
          </table:table-cell>
          <table:table-cell table:style-name="ce74" office:value-type="float" office:value="75388" calcext:value-type="float">
            <text:p>75,388</text:p>
          </table:table-cell>
          <table:table-cell table:style-name="ce74" office:value-type="float" office:value="24997" calcext:value-type="float">
            <text:p>24,99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9" calcext:value-type="float">
            <text:p>29</text:p>
          </table:table-cell>
          <table:table-cell table:style-name="ce74" office:value-type="float" office:value="18793481" calcext:value-type="float">
            <text:p>18,793,481</text:p>
          </table:table-cell>
          <table:table-cell table:style-name="ce74" office:value-type="float" office:value="854872" calcext:value-type="float">
            <text:p>854,872</text:p>
          </table:table-cell>
          <table:table-cell table:style-name="ce74" office:value-type="float" office:value="21949" calcext:value-type="float">
            <text:p>21,949</text:p>
          </table:table-cell>
          <table:table-cell table:style-name="ce74" office:value-type="float" office:value="82092" calcext:value-type="float">
            <text:p>82,092</text:p>
          </table:table-cell>
          <table:table-cell table:style-name="ce74" office:value-type="float" office:value="1170" calcext:value-type="float">
            <text:p>1,170</text:p>
          </table:table-cell>
          <table:table-cell table:style-name="ce74" office:value-type="float" office:value="607744" calcext:value-type="float">
            <text:p>607,744</text:p>
          </table:table-cell>
          <table:table-cell table:style-name="ce74" office:value-type="float" office:value="84637" calcext:value-type="float">
            <text:p>84,637</text:p>
          </table:table-cell>
          <table:table-cell table:number-columns-repeated="5" table:style-name="ce74" office:value-type="float" office:value="0" calcext:value-type="float">
            <text:p/>
          </table:table-cell>
          <table:table-cell table:style-name="ce74" office:value-type="float" office:value="131" calcext:value-type="float">
            <text:p>131</text:p>
          </table:table-cell>
          <table:table-cell table:style-name="ce74" office:value-type="float" office:value="589" calcext:value-type="float">
            <text:p>58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21386" calcext:value-type="float">
            <text:p>121,386</text:p>
          </table:table-cell>
          <table:table-cell table:style-name="ce74" office:value-type="float" office:value="81100" calcext:value-type="float">
            <text:p>81,100</text:p>
          </table:table-cell>
          <table:table-cell table:style-name="ce74" office:value-type="float" office:value="6788" calcext:value-type="float">
            <text:p>6,788</text:p>
          </table:table-cell>
          <table:table-cell table:style-name="ce74" office:value-type="float" office:value="489" calcext:value-type="float">
            <text:p>489</text:p>
          </table:table-cell>
          <table:table-cell table:style-name="ce74" office:value-type="float" office:value="2921" calcext:value-type="float">
            <text:p>2,921</text:p>
          </table:table-cell>
          <table:table-cell table:style-name="ce74" office:value-type="float" office:value="42491" calcext:value-type="float">
            <text:p>42,491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1866" calcext:value-type="float">
            <text:p>1,866</text:p>
          </table:table-cell>
          <table:table-cell table:style-name="ce74" office:value-type="float" office:value="1318" calcext:value-type="float">
            <text:p>1,318</text:p>
          </table:table-cell>
          <table:table-cell table:style-name="ce74" office:value-type="float" office:value="4429510" calcext:value-type="float">
            <text:p>4,429,510</text:p>
          </table:table-cell>
          <table:table-cell table:style-name="ce74" office:value-type="float" office:value="1119093" calcext:value-type="float">
            <text:p>1,119,093</text:p>
          </table:table-cell>
          <table:table-cell table:style-name="ce74" office:value-type="float" office:value="795207" calcext:value-type="float">
            <text:p>795,207</text:p>
          </table:table-cell>
          <table:table-cell table:style-name="ce74" office:value-type="float" office:value="2824018" calcext:value-type="float">
            <text:p>2,824,018</text:p>
          </table:table-cell>
          <table:table-cell table:style-name="ce74" office:value-type="float" office:value="1699930" calcext:value-type="float">
            <text:p>1,699,930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582664" calcext:value-type="float">
            <text:p>582,664</text:p>
          </table:table-cell>
          <table:table-cell table:style-name="ce74" office:value-type="float" office:value="4338393" calcext:value-type="float">
            <text:p>4,338,393</text:p>
          </table:table-cell>
          <table:table-cell table:style-name="ce74" office:value-type="float" office:value="9399" calcext:value-type="float">
            <text:p>9,399</text:p>
          </table:table-cell>
          <table:table-cell table:style-name="ce74" office:value-type="float" office:value="6340" calcext:value-type="float">
            <text:p>6,340</text:p>
          </table:table-cell>
          <table:table-cell table:style-name="ce74" office:value-type="float" office:value="26829" calcext:value-type="float">
            <text:p>26,829</text:p>
          </table:table-cell>
          <table:table-cell table:style-name="ce74" office:value-type="float" office:value="648095" calcext:value-type="float">
            <text:p>648,095</text:p>
          </table:table-cell>
          <table:table-cell table:style-name="ce74" office:value-type="float" office:value="274364" calcext:value-type="float">
            <text:p>274,364</text:p>
          </table:table-cell>
          <table:table-cell table:style-name="ce74" office:value-type="float" office:value="782292" calcext:value-type="float">
            <text:p>782,292</text:p>
          </table:table-cell>
          <table:table-cell table:style-name="ce74" office:value-type="float" office:value="589192" calcext:value-type="float">
            <text:p>589,192</text:p>
          </table:table-cell>
          <table:table-cell table:style-name="ce74" office:value-type="float" office:value="540218" calcext:value-type="float">
            <text:p>540,218</text:p>
          </table:table-cell>
          <table:table-cell table:style-name="ce74" office:value-type="float" office:value="6917" calcext:value-type="float">
            <text:p>6,917</text:p>
          </table:table-cell>
          <table:table-cell table:style-name="ce74" office:value-type="float" office:value="515859" calcext:value-type="float">
            <text:p>515,859</text:p>
          </table:table-cell>
          <table:table-cell table:style-name="ce74" office:value-type="float" office:value="22792529" calcext:value-type="float">
            <text:p>22,792,529</text:p>
          </table:table-cell>
          <table:table-cell table:style-name="ce74" office:value-type="float" office:value="146812" calcext:value-type="float">
            <text:p>146,812</text:p>
          </table:table-cell>
          <table:table-cell table:style-name="ce74" office:value-type="float" office:value="490294" calcext:value-type="float">
            <text:p>490,294</text:p>
          </table:table-cell>
          <table:table-cell table:style-name="ce74" office:value-type="float" office:value="425381" calcext:value-type="float">
            <text:p>425,381</text:p>
          </table:table-cell>
          <table:table-cell table:style-name="ce74" office:value-type="float" office:value="19949806" calcext:value-type="float">
            <text:p>19,949,806</text:p>
          </table:table-cell>
          <table:table-cell table:style-name="ce74" office:value-type="float" office:value="31845192" calcext:value-type="float">
            <text:p>31,845,192</text:p>
          </table:table-cell>
          <table:table-cell table:style-name="ce74" office:value-type="float" office:value="7824911" calcext:value-type="float">
            <text:p>7,824,911</text:p>
          </table:table-cell>
          <table:table-cell table:style-name="ce74" office:value-type="float" office:value="6566331" calcext:value-type="float">
            <text:p>6,566,331</text:p>
          </table:table-cell>
          <table:table-cell table:style-name="ce74" office:value-type="float" office:value="3977610" calcext:value-type="float">
            <text:p>3,977,610</text:p>
          </table:table-cell>
          <table:table-cell table:style-name="ce74" office:value-type="float" office:value="2230486" calcext:value-type="float">
            <text:p>2,230,486</text:p>
          </table:table-cell>
          <table:table-cell table:style-name="ce74" office:value-type="float" office:value="11437284" calcext:value-type="float">
            <text:p>11,437,284</text:p>
          </table:table-cell>
          <table:table-cell table:style-name="ce74" office:value-type="float" office:value="11016682" calcext:value-type="float">
            <text:p>11,016,682</text:p>
          </table:table-cell>
          <table:table-cell table:style-name="ce74" office:value-type="float" office:value="7071615" calcext:value-type="float">
            <text:p>7,071,615</text:p>
          </table:table-cell>
          <table:table-cell table:style-name="ce74" office:value-type="float" office:value="6761527" calcext:value-type="float">
            <text:p>6,761,527</text:p>
          </table:table-cell>
          <table:table-cell table:style-name="ce74" office:value-type="float" office:value="37566209" calcext:value-type="float">
            <text:p>37,566,209</text:p>
          </table:table-cell>
          <table:table-cell table:style-name="ce74" office:value-type="float" office:value="110224" calcext:value-type="float">
            <text:p>110,224</text:p>
          </table:table-cell>
          <table:table-cell table:style-name="ce74" office:value-type="float" office:value="6352161" calcext:value-type="float">
            <text:p>6,352,161</text:p>
          </table:table-cell>
          <table:table-cell table:style-name="ce74" office:value-type="float" office:value="5978305" calcext:value-type="float">
            <text:p>5,978,30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22537149" calcext:value-type="float">
            <text:p>222,537,149</text:p>
          </table:table-cell>
          <table:table-cell table:style-name="ce74" office:value-type="float" office:value="871674089" calcext:value-type="float">
            <text:p>871,674,089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871674089" calcext:value-type="float">
            <text:p>871,674,089</text:p>
          </table:table-cell>
          <table:table-cell table:style-name="ce74" office:value-type="float" office:value="1150987752" calcext:value-type="float">
            <text:p>1,150,987,752</text:p>
          </table:table-cell>
          <table:table-cell table:style-name="ce74" office:value-type="float" office:value="4349933" calcext:value-type="float">
            <text:p>4,349,93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155337685" calcext:value-type="float">
            <text:p>1,155,337,685</text:p>
          </table:table-cell>
          <table:table-cell table:style-name="ce74" office:value-type="float" office:value="442602206" calcext:value-type="float">
            <text:p>442,602,206</text:p>
          </table:table-cell>
          <table:table-cell table:style-name="ce74" office:value-type="float" office:value="2469613980" calcext:value-type="float">
            <text:p>2,469,613,980</text:p>
          </table:table-cell>
          <table:table-cell table:style-name="ce74" office:value-type="float" office:value="2692151129" calcext:value-type="float">
            <text:p>2,692,151,129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32" calcext:value-type="float">
            <text:p>32</text:p>
          </table:table-cell>
          <table:table-cell table:style-name="ce63" office:value-type="string" calcext:value-type="string">
            <text:p>27</text:p>
          </table:table-cell>
          <table:table-cell table:style-name="ce69" office:value-type="string" calcext:value-type="string">
            <text:p>Оборудование электрическое</text:p>
          </table:table-cell>
          <table:table-cell table:style-name="ce74" office:value-type="float" office:value="986090" calcext:value-type="float">
            <text:p>986,090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866" calcext:value-type="float">
            <text:p>866</text:p>
          </table:table-cell>
          <table:table-cell table:style-name="ce74" office:value-type="float" office:value="40234" calcext:value-type="float">
            <text:p>40,234</text:p>
          </table:table-cell>
          <table:table-cell table:style-name="ce74" office:value-type="float" office:value="39896667" calcext:value-type="float">
            <text:p>39,896,667</text:p>
          </table:table-cell>
          <table:table-cell table:style-name="ce74" office:value-type="float" office:value="1823671" calcext:value-type="float">
            <text:p>1,823,671</text:p>
          </table:table-cell>
          <table:table-cell table:style-name="ce74" office:value-type="float" office:value="145815" calcext:value-type="float">
            <text:p>145,815</text:p>
          </table:table-cell>
          <table:table-cell table:style-name="ce74" office:value-type="float" office:value="174648" calcext:value-type="float">
            <text:p>174,648</text:p>
          </table:table-cell>
          <table:table-cell table:style-name="ce74" office:value-type="float" office:value="3758548" calcext:value-type="float">
            <text:p>3,758,548</text:p>
          </table:table-cell>
          <table:table-cell table:style-name="ce74" office:value-type="float" office:value="327738" calcext:value-type="float">
            <text:p>327,738</text:p>
          </table:table-cell>
          <table:table-cell table:style-name="ce74" office:value-type="float" office:value="2394" calcext:value-type="float">
            <text:p>2,394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45" calcext:value-type="float">
            <text:p>145</text:p>
          </table:table-cell>
          <table:table-cell table:style-name="ce74" office:value-type="float" office:value="66" calcext:value-type="float">
            <text:p>66</text:p>
          </table:table-cell>
          <table:table-cell table:style-name="ce74" office:value-type="float" office:value="269" calcext:value-type="float">
            <text:p>26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01" calcext:value-type="float">
            <text:p>301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1722" calcext:value-type="float">
            <text:p>31,722</text:p>
          </table:table-cell>
          <table:table-cell table:style-name="ce74" office:value-type="float" office:value="619769" calcext:value-type="float">
            <text:p>619,769</text:p>
          </table:table-cell>
          <table:table-cell table:style-name="ce74" office:value-type="float" office:value="68353" calcext:value-type="float">
            <text:p>68,35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977" calcext:value-type="float">
            <text:p>2,977</text:p>
          </table:table-cell>
          <table:table-cell table:style-name="ce74" office:value-type="float" office:value="23261" calcext:value-type="float">
            <text:p>23,261</text:p>
          </table:table-cell>
          <table:table-cell table:style-name="ce74" office:value-type="float" office:value="112052" calcext:value-type="float">
            <text:p>112,052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68214" calcext:value-type="float">
            <text:p>68,214</text:p>
          </table:table-cell>
          <table:table-cell table:style-name="ce74" office:value-type="float" office:value="285" calcext:value-type="float">
            <text:p>285</text:p>
          </table:table-cell>
          <table:table-cell table:style-name="ce74" office:value-type="float" office:value="10577" calcext:value-type="float">
            <text:p>10,577</text:p>
          </table:table-cell>
          <table:table-cell table:style-name="ce74" office:value-type="float" office:value="3423132" calcext:value-type="float">
            <text:p>3,423,132</text:p>
          </table:table-cell>
          <table:table-cell table:style-name="ce74" office:value-type="float" office:value="2488664" calcext:value-type="float">
            <text:p>2,488,664</text:p>
          </table:table-cell>
          <table:table-cell table:style-name="ce74" office:value-type="float" office:value="827389" calcext:value-type="float">
            <text:p>827,389</text:p>
          </table:table-cell>
          <table:table-cell table:style-name="ce74" office:value-type="float" office:value="5740624" calcext:value-type="float">
            <text:p>5,740,624</text:p>
          </table:table-cell>
          <table:table-cell table:style-name="ce74" office:value-type="float" office:value="3298611" calcext:value-type="float">
            <text:p>3,298,611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3291424" calcext:value-type="float">
            <text:p>3,291,424</text:p>
          </table:table-cell>
          <table:table-cell table:style-name="ce74" office:value-type="float" office:value="19987825" calcext:value-type="float">
            <text:p>19,987,82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00352" calcext:value-type="float">
            <text:p>100,352</text:p>
          </table:table-cell>
          <table:table-cell table:style-name="ce74" office:value-type="float" office:value="726216" calcext:value-type="float">
            <text:p>726,216</text:p>
          </table:table-cell>
          <table:table-cell table:style-name="ce74" office:value-type="float" office:value="8289087" calcext:value-type="float">
            <text:p>8,289,087</text:p>
          </table:table-cell>
          <table:table-cell table:style-name="ce74" office:value-type="float" office:value="18730227" calcext:value-type="float">
            <text:p>18,730,227</text:p>
          </table:table-cell>
          <table:table-cell table:style-name="ce74" office:value-type="float" office:value="17966904" calcext:value-type="float">
            <text:p>17,966,904</text:p>
          </table:table-cell>
          <table:table-cell table:style-name="ce74" office:value-type="float" office:value="6559376" calcext:value-type="float">
            <text:p>6,559,376</text:p>
          </table:table-cell>
          <table:table-cell table:style-name="ce74" office:value-type="float" office:value="643148" calcext:value-type="float">
            <text:p>643,148</text:p>
          </table:table-cell>
          <table:table-cell table:style-name="ce74" office:value-type="float" office:value="522" calcext:value-type="float">
            <text:p>522</text:p>
          </table:table-cell>
          <table:table-cell table:style-name="ce74" office:value-type="float" office:value="404053" calcext:value-type="float">
            <text:p>404,053</text:p>
          </table:table-cell>
          <table:table-cell table:style-name="ce74" office:value-type="float" office:value="2385129" calcext:value-type="float">
            <text:p>2,385,12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314981" calcext:value-type="float">
            <text:p>3,314,981</text:p>
          </table:table-cell>
          <table:table-cell table:style-name="ce74" office:value-type="float" office:value="1814124" calcext:value-type="float">
            <text:p>1,814,124</text:p>
          </table:table-cell>
          <table:table-cell table:style-name="ce74" office:value-type="float" office:value="2131365" calcext:value-type="float">
            <text:p>2,131,365</text:p>
          </table:table-cell>
          <table:table-cell table:style-name="ce74" office:value-type="float" office:value="10365725" calcext:value-type="float">
            <text:p>10,365,725</text:p>
          </table:table-cell>
          <table:table-cell table:style-name="ce74" office:value-type="float" office:value="403477" calcext:value-type="float">
            <text:p>403,477</text:p>
          </table:table-cell>
          <table:table-cell table:style-name="ce74" office:value-type="float" office:value="75437" calcext:value-type="float">
            <text:p>75,437</text:p>
          </table:table-cell>
          <table:table-cell table:style-name="ce74" office:value-type="float" office:value="126955" calcext:value-type="float">
            <text:p>126,955</text:p>
          </table:table-cell>
          <table:table-cell table:style-name="ce74" office:value-type="float" office:value="25536041" calcext:value-type="float">
            <text:p>25,536,041</text:p>
          </table:table-cell>
          <table:table-cell table:style-name="ce74" office:value-type="float" office:value="3690853" calcext:value-type="float">
            <text:p>3,690,853</text:p>
          </table:table-cell>
          <table:table-cell table:style-name="ce74" office:value-type="float" office:value="18956895" calcext:value-type="float">
            <text:p>18,956,895</text:p>
          </table:table-cell>
          <table:table-cell table:style-name="ce74" office:value-type="float" office:value="6041904" calcext:value-type="float">
            <text:p>6,041,904</text:p>
          </table:table-cell>
          <table:table-cell table:style-name="ce74" office:value-type="float" office:value="11152053" calcext:value-type="float">
            <text:p>11,152,053</text:p>
          </table:table-cell>
          <table:table-cell table:style-name="ce74" office:value-type="float" office:value="4219216" calcext:value-type="float">
            <text:p>4,219,216</text:p>
          </table:table-cell>
          <table:table-cell table:style-name="ce74" office:value-type="float" office:value="105977" calcext:value-type="float">
            <text:p>105,977</text:p>
          </table:table-cell>
          <table:table-cell table:style-name="ce74" office:value-type="float" office:value="27672368" calcext:value-type="float">
            <text:p>27,672,368</text:p>
          </table:table-cell>
          <table:table-cell table:style-name="ce74" office:value-type="float" office:value="4869579" calcext:value-type="float">
            <text:p>4,869,57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63434335" calcext:value-type="float">
            <text:p>263,434,335</text:p>
          </table:table-cell>
          <table:table-cell table:style-name="ce74" office:value-type="float" office:value="364301822" calcext:value-type="float">
            <text:p>364,301,822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364301822" calcext:value-type="float">
            <text:p>364,301,822</text:p>
          </table:table-cell>
          <table:table-cell table:style-name="ce74" office:value-type="float" office:value="1082259082" calcext:value-type="float">
            <text:p>1,082,259,082</text:p>
          </table:table-cell>
          <table:table-cell table:style-name="ce74" office:value-type="float" office:value="-25232310" calcext:value-type="float">
            <text:p>-25,232,31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057026772" calcext:value-type="float">
            <text:p>1,057,026,772</text:p>
          </table:table-cell>
          <table:table-cell table:style-name="ce74" office:value-type="float" office:value="272855973" calcext:value-type="float">
            <text:p>272,855,973</text:p>
          </table:table-cell>
          <table:table-cell table:style-name="ce74" office:value-type="float" office:value="1694184567" calcext:value-type="float">
            <text:p>1,694,184,567</text:p>
          </table:table-cell>
          <table:table-cell table:style-name="ce74" office:value-type="float" office:value="1957618902" calcext:value-type="float">
            <text:p>1,957,618,902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4">
          <table:table-cell table:style-name="ce57" office:value-type="float" office:value="33" calcext:value-type="float">
            <text:p>33</text:p>
          </table:table-cell>
          <table:table-cell table:style-name="ce63" office:value-type="string" calcext:value-type="string">
            <text:p>28</text:p>
          </table:table-cell>
          <table:table-cell table:style-name="ce69" office:value-type="string" calcext:value-type="string">
            <text:p>Машины и оборудование, не включенные в другие группировки</text:p>
          </table:table-cell>
          <table:table-cell table:style-name="ce74" office:value-type="float" office:value="36854611" calcext:value-type="float">
            <text:p>36,854,611</text:p>
          </table:table-cell>
          <table:table-cell table:style-name="ce74" office:value-type="float" office:value="25392" calcext:value-type="float">
            <text:p>25,392</text:p>
          </table:table-cell>
          <table:table-cell table:style-name="ce74" office:value-type="float" office:value="47908" calcext:value-type="float">
            <text:p>47,908</text:p>
          </table:table-cell>
          <table:table-cell table:style-name="ce74" office:value-type="float" office:value="51195871" calcext:value-type="float">
            <text:p>51,195,871</text:p>
          </table:table-cell>
          <table:table-cell table:style-name="ce74" office:value-type="float" office:value="186869386" calcext:value-type="float">
            <text:p>186,869,386</text:p>
          </table:table-cell>
          <table:table-cell table:style-name="ce74" office:value-type="float" office:value="5074451" calcext:value-type="float">
            <text:p>5,074,451</text:p>
          </table:table-cell>
          <table:table-cell table:style-name="ce74" office:value-type="float" office:value="5356599" calcext:value-type="float">
            <text:p>5,356,599</text:p>
          </table:table-cell>
          <table:table-cell table:style-name="ce74" office:value-type="float" office:value="27500753" calcext:value-type="float">
            <text:p>27,500,753</text:p>
          </table:table-cell>
          <table:table-cell table:style-name="ce74" office:value-type="float" office:value="12285341" calcext:value-type="float">
            <text:p>12,285,341</text:p>
          </table:table-cell>
          <table:table-cell table:style-name="ce74" office:value-type="float" office:value="12784366" calcext:value-type="float">
            <text:p>12,784,366</text:p>
          </table:table-cell>
          <table:table-cell table:style-name="ce74" office:value-type="float" office:value="3280697" calcext:value-type="float">
            <text:p>3,280,697</text:p>
          </table:table-cell>
          <table:table-cell table:style-name="ce74" office:value-type="float" office:value="37259" calcext:value-type="float">
            <text:p>37,259</text:p>
          </table:table-cell>
          <table:table-cell table:style-name="ce74" office:value-type="float" office:value="22724" calcext:value-type="float">
            <text:p>22,724</text:p>
          </table:table-cell>
          <table:table-cell table:style-name="ce74" office:value-type="float" office:value="2186542" calcext:value-type="float">
            <text:p>2,186,542</text:p>
          </table:table-cell>
          <table:table-cell table:style-name="ce74" office:value-type="float" office:value="71" calcext:value-type="float">
            <text:p>71</text:p>
          </table:table-cell>
          <table:table-cell table:style-name="ce74" office:value-type="float" office:value="491" calcext:value-type="float">
            <text:p>491</text:p>
          </table:table-cell>
          <table:table-cell table:style-name="ce74" office:value-type="float" office:value="2359762" calcext:value-type="float">
            <text:p>2,359,762</text:p>
          </table:table-cell>
          <table:table-cell table:style-name="ce74" office:value-type="float" office:value="11632" calcext:value-type="float">
            <text:p>11,632</text:p>
          </table:table-cell>
          <table:table-cell table:style-name="ce74" office:value-type="float" office:value="3751335" calcext:value-type="float">
            <text:p>3,751,335</text:p>
          </table:table-cell>
          <table:table-cell table:style-name="ce74" office:value-type="float" office:value="5742090" calcext:value-type="float">
            <text:p>5,742,090</text:p>
          </table:table-cell>
          <table:table-cell table:style-name="ce74" office:value-type="float" office:value="30543" calcext:value-type="float">
            <text:p>30,543</text:p>
          </table:table-cell>
          <table:table-cell table:style-name="ce74" office:value-type="float" office:value="50857" calcext:value-type="float">
            <text:p>50,857</text:p>
          </table:table-cell>
          <table:table-cell table:style-name="ce74" office:value-type="float" office:value="136579" calcext:value-type="float">
            <text:p>136,579</text:p>
          </table:table-cell>
          <table:table-cell table:style-name="ce74" office:value-type="float" office:value="6664124" calcext:value-type="float">
            <text:p>6,664,124</text:p>
          </table:table-cell>
          <table:table-cell table:style-name="ce74" office:value-type="float" office:value="5812813" calcext:value-type="float">
            <text:p>5,812,813</text:p>
          </table:table-cell>
          <table:table-cell table:style-name="ce74" office:value-type="float" office:value="100216" calcext:value-type="float">
            <text:p>100,21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20400" calcext:value-type="float">
            <text:p>320,400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22374" calcext:value-type="float">
            <text:p>22,374</text:p>
          </table:table-cell>
          <table:table-cell table:style-name="ce74" office:value-type="float" office:value="10436" calcext:value-type="float">
            <text:p>10,436</text:p>
          </table:table-cell>
          <table:table-cell table:style-name="ce74" office:value-type="float" office:value="11415" calcext:value-type="float">
            <text:p>11,415</text:p>
          </table:table-cell>
          <table:table-cell table:style-name="ce74" office:value-type="float" office:value="7523742" calcext:value-type="float">
            <text:p>7,523,742</text:p>
          </table:table-cell>
          <table:table-cell table:style-name="ce74" office:value-type="float" office:value="7303669" calcext:value-type="float">
            <text:p>7,303,669</text:p>
          </table:table-cell>
          <table:table-cell table:style-name="ce74" office:value-type="float" office:value="3933495" calcext:value-type="float">
            <text:p>3,933,49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481" calcext:value-type="float">
            <text:p>481</text:p>
          </table:table-cell>
          <table:table-cell table:style-name="ce74" office:value-type="float" office:value="2364591" calcext:value-type="float">
            <text:p>2,364,591</text:p>
          </table:table-cell>
          <table:table-cell table:style-name="ce74" office:value-type="float" office:value="1894454" calcext:value-type="float">
            <text:p>1,894,454</text:p>
          </table:table-cell>
          <table:table-cell table:style-name="ce74" office:value-type="float" office:value="1457345" calcext:value-type="float">
            <text:p>1,457,345</text:p>
          </table:table-cell>
          <table:table-cell table:style-name="ce74" office:value-type="float" office:value="11200207" calcext:value-type="float">
            <text:p>11,200,207</text:p>
          </table:table-cell>
          <table:table-cell table:style-name="ce74" office:value-type="float" office:value="907415" calcext:value-type="float">
            <text:p>907,415</text:p>
          </table:table-cell>
          <table:table-cell table:style-name="ce74" office:value-type="float" office:value="6738522" calcext:value-type="float">
            <text:p>6,738,522</text:p>
          </table:table-cell>
          <table:table-cell table:style-name="ce74" office:value-type="float" office:value="28331376" calcext:value-type="float">
            <text:p>28,331,376</text:p>
          </table:table-cell>
          <table:table-cell table:style-name="ce74" office:value-type="float" office:value="9762764" calcext:value-type="float">
            <text:p>9,762,764</text:p>
          </table:table-cell>
          <table:table-cell table:style-name="ce74" office:value-type="float" office:value="10110617" calcext:value-type="float">
            <text:p>10,110,617</text:p>
          </table:table-cell>
          <table:table-cell table:style-name="ce74" office:value-type="float" office:value="30605455" calcext:value-type="float">
            <text:p>30,605,455</text:p>
          </table:table-cell>
          <table:table-cell table:style-name="ce74" office:value-type="float" office:value="227168" calcext:value-type="float">
            <text:p>227,168</text:p>
          </table:table-cell>
          <table:table-cell table:style-name="ce74" office:value-type="float" office:value="249091" calcext:value-type="float">
            <text:p>249,091</text:p>
          </table:table-cell>
          <table:table-cell table:style-name="ce74" office:value-type="float" office:value="6314529" calcext:value-type="float">
            <text:p>6,314,529</text:p>
          </table:table-cell>
          <table:table-cell table:style-name="ce74" office:value-type="float" office:value="2476" calcext:value-type="float">
            <text:p>2,476</text:p>
          </table:table-cell>
          <table:table-cell table:style-name="ce74" office:value-type="float" office:value="1923283" calcext:value-type="float">
            <text:p>1,923,283</text:p>
          </table:table-cell>
          <table:table-cell table:style-name="ce74" office:value-type="float" office:value="3656022" calcext:value-type="float">
            <text:p>3,656,022</text:p>
          </table:table-cell>
          <table:table-cell table:style-name="ce74" office:value-type="float" office:value="2701512" calcext:value-type="float">
            <text:p>2,701,512</text:p>
          </table:table-cell>
          <table:table-cell table:style-name="ce74" office:value-type="float" office:value="2569371" calcext:value-type="float">
            <text:p>2,569,371</text:p>
          </table:table-cell>
          <table:table-cell table:style-name="ce74" office:value-type="float" office:value="1034142" calcext:value-type="float">
            <text:p>1,034,142</text:p>
          </table:table-cell>
          <table:table-cell table:style-name="ce74" office:value-type="float" office:value="1003941" calcext:value-type="float">
            <text:p>1,003,941</text:p>
          </table:table-cell>
          <table:table-cell table:style-name="ce74" office:value-type="float" office:value="412824" calcext:value-type="float">
            <text:p>412,824</text:p>
          </table:table-cell>
          <table:table-cell table:style-name="ce74" office:value-type="float" office:value="202831" calcext:value-type="float">
            <text:p>202,831</text:p>
          </table:table-cell>
          <table:table-cell table:style-name="ce74" office:value-type="float" office:value="94626871" calcext:value-type="float">
            <text:p>94,626,871</text:p>
          </table:table-cell>
          <table:table-cell table:style-name="ce74" office:value-type="float" office:value="22231588" calcext:value-type="float">
            <text:p>22,231,588</text:p>
          </table:table-cell>
          <table:table-cell table:style-name="ce74" office:value-type="float" office:value="13356005" calcext:value-type="float">
            <text:p>13,356,005</text:p>
          </table:table-cell>
          <table:table-cell table:style-name="ce74" office:value-type="float" office:value="9163755" calcext:value-type="float">
            <text:p>9,163,755</text:p>
          </table:table-cell>
          <table:table-cell table:style-name="ce74" office:value-type="float" office:value="10021837" calcext:value-type="float">
            <text:p>10,021,837</text:p>
          </table:table-cell>
          <table:table-cell table:style-name="ce74" office:value-type="float" office:value="103742" calcext:value-type="float">
            <text:p>103,742</text:p>
          </table:table-cell>
          <table:table-cell table:style-name="ce74" office:value-type="float" office:value="2952954" calcext:value-type="float">
            <text:p>2,952,954</text:p>
          </table:table-cell>
          <table:table-cell table:style-name="ce74" office:value-type="float" office:value="5069567" calcext:value-type="float">
            <text:p>5,069,56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668504711" calcext:value-type="float">
            <text:p>668,504,711</text:p>
          </table:table-cell>
          <table:table-cell table:style-name="ce74" office:value-type="float" office:value="113924687" calcext:value-type="float">
            <text:p>113,924,687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13924687" calcext:value-type="float">
            <text:p>113,924,687</text:p>
          </table:table-cell>
          <table:table-cell table:style-name="ce74" office:value-type="float" office:value="2854269494" calcext:value-type="float">
            <text:p>2,854,269,494</text:p>
          </table:table-cell>
          <table:table-cell table:style-name="ce74" office:value-type="float" office:value="-13558137" calcext:value-type="float">
            <text:p>-13,558,13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840711357" calcext:value-type="float">
            <text:p>2,840,711,357</text:p>
          </table:table-cell>
          <table:table-cell table:style-name="ce74" office:value-type="float" office:value="513351621" calcext:value-type="float">
            <text:p>513,351,621</text:p>
          </table:table-cell>
          <table:table-cell table:style-name="ce74" office:value-type="float" office:value="3467987665" calcext:value-type="float">
            <text:p>3,467,987,665</text:p>
          </table:table-cell>
          <table:table-cell table:style-name="ce74" office:value-type="float" office:value="4136492376" calcext:value-type="float">
            <text:p>4,136,492,376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34" calcext:value-type="float">
            <text:p>34</text:p>
          </table:table-cell>
          <table:table-cell table:style-name="ce63" office:value-type="string" calcext:value-type="string">
            <text:p>29</text:p>
          </table:table-cell>
          <table:table-cell table:style-name="ce69" office:value-type="string" calcext:value-type="string">
            <text:p>Автомобили, прицепы и полуприцепы</text:p>
          </table:table-cell>
          <table:table-cell table:style-name="ce74" office:value-type="float" office:value="4171219" calcext:value-type="float">
            <text:p>4,171,219</text:p>
          </table:table-cell>
          <table:table-cell table:style-name="ce74" office:value-type="float" office:value="205" calcext:value-type="float">
            <text:p>205</text:p>
          </table:table-cell>
          <table:table-cell table:style-name="ce74" office:value-type="float" office:value="8303" calcext:value-type="float">
            <text:p>8,303</text:p>
          </table:table-cell>
          <table:table-cell table:style-name="ce74" office:value-type="float" office:value="650046" calcext:value-type="float">
            <text:p>650,046</text:p>
          </table:table-cell>
          <table:table-cell table:style-name="ce74" office:value-type="float" office:value="666061" calcext:value-type="float">
            <text:p>666,061</text:p>
          </table:table-cell>
          <table:table-cell table:style-name="ce74" office:value-type="float" office:value="30277" calcext:value-type="float">
            <text:p>30,277</text:p>
          </table:table-cell>
          <table:table-cell table:style-name="ce74" office:value-type="float" office:value="776442" calcext:value-type="float">
            <text:p>776,442</text:p>
          </table:table-cell>
          <table:table-cell table:style-name="ce74" office:value-type="float" office:value="1273648" calcext:value-type="float">
            <text:p>1,273,648</text:p>
          </table:table-cell>
          <table:table-cell table:style-name="ce74" office:value-type="float" office:value="134986" calcext:value-type="float">
            <text:p>134,986</text:p>
          </table:table-cell>
          <table:table-cell table:style-name="ce74" office:value-type="float" office:value="652626" calcext:value-type="float">
            <text:p>652,626</text:p>
          </table:table-cell>
          <table:table-cell table:style-name="ce74" office:value-type="float" office:value="252514" calcext:value-type="float">
            <text:p>252,514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625" calcext:value-type="float">
            <text:p>625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3393" calcext:value-type="float">
            <text:p>3,393</text:p>
          </table:table-cell>
          <table:table-cell table:style-name="ce74" office:value-type="float" office:value="4172" calcext:value-type="float">
            <text:p>4,172</text:p>
          </table:table-cell>
          <table:table-cell table:style-name="ce74" office:value-type="float" office:value="1332" calcext:value-type="float">
            <text:p>1,332</text:p>
          </table:table-cell>
          <table:table-cell table:style-name="ce74" office:value-type="float" office:value="94001" calcext:value-type="float">
            <text:p>94,00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6321" calcext:value-type="float">
            <text:p>6,321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241" calcext:value-type="float">
            <text:p>1,241</text:p>
          </table:table-cell>
          <table:table-cell table:style-name="ce74" office:value-type="float" office:value="56365" calcext:value-type="float">
            <text:p>56,365</text:p>
          </table:table-cell>
          <table:table-cell table:style-name="ce74" office:value-type="float" office:value="20445" calcext:value-type="float">
            <text:p>20,445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32750" calcext:value-type="float">
            <text:p>32,75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780" calcext:value-type="float">
            <text:p>78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887" calcext:value-type="float">
            <text:p>887</text:p>
          </table:table-cell>
          <table:table-cell table:style-name="ce74" office:value-type="float" office:value="3913" calcext:value-type="float">
            <text:p>3,913</text:p>
          </table:table-cell>
          <table:table-cell table:style-name="ce74" office:value-type="float" office:value="314679175" calcext:value-type="float">
            <text:p>314,679,175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12101638" calcext:value-type="float">
            <text:p>12,101,638</text:p>
          </table:table-cell>
          <table:table-cell table:style-name="ce74" office:value-type="float" office:value="383099" calcext:value-type="float">
            <text:p>383,099</text:p>
          </table:table-cell>
          <table:table-cell table:style-name="ce74" office:value-type="float" office:value="1386" calcext:value-type="float">
            <text:p>1,386</text:p>
          </table:table-cell>
          <table:table-cell table:style-name="ce74" office:value-type="float" office:value="36385" calcext:value-type="float">
            <text:p>36,385</text:p>
          </table:table-cell>
          <table:table-cell table:style-name="ce74" office:value-type="float" office:value="815088" calcext:value-type="float">
            <text:p>815,088</text:p>
          </table:table-cell>
          <table:table-cell table:style-name="ce74" office:value-type="float" office:value="4616649" calcext:value-type="float">
            <text:p>4,616,649</text:p>
          </table:table-cell>
          <table:table-cell table:style-name="ce74" office:value-type="float" office:value="326751659" calcext:value-type="float">
            <text:p>326,751,659</text:p>
          </table:table-cell>
          <table:table-cell table:style-name="ce74" office:value-type="float" office:value="1920135" calcext:value-type="float">
            <text:p>1,920,135</text:p>
          </table:table-cell>
          <table:table-cell table:style-name="ce74" office:value-type="float" office:value="739985" calcext:value-type="float">
            <text:p>739,985</text:p>
          </table:table-cell>
          <table:table-cell table:style-name="ce74" office:value-type="float" office:value="6220414" calcext:value-type="float">
            <text:p>6,220,414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1974" calcext:value-type="float">
            <text:p>21,974</text:p>
          </table:table-cell>
          <table:table-cell table:style-name="ce74" office:value-type="float" office:value="4857981" calcext:value-type="float">
            <text:p>4,857,981</text:p>
          </table:table-cell>
          <table:table-cell table:style-name="ce74" office:value-type="float" office:value="121621" calcext:value-type="float">
            <text:p>121,621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801375" calcext:value-type="float">
            <text:p>801,375</text:p>
          </table:table-cell>
          <table:table-cell table:style-name="ce74" office:value-type="float" office:value="107133" calcext:value-type="float">
            <text:p>107,13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45931" calcext:value-type="float">
            <text:p>45,931</text:p>
          </table:table-cell>
          <table:table-cell table:style-name="ce74" office:value-type="float" office:value="215535" calcext:value-type="float">
            <text:p>215,535</text:p>
          </table:table-cell>
          <table:table-cell table:style-name="ce74" office:value-type="float" office:value="94489" calcext:value-type="float">
            <text:p>94,489</text:p>
          </table:table-cell>
          <table:table-cell table:style-name="ce74" office:value-type="float" office:value="1197001" calcext:value-type="float">
            <text:p>1,197,001</text:p>
          </table:table-cell>
          <table:table-cell table:style-name="ce74" office:value-type="float" office:value="1571401" calcext:value-type="float">
            <text:p>1,571,401</text:p>
          </table:table-cell>
          <table:table-cell table:style-name="ce74" office:value-type="float" office:value="2067462" calcext:value-type="float">
            <text:p>2,067,462</text:p>
          </table:table-cell>
          <table:table-cell table:style-name="ce74" office:value-type="float" office:value="3786358" calcext:value-type="float">
            <text:p>3,786,358</text:p>
          </table:table-cell>
          <table:table-cell table:style-name="ce74" office:value-type="float" office:value="2643159" calcext:value-type="float">
            <text:p>2,643,159</text:p>
          </table:table-cell>
          <table:table-cell table:style-name="ce74" office:value-type="float" office:value="3903461" calcext:value-type="float">
            <text:p>3,903,461</text:p>
          </table:table-cell>
          <table:table-cell table:style-name="ce74" office:value-type="float" office:value="190185" calcext:value-type="float">
            <text:p>190,185</text:p>
          </table:table-cell>
          <table:table-cell table:style-name="ce74" office:value-type="float" office:value="174372" calcext:value-type="float">
            <text:p>174,372</text:p>
          </table:table-cell>
          <table:table-cell table:style-name="ce74" office:value-type="float" office:value="85490" calcext:value-type="float">
            <text:p>85,49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698993115" calcext:value-type="float">
            <text:p>698,993,115</text:p>
          </table:table-cell>
          <table:table-cell table:style-name="ce74" office:value-type="float" office:value="1980553177" calcext:value-type="float">
            <text:p>1,980,553,177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980553177" calcext:value-type="float">
            <text:p>1,980,553,177</text:p>
          </table:table-cell>
          <table:table-cell table:style-name="ce74" office:value-type="float" office:value="2316119609" calcext:value-type="float">
            <text:p>2,316,119,609</text:p>
          </table:table-cell>
          <table:table-cell table:style-name="ce74" office:value-type="float" office:value="447934979" calcext:value-type="float">
            <text:p>447,934,97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764054588" calcext:value-type="float">
            <text:p>2,764,054,588</text:p>
          </table:table-cell>
          <table:table-cell table:style-name="ce74" office:value-type="float" office:value="277320811" calcext:value-type="float">
            <text:p>277,320,811</text:p>
          </table:table-cell>
          <table:table-cell table:style-name="ce74" office:value-type="float" office:value="5021928576" calcext:value-type="float">
            <text:p>5,021,928,576</text:p>
          </table:table-cell>
          <table:table-cell table:style-name="ce74" office:value-type="float" office:value="5720921691" calcext:value-type="float">
            <text:p>5,720,921,691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35" calcext:value-type="float">
            <text:p>35</text:p>
          </table:table-cell>
          <table:table-cell table:style-name="ce63" office:value-type="string" calcext:value-type="string">
            <text:p>30</text:p>
          </table:table-cell>
          <table:table-cell table:style-name="ce69" office:value-type="string" calcext:value-type="string">
            <text:p>Оборудование транспортное прочее</text:p>
          </table:table-cell>
          <table:table-cell table:style-name="ce74" office:value-type="float" office:value="5896" calcext:value-type="float">
            <text:p>5,896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671438" calcext:value-type="float">
            <text:p>671,438</text:p>
          </table:table-cell>
          <table:table-cell table:style-name="ce74" office:value-type="float" office:value="32806" calcext:value-type="float">
            <text:p>32,806</text:p>
          </table:table-cell>
          <table:table-cell table:style-name="ce74" office:value-type="float" office:value="1486" calcext:value-type="float">
            <text:p>1,486</text:p>
          </table:table-cell>
          <table:table-cell table:style-name="ce74" office:value-type="float" office:value="871907" calcext:value-type="float">
            <text:p>871,907</text:p>
          </table:table-cell>
          <table:table-cell table:style-name="ce74" office:value-type="float" office:value="71603" calcext:value-type="float">
            <text:p>71,603</text:p>
          </table:table-cell>
          <table:table-cell table:number-columns-repeated="11" table:style-name="ce74" office:value-type="float" office:value="0" calcext:value-type="float">
            <text:p/>
          </table:table-cell>
          <table:table-cell table:style-name="ce74" office:value-type="float" office:value="11147" calcext:value-type="float">
            <text:p>11,147</text:p>
          </table:table-cell>
          <table:table-cell table:number-columns-repeated="7" table:style-name="ce74" office:value-type="float" office:value="0" calcext:value-type="float">
            <text:p/>
          </table:table-cell>
          <table:table-cell table:style-name="ce74" office:value-type="float" office:value="28229" calcext:value-type="float">
            <text:p>28,229</text:p>
          </table:table-cell>
          <table:table-cell table:style-name="ce74" office:value-type="float" office:value="714" calcext:value-type="float">
            <text:p>714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220" calcext:value-type="float">
            <text:p>1,220</text:p>
          </table:table-cell>
          <table:table-cell table:style-name="ce74" office:value-type="float" office:value="14746" calcext:value-type="float">
            <text:p>14,74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2200656" calcext:value-type="float">
            <text:p>32,200,656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385690" calcext:value-type="float">
            <text:p>1,385,690</text:p>
          </table:table-cell>
          <table:table-cell table:style-name="ce74" office:value-type="float" office:value="1955" calcext:value-type="float">
            <text:p>1,95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4602" calcext:value-type="float">
            <text:p>4,60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580" calcext:value-type="float">
            <text:p>580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504748" calcext:value-type="float">
            <text:p>504,748</text:p>
          </table:table-cell>
          <table:table-cell table:style-name="ce74" office:value-type="float" office:value="61043408" calcext:value-type="float">
            <text:p>61,043,408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2875736" calcext:value-type="float">
            <text:p>12,875,736</text:p>
          </table:table-cell>
          <table:table-cell table:style-name="ce74" office:value-type="float" office:value="4320185" calcext:value-type="float">
            <text:p>4,320,185</text:p>
          </table:table-cell>
          <table:table-cell table:number-columns-repeated="9" table:style-name="ce74" office:value-type="float" office:value="0" calcext:value-type="float">
            <text:p/>
          </table:table-cell>
          <table:table-cell table:style-name="ce74" office:value-type="float" office:value="1625" calcext:value-type="float">
            <text:p>1,625</text:p>
          </table:table-cell>
          <table:table-cell table:style-name="ce74" office:value-type="float" office:value="4102824" calcext:value-type="float">
            <text:p>4,102,824</text:p>
          </table:table-cell>
          <table:table-cell table:style-name="ce74" office:value-type="float" office:value="1418552" calcext:value-type="float">
            <text:p>1,418,552</text:p>
          </table:table-cell>
          <table:table-cell table:style-name="ce74" office:value-type="float" office:value="746442" calcext:value-type="float">
            <text:p>746,442</text:p>
          </table:table-cell>
          <table:table-cell table:style-name="ce74" office:value-type="float" office:value="1294467" calcext:value-type="float">
            <text:p>1,294,467</text:p>
          </table:table-cell>
          <table:table-cell table:style-name="ce74" office:value-type="float" office:value="1708" calcext:value-type="float">
            <text:p>1,708</text:p>
          </table:table-cell>
          <table:table-cell table:style-name="ce74" office:value-type="float" office:value="2267918" calcext:value-type="float">
            <text:p>2,267,918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23882288" calcext:value-type="float">
            <text:p>123,882,288</text:p>
          </table:table-cell>
          <table:table-cell table:style-name="ce74" office:value-type="float" office:value="37303693" calcext:value-type="float">
            <text:p>37,303,693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37303693" calcext:value-type="float">
            <text:p>37,303,693</text:p>
          </table:table-cell>
          <table:table-cell table:style-name="ce74" office:value-type="float" office:value="1206113577" calcext:value-type="float">
            <text:p>1,206,113,577</text:p>
          </table:table-cell>
          <table:table-cell table:style-name="ce74" office:value-type="float" office:value="-2824710" calcext:value-type="float">
            <text:p>-2,824,71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203288867" calcext:value-type="float">
            <text:p>1,203,288,867</text:p>
          </table:table-cell>
          <table:table-cell table:style-name="ce74" office:value-type="float" office:value="167076565" calcext:value-type="float">
            <text:p>167,076,565</text:p>
          </table:table-cell>
          <table:table-cell table:style-name="ce74" office:value-type="float" office:value="1407669125" calcext:value-type="float">
            <text:p>1,407,669,125</text:p>
          </table:table-cell>
          <table:table-cell table:style-name="ce74" office:value-type="float" office:value="1531551413" calcext:value-type="float">
            <text:p>1,531,551,413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36" calcext:value-type="float">
            <text:p>36</text:p>
          </table:table-cell>
          <table:table-cell table:style-name="ce63" office:value-type="string" calcext:value-type="string">
            <text:p>31</text:p>
          </table:table-cell>
          <table:table-cell table:style-name="ce69" office:value-type="string" calcext:value-type="string">
            <text:p>Мебель</text:p>
          </table:table-cell>
          <table:table-cell table:style-name="ce74" office:value-type="float" office:value="21272" calcext:value-type="float">
            <text:p>21,272</text:p>
          </table:table-cell>
          <table:table-cell table:style-name="ce74" office:value-type="float" office:value="14" calcext:value-type="float">
            <text:p>14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5162" calcext:value-type="float">
            <text:p>5,162</text:p>
          </table:table-cell>
          <table:table-cell table:style-name="ce74" office:value-type="float" office:value="233" calcext:value-type="float">
            <text:p>23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9" calcext:value-type="float">
            <text:p>9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4" calcext:value-type="float">
            <text:p>14</text:p>
          </table:table-cell>
          <table:table-cell table:number-columns-repeated="9" table:style-name="ce74" office:value-type="float" office:value="0" calcext:value-type="float">
            <text:p/>
          </table:table-cell>
          <table:table-cell table:style-name="ce74" office:value-type="float" office:value="12" calcext:value-type="float">
            <text:p>12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225" calcext:value-type="float">
            <text:p>225</text:p>
          </table:table-cell>
          <table:table-cell table:style-name="ce74" office:value-type="float" office:value="186" calcext:value-type="float">
            <text:p>186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80256" calcext:value-type="float">
            <text:p>80,25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9" calcext:value-type="float">
            <text:p>9</text:p>
          </table:table-cell>
          <table:table-cell table:number-columns-repeated="6" table:style-name="ce74" office:value-type="float" office:value="0" calcext:value-type="float">
            <text:p/>
          </table:table-cell>
          <table:table-cell table:style-name="ce74" office:value-type="float" office:value="29111" calcext:value-type="float">
            <text:p>29,111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6884" calcext:value-type="float">
            <text:p>6,884</text:p>
          </table:table-cell>
          <table:table-cell table:style-name="ce74" office:value-type="float" office:value="794864" calcext:value-type="float">
            <text:p>794,864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94340" calcext:value-type="float">
            <text:p>94,340</text:p>
          </table:table-cell>
          <table:table-cell table:style-name="ce74" office:value-type="float" office:value="22544" calcext:value-type="float">
            <text:p>22,544</text:p>
          </table:table-cell>
          <table:table-cell table:style-name="ce74" office:value-type="float" office:value="1745" calcext:value-type="float">
            <text:p>1,745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57" calcext:value-type="float">
            <text:p>5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650254" calcext:value-type="float">
            <text:p>1,650,254</text:p>
          </table:table-cell>
          <table:table-cell table:style-name="ce74" office:value-type="float" office:value="1063527" calcext:value-type="float">
            <text:p>1,063,527</text:p>
          </table:table-cell>
          <table:table-cell table:style-name="ce74" office:value-type="float" office:value="1876" calcext:value-type="float">
            <text:p>1,87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4107" calcext:value-type="float">
            <text:p>4,107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14579" calcext:value-type="float">
            <text:p>114,579</text:p>
          </table:table-cell>
          <table:table-cell table:style-name="ce74" office:value-type="float" office:value="25929" calcext:value-type="float">
            <text:p>25,929</text:p>
          </table:table-cell>
          <table:table-cell table:style-name="ce74" office:value-type="float" office:value="894512" calcext:value-type="float">
            <text:p>894,512</text:p>
          </table:table-cell>
          <table:table-cell table:style-name="ce74" office:value-type="float" office:value="2268731" calcext:value-type="float">
            <text:p>2,268,731</text:p>
          </table:table-cell>
          <table:table-cell table:style-name="ce74" office:value-type="float" office:value="3522790" calcext:value-type="float">
            <text:p>3,522,790</text:p>
          </table:table-cell>
          <table:table-cell table:style-name="ce74" office:value-type="float" office:value="1366668" calcext:value-type="float">
            <text:p>1,366,668</text:p>
          </table:table-cell>
          <table:table-cell table:style-name="ce74" office:value-type="float" office:value="255204" calcext:value-type="float">
            <text:p>255,204</text:p>
          </table:table-cell>
          <table:table-cell table:style-name="ce74" office:value-type="float" office:value="1641774" calcext:value-type="float">
            <text:p>1,641,774</text:p>
          </table:table-cell>
          <table:table-cell table:style-name="ce74" office:value-type="float" office:value="76602" calcext:value-type="float">
            <text:p>76,60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3943490" calcext:value-type="float">
            <text:p>13,943,490</text:p>
          </table:table-cell>
          <table:table-cell table:style-name="ce74" office:value-type="float" office:value="170544171" calcext:value-type="float">
            <text:p>170,544,171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70544171" calcext:value-type="float">
            <text:p>170,544,171</text:p>
          </table:table-cell>
          <table:table-cell table:style-name="ce74" office:value-type="float" office:value="155831838" calcext:value-type="float">
            <text:p>155,831,838</text:p>
          </table:table-cell>
          <table:table-cell table:style-name="ce74" office:value-type="float" office:value="-2955070" calcext:value-type="float">
            <text:p>-2,955,07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52876768" calcext:value-type="float">
            <text:p>152,876,768</text:p>
          </table:table-cell>
          <table:table-cell table:style-name="ce74" office:value-type="float" office:value="5901699" calcext:value-type="float">
            <text:p>5,901,699</text:p>
          </table:table-cell>
          <table:table-cell table:style-name="ce74" office:value-type="float" office:value="329322638" calcext:value-type="float">
            <text:p>329,322,638</text:p>
          </table:table-cell>
          <table:table-cell table:style-name="ce74" office:value-type="float" office:value="343266128" calcext:value-type="float">
            <text:p>343,266,128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37" calcext:value-type="float">
            <text:p>37</text:p>
          </table:table-cell>
          <table:table-cell table:style-name="ce63" office:value-type="string" calcext:value-type="string">
            <text:p>32</text:p>
          </table:table-cell>
          <table:table-cell table:style-name="ce69" office:value-type="string" calcext:value-type="string">
            <text:p>Изделия готовые прочие</text:p>
          </table:table-cell>
          <table:table-cell table:style-name="ce74" office:value-type="float" office:value="300377" calcext:value-type="float">
            <text:p>300,377</text:p>
          </table:table-cell>
          <table:table-cell table:style-name="ce74" office:value-type="float" office:value="21" calcext:value-type="float">
            <text:p>21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87023" calcext:value-type="float">
            <text:p>187,023</text:p>
          </table:table-cell>
          <table:table-cell table:style-name="ce74" office:value-type="float" office:value="8466" calcext:value-type="float">
            <text:p>8,46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1288" calcext:value-type="float">
            <text:p>21,288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291" calcext:value-type="float">
            <text:p>291</text:p>
          </table:table-cell>
          <table:table-cell table:style-name="ce74" office:value-type="float" office:value="118577" calcext:value-type="float">
            <text:p>118,57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4075394" calcext:value-type="float">
            <text:p>4,075,394</text:p>
          </table:table-cell>
          <table:table-cell table:style-name="ce74" office:value-type="float" office:value="18410" calcext:value-type="float">
            <text:p>18,410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6856" calcext:value-type="float">
            <text:p>6,856</text:p>
          </table:table-cell>
          <table:table-cell table:style-name="ce74" office:value-type="float" office:value="1497" calcext:value-type="float">
            <text:p>1,497</text:p>
          </table:table-cell>
          <table:table-cell table:style-name="ce74" office:value-type="float" office:value="148193" calcext:value-type="float">
            <text:p>148,193</text:p>
          </table:table-cell>
          <table:table-cell table:style-name="ce74" office:value-type="float" office:value="32727" calcext:value-type="float">
            <text:p>32,727</text:p>
          </table:table-cell>
          <table:table-cell table:style-name="ce74" office:value-type="float" office:value="759257" calcext:value-type="float">
            <text:p>759,257</text:p>
          </table:table-cell>
          <table:table-cell table:style-name="ce74" office:value-type="float" office:value="765" calcext:value-type="float">
            <text:p>765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966" calcext:value-type="float">
            <text:p>96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2344311" calcext:value-type="float">
            <text:p>2,344,311</text:p>
          </table:table-cell>
          <table:table-cell table:style-name="ce74" office:value-type="float" office:value="29" calcext:value-type="float">
            <text:p>29</text:p>
          </table:table-cell>
          <table:table-cell table:style-name="ce74" office:value-type="float" office:value="688" calcext:value-type="float">
            <text:p>688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485092" calcext:value-type="float">
            <text:p>485,092</text:p>
          </table:table-cell>
          <table:table-cell table:style-name="ce74" office:value-type="float" office:value="4570" calcext:value-type="float">
            <text:p>4,570</text:p>
          </table:table-cell>
          <table:table-cell table:style-name="ce74" office:value-type="float" office:value="17693" calcext:value-type="float">
            <text:p>17,69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524" calcext:value-type="float">
            <text:p>524</text:p>
          </table:table-cell>
          <table:table-cell table:style-name="ce74" office:value-type="float" office:value="21987" calcext:value-type="float">
            <text:p>21,987</text:p>
          </table:table-cell>
          <table:table-cell table:style-name="ce74" office:value-type="float" office:value="585248" calcext:value-type="float">
            <text:p>585,248</text:p>
          </table:table-cell>
          <table:table-cell table:style-name="ce74" office:value-type="float" office:value="376087" calcext:value-type="float">
            <text:p>376,087</text:p>
          </table:table-cell>
          <table:table-cell table:style-name="ce74" office:value-type="float" office:value="206110" calcext:value-type="float">
            <text:p>206,110</text:p>
          </table:table-cell>
          <table:table-cell table:style-name="ce74" office:value-type="float" office:value="724099" calcext:value-type="float">
            <text:p>724,099</text:p>
          </table:table-cell>
          <table:table-cell table:style-name="ce74" office:value-type="float" office:value="699782" calcext:value-type="float">
            <text:p>699,782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209369" calcext:value-type="float">
            <text:p>209,36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4003" calcext:value-type="float">
            <text:p>4,003</text:p>
          </table:table-cell>
          <table:table-cell table:style-name="ce74" office:value-type="float" office:value="463187" calcext:value-type="float">
            <text:p>463,187</text:p>
          </table:table-cell>
          <table:table-cell table:style-name="ce74" office:value-type="float" office:value="296493" calcext:value-type="float">
            <text:p>296,493</text:p>
          </table:table-cell>
          <table:table-cell table:style-name="ce74" office:value-type="float" office:value="178781" calcext:value-type="float">
            <text:p>178,781</text:p>
          </table:table-cell>
          <table:table-cell table:style-name="ce74" office:value-type="float" office:value="4584486" calcext:value-type="float">
            <text:p>4,584,486</text:p>
          </table:table-cell>
          <table:table-cell table:style-name="ce74" office:value-type="float" office:value="748790" calcext:value-type="float">
            <text:p>748,790</text:p>
          </table:table-cell>
          <table:table-cell table:style-name="ce74" office:value-type="float" office:value="151022" calcext:value-type="float">
            <text:p>151,022</text:p>
          </table:table-cell>
          <table:table-cell table:style-name="ce74" office:value-type="float" office:value="1046289" calcext:value-type="float">
            <text:p>1,046,289</text:p>
          </table:table-cell>
          <table:table-cell table:style-name="ce74" office:value-type="float" office:value="4020616" calcext:value-type="float">
            <text:p>4,020,616</text:p>
          </table:table-cell>
          <table:table-cell table:style-name="ce74" office:value-type="float" office:value="8748636" calcext:value-type="float">
            <text:p>8,748,636</text:p>
          </table:table-cell>
          <table:table-cell table:style-name="ce74" office:value-type="float" office:value="13189412" calcext:value-type="float">
            <text:p>13,189,412</text:p>
          </table:table-cell>
          <table:table-cell table:style-name="ce74" office:value-type="float" office:value="11409928" calcext:value-type="float">
            <text:p>11,409,928</text:p>
          </table:table-cell>
          <table:table-cell table:style-name="ce74" office:value-type="float" office:value="15093536" calcext:value-type="float">
            <text:p>15,093,536</text:p>
          </table:table-cell>
          <table:table-cell table:style-name="ce74" office:value-type="float" office:value="192355" calcext:value-type="float">
            <text:p>192,355</text:p>
          </table:table-cell>
          <table:table-cell table:style-name="ce74" office:value-type="float" office:value="16678625" calcext:value-type="float">
            <text:p>16,678,625</text:p>
          </table:table-cell>
          <table:table-cell table:style-name="ce74" office:value-type="float" office:value="1994078" calcext:value-type="float">
            <text:p>1,994,078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90156021" calcext:value-type="float">
            <text:p>90,156,021</text:p>
          </table:table-cell>
          <table:table-cell table:style-name="ce74" office:value-type="float" office:value="309628676" calcext:value-type="float">
            <text:p>309,628,676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309628676" calcext:value-type="float">
            <text:p>309,628,676</text:p>
          </table:table-cell>
          <table:table-cell table:style-name="ce74" office:value-type="float" office:value="277080581" calcext:value-type="float">
            <text:p>277,080,581</text:p>
          </table:table-cell>
          <table:table-cell table:style-name="ce74" office:value-type="float" office:value="-2215807" calcext:value-type="float">
            <text:p>-2,215,807</text:p>
          </table:table-cell>
          <table:table-cell table:style-name="ce74" office:value-type="float" office:value="41734420" calcext:value-type="float">
            <text:p>41,734,420</text:p>
          </table:table-cell>
          <table:table-cell table:style-name="ce74" office:value-type="float" office:value="316599194" calcext:value-type="float">
            <text:p>316,599,194</text:p>
          </table:table-cell>
          <table:table-cell table:style-name="ce74" office:value-type="float" office:value="93942974" calcext:value-type="float">
            <text:p>93,942,974</text:p>
          </table:table-cell>
          <table:table-cell table:style-name="ce74" office:value-type="float" office:value="720170844" calcext:value-type="float">
            <text:p>720,170,844</text:p>
          </table:table-cell>
          <table:table-cell table:style-name="ce74" office:value-type="float" office:value="810326865" calcext:value-type="float">
            <text:p>810,326,865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4">
          <table:table-cell table:style-name="ce57" office:value-type="float" office:value="38" calcext:value-type="float">
            <text:p>38</text:p>
          </table:table-cell>
          <table:table-cell table:style-name="ce63" office:value-type="string" calcext:value-type="string">
            <text:p>33</text:p>
          </table:table-cell>
          <table:table-cell table:style-name="ce69" office:value-type="string" calcext:value-type="string">
            <text:p>Услуги по ремонту и установке машин и оборудования </text:p>
          </table:table-cell>
          <table:table-cell table:style-name="ce74" office:value-type="float" office:value="2119311" calcext:value-type="float">
            <text:p>2,119,311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586079" calcext:value-type="float">
            <text:p>1,586,079</text:p>
          </table:table-cell>
          <table:table-cell table:style-name="ce74" office:value-type="float" office:value="442142469" calcext:value-type="float">
            <text:p>442,142,469</text:p>
          </table:table-cell>
          <table:table-cell table:style-name="ce74" office:value-type="float" office:value="1533359" calcext:value-type="float">
            <text:p>1,533,359</text:p>
          </table:table-cell>
          <table:table-cell table:style-name="ce74" office:value-type="float" office:value="5257" calcext:value-type="float">
            <text:p>5,257</text:p>
          </table:table-cell>
          <table:table-cell table:style-name="ce74" office:value-type="float" office:value="11389746" calcext:value-type="float">
            <text:p>11,389,746</text:p>
          </table:table-cell>
          <table:table-cell table:style-name="ce74" office:value-type="float" office:value="4993074" calcext:value-type="float">
            <text:p>4,993,074</text:p>
          </table:table-cell>
          <table:table-cell table:style-name="ce74" office:value-type="float" office:value="1972214" calcext:value-type="float">
            <text:p>1,972,214</text:p>
          </table:table-cell>
          <table:table-cell table:style-name="ce74" office:value-type="float" office:value="580517" calcext:value-type="float">
            <text:p>580,51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0251" calcext:value-type="float">
            <text:p>20,251</text:p>
          </table:table-cell>
          <table:table-cell table:style-name="ce74" office:value-type="float" office:value="1212" calcext:value-type="float">
            <text:p>1,212</text:p>
          </table:table-cell>
          <table:table-cell table:style-name="ce74" office:value-type="float" office:value="304" calcext:value-type="float">
            <text:p>304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087352" calcext:value-type="float">
            <text:p>1,087,352</text:p>
          </table:table-cell>
          <table:table-cell table:style-name="ce74" office:value-type="float" office:value="14211" calcext:value-type="float">
            <text:p>14,211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788554" calcext:value-type="float">
            <text:p>3,788,554</text:p>
          </table:table-cell>
          <table:table-cell table:style-name="ce74" office:value-type="float" office:value="210575" calcext:value-type="float">
            <text:p>210,57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4322" calcext:value-type="float">
            <text:p>4,322</text:p>
          </table:table-cell>
          <table:table-cell table:style-name="ce74" office:value-type="float" office:value="3643394" calcext:value-type="float">
            <text:p>3,643,394</text:p>
          </table:table-cell>
          <table:table-cell table:style-name="ce74" office:value-type="float" office:value="446266" calcext:value-type="float">
            <text:p>446,26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34" calcext:value-type="float">
            <text:p>334</text:p>
          </table:table-cell>
          <table:table-cell table:style-name="ce74" office:value-type="float" office:value="919422" calcext:value-type="float">
            <text:p>919,42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51192" calcext:value-type="float">
            <text:p>51,19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1303" calcext:value-type="float">
            <text:p>21,303</text:p>
          </table:table-cell>
          <table:table-cell table:style-name="ce74" office:value-type="float" office:value="190911" calcext:value-type="float">
            <text:p>190,911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3182" calcext:value-type="float">
            <text:p>3,182</text:p>
          </table:table-cell>
          <table:table-cell table:style-name="ce74" office:value-type="float" office:value="12892951" calcext:value-type="float">
            <text:p>12,892,951</text:p>
          </table:table-cell>
          <table:table-cell table:style-name="ce74" office:value-type="float" office:value="29489233" calcext:value-type="float">
            <text:p>29,489,233</text:p>
          </table:table-cell>
          <table:table-cell table:style-name="ce74" office:value-type="float" office:value="1700095" calcext:value-type="float">
            <text:p>1,700,095</text:p>
          </table:table-cell>
          <table:table-cell table:style-name="ce74" office:value-type="float" office:value="16209752" calcext:value-type="float">
            <text:p>16,209,752</text:p>
          </table:table-cell>
          <table:table-cell table:style-name="ce74" office:value-type="float" office:value="282026" calcext:value-type="float">
            <text:p>282,026</text:p>
          </table:table-cell>
          <table:table-cell table:style-name="ce74" office:value-type="float" office:value="2506864" calcext:value-type="float">
            <text:p>2,506,864</text:p>
          </table:table-cell>
          <table:table-cell table:style-name="ce74" office:value-type="float" office:value="3655197" calcext:value-type="float">
            <text:p>3,655,197</text:p>
          </table:table-cell>
          <table:table-cell table:style-name="ce74" office:value-type="float" office:value="39231203" calcext:value-type="float">
            <text:p>39,231,203</text:p>
          </table:table-cell>
          <table:table-cell table:style-name="ce74" office:value-type="float" office:value="17976743" calcext:value-type="float">
            <text:p>17,976,743</text:p>
          </table:table-cell>
          <table:table-cell table:style-name="ce74" office:value-type="float" office:value="406595005" calcext:value-type="float">
            <text:p>406,595,005</text:p>
          </table:table-cell>
          <table:table-cell table:style-name="ce74" office:value-type="float" office:value="9394900" calcext:value-type="float">
            <text:p>9,394,900</text:p>
          </table:table-cell>
          <table:table-cell table:style-name="ce74" office:value-type="float" office:value="3294231" calcext:value-type="float">
            <text:p>3,294,231</text:p>
          </table:table-cell>
          <table:table-cell table:style-name="ce74" office:value-type="float" office:value="6113751" calcext:value-type="float">
            <text:p>6,113,751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50535" calcext:value-type="float">
            <text:p>250,535</text:p>
          </table:table-cell>
          <table:table-cell table:style-name="ce74" office:value-type="float" office:value="682837" calcext:value-type="float">
            <text:p>682,837</text:p>
          </table:table-cell>
          <table:table-cell table:style-name="ce74" office:value-type="float" office:value="2307576" calcext:value-type="float">
            <text:p>2,307,576</text:p>
          </table:table-cell>
          <table:table-cell table:style-name="ce74" office:value-type="float" office:value="16834785" calcext:value-type="float">
            <text:p>16,834,785</text:p>
          </table:table-cell>
          <table:table-cell table:style-name="ce74" office:value-type="float" office:value="1131218" calcext:value-type="float">
            <text:p>1,131,218</text:p>
          </table:table-cell>
          <table:table-cell table:style-name="ce74" office:value-type="float" office:value="778177" calcext:value-type="float">
            <text:p>778,177</text:p>
          </table:table-cell>
          <table:table-cell table:style-name="ce74" office:value-type="float" office:value="3879155" calcext:value-type="float">
            <text:p>3,879,155</text:p>
          </table:table-cell>
          <table:table-cell table:style-name="ce74" office:value-type="float" office:value="2232052" calcext:value-type="float">
            <text:p>2,232,052</text:p>
          </table:table-cell>
          <table:table-cell table:style-name="ce74" office:value-type="float" office:value="6292942" calcext:value-type="float">
            <text:p>6,292,942</text:p>
          </table:table-cell>
          <table:table-cell table:style-name="ce74" office:value-type="float" office:value="2772101" calcext:value-type="float">
            <text:p>2,772,101</text:p>
          </table:table-cell>
          <table:table-cell table:style-name="ce74" office:value-type="float" office:value="97614774" calcext:value-type="float">
            <text:p>97,614,774</text:p>
          </table:table-cell>
          <table:table-cell table:style-name="ce74" office:value-type="float" office:value="49522480" calcext:value-type="float">
            <text:p>49,522,480</text:p>
          </table:table-cell>
          <table:table-cell table:style-name="ce74" office:value-type="float" office:value="73770082" calcext:value-type="float">
            <text:p>73,770,082</text:p>
          </table:table-cell>
          <table:table-cell table:style-name="ce74" office:value-type="float" office:value="547454" calcext:value-type="float">
            <text:p>547,454</text:p>
          </table:table-cell>
          <table:table-cell table:style-name="ce74" office:value-type="float" office:value="318471" calcext:value-type="float">
            <text:p>318,471</text:p>
          </table:table-cell>
          <table:table-cell table:style-name="ce74" office:value-type="float" office:value="899177" calcext:value-type="float">
            <text:p>899,17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285900578" calcext:value-type="float">
            <text:p>1,285,900,578</text:p>
          </table:table-cell>
          <table:table-cell table:number-columns-repeated="8" table:style-name="ce74" office:value-type="float" office:value="0" calcext:value-type="float">
            <text:p/>
          </table:table-cell>
          <table:table-cell table:number-columns-repeated="2" table:style-name="ce74" office:value-type="float" office:value="34268251" calcext:value-type="float">
            <text:p>34,268,251</text:p>
          </table:table-cell>
          <table:table-cell table:style-name="ce74" office:value-type="float" office:value="1320168829" calcext:value-type="float">
            <text:p>1,320,168,829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4">
          <table:table-cell table:style-name="ce57" office:value-type="float" office:value="39" calcext:value-type="float">
            <text:p>39</text:p>
          </table:table-cell>
          <table:table-cell table:style-name="ce63" office:value-type="string" calcext:value-type="string">
            <text:p>351</text:p>
          </table:table-cell>
          <table:table-cell table:style-name="ce69" office:value-type="string" calcext:value-type="string">
            <text:p>Услуги по производству и распределению электроэнергии</text:p>
          </table:table-cell>
          <table:table-cell table:style-name="ce74" office:value-type="float" office:value="13601448" calcext:value-type="float">
            <text:p>13,601,448</text:p>
          </table:table-cell>
          <table:table-cell table:style-name="ce74" office:value-type="float" office:value="3935" calcext:value-type="float">
            <text:p>3,935</text:p>
          </table:table-cell>
          <table:table-cell table:style-name="ce74" office:value-type="float" office:value="17557" calcext:value-type="float">
            <text:p>17,557</text:p>
          </table:table-cell>
          <table:table-cell table:style-name="ce74" office:value-type="float" office:value="2809631" calcext:value-type="float">
            <text:p>2,809,631</text:p>
          </table:table-cell>
          <table:table-cell table:style-name="ce74" office:value-type="float" office:value="75165787" calcext:value-type="float">
            <text:p>75,165,787</text:p>
          </table:table-cell>
          <table:table-cell table:style-name="ce74" office:value-type="float" office:value="1817000" calcext:value-type="float">
            <text:p>1,817,000</text:p>
          </table:table-cell>
          <table:table-cell table:style-name="ce74" office:value-type="float" office:value="36251" calcext:value-type="float">
            <text:p>36,251</text:p>
          </table:table-cell>
          <table:table-cell table:style-name="ce74" office:value-type="float" office:value="13707526" calcext:value-type="float">
            <text:p>13,707,526</text:p>
          </table:table-cell>
          <table:table-cell table:style-name="ce74" office:value-type="float" office:value="3154639" calcext:value-type="float">
            <text:p>3,154,639</text:p>
          </table:table-cell>
          <table:table-cell table:style-name="ce74" office:value-type="float" office:value="528450" calcext:value-type="float">
            <text:p>528,450</text:p>
          </table:table-cell>
          <table:table-cell table:style-name="ce74" office:value-type="float" office:value="9096187" calcext:value-type="float">
            <text:p>9,096,187</text:p>
          </table:table-cell>
          <table:table-cell table:style-name="ce74" office:value-type="float" office:value="7302084" calcext:value-type="float">
            <text:p>7,302,084</text:p>
          </table:table-cell>
          <table:table-cell table:style-name="ce74" office:value-type="float" office:value="137981" calcext:value-type="float">
            <text:p>137,981</text:p>
          </table:table-cell>
          <table:table-cell table:style-name="ce74" office:value-type="float" office:value="83429" calcext:value-type="float">
            <text:p>83,429</text:p>
          </table:table-cell>
          <table:table-cell table:style-name="ce74" office:value-type="float" office:value="19540" calcext:value-type="float">
            <text:p>19,540</text:p>
          </table:table-cell>
          <table:table-cell table:style-name="ce74" office:value-type="float" office:value="24677" calcext:value-type="float">
            <text:p>24,677</text:p>
          </table:table-cell>
          <table:table-cell table:style-name="ce74" office:value-type="float" office:value="681588" calcext:value-type="float">
            <text:p>681,588</text:p>
          </table:table-cell>
          <table:table-cell table:style-name="ce74" office:value-type="float" office:value="80228" calcext:value-type="float">
            <text:p>80,228</text:p>
          </table:table-cell>
          <table:table-cell table:style-name="ce74" office:value-type="float" office:value="1302865" calcext:value-type="float">
            <text:p>1,302,865</text:p>
          </table:table-cell>
          <table:table-cell table:style-name="ce74" office:value-type="float" office:value="32264978" calcext:value-type="float">
            <text:p>32,264,978</text:p>
          </table:table-cell>
          <table:table-cell table:style-name="ce74" office:value-type="float" office:value="629976" calcext:value-type="float">
            <text:p>629,976</text:p>
          </table:table-cell>
          <table:table-cell table:style-name="ce74" office:value-type="float" office:value="280905" calcext:value-type="float">
            <text:p>280,905</text:p>
          </table:table-cell>
          <table:table-cell table:style-name="ce74" office:value-type="float" office:value="369067" calcext:value-type="float">
            <text:p>369,067</text:p>
          </table:table-cell>
          <table:table-cell table:style-name="ce74" office:value-type="float" office:value="7207891" calcext:value-type="float">
            <text:p>7,207,891</text:p>
          </table:table-cell>
          <table:table-cell table:style-name="ce74" office:value-type="float" office:value="2341403" calcext:value-type="float">
            <text:p>2,341,403</text:p>
          </table:table-cell>
          <table:table-cell table:style-name="ce74" office:value-type="float" office:value="12976" calcext:value-type="float">
            <text:p>12,976</text:p>
          </table:table-cell>
          <table:table-cell table:style-name="ce74" office:value-type="float" office:value="9694" calcext:value-type="float">
            <text:p>9,694</text:p>
          </table:table-cell>
          <table:table-cell table:style-name="ce74" office:value-type="float" office:value="736484" calcext:value-type="float">
            <text:p>736,484</text:p>
          </table:table-cell>
          <table:table-cell table:style-name="ce74" office:value-type="float" office:value="121650" calcext:value-type="float">
            <text:p>121,650</text:p>
          </table:table-cell>
          <table:table-cell table:style-name="ce74" office:value-type="float" office:value="88928" calcext:value-type="float">
            <text:p>88,928</text:p>
          </table:table-cell>
          <table:table-cell table:style-name="ce74" office:value-type="float" office:value="1377438" calcext:value-type="float">
            <text:p>1,377,438</text:p>
          </table:table-cell>
          <table:table-cell table:style-name="ce74" office:value-type="float" office:value="17451" calcext:value-type="float">
            <text:p>17,451</text:p>
          </table:table-cell>
          <table:table-cell table:style-name="ce74" office:value-type="float" office:value="170955" calcext:value-type="float">
            <text:p>170,955</text:p>
          </table:table-cell>
          <table:table-cell table:style-name="ce74" office:value-type="float" office:value="302408" calcext:value-type="float">
            <text:p>302,408</text:p>
          </table:table-cell>
          <table:table-cell table:style-name="ce74" office:value-type="float" office:value="297038" calcext:value-type="float">
            <text:p>297,038</text:p>
          </table:table-cell>
          <table:table-cell table:style-name="ce74" office:value-type="float" office:value="285104" calcext:value-type="float">
            <text:p>285,104</text:p>
          </table:table-cell>
          <table:table-cell table:style-name="ce74" office:value-type="float" office:value="15543" calcext:value-type="float">
            <text:p>15,543</text:p>
          </table:table-cell>
          <table:table-cell table:style-name="ce74" office:value-type="float" office:value="596519" calcext:value-type="float">
            <text:p>596,519</text:p>
          </table:table-cell>
          <table:table-cell table:style-name="ce74" office:value-type="float" office:value="301341967" calcext:value-type="float">
            <text:p>301,341,967</text:p>
          </table:table-cell>
          <table:table-cell table:style-name="ce74" office:value-type="float" office:value="28180" calcext:value-type="float">
            <text:p>28,180</text:p>
          </table:table-cell>
          <table:table-cell table:style-name="ce74" office:value-type="float" office:value="9567506" calcext:value-type="float">
            <text:p>9,567,506</text:p>
          </table:table-cell>
          <table:table-cell table:style-name="ce74" office:value-type="float" office:value="4436847" calcext:value-type="float">
            <text:p>4,436,847</text:p>
          </table:table-cell>
          <table:table-cell table:style-name="ce74" office:value-type="float" office:value="6263112" calcext:value-type="float">
            <text:p>6,263,112</text:p>
          </table:table-cell>
          <table:table-cell table:style-name="ce74" office:value-type="float" office:value="1566164" calcext:value-type="float">
            <text:p>1,566,164</text:p>
          </table:table-cell>
          <table:table-cell table:style-name="ce74" office:value-type="float" office:value="30124119" calcext:value-type="float">
            <text:p>30,124,119</text:p>
          </table:table-cell>
          <table:table-cell table:style-name="ce74" office:value-type="float" office:value="29983763" calcext:value-type="float">
            <text:p>29,983,763</text:p>
          </table:table-cell>
          <table:table-cell table:style-name="ce74" office:value-type="float" office:value="34752627" calcext:value-type="float">
            <text:p>34,752,627</text:p>
          </table:table-cell>
          <table:table-cell table:style-name="ce74" office:value-type="float" office:value="49582" calcext:value-type="float">
            <text:p>49,582</text:p>
          </table:table-cell>
          <table:table-cell table:style-name="ce74" office:value-type="float" office:value="45446" calcext:value-type="float">
            <text:p>45,446</text:p>
          </table:table-cell>
          <table:table-cell table:style-name="ce74" office:value-type="float" office:value="23689052" calcext:value-type="float">
            <text:p>23,689,052</text:p>
          </table:table-cell>
          <table:table-cell table:style-name="ce74" office:value-type="float" office:value="1986" calcext:value-type="float">
            <text:p>1,986</text:p>
          </table:table-cell>
          <table:table-cell table:style-name="ce74" office:value-type="float" office:value="3534167" calcext:value-type="float">
            <text:p>3,534,167</text:p>
          </table:table-cell>
          <table:table-cell table:style-name="ce74" office:value-type="float" office:value="1095130" calcext:value-type="float">
            <text:p>1,095,130</text:p>
          </table:table-cell>
          <table:table-cell table:style-name="ce74" office:value-type="float" office:value="228130584" calcext:value-type="float">
            <text:p>228,130,584</text:p>
          </table:table-cell>
          <table:table-cell table:style-name="ce74" office:value-type="float" office:value="28202447" calcext:value-type="float">
            <text:p>28,202,447</text:p>
          </table:table-cell>
          <table:table-cell table:style-name="ce74" office:value-type="float" office:value="12564935" calcext:value-type="float">
            <text:p>12,564,935</text:p>
          </table:table-cell>
          <table:table-cell table:style-name="ce74" office:value-type="float" office:value="19599480" calcext:value-type="float">
            <text:p>19,599,480</text:p>
          </table:table-cell>
          <table:table-cell table:style-name="ce74" office:value-type="float" office:value="19624073" calcext:value-type="float">
            <text:p>19,624,073</text:p>
          </table:table-cell>
          <table:table-cell table:style-name="ce74" office:value-type="float" office:value="30382427" calcext:value-type="float">
            <text:p>30,382,427</text:p>
          </table:table-cell>
          <table:table-cell table:style-name="ce74" office:value-type="float" office:value="8264317" calcext:value-type="float">
            <text:p>8,264,317</text:p>
          </table:table-cell>
          <table:table-cell table:style-name="ce74" office:value-type="float" office:value="113918991" calcext:value-type="float">
            <text:p>113,918,991</text:p>
          </table:table-cell>
          <table:table-cell table:style-name="ce74" office:value-type="float" office:value="136433252" calcext:value-type="float">
            <text:p>136,433,252</text:p>
          </table:table-cell>
          <table:table-cell table:style-name="ce74" office:value-type="float" office:value="221494999" calcext:value-type="float">
            <text:p>221,494,999</text:p>
          </table:table-cell>
          <table:table-cell table:style-name="ce74" office:value-type="float" office:value="64598718" calcext:value-type="float">
            <text:p>64,598,718</text:p>
          </table:table-cell>
          <table:table-cell table:style-name="ce74" office:value-type="float" office:value="1257907" calcext:value-type="float">
            <text:p>1,257,907</text:p>
          </table:table-cell>
          <table:table-cell table:style-name="ce74" office:value-type="float" office:value="20666677" calcext:value-type="float">
            <text:p>20,666,677</text:p>
          </table:table-cell>
          <table:table-cell table:style-name="ce74" office:value-type="float" office:value="4875309" calcext:value-type="float">
            <text:p>4,875,30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533190975" calcext:value-type="float">
            <text:p>1,533,190,975</text:p>
          </table:table-cell>
          <table:table-cell table:style-name="ce74" office:value-type="float" office:value="926138458" calcext:value-type="float">
            <text:p>926,138,458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926138458" calcext:value-type="float">
            <text:p>926,138,458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65229530" calcext:value-type="float">
            <text:p>65,229,530</text:p>
          </table:table-cell>
          <table:table-cell table:style-name="ce74" office:value-type="float" office:value="991367988" calcext:value-type="float">
            <text:p>991,367,988</text:p>
          </table:table-cell>
          <table:table-cell table:style-name="ce74" office:value-type="float" office:value="2524558963" calcext:value-type="float">
            <text:p>2,524,558,963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4">
          <table:table-cell table:style-name="ce57" office:value-type="float" office:value="40" calcext:value-type="float">
            <text:p>40</text:p>
          </table:table-cell>
          <table:table-cell table:style-name="ce63" office:value-type="string" calcext:value-type="string">
            <text:p>352</text:p>
          </table:table-cell>
          <table:table-cell table:style-name="ce69" office:value-type="string" calcext:value-type="string">
            <text:p>Газ отопительный; услуги по распределению топлива газообразного трубопроводного</text:p>
          </table:table-cell>
          <table:table-cell table:style-name="ce74" office:value-type="float" office:value="136219" calcext:value-type="float">
            <text:p>136,219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25267680" calcext:value-type="float">
            <text:p>25,267,680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228" calcext:value-type="float">
            <text:p>228</text:p>
          </table:table-cell>
          <table:table-cell table:style-name="ce74" office:value-type="float" office:value="401" calcext:value-type="float">
            <text:p>401</text:p>
          </table:table-cell>
          <table:table-cell table:style-name="ce74" office:value-type="float" office:value="410655" calcext:value-type="float">
            <text:p>410,65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706" calcext:value-type="float">
            <text:p>706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1172" calcext:value-type="float">
            <text:p>1,17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8401695" calcext:value-type="float">
            <text:p>8,401,695</text:p>
          </table:table-cell>
          <table:table-cell table:style-name="ce74" office:value-type="float" office:value="54581" calcext:value-type="float">
            <text:p>54,581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641" calcext:value-type="float">
            <text:p>641</text:p>
          </table:table-cell>
          <table:table-cell table:style-name="ce74" office:value-type="float" office:value="69140" calcext:value-type="float">
            <text:p>69,140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463" calcext:value-type="float">
            <text:p>463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48" calcext:value-type="float">
            <text:p>48</text:p>
          </table:table-cell>
          <table:table-cell table:style-name="ce74" office:value-type="float" office:value="4442" calcext:value-type="float">
            <text:p>4,44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4455" calcext:value-type="float">
            <text:p>24,455</text:p>
          </table:table-cell>
          <table:table-cell table:style-name="ce74" office:value-type="float" office:value="13574" calcext:value-type="float">
            <text:p>13,574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7357" calcext:value-type="float">
            <text:p>7,357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418647" calcext:value-type="float">
            <text:p>1,418,647</text:p>
          </table:table-cell>
          <table:table-cell table:style-name="ce74" office:value-type="float" office:value="4561" calcext:value-type="float">
            <text:p>4,561</text:p>
          </table:table-cell>
          <table:table-cell table:style-name="ce74" office:value-type="float" office:value="99422" calcext:value-type="float">
            <text:p>99,422</text:p>
          </table:table-cell>
          <table:table-cell table:style-name="ce74" office:value-type="float" office:value="11048" calcext:value-type="float">
            <text:p>11,048</text:p>
          </table:table-cell>
          <table:table-cell table:style-name="ce74" office:value-type="float" office:value="7895239" calcext:value-type="float">
            <text:p>7,895,239</text:p>
          </table:table-cell>
          <table:table-cell table:style-name="ce74" office:value-type="float" office:value="6910288" calcext:value-type="float">
            <text:p>6,910,288</text:p>
          </table:table-cell>
          <table:table-cell table:style-name="ce74" office:value-type="float" office:value="1578" calcext:value-type="float">
            <text:p>1,578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183804" calcext:value-type="float">
            <text:p>183,804</text:p>
          </table:table-cell>
          <table:table-cell table:style-name="ce74" office:value-type="float" office:value="2806" calcext:value-type="float">
            <text:p>2,80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02471" calcext:value-type="float">
            <text:p>102,471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104534" calcext:value-type="float">
            <text:p>104,534</text:p>
          </table:table-cell>
          <table:table-cell table:style-name="ce74" office:value-type="float" office:value="47975" calcext:value-type="float">
            <text:p>47,975</text:p>
          </table:table-cell>
          <table:table-cell table:style-name="ce74" office:value-type="float" office:value="9369" calcext:value-type="float">
            <text:p>9,369</text:p>
          </table:table-cell>
          <table:table-cell table:style-name="ce74" office:value-type="float" office:value="6564981" calcext:value-type="float">
            <text:p>6,564,981</text:p>
          </table:table-cell>
          <table:table-cell table:style-name="ce74" office:value-type="float" office:value="46594287" calcext:value-type="float">
            <text:p>46,594,287</text:p>
          </table:table-cell>
          <table:table-cell table:style-name="ce74" office:value-type="float" office:value="14393768" calcext:value-type="float">
            <text:p>14,393,768</text:p>
          </table:table-cell>
          <table:table-cell table:style-name="ce74" office:value-type="float" office:value="59139" calcext:value-type="float">
            <text:p>59,139</text:p>
          </table:table-cell>
          <table:table-cell table:style-name="ce74" office:value-type="float" office:value="351271" calcext:value-type="float">
            <text:p>351,271</text:p>
          </table:table-cell>
          <table:table-cell table:style-name="ce74" office:value-type="float" office:value="14195760" calcext:value-type="float">
            <text:p>14,195,76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33344405" calcext:value-type="float">
            <text:p>133,344,405</text:p>
          </table:table-cell>
          <table:table-cell table:style-name="ce74" office:value-type="float" office:value="169837123" calcext:value-type="float">
            <text:p>169,837,123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69837123" calcext:value-type="float">
            <text:p>169,837,123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11601343" calcext:value-type="float">
            <text:p>11,601,343</text:p>
          </table:table-cell>
          <table:table-cell table:style-name="ce74" office:value-type="float" office:value="181438466" calcext:value-type="float">
            <text:p>181,438,466</text:p>
          </table:table-cell>
          <table:table-cell table:style-name="ce74" office:value-type="float" office:value="314782871" calcext:value-type="float">
            <text:p>314,782,871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4">
          <table:table-cell table:style-name="ce57" office:value-type="float" office:value="41" calcext:value-type="float">
            <text:p>41</text:p>
          </table:table-cell>
          <table:table-cell table:style-name="ce63" office:value-type="string" calcext:value-type="string">
            <text:p>353</text:p>
          </table:table-cell>
          <table:table-cell table:style-name="ce69" office:value-type="string" calcext:value-type="string">
            <text:p>Услуги по снабжению паром и воздухом охлажденным</text:p>
          </table:table-cell>
          <table:table-cell table:style-name="ce74" office:value-type="float" office:value="1873200" calcext:value-type="float">
            <text:p>1,873,200</text:p>
          </table:table-cell>
          <table:table-cell table:style-name="ce74" office:value-type="float" office:value="1463" calcext:value-type="float">
            <text:p>1,46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0780" calcext:value-type="float">
            <text:p>30,780</text:p>
          </table:table-cell>
          <table:table-cell table:style-name="ce74" office:value-type="float" office:value="401723" calcext:value-type="float">
            <text:p>401,723</text:p>
          </table:table-cell>
          <table:table-cell table:style-name="ce74" office:value-type="float" office:value="18250" calcext:value-type="float">
            <text:p>18,25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742434" calcext:value-type="float">
            <text:p>742,434</text:p>
          </table:table-cell>
          <table:table-cell table:style-name="ce74" office:value-type="float" office:value="4225" calcext:value-type="float">
            <text:p>4,22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44355" calcext:value-type="float">
            <text:p>144,355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2923" calcext:value-type="float">
            <text:p>2,923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32820" calcext:value-type="float">
            <text:p>32,820</text:p>
          </table:table-cell>
          <table:table-cell table:style-name="ce74" office:value-type="float" office:value="1956" calcext:value-type="float">
            <text:p>1,95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7059071" calcext:value-type="float">
            <text:p>7,059,071</text:p>
          </table:table-cell>
          <table:table-cell table:style-name="ce74" office:value-type="float" office:value="77030" calcext:value-type="float">
            <text:p>77,030</text:p>
          </table:table-cell>
          <table:table-cell table:style-name="ce74" office:value-type="float" office:value="44905" calcext:value-type="float">
            <text:p>44,905</text:p>
          </table:table-cell>
          <table:table-cell table:style-name="ce74" office:value-type="float" office:value="584" calcext:value-type="float">
            <text:p>584</text:p>
          </table:table-cell>
          <table:table-cell table:style-name="ce74" office:value-type="float" office:value="102587" calcext:value-type="float">
            <text:p>102,587</text:p>
          </table:table-cell>
          <table:table-cell table:style-name="ce74" office:value-type="float" office:value="27748" calcext:value-type="float">
            <text:p>27,748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46013" calcext:value-type="float">
            <text:p>46,01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617" calcext:value-type="float">
            <text:p>617</text:p>
          </table:table-cell>
          <table:table-cell table:style-name="ce74" office:value-type="float" office:value="3584" calcext:value-type="float">
            <text:p>3,584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5813" calcext:value-type="float">
            <text:p>25,81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1458" calcext:value-type="float">
            <text:p>31,458</text:p>
          </table:table-cell>
          <table:table-cell table:style-name="ce74" office:value-type="float" office:value="31254" calcext:value-type="float">
            <text:p>31,254</text:p>
          </table:table-cell>
          <table:table-cell table:style-name="ce74" office:value-type="float" office:value="7270" calcext:value-type="float">
            <text:p>7,270</text:p>
          </table:table-cell>
          <table:table-cell table:style-name="ce74" office:value-type="float" office:value="39303" calcext:value-type="float">
            <text:p>39,303</text:p>
          </table:table-cell>
          <table:table-cell table:style-name="ce74" office:value-type="float" office:value="249686" calcext:value-type="float">
            <text:p>249,68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509941" calcext:value-type="float">
            <text:p>509,941</text:p>
          </table:table-cell>
          <table:table-cell table:style-name="ce74" office:value-type="float" office:value="1033754" calcext:value-type="float">
            <text:p>1,033,754</text:p>
          </table:table-cell>
          <table:table-cell table:style-name="ce74" office:value-type="float" office:value="20905" calcext:value-type="float">
            <text:p>20,905</text:p>
          </table:table-cell>
          <table:table-cell table:style-name="ce74" office:value-type="float" office:value="93938" calcext:value-type="float">
            <text:p>93,938</text:p>
          </table:table-cell>
          <table:table-cell table:style-name="ce74" office:value-type="float" office:value="75702" calcext:value-type="float">
            <text:p>75,702</text:p>
          </table:table-cell>
          <table:table-cell table:style-name="ce74" office:value-type="float" office:value="1006893" calcext:value-type="float">
            <text:p>1,006,893</text:p>
          </table:table-cell>
          <table:table-cell table:style-name="ce74" office:value-type="float" office:value="1117809" calcext:value-type="float">
            <text:p>1,117,809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585949" calcext:value-type="float">
            <text:p>585,94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13333" calcext:value-type="float">
            <text:p>113,333</text:p>
          </table:table-cell>
          <table:table-cell table:style-name="ce74" office:value-type="float" office:value="55477" calcext:value-type="float">
            <text:p>55,477</text:p>
          </table:table-cell>
          <table:table-cell table:style-name="ce74" office:value-type="float" office:value="49870" calcext:value-type="float">
            <text:p>49,870</text:p>
          </table:table-cell>
          <table:table-cell table:style-name="ce74" office:value-type="float" office:value="2315" calcext:value-type="float">
            <text:p>2,315</text:p>
          </table:table-cell>
          <table:table-cell table:style-name="ce74" office:value-type="float" office:value="2083650" calcext:value-type="float">
            <text:p>2,083,650</text:p>
          </table:table-cell>
          <table:table-cell table:style-name="ce74" office:value-type="float" office:value="338519" calcext:value-type="float">
            <text:p>338,519</text:p>
          </table:table-cell>
          <table:table-cell table:style-name="ce74" office:value-type="float" office:value="247335" calcext:value-type="float">
            <text:p>247,335</text:p>
          </table:table-cell>
          <table:table-cell table:style-name="ce74" office:value-type="float" office:value="1960944" calcext:value-type="float">
            <text:p>1,960,944</text:p>
          </table:table-cell>
          <table:table-cell table:style-name="ce74" office:value-type="float" office:value="1535600" calcext:value-type="float">
            <text:p>1,535,600</text:p>
          </table:table-cell>
          <table:table-cell table:style-name="ce74" office:value-type="float" office:value="2821315" calcext:value-type="float">
            <text:p>2,821,315</text:p>
          </table:table-cell>
          <table:table-cell table:style-name="ce74" office:value-type="float" office:value="50740231" calcext:value-type="float">
            <text:p>50,740,231</text:p>
          </table:table-cell>
          <table:table-cell table:style-name="ce74" office:value-type="float" office:value="105124199" calcext:value-type="float">
            <text:p>105,124,199</text:p>
          </table:table-cell>
          <table:table-cell table:style-name="ce74" office:value-type="float" office:value="60332968" calcext:value-type="float">
            <text:p>60,332,968</text:p>
          </table:table-cell>
          <table:table-cell table:style-name="ce74" office:value-type="float" office:value="539576" calcext:value-type="float">
            <text:p>539,576</text:p>
          </table:table-cell>
          <table:table-cell table:style-name="ce74" office:value-type="float" office:value="1855076" calcext:value-type="float">
            <text:p>1,855,076</text:p>
          </table:table-cell>
          <table:table-cell table:style-name="ce74" office:value-type="float" office:value="24109987" calcext:value-type="float">
            <text:p>24,109,98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67356338" calcext:value-type="float">
            <text:p>267,356,338</text:p>
          </table:table-cell>
          <table:table-cell table:style-name="ce74" office:value-type="float" office:value="257456626" calcext:value-type="float">
            <text:p>257,456,626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257456626" calcext:value-type="float">
            <text:p>257,456,626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19755696" calcext:value-type="float">
            <text:p>19,755,696</text:p>
          </table:table-cell>
          <table:table-cell table:style-name="ce74" office:value-type="float" office:value="277212322" calcext:value-type="float">
            <text:p>277,212,322</text:p>
          </table:table-cell>
          <table:table-cell table:style-name="ce74" office:value-type="float" office:value="544568660" calcext:value-type="float">
            <text:p>544,568,660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4">
          <table:table-cell table:style-name="ce57" office:value-type="float" office:value="42" calcext:value-type="float">
            <text:p>42</text:p>
          </table:table-cell>
          <table:table-cell table:style-name="ce63" office:value-type="string" calcext:value-type="string">
            <text:p>36-39</text:p>
          </table:table-cell>
          <table:table-cell table:style-name="ce69" office:value-type="string" calcext:value-type="string">
            <text:p>Водоснабжение; канализационная система, услуги по сбору и удалению отходов</text:p>
          </table:table-cell>
          <table:table-cell table:style-name="ce74" office:value-type="float" office:value="1844669" calcext:value-type="float">
            <text:p>1,844,669</text:p>
          </table:table-cell>
          <table:table-cell table:style-name="ce74" office:value-type="float" office:value="2117" calcext:value-type="float">
            <text:p>2,11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957" calcext:value-type="float">
            <text:p>3,957</text:p>
          </table:table-cell>
          <table:table-cell table:style-name="ce74" office:value-type="float" office:value="21751162" calcext:value-type="float">
            <text:p>21,751,162</text:p>
          </table:table-cell>
          <table:table-cell table:style-name="ce74" office:value-type="float" office:value="988103" calcext:value-type="float">
            <text:p>988,103</text:p>
          </table:table-cell>
          <table:table-cell table:style-name="ce74" office:value-type="float" office:value="21850" calcext:value-type="float">
            <text:p>21,850</text:p>
          </table:table-cell>
          <table:table-cell table:style-name="ce74" office:value-type="float" office:value="2439276" calcext:value-type="float">
            <text:p>2,439,276</text:p>
          </table:table-cell>
          <table:table-cell table:style-name="ce74" office:value-type="float" office:value="31247" calcext:value-type="float">
            <text:p>31,247</text:p>
          </table:table-cell>
          <table:table-cell table:style-name="ce74" office:value-type="float" office:value="11405594" calcext:value-type="float">
            <text:p>11,405,594</text:p>
          </table:table-cell>
          <table:table-cell table:style-name="ce74" office:value-type="float" office:value="940956" calcext:value-type="float">
            <text:p>940,956</text:p>
          </table:table-cell>
          <table:table-cell table:style-name="ce74" office:value-type="float" office:value="1313" calcext:value-type="float">
            <text:p>1,313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2819" calcext:value-type="float">
            <text:p>2,819</text:p>
          </table:table-cell>
          <table:table-cell table:style-name="ce74" office:value-type="float" office:value="257" calcext:value-type="float">
            <text:p>257</text:p>
          </table:table-cell>
          <table:table-cell table:style-name="ce74" office:value-type="float" office:value="619" calcext:value-type="float">
            <text:p>619</text:p>
          </table:table-cell>
          <table:table-cell table:style-name="ce74" office:value-type="float" office:value="2654" calcext:value-type="float">
            <text:p>2,654</text:p>
          </table:table-cell>
          <table:table-cell table:style-name="ce74" office:value-type="float" office:value="68" calcext:value-type="float">
            <text:p>68</text:p>
          </table:table-cell>
          <table:table-cell table:style-name="ce74" office:value-type="float" office:value="769" calcext:value-type="float">
            <text:p>769</text:p>
          </table:table-cell>
          <table:table-cell table:style-name="ce74" office:value-type="float" office:value="129355" calcext:value-type="float">
            <text:p>129,355</text:p>
          </table:table-cell>
          <table:table-cell table:style-name="ce74" office:value-type="float" office:value="199736" calcext:value-type="float">
            <text:p>199,736</text:p>
          </table:table-cell>
          <table:table-cell table:style-name="ce74" office:value-type="float" office:value="242417" calcext:value-type="float">
            <text:p>242,417</text:p>
          </table:table-cell>
          <table:table-cell table:style-name="ce74" office:value-type="float" office:value="81770" calcext:value-type="float">
            <text:p>81,770</text:p>
          </table:table-cell>
          <table:table-cell table:style-name="ce74" office:value-type="float" office:value="4032084" calcext:value-type="float">
            <text:p>4,032,084</text:p>
          </table:table-cell>
          <table:table-cell table:style-name="ce74" office:value-type="float" office:value="109439849" calcext:value-type="float">
            <text:p>109,439,849</text:p>
          </table:table-cell>
          <table:table-cell table:style-name="ce74" office:value-type="float" office:value="168" calcext:value-type="float">
            <text:p>168</text:p>
          </table:table-cell>
          <table:table-cell table:style-name="ce74" office:value-type="float" office:value="6325053" calcext:value-type="float">
            <text:p>6,325,053</text:p>
          </table:table-cell>
          <table:table-cell table:style-name="ce74" office:value-type="float" office:value="50070" calcext:value-type="float">
            <text:p>50,070</text:p>
          </table:table-cell>
          <table:table-cell table:style-name="ce74" office:value-type="float" office:value="154" calcext:value-type="float">
            <text:p>154</text:p>
          </table:table-cell>
          <table:table-cell table:style-name="ce74" office:value-type="float" office:value="2664499" calcext:value-type="float">
            <text:p>2,664,499</text:p>
          </table:table-cell>
          <table:table-cell table:style-name="ce74" office:value-type="float" office:value="3429" calcext:value-type="float">
            <text:p>3,429</text:p>
          </table:table-cell>
          <table:table-cell table:style-name="ce74" office:value-type="float" office:value="213" calcext:value-type="float">
            <text:p>213</text:p>
          </table:table-cell>
          <table:table-cell table:style-name="ce74" office:value-type="float" office:value="10767" calcext:value-type="float">
            <text:p>10,767</text:p>
          </table:table-cell>
          <table:table-cell table:style-name="ce74" office:value-type="float" office:value="4609" calcext:value-type="float">
            <text:p>4,609</text:p>
          </table:table-cell>
          <table:table-cell table:style-name="ce74" office:value-type="float" office:value="4058" calcext:value-type="float">
            <text:p>4,058</text:p>
          </table:table-cell>
          <table:table-cell table:style-name="ce74" office:value-type="float" office:value="734" calcext:value-type="float">
            <text:p>734</text:p>
          </table:table-cell>
          <table:table-cell table:style-name="ce74" office:value-type="float" office:value="1028" calcext:value-type="float">
            <text:p>1,028</text:p>
          </table:table-cell>
          <table:table-cell table:style-name="ce74" office:value-type="float" office:value="1269967" calcext:value-type="float">
            <text:p>1,269,967</text:p>
          </table:table-cell>
          <table:table-cell table:style-name="ce74" office:value-type="float" office:value="24627011" calcext:value-type="float">
            <text:p>24,627,011</text:p>
          </table:table-cell>
          <table:table-cell table:style-name="ce74" office:value-type="float" office:value="2515" calcext:value-type="float">
            <text:p>2,515</text:p>
          </table:table-cell>
          <table:table-cell table:style-name="ce74" office:value-type="float" office:value="4916964" calcext:value-type="float">
            <text:p>4,916,964</text:p>
          </table:table-cell>
          <table:table-cell table:style-name="ce74" office:value-type="float" office:value="22662819" calcext:value-type="float">
            <text:p>22,662,819</text:p>
          </table:table-cell>
          <table:table-cell table:style-name="ce74" office:value-type="float" office:value="14679591" calcext:value-type="float">
            <text:p>14,679,591</text:p>
          </table:table-cell>
          <table:table-cell table:style-name="ce74" office:value-type="float" office:value="20354089" calcext:value-type="float">
            <text:p>20,354,089</text:p>
          </table:table-cell>
          <table:table-cell table:style-name="ce74" office:value-type="float" office:value="195148" calcext:value-type="float">
            <text:p>195,148</text:p>
          </table:table-cell>
          <table:table-cell table:style-name="ce74" office:value-type="float" office:value="1272536" calcext:value-type="float">
            <text:p>1,272,536</text:p>
          </table:table-cell>
          <table:table-cell table:style-name="ce74" office:value-type="float" office:value="6716990" calcext:value-type="float">
            <text:p>6,716,990</text:p>
          </table:table-cell>
          <table:table-cell table:style-name="ce74" office:value-type="float" office:value="251" calcext:value-type="float">
            <text:p>251</text:p>
          </table:table-cell>
          <table:table-cell table:style-name="ce74" office:value-type="float" office:value="15211" calcext:value-type="float">
            <text:p>15,211</text:p>
          </table:table-cell>
          <table:table-cell table:style-name="ce74" office:value-type="float" office:value="2335771" calcext:value-type="float">
            <text:p>2,335,771</text:p>
          </table:table-cell>
          <table:table-cell table:style-name="ce74" office:value-type="float" office:value="9494" calcext:value-type="float">
            <text:p>9,494</text:p>
          </table:table-cell>
          <table:table-cell table:style-name="ce74" office:value-type="float" office:value="546023" calcext:value-type="float">
            <text:p>546,023</text:p>
          </table:table-cell>
          <table:table-cell table:style-name="ce74" office:value-type="float" office:value="204904" calcext:value-type="float">
            <text:p>204,904</text:p>
          </table:table-cell>
          <table:table-cell table:style-name="ce74" office:value-type="float" office:value="98660" calcext:value-type="float">
            <text:p>98,660</text:p>
          </table:table-cell>
          <table:table-cell table:style-name="ce74" office:value-type="float" office:value="145309" calcext:value-type="float">
            <text:p>145,309</text:p>
          </table:table-cell>
          <table:table-cell table:style-name="ce74" office:value-type="float" office:value="548883" calcext:value-type="float">
            <text:p>548,883</text:p>
          </table:table-cell>
          <table:table-cell table:style-name="ce74" office:value-type="float" office:value="447586" calcext:value-type="float">
            <text:p>447,586</text:p>
          </table:table-cell>
          <table:table-cell table:style-name="ce74" office:value-type="float" office:value="461934" calcext:value-type="float">
            <text:p>461,934</text:p>
          </table:table-cell>
          <table:table-cell table:style-name="ce74" office:value-type="float" office:value="1993241" calcext:value-type="float">
            <text:p>1,993,241</text:p>
          </table:table-cell>
          <table:table-cell table:style-name="ce74" office:value-type="float" office:value="2436029" calcext:value-type="float">
            <text:p>2,436,029</text:p>
          </table:table-cell>
          <table:table-cell table:style-name="ce74" office:value-type="float" office:value="3588680" calcext:value-type="float">
            <text:p>3,588,680</text:p>
          </table:table-cell>
          <table:table-cell table:style-name="ce74" office:value-type="float" office:value="51740494" calcext:value-type="float">
            <text:p>51,740,494</text:p>
          </table:table-cell>
          <table:table-cell table:style-name="ce74" office:value-type="float" office:value="25319841" calcext:value-type="float">
            <text:p>25,319,841</text:p>
          </table:table-cell>
          <table:table-cell table:style-name="ce74" office:value-type="float" office:value="40494614" calcext:value-type="float">
            <text:p>40,494,614</text:p>
          </table:table-cell>
          <table:table-cell table:style-name="ce74" office:value-type="float" office:value="262670" calcext:value-type="float">
            <text:p>262,670</text:p>
          </table:table-cell>
          <table:table-cell table:style-name="ce74" office:value-type="float" office:value="1491273" calcext:value-type="float">
            <text:p>1,491,273</text:p>
          </table:table-cell>
          <table:table-cell table:style-name="ce74" office:value-type="float" office:value="1179626" calcext:value-type="float">
            <text:p>1,179,62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92645560" calcext:value-type="float">
            <text:p>392,645,560</text:p>
          </table:table-cell>
          <table:table-cell table:style-name="ce74" office:value-type="float" office:value="218248387" calcext:value-type="float">
            <text:p>218,248,387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218248387" calcext:value-type="float">
            <text:p>218,248,38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97578" calcext:value-type="float">
            <text:p>97,578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97578" calcext:value-type="float">
            <text:p>97,578</text:p>
          </table:table-cell>
          <table:table-cell table:style-name="ce74" office:value-type="float" office:value="78096703" calcext:value-type="float">
            <text:p>78,096,703</text:p>
          </table:table-cell>
          <table:table-cell table:style-name="ce74" office:value-type="float" office:value="296442668" calcext:value-type="float">
            <text:p>296,442,668</text:p>
          </table:table-cell>
          <table:table-cell table:style-name="ce74" office:value-type="float" office:value="689088228" calcext:value-type="float">
            <text:p>689,088,228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41-43</text:p>
          </table:table-cell>
          <table:table-cell table:style-name="ce69" office:value-type="string" calcext:value-type="string">
            <text:p>Здания и работы строительные</text:p>
          </table:table-cell>
          <table:table-cell table:style-name="ce74" office:value-type="float" office:value="16049185" calcext:value-type="float">
            <text:p>16,049,185</text:p>
          </table:table-cell>
          <table:table-cell table:style-name="ce74" office:value-type="float" office:value="771" calcext:value-type="float">
            <text:p>771</text:p>
          </table:table-cell>
          <table:table-cell table:style-name="ce74" office:value-type="float" office:value="4602116" calcext:value-type="float">
            <text:p>4,602,116</text:p>
          </table:table-cell>
          <table:table-cell table:style-name="ce74" office:value-type="float" office:value="30505817" calcext:value-type="float">
            <text:p>30,505,817</text:p>
          </table:table-cell>
          <table:table-cell table:style-name="ce74" office:value-type="float" office:value="84201073" calcext:value-type="float">
            <text:p>84,201,073</text:p>
          </table:table-cell>
          <table:table-cell table:style-name="ce74" office:value-type="float" office:value="3578195" calcext:value-type="float">
            <text:p>3,578,195</text:p>
          </table:table-cell>
          <table:table-cell table:style-name="ce74" office:value-type="float" office:value="223425" calcext:value-type="float">
            <text:p>223,425</text:p>
          </table:table-cell>
          <table:table-cell table:style-name="ce74" office:value-type="float" office:value="729704" calcext:value-type="float">
            <text:p>729,704</text:p>
          </table:table-cell>
          <table:table-cell table:style-name="ce74" office:value-type="float" office:value="3180734" calcext:value-type="float">
            <text:p>3,180,734</text:p>
          </table:table-cell>
          <table:table-cell table:style-name="ce74" office:value-type="float" office:value="1570806" calcext:value-type="float">
            <text:p>1,570,806</text:p>
          </table:table-cell>
          <table:table-cell table:style-name="ce74" office:value-type="float" office:value="19300" calcext:value-type="float">
            <text:p>19,300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5557" calcext:value-type="float">
            <text:p>5,557</text:p>
          </table:table-cell>
          <table:table-cell table:number-columns-repeated="5" table:style-name="ce74" office:value-type="float" office:value="0" calcext:value-type="float">
            <text:p/>
          </table:table-cell>
          <table:table-cell table:style-name="ce74" office:value-type="float" office:value="19868" calcext:value-type="float">
            <text:p>19,868</text:p>
          </table:table-cell>
          <table:table-cell table:style-name="ce74" office:value-type="float" office:value="314340" calcext:value-type="float">
            <text:p>314,34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971" calcext:value-type="float">
            <text:p>971</text:p>
          </table:table-cell>
          <table:table-cell table:style-name="ce74" office:value-type="float" office:value="28873433" calcext:value-type="float">
            <text:p>28,873,433</text:p>
          </table:table-cell>
          <table:table-cell table:number-columns-repeated="5" table:style-name="ce74" office:value-type="float" office:value="0" calcext:value-type="float">
            <text:p/>
          </table:table-cell>
          <table:table-cell table:style-name="ce74" office:value-type="float" office:value="1515542" calcext:value-type="float">
            <text:p>1,515,542</text:p>
          </table:table-cell>
          <table:table-cell table:style-name="ce74" office:value-type="float" office:value="248692" calcext:value-type="float">
            <text:p>248,692</text:p>
          </table:table-cell>
          <table:table-cell table:style-name="ce74" office:value-type="float" office:value="77140" calcext:value-type="float">
            <text:p>77,140</text:p>
          </table:table-cell>
          <table:table-cell table:style-name="ce74" office:value-type="float" office:value="712" calcext:value-type="float">
            <text:p>712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5478241" calcext:value-type="float">
            <text:p>5,478,241</text:p>
          </table:table-cell>
          <table:table-cell table:style-name="ce74" office:value-type="float" office:value="108935489" calcext:value-type="float">
            <text:p>108,935,48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69384839" calcext:value-type="float">
            <text:p>69,384,839</text:p>
          </table:table-cell>
          <table:table-cell table:style-name="ce74" office:value-type="float" office:value="84245133" calcext:value-type="float">
            <text:p>84,245,133</text:p>
          </table:table-cell>
          <table:table-cell table:style-name="ce74" office:value-type="float" office:value="881766343" calcext:value-type="float">
            <text:p>881,766,34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4284404" calcext:value-type="float">
            <text:p>14,284,404</text:p>
          </table:table-cell>
          <table:table-cell table:style-name="ce74" office:value-type="float" office:value="33549045" calcext:value-type="float">
            <text:p>33,549,045</text:p>
          </table:table-cell>
          <table:table-cell table:style-name="ce74" office:value-type="float" office:value="10452344" calcext:value-type="float">
            <text:p>10,452,344</text:p>
          </table:table-cell>
          <table:table-cell table:style-name="ce74" office:value-type="float" office:value="8794614" calcext:value-type="float">
            <text:p>8,794,614</text:p>
          </table:table-cell>
          <table:table-cell table:style-name="ce74" office:value-type="float" office:value="130358" calcext:value-type="float">
            <text:p>130,358</text:p>
          </table:table-cell>
          <table:table-cell table:style-name="ce74" office:value-type="float" office:value="22794362" calcext:value-type="float">
            <text:p>22,794,36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6024548" calcext:value-type="float">
            <text:p>16,024,548</text:p>
          </table:table-cell>
          <table:table-cell table:style-name="ce74" office:value-type="float" office:value="140388" calcext:value-type="float">
            <text:p>140,388</text:p>
          </table:table-cell>
          <table:table-cell table:style-name="ce74" office:value-type="float" office:value="392286" calcext:value-type="float">
            <text:p>392,28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5519384" calcext:value-type="float">
            <text:p>5,519,384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350099234" calcext:value-type="float">
            <text:p>350,099,234</text:p>
          </table:table-cell>
          <table:table-cell table:style-name="ce74" office:value-type="float" office:value="63413494" calcext:value-type="float">
            <text:p>63,413,494</text:p>
          </table:table-cell>
          <table:table-cell table:style-name="ce74" office:value-type="float" office:value="95055949" calcext:value-type="float">
            <text:p>95,055,949</text:p>
          </table:table-cell>
          <table:table-cell table:style-name="ce74" office:value-type="float" office:value="165216254" calcext:value-type="float">
            <text:p>165,216,254</text:p>
          </table:table-cell>
          <table:table-cell table:style-name="ce74" office:value-type="float" office:value="347366723" calcext:value-type="float">
            <text:p>347,366,723</text:p>
          </table:table-cell>
          <table:table-cell table:style-name="ce74" office:value-type="float" office:value="270725499" calcext:value-type="float">
            <text:p>270,725,499</text:p>
          </table:table-cell>
          <table:table-cell table:style-name="ce74" office:value-type="float" office:value="12675623" calcext:value-type="float">
            <text:p>12,675,623</text:p>
          </table:table-cell>
          <table:table-cell table:style-name="ce74" office:value-type="float" office:value="22286674" calcext:value-type="float">
            <text:p>22,286,674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2764448609" calcext:value-type="float">
            <text:p>2,764,448,609</text:p>
          </table:table-cell>
          <table:table-cell table:style-name="ce74" office:value-type="float" office:value="69941408" calcext:value-type="float">
            <text:p>69,941,408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69941408" calcext:value-type="float">
            <text:p>69,941,408</text:p>
          </table:table-cell>
          <table:table-cell table:style-name="ce74" office:value-type="float" office:value="9489249760" calcext:value-type="float">
            <text:p>9,489,249,760</text:p>
          </table:table-cell>
          <table:table-cell table:style-name="ce74" office:value-type="float" office:value="51432416" calcext:value-type="float">
            <text:p>51,432,41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9540682176" calcext:value-type="float">
            <text:p>9,540,682,176</text:p>
          </table:table-cell>
          <table:table-cell table:style-name="ce74" office:value-type="float" office:value="53800559" calcext:value-type="float">
            <text:p>53,800,559</text:p>
          </table:table-cell>
          <table:table-cell table:style-name="ce74" office:value-type="float" office:value="9664424143" calcext:value-type="float">
            <text:p>9,664,424,143</text:p>
          </table:table-cell>
          <table:table-cell table:style-name="ce74" office:value-type="float" office:value="12428872752" calcext:value-type="float">
            <text:p>12,428,872,752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4">
          <table:table-cell table:style-name="ce57" office:value-type="float" office:value="44" calcext:value-type="float">
            <text:p>44</text:p>
          </table:table-cell>
          <table:table-cell table:style-name="ce63" office:value-type="string" calcext:value-type="string">
            <text:p>45</text:p>
          </table:table-cell>
          <table:table-cell table:style-name="ce69" office:value-type="string" calcext:value-type="string">
            <text:p>Услуги по торговле оптовой и розничной; услуги по ремонту автомобилей и мотоциклов </text:p>
          </table:table-cell>
          <table:table-cell table:style-name="ce74" office:value-type="float" office:value="12795619" calcext:value-type="float">
            <text:p>12,795,619</text:p>
          </table:table-cell>
          <table:table-cell table:style-name="ce74" office:value-type="float" office:value="388" calcext:value-type="float">
            <text:p>388</text:p>
          </table:table-cell>
          <table:table-cell table:style-name="ce74" office:value-type="float" office:value="3206" calcext:value-type="float">
            <text:p>3,206</text:p>
          </table:table-cell>
          <table:table-cell table:style-name="ce74" office:value-type="float" office:value="2064613" calcext:value-type="float">
            <text:p>2,064,613</text:p>
          </table:table-cell>
          <table:table-cell table:style-name="ce74" office:value-type="float" office:value="8338926" calcext:value-type="float">
            <text:p>8,338,926</text:p>
          </table:table-cell>
          <table:table-cell table:style-name="ce74" office:value-type="float" office:value="17468" calcext:value-type="float">
            <text:p>17,468</text:p>
          </table:table-cell>
          <table:table-cell table:style-name="ce74" office:value-type="float" office:value="1077295" calcext:value-type="float">
            <text:p>1,077,295</text:p>
          </table:table-cell>
          <table:table-cell table:style-name="ce74" office:value-type="float" office:value="934011" calcext:value-type="float">
            <text:p>934,011</text:p>
          </table:table-cell>
          <table:table-cell table:style-name="ce74" office:value-type="float" office:value="69830" calcext:value-type="float">
            <text:p>69,830</text:p>
          </table:table-cell>
          <table:table-cell table:style-name="ce74" office:value-type="float" office:value="36052" calcext:value-type="float">
            <text:p>36,052</text:p>
          </table:table-cell>
          <table:table-cell table:style-name="ce74" office:value-type="float" office:value="197251" calcext:value-type="float">
            <text:p>197,251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21" calcext:value-type="float">
            <text:p>221</text:p>
          </table:table-cell>
          <table:table-cell table:style-name="ce74" office:value-type="float" office:value="806" calcext:value-type="float">
            <text:p>80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824" calcext:value-type="float">
            <text:p>824</text:p>
          </table:table-cell>
          <table:table-cell table:style-name="ce74" office:value-type="float" office:value="1525" calcext:value-type="float">
            <text:p>1,525</text:p>
          </table:table-cell>
          <table:table-cell table:style-name="ce74" office:value-type="float" office:value="977" calcext:value-type="float">
            <text:p>977</text:p>
          </table:table-cell>
          <table:table-cell table:style-name="ce74" office:value-type="float" office:value="32943" calcext:value-type="float">
            <text:p>32,943</text:p>
          </table:table-cell>
          <table:table-cell table:style-name="ce74" office:value-type="float" office:value="3491" calcext:value-type="float">
            <text:p>3,491</text:p>
          </table:table-cell>
          <table:table-cell table:style-name="ce74" office:value-type="float" office:value="3979" calcext:value-type="float">
            <text:p>3,97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834" calcext:value-type="float">
            <text:p>1,834</text:p>
          </table:table-cell>
          <table:table-cell table:style-name="ce74" office:value-type="float" office:value="53115" calcext:value-type="float">
            <text:p>53,115</text:p>
          </table:table-cell>
          <table:table-cell table:style-name="ce74" office:value-type="float" office:value="15219" calcext:value-type="float">
            <text:p>15,219</text:p>
          </table:table-cell>
          <table:table-cell table:style-name="ce74" office:value-type="float" office:value="2696" calcext:value-type="float">
            <text:p>2,69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1352" calcext:value-type="float">
            <text:p>31,352</text:p>
          </table:table-cell>
          <table:table-cell table:style-name="ce74" office:value-type="float" office:value="197" calcext:value-type="float">
            <text:p>197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18" calcext:value-type="float">
            <text:p>118</text:p>
          </table:table-cell>
          <table:table-cell table:style-name="ce74" office:value-type="float" office:value="2020310" calcext:value-type="float">
            <text:p>2,020,310</text:p>
          </table:table-cell>
          <table:table-cell table:style-name="ce74" office:value-type="float" office:value="90899132" calcext:value-type="float">
            <text:p>90,899,132</text:p>
          </table:table-cell>
          <table:table-cell table:style-name="ce74" office:value-type="float" office:value="10893342" calcext:value-type="float">
            <text:p>10,893,342</text:p>
          </table:table-cell>
          <table:table-cell table:style-name="ce74" office:value-type="float" office:value="7927" calcext:value-type="float">
            <text:p>7,927</text:p>
          </table:table-cell>
          <table:table-cell table:style-name="ce74" office:value-type="float" office:value="847" calcext:value-type="float">
            <text:p>847</text:p>
          </table:table-cell>
          <table:table-cell table:style-name="ce74" office:value-type="float" office:value="4165842" calcext:value-type="float">
            <text:p>4,165,842</text:p>
          </table:table-cell>
          <table:table-cell table:style-name="ce74" office:value-type="float" office:value="202243" calcext:value-type="float">
            <text:p>202,243</text:p>
          </table:table-cell>
          <table:table-cell table:style-name="ce74" office:value-type="float" office:value="2584" calcext:value-type="float">
            <text:p>2,584</text:p>
          </table:table-cell>
          <table:table-cell table:style-name="ce74" office:value-type="float" office:value="20757" calcext:value-type="float">
            <text:p>20,757</text:p>
          </table:table-cell>
          <table:table-cell table:style-name="ce74" office:value-type="float" office:value="3637632" calcext:value-type="float">
            <text:p>3,637,632</text:p>
          </table:table-cell>
          <table:table-cell table:style-name="ce74" office:value-type="float" office:value="2286034" calcext:value-type="float">
            <text:p>2,286,034</text:p>
          </table:table-cell>
          <table:table-cell table:style-name="ce74" office:value-type="float" office:value="122868633" calcext:value-type="float">
            <text:p>122,868,633</text:p>
          </table:table-cell>
          <table:table-cell table:style-name="ce74" office:value-type="float" office:value="13087461" calcext:value-type="float">
            <text:p>13,087,461</text:p>
          </table:table-cell>
          <table:table-cell table:style-name="ce74" office:value-type="float" office:value="3000959" calcext:value-type="float">
            <text:p>3,000,959</text:p>
          </table:table-cell>
          <table:table-cell table:style-name="ce74" office:value-type="float" office:value="55378166" calcext:value-type="float">
            <text:p>55,378,16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7776350" calcext:value-type="float">
            <text:p>7,776,350</text:p>
          </table:table-cell>
          <table:table-cell table:style-name="ce74" office:value-type="float" office:value="4978121" calcext:value-type="float">
            <text:p>4,978,121</text:p>
          </table:table-cell>
          <table:table-cell table:style-name="ce74" office:value-type="float" office:value="72855" calcext:value-type="float">
            <text:p>72,855</text:p>
          </table:table-cell>
          <table:table-cell table:style-name="ce74" office:value-type="float" office:value="5290" calcext:value-type="float">
            <text:p>5,290</text:p>
          </table:table-cell>
          <table:table-cell table:style-name="ce74" office:value-type="float" office:value="287339" calcext:value-type="float">
            <text:p>287,339</text:p>
          </table:table-cell>
          <table:table-cell table:style-name="ce74" office:value-type="float" office:value="54858" calcext:value-type="float">
            <text:p>54,858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363017" calcext:value-type="float">
            <text:p>1,363,017</text:p>
          </table:table-cell>
          <table:table-cell table:style-name="ce74" office:value-type="float" office:value="75186" calcext:value-type="float">
            <text:p>75,186</text:p>
          </table:table-cell>
          <table:table-cell table:style-name="ce74" office:value-type="float" office:value="250924" calcext:value-type="float">
            <text:p>250,924</text:p>
          </table:table-cell>
          <table:table-cell table:style-name="ce74" office:value-type="float" office:value="616493" calcext:value-type="float">
            <text:p>616,493</text:p>
          </table:table-cell>
          <table:table-cell table:style-name="ce74" office:value-type="float" office:value="906420" calcext:value-type="float">
            <text:p>906,420</text:p>
          </table:table-cell>
          <table:table-cell table:style-name="ce74" office:value-type="float" office:value="29776377" calcext:value-type="float">
            <text:p>29,776,377</text:p>
          </table:table-cell>
          <table:table-cell table:style-name="ce74" office:value-type="float" office:value="10006035" calcext:value-type="float">
            <text:p>10,006,035</text:p>
          </table:table-cell>
          <table:table-cell table:style-name="ce74" office:value-type="float" office:value="3611185" calcext:value-type="float">
            <text:p>3,611,185</text:p>
          </table:table-cell>
          <table:table-cell table:style-name="ce74" office:value-type="float" office:value="4497451" calcext:value-type="float">
            <text:p>4,497,451</text:p>
          </table:table-cell>
          <table:table-cell table:style-name="ce74" office:value-type="float" office:value="123150" calcext:value-type="float">
            <text:p>123,150</text:p>
          </table:table-cell>
          <table:table-cell table:style-name="ce74" office:value-type="float" office:value="1183427" calcext:value-type="float">
            <text:p>1,183,427</text:p>
          </table:table-cell>
          <table:table-cell table:style-name="ce74" office:value-type="float" office:value="8417186" calcext:value-type="float">
            <text:p>8,417,18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408157511" calcext:value-type="float">
            <text:p>408,157,511</text:p>
          </table:table-cell>
          <table:table-cell table:style-name="ce74" office:value-type="float" office:value="983051413" calcext:value-type="float">
            <text:p>983,051,413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983051413" calcext:value-type="float">
            <text:p>983,051,413</text:p>
          </table:table-cell>
          <table:table-cell table:style-name="ce74" office:value-type="float" office:value="1345356347" calcext:value-type="float">
            <text:p>1,345,356,347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345356347" calcext:value-type="float">
            <text:p>1,345,356,347</text:p>
          </table:table-cell>
          <table:table-cell table:style-name="ce74" office:value-type="float" office:value="58499356" calcext:value-type="float">
            <text:p>58,499,356</text:p>
          </table:table-cell>
          <table:table-cell table:style-name="ce74" office:value-type="float" office:value="2386907116" calcext:value-type="float">
            <text:p>2,386,907,116</text:p>
          </table:table-cell>
          <table:table-cell table:style-name="ce74" office:value-type="float" office:value="2795064627" calcext:value-type="float">
            <text:p>2,795,064,627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4">
          <table:table-cell table:style-name="ce57" office:value-type="float" office:value="45" calcext:value-type="float">
            <text:p>45</text:p>
          </table:table-cell>
          <table:table-cell table:style-name="ce63" office:value-type="string" calcext:value-type="string">
            <text:p>46</text:p>
          </table:table-cell>
          <table:table-cell table:style-name="ce69" office:value-type="string" calcext:value-type="string">
            <text:p>Услуги по торговле оптовой, кроме торговли автомобилями и мотоциклами</text:p>
          </table:table-cell>
          <table:table-cell table:style-name="ce74" office:value-type="float" office:value="673166431" calcext:value-type="float">
            <text:p>673,166,431</text:p>
          </table:table-cell>
          <table:table-cell table:style-name="ce74" office:value-type="float" office:value="142395" calcext:value-type="float">
            <text:p>142,395</text:p>
          </table:table-cell>
          <table:table-cell table:style-name="ce74" office:value-type="float" office:value="1301360" calcext:value-type="float">
            <text:p>1,301,360</text:p>
          </table:table-cell>
          <table:table-cell table:style-name="ce74" office:value-type="float" office:value="54373248" calcext:value-type="float">
            <text:p>54,373,248</text:p>
          </table:table-cell>
          <table:table-cell table:style-name="ce74" office:value-type="float" office:value="434745468" calcext:value-type="float">
            <text:p>434,745,468</text:p>
          </table:table-cell>
          <table:table-cell table:style-name="ce74" office:value-type="float" office:value="9989086" calcext:value-type="float">
            <text:p>9,989,086</text:p>
          </table:table-cell>
          <table:table-cell table:style-name="ce74" office:value-type="float" office:value="86767928" calcext:value-type="float">
            <text:p>86,767,928</text:p>
          </table:table-cell>
          <table:table-cell table:style-name="ce74" office:value-type="float" office:value="728038752" calcext:value-type="float">
            <text:p>728,038,752</text:p>
          </table:table-cell>
          <table:table-cell table:style-name="ce74" office:value-type="float" office:value="26466873" calcext:value-type="float">
            <text:p>26,466,873</text:p>
          </table:table-cell>
          <table:table-cell table:style-name="ce74" office:value-type="float" office:value="108569152" calcext:value-type="float">
            <text:p>108,569,152</text:p>
          </table:table-cell>
          <table:table-cell table:style-name="ce74" office:value-type="float" office:value="588954582" calcext:value-type="float">
            <text:p>588,954,582</text:p>
          </table:table-cell>
          <table:table-cell table:style-name="ce74" office:value-type="float" office:value="25463750" calcext:value-type="float">
            <text:p>25,463,750</text:p>
          </table:table-cell>
          <table:table-cell table:style-name="ce74" office:value-type="float" office:value="24435775" calcext:value-type="float">
            <text:p>24,435,775</text:p>
          </table:table-cell>
          <table:table-cell table:style-name="ce74" office:value-type="float" office:value="6493559" calcext:value-type="float">
            <text:p>6,493,559</text:p>
          </table:table-cell>
          <table:table-cell table:style-name="ce74" office:value-type="float" office:value="2109755" calcext:value-type="float">
            <text:p>2,109,755</text:p>
          </table:table-cell>
          <table:table-cell table:style-name="ce74" office:value-type="float" office:value="5404466" calcext:value-type="float">
            <text:p>5,404,466</text:p>
          </table:table-cell>
          <table:table-cell table:style-name="ce74" office:value-type="float" office:value="19434294" calcext:value-type="float">
            <text:p>19,434,294</text:p>
          </table:table-cell>
          <table:table-cell table:style-name="ce74" office:value-type="float" office:value="7804512" calcext:value-type="float">
            <text:p>7,804,512</text:p>
          </table:table-cell>
          <table:table-cell table:style-name="ce74" office:value-type="float" office:value="36798575" calcext:value-type="float">
            <text:p>36,798,575</text:p>
          </table:table-cell>
          <table:table-cell table:style-name="ce74" office:value-type="float" office:value="148220722" calcext:value-type="float">
            <text:p>148,220,722</text:p>
          </table:table-cell>
          <table:table-cell table:style-name="ce74" office:value-type="float" office:value="135545431" calcext:value-type="float">
            <text:p>135,545,431</text:p>
          </table:table-cell>
          <table:table-cell table:style-name="ce74" office:value-type="float" office:value="20808058" calcext:value-type="float">
            <text:p>20,808,058</text:p>
          </table:table-cell>
          <table:table-cell table:style-name="ce74" office:value-type="float" office:value="76019882" calcext:value-type="float">
            <text:p>76,019,882</text:p>
          </table:table-cell>
          <table:table-cell table:style-name="ce74" office:value-type="float" office:value="201154123" calcext:value-type="float">
            <text:p>201,154,123</text:p>
          </table:table-cell>
          <table:table-cell table:style-name="ce74" office:value-type="float" office:value="503053805" calcext:value-type="float">
            <text:p>503,053,805</text:p>
          </table:table-cell>
          <table:table-cell table:style-name="ce74" office:value-type="float" office:value="33944000" calcext:value-type="float">
            <text:p>33,944,000</text:p>
          </table:table-cell>
          <table:table-cell table:style-name="ce74" office:value-type="float" office:value="28775873" calcext:value-type="float">
            <text:p>28,775,873</text:p>
          </table:table-cell>
          <table:table-cell table:style-name="ce74" office:value-type="float" office:value="866985171" calcext:value-type="float">
            <text:p>866,985,171</text:p>
          </table:table-cell>
          <table:table-cell table:style-name="ce74" office:value-type="float" office:value="7822261" calcext:value-type="float">
            <text:p>7,822,261</text:p>
          </table:table-cell>
          <table:table-cell table:style-name="ce74" office:value-type="float" office:value="95024957" calcext:value-type="float">
            <text:p>95,024,957</text:p>
          </table:table-cell>
          <table:table-cell table:style-name="ce74" office:value-type="float" office:value="5026886" calcext:value-type="float">
            <text:p>5,026,886</text:p>
          </table:table-cell>
          <table:table-cell table:style-name="ce74" office:value-type="float" office:value="61522208" calcext:value-type="float">
            <text:p>61,522,208</text:p>
          </table:table-cell>
          <table:table-cell table:style-name="ce74" office:value-type="float" office:value="87880538" calcext:value-type="float">
            <text:p>87,880,538</text:p>
          </table:table-cell>
          <table:table-cell table:style-name="ce74" office:value-type="float" office:value="136134341" calcext:value-type="float">
            <text:p>136,134,341</text:p>
          </table:table-cell>
          <table:table-cell table:style-name="ce74" office:value-type="float" office:value="69023158" calcext:value-type="float">
            <text:p>69,023,158</text:p>
          </table:table-cell>
          <table:table-cell table:style-name="ce74" office:value-type="float" office:value="16926908" calcext:value-type="float">
            <text:p>16,926,908</text:p>
          </table:table-cell>
          <table:table-cell table:style-name="ce74" office:value-type="float" office:value="9858530" calcext:value-type="float">
            <text:p>9,858,530</text:p>
          </table:table-cell>
          <table:table-cell table:style-name="ce74" office:value-type="float" office:value="149966559" calcext:value-type="float">
            <text:p>149,966,559</text:p>
          </table:table-cell>
          <table:table-cell table:style-name="ce74" office:value-type="float" office:value="197360948" calcext:value-type="float">
            <text:p>197,360,948</text:p>
          </table:table-cell>
          <table:table-cell table:style-name="ce74" office:value-type="float" office:value="36351768" calcext:value-type="float">
            <text:p>36,351,768</text:p>
          </table:table-cell>
          <table:table-cell table:style-name="ce74" office:value-type="float" office:value="43413586" calcext:value-type="float">
            <text:p>43,413,586</text:p>
          </table:table-cell>
          <table:table-cell table:style-name="ce74" office:value-type="float" office:value="49675044" calcext:value-type="float">
            <text:p>49,675,044</text:p>
          </table:table-cell>
          <table:table-cell table:style-name="ce74" office:value-type="float" office:value="1491335865" calcext:value-type="float">
            <text:p>1,491,335,865</text:p>
          </table:table-cell>
          <table:table-cell table:style-name="ce74" office:value-type="float" office:value="57203080" calcext:value-type="float">
            <text:p>57,203,080</text:p>
          </table:table-cell>
          <table:table-cell table:style-name="ce74" office:value-type="float" office:value="248418517" calcext:value-type="float">
            <text:p>248,418,517</text:p>
          </table:table-cell>
          <table:table-cell table:style-name="ce74" office:value-type="float" office:value="67849370" calcext:value-type="float">
            <text:p>67,849,370</text:p>
          </table:table-cell>
          <table:table-cell table:style-name="ce74" office:value-type="float" office:value="250324617" calcext:value-type="float">
            <text:p>250,324,617</text:p>
          </table:table-cell>
          <table:table-cell table:style-name="ce74" office:value-type="float" office:value="1063992" calcext:value-type="float">
            <text:p>1,063,992</text:p>
          </table:table-cell>
          <table:table-cell table:style-name="ce74" office:value-type="float" office:value="42529228" calcext:value-type="float">
            <text:p>42,529,228</text:p>
          </table:table-cell>
          <table:table-cell table:style-name="ce74" office:value-type="float" office:value="89358236" calcext:value-type="float">
            <text:p>89,358,236</text:p>
          </table:table-cell>
          <table:table-cell table:style-name="ce74" office:value-type="float" office:value="2456219" calcext:value-type="float">
            <text:p>2,456,219</text:p>
          </table:table-cell>
          <table:table-cell table:style-name="ce74" office:value-type="float" office:value="21303014" calcext:value-type="float">
            <text:p>21,303,014</text:p>
          </table:table-cell>
          <table:table-cell table:style-name="ce74" office:value-type="float" office:value="196022005" calcext:value-type="float">
            <text:p>196,022,005</text:p>
          </table:table-cell>
          <table:table-cell table:style-name="ce74" office:value-type="float" office:value="18625409" calcext:value-type="float">
            <text:p>18,625,409</text:p>
          </table:table-cell>
          <table:table-cell table:style-name="ce74" office:value-type="float" office:value="52489613" calcext:value-type="float">
            <text:p>52,489,613</text:p>
          </table:table-cell>
          <table:table-cell table:style-name="ce74" office:value-type="float" office:value="89411863" calcext:value-type="float">
            <text:p>89,411,863</text:p>
          </table:table-cell>
          <table:table-cell table:style-name="ce74" office:value-type="float" office:value="5291939" calcext:value-type="float">
            <text:p>5,291,939</text:p>
          </table:table-cell>
          <table:table-cell table:style-name="ce74" office:value-type="float" office:value="2205996" calcext:value-type="float">
            <text:p>2,205,996</text:p>
          </table:table-cell>
          <table:table-cell table:style-name="ce74" office:value-type="float" office:value="72894043" calcext:value-type="float">
            <text:p>72,894,043</text:p>
          </table:table-cell>
          <table:table-cell table:style-name="ce74" office:value-type="float" office:value="210639312" calcext:value-type="float">
            <text:p>210,639,312</text:p>
          </table:table-cell>
          <table:table-cell table:style-name="ce74" office:value-type="float" office:value="54399753" calcext:value-type="float">
            <text:p>54,399,753</text:p>
          </table:table-cell>
          <table:table-cell table:style-name="ce74" office:value-type="float" office:value="86249490" calcext:value-type="float">
            <text:p>86,249,490</text:p>
          </table:table-cell>
          <table:table-cell table:style-name="ce74" office:value-type="float" office:value="159799020" calcext:value-type="float">
            <text:p>159,799,020</text:p>
          </table:table-cell>
          <table:table-cell table:style-name="ce74" office:value-type="float" office:value="515588605" calcext:value-type="float">
            <text:p>515,588,605</text:p>
          </table:table-cell>
          <table:table-cell table:style-name="ce74" office:value-type="float" office:value="6097399" calcext:value-type="float">
            <text:p>6,097,399</text:p>
          </table:table-cell>
          <table:table-cell table:style-name="ce74" office:value-type="float" office:value="64908610" calcext:value-type="float">
            <text:p>64,908,610</text:p>
          </table:table-cell>
          <table:table-cell table:style-name="ce74" office:value-type="float" office:value="19500212" calcext:value-type="float">
            <text:p>19,500,21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9646920125" calcext:value-type="float">
            <text:p>9,646,920,125</text:p>
          </table:table-cell>
          <table:table-cell table:style-name="ce74" office:value-type="float" office:value="3643102415" calcext:value-type="float">
            <text:p>3,643,102,415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3643102415" calcext:value-type="float">
            <text:p>3,643,102,415</text:p>
          </table:table-cell>
          <table:table-cell table:style-name="ce74" office:value-type="float" office:value="3365957455" calcext:value-type="float">
            <text:p>3,365,957,455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3365957455" calcext:value-type="float">
            <text:p>3,365,957,455</text:p>
          </table:table-cell>
          <table:table-cell table:style-name="ce74" office:value-type="float" office:value="3678796363" calcext:value-type="float">
            <text:p>3,678,796,363</text:p>
          </table:table-cell>
          <table:table-cell table:style-name="ce74" office:value-type="float" office:value="10687856233" calcext:value-type="float">
            <text:p>10,687,856,233</text:p>
          </table:table-cell>
          <table:table-cell table:style-name="ce74" office:value-type="float" office:value="20334776358" calcext:value-type="float">
            <text:p>20,334,776,358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4">
          <table:table-cell table:style-name="ce57" office:value-type="float" office:value="46" calcext:value-type="float">
            <text:p>46</text:p>
          </table:table-cell>
          <table:table-cell table:style-name="ce63" office:value-type="string" calcext:value-type="string">
            <text:p>47</text:p>
          </table:table-cell>
          <table:table-cell table:style-name="ce69" office:value-type="string" calcext:value-type="string">
            <text:p>Услуги по торговле розничной, за исключением автомобилями и мотоциклами</text:p>
          </table:table-cell>
          <table:table-cell table:style-name="ce74" office:value-type="float" office:value="53440319" calcext:value-type="float">
            <text:p>53,440,319</text:p>
          </table:table-cell>
          <table:table-cell table:style-name="ce74" office:value-type="float" office:value="85166" calcext:value-type="float">
            <text:p>85,166</text:p>
          </table:table-cell>
          <table:table-cell table:style-name="ce74" office:value-type="float" office:value="157518" calcext:value-type="float">
            <text:p>157,518</text:p>
          </table:table-cell>
          <table:table-cell table:style-name="ce74" office:value-type="float" office:value="20984258" calcext:value-type="float">
            <text:p>20,984,258</text:p>
          </table:table-cell>
          <table:table-cell table:style-name="ce74" office:value-type="float" office:value="184434673" calcext:value-type="float">
            <text:p>184,434,673</text:p>
          </table:table-cell>
          <table:table-cell table:style-name="ce74" office:value-type="float" office:value="3371701" calcext:value-type="float">
            <text:p>3,371,701</text:p>
          </table:table-cell>
          <table:table-cell table:style-name="ce74" office:value-type="float" office:value="26890892" calcext:value-type="float">
            <text:p>26,890,892</text:p>
          </table:table-cell>
          <table:table-cell table:style-name="ce74" office:value-type="float" office:value="235553777" calcext:value-type="float">
            <text:p>235,553,777</text:p>
          </table:table-cell>
          <table:table-cell table:style-name="ce74" office:value-type="float" office:value="18722463" calcext:value-type="float">
            <text:p>18,722,463</text:p>
          </table:table-cell>
          <table:table-cell table:style-name="ce74" office:value-type="float" office:value="54422927" calcext:value-type="float">
            <text:p>54,422,927</text:p>
          </table:table-cell>
          <table:table-cell table:style-name="ce74" office:value-type="float" office:value="61957035" calcext:value-type="float">
            <text:p>61,957,035</text:p>
          </table:table-cell>
          <table:table-cell table:style-name="ce74" office:value-type="float" office:value="11587233" calcext:value-type="float">
            <text:p>11,587,233</text:p>
          </table:table-cell>
          <table:table-cell table:style-name="ce74" office:value-type="float" office:value="105455" calcext:value-type="float">
            <text:p>105,455</text:p>
          </table:table-cell>
          <table:table-cell table:style-name="ce74" office:value-type="float" office:value="486558" calcext:value-type="float">
            <text:p>486,558</text:p>
          </table:table-cell>
          <table:table-cell table:style-name="ce74" office:value-type="float" office:value="11291" calcext:value-type="float">
            <text:p>11,291</text:p>
          </table:table-cell>
          <table:table-cell table:style-name="ce74" office:value-type="float" office:value="6365" calcext:value-type="float">
            <text:p>6,365</text:p>
          </table:table-cell>
          <table:table-cell table:style-name="ce74" office:value-type="float" office:value="383233" calcext:value-type="float">
            <text:p>383,233</text:p>
          </table:table-cell>
          <table:table-cell table:style-name="ce74" office:value-type="float" office:value="345020" calcext:value-type="float">
            <text:p>345,020</text:p>
          </table:table-cell>
          <table:table-cell table:style-name="ce74" office:value-type="float" office:value="3211451" calcext:value-type="float">
            <text:p>3,211,451</text:p>
          </table:table-cell>
          <table:table-cell table:style-name="ce74" office:value-type="float" office:value="11811486" calcext:value-type="float">
            <text:p>11,811,486</text:p>
          </table:table-cell>
          <table:table-cell table:style-name="ce74" office:value-type="float" office:value="13657427" calcext:value-type="float">
            <text:p>13,657,427</text:p>
          </table:table-cell>
          <table:table-cell table:style-name="ce74" office:value-type="float" office:value="2301482" calcext:value-type="float">
            <text:p>2,301,482</text:p>
          </table:table-cell>
          <table:table-cell table:style-name="ce74" office:value-type="float" office:value="198495" calcext:value-type="float">
            <text:p>198,495</text:p>
          </table:table-cell>
          <table:table-cell table:style-name="ce74" office:value-type="float" office:value="31252345" calcext:value-type="float">
            <text:p>31,252,345</text:p>
          </table:table-cell>
          <table:table-cell table:style-name="ce74" office:value-type="float" office:value="82848422" calcext:value-type="float">
            <text:p>82,848,422</text:p>
          </table:table-cell>
          <table:table-cell table:style-name="ce74" office:value-type="float" office:value="13930816" calcext:value-type="float">
            <text:p>13,930,816</text:p>
          </table:table-cell>
          <table:table-cell table:style-name="ce74" office:value-type="float" office:value="10793997" calcext:value-type="float">
            <text:p>10,793,997</text:p>
          </table:table-cell>
          <table:table-cell table:style-name="ce74" office:value-type="float" office:value="21002009" calcext:value-type="float">
            <text:p>21,002,009</text:p>
          </table:table-cell>
          <table:table-cell table:style-name="ce74" office:value-type="float" office:value="2852042" calcext:value-type="float">
            <text:p>2,852,042</text:p>
          </table:table-cell>
          <table:table-cell table:style-name="ce74" office:value-type="float" office:value="24514149" calcext:value-type="float">
            <text:p>24,514,149</text:p>
          </table:table-cell>
          <table:table-cell table:style-name="ce74" office:value-type="float" office:value="2563567" calcext:value-type="float">
            <text:p>2,563,567</text:p>
          </table:table-cell>
          <table:table-cell table:style-name="ce74" office:value-type="float" office:value="19286199" calcext:value-type="float">
            <text:p>19,286,199</text:p>
          </table:table-cell>
          <table:table-cell table:style-name="ce74" office:value-type="float" office:value="31665185" calcext:value-type="float">
            <text:p>31,665,185</text:p>
          </table:table-cell>
          <table:table-cell table:style-name="ce74" office:value-type="float" office:value="10399012" calcext:value-type="float">
            <text:p>10,399,012</text:p>
          </table:table-cell>
          <table:table-cell table:style-name="ce74" office:value-type="float" office:value="6440850" calcext:value-type="float">
            <text:p>6,440,850</text:p>
          </table:table-cell>
          <table:table-cell table:style-name="ce74" office:value-type="float" office:value="62564" calcext:value-type="float">
            <text:p>62,564</text:p>
          </table:table-cell>
          <table:table-cell table:style-name="ce74" office:value-type="float" office:value="4601030" calcext:value-type="float">
            <text:p>4,601,030</text:p>
          </table:table-cell>
          <table:table-cell table:style-name="ce74" office:value-type="float" office:value="39093072" calcext:value-type="float">
            <text:p>39,093,072</text:p>
          </table:table-cell>
          <table:table-cell table:style-name="ce74" office:value-type="float" office:value="52940747" calcext:value-type="float">
            <text:p>52,940,747</text:p>
          </table:table-cell>
          <table:table-cell table:style-name="ce74" office:value-type="float" office:value="10618448" calcext:value-type="float">
            <text:p>10,618,448</text:p>
          </table:table-cell>
          <table:table-cell table:style-name="ce74" office:value-type="float" office:value="10832857" calcext:value-type="float">
            <text:p>10,832,857</text:p>
          </table:table-cell>
          <table:table-cell table:style-name="ce74" office:value-type="float" office:value="17650054" calcext:value-type="float">
            <text:p>17,650,054</text:p>
          </table:table-cell>
          <table:table-cell table:style-name="ce74" office:value-type="float" office:value="297995152" calcext:value-type="float">
            <text:p>297,995,152</text:p>
          </table:table-cell>
          <table:table-cell table:style-name="ce74" office:value-type="float" office:value="12918027" calcext:value-type="float">
            <text:p>12,918,027</text:p>
          </table:table-cell>
          <table:table-cell table:style-name="ce74" office:value-type="float" office:value="83107303" calcext:value-type="float">
            <text:p>83,107,303</text:p>
          </table:table-cell>
          <table:table-cell table:style-name="ce74" office:value-type="float" office:value="28703513" calcext:value-type="float">
            <text:p>28,703,513</text:p>
          </table:table-cell>
          <table:table-cell table:style-name="ce74" office:value-type="float" office:value="209614770" calcext:value-type="float">
            <text:p>209,614,770</text:p>
          </table:table-cell>
          <table:table-cell table:style-name="ce74" office:value-type="float" office:value="191237" calcext:value-type="float">
            <text:p>191,237</text:p>
          </table:table-cell>
          <table:table-cell table:style-name="ce74" office:value-type="float" office:value="84295532" calcext:value-type="float">
            <text:p>84,295,532</text:p>
          </table:table-cell>
          <table:table-cell table:style-name="ce74" office:value-type="float" office:value="130801356" calcext:value-type="float">
            <text:p>130,801,356</text:p>
          </table:table-cell>
          <table:table-cell table:style-name="ce74" office:value-type="float" office:value="921752" calcext:value-type="float">
            <text:p>921,752</text:p>
          </table:table-cell>
          <table:table-cell table:style-name="ce74" office:value-type="float" office:value="1079418" calcext:value-type="float">
            <text:p>1,079,418</text:p>
          </table:table-cell>
          <table:table-cell table:style-name="ce74" office:value-type="float" office:value="19141315" calcext:value-type="float">
            <text:p>19,141,315</text:p>
          </table:table-cell>
          <table:table-cell table:style-name="ce74" office:value-type="float" office:value="5820402" calcext:value-type="float">
            <text:p>5,820,402</text:p>
          </table:table-cell>
          <table:table-cell table:style-name="ce74" office:value-type="float" office:value="18139391" calcext:value-type="float">
            <text:p>18,139,391</text:p>
          </table:table-cell>
          <table:table-cell table:style-name="ce74" office:value-type="float" office:value="7687469" calcext:value-type="float">
            <text:p>7,687,469</text:p>
          </table:table-cell>
          <table:table-cell table:style-name="ce74" office:value-type="float" office:value="1834887" calcext:value-type="float">
            <text:p>1,834,887</text:p>
          </table:table-cell>
          <table:table-cell table:style-name="ce74" office:value-type="float" office:value="495403" calcext:value-type="float">
            <text:p>495,403</text:p>
          </table:table-cell>
          <table:table-cell table:style-name="ce74" office:value-type="float" office:value="11739636" calcext:value-type="float">
            <text:p>11,739,636</text:p>
          </table:table-cell>
          <table:table-cell table:style-name="ce74" office:value-type="float" office:value="42981544" calcext:value-type="float">
            <text:p>42,981,544</text:p>
          </table:table-cell>
          <table:table-cell table:style-name="ce74" office:value-type="float" office:value="20237821" calcext:value-type="float">
            <text:p>20,237,821</text:p>
          </table:table-cell>
          <table:table-cell table:style-name="ce74" office:value-type="float" office:value="64787217" calcext:value-type="float">
            <text:p>64,787,217</text:p>
          </table:table-cell>
          <table:table-cell table:style-name="ce74" office:value-type="float" office:value="26107137" calcext:value-type="float">
            <text:p>26,107,137</text:p>
          </table:table-cell>
          <table:table-cell table:style-name="ce74" office:value-type="float" office:value="116650965" calcext:value-type="float">
            <text:p>116,650,965</text:p>
          </table:table-cell>
          <table:table-cell table:style-name="ce74" office:value-type="float" office:value="635050" calcext:value-type="float">
            <text:p>635,050</text:p>
          </table:table-cell>
          <table:table-cell table:style-name="ce74" office:value-type="float" office:value="11813628" calcext:value-type="float">
            <text:p>11,813,628</text:p>
          </table:table-cell>
          <table:table-cell table:style-name="ce74" office:value-type="float" office:value="5591502" calcext:value-type="float">
            <text:p>5,591,50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300765017" calcext:value-type="float">
            <text:p>2,300,765,017</text:p>
          </table:table-cell>
          <table:table-cell table:style-name="ce74" office:value-type="float" office:value="4862341998" calcext:value-type="float">
            <text:p>4,862,341,998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4862341998" calcext:value-type="float">
            <text:p>4,862,341,998</text:p>
          </table:table-cell>
          <table:table-cell table:style-name="ce74" office:value-type="float" office:value="921882472" calcext:value-type="float">
            <text:p>921,882,472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921882472" calcext:value-type="float">
            <text:p>921,882,472</text:p>
          </table:table-cell>
          <table:table-cell table:style-name="ce74" office:value-type="float" office:value="491922617" calcext:value-type="float">
            <text:p>491,922,617</text:p>
          </table:table-cell>
          <table:table-cell table:style-name="ce74" office:value-type="float" office:value="6276147087" calcext:value-type="float">
            <text:p>6,276,147,087</text:p>
          </table:table-cell>
          <table:table-cell table:style-name="ce74" office:value-type="float" office:value="8576912104" calcext:value-type="float">
            <text:p>8,576,912,104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4">
          <table:table-cell table:style-name="ce57" office:value-type="float" office:value="47" calcext:value-type="float">
            <text:p>47</text:p>
          </table:table-cell>
          <table:table-cell table:style-name="ce63" office:value-type="string" calcext:value-type="string">
            <text:p>49</text:p>
          </table:table-cell>
          <table:table-cell table:style-name="ce69" office:value-type="string" calcext:value-type="string">
            <text:p>Услуги сухопутного транспорта и транспортирование по трубопроводам</text:p>
          </table:table-cell>
          <table:table-cell table:style-name="ce74" office:value-type="float" office:value="153385206" calcext:value-type="float">
            <text:p>153,385,206</text:p>
          </table:table-cell>
          <table:table-cell table:style-name="ce74" office:value-type="float" office:value="18530" calcext:value-type="float">
            <text:p>18,530</text:p>
          </table:table-cell>
          <table:table-cell table:style-name="ce74" office:value-type="float" office:value="154981" calcext:value-type="float">
            <text:p>154,981</text:p>
          </table:table-cell>
          <table:table-cell table:style-name="ce74" office:value-type="float" office:value="19975084" calcext:value-type="float">
            <text:p>19,975,084</text:p>
          </table:table-cell>
          <table:table-cell table:style-name="ce74" office:value-type="float" office:value="1076211430" calcext:value-type="float">
            <text:p>1,076,211,430</text:p>
          </table:table-cell>
          <table:table-cell table:style-name="ce74" office:value-type="float" office:value="23198065" calcext:value-type="float">
            <text:p>23,198,065</text:p>
          </table:table-cell>
          <table:table-cell table:style-name="ce74" office:value-type="float" office:value="9980926" calcext:value-type="float">
            <text:p>9,980,926</text:p>
          </table:table-cell>
          <table:table-cell table:style-name="ce74" office:value-type="float" office:value="74895115" calcext:value-type="float">
            <text:p>74,895,115</text:p>
          </table:table-cell>
          <table:table-cell table:style-name="ce74" office:value-type="float" office:value="15290333" calcext:value-type="float">
            <text:p>15,290,333</text:p>
          </table:table-cell>
          <table:table-cell table:style-name="ce74" office:value-type="float" office:value="12404332" calcext:value-type="float">
            <text:p>12,404,332</text:p>
          </table:table-cell>
          <table:table-cell table:style-name="ce74" office:value-type="float" office:value="54250148" calcext:value-type="float">
            <text:p>54,250,148</text:p>
          </table:table-cell>
          <table:table-cell table:style-name="ce74" office:value-type="float" office:value="1330204" calcext:value-type="float">
            <text:p>1,330,204</text:p>
          </table:table-cell>
          <table:table-cell table:style-name="ce74" office:value-type="float" office:value="1573139" calcext:value-type="float">
            <text:p>1,573,139</text:p>
          </table:table-cell>
          <table:table-cell table:style-name="ce74" office:value-type="float" office:value="580644" calcext:value-type="float">
            <text:p>580,644</text:p>
          </table:table-cell>
          <table:table-cell table:style-name="ce74" office:value-type="float" office:value="166524" calcext:value-type="float">
            <text:p>166,524</text:p>
          </table:table-cell>
          <table:table-cell table:style-name="ce74" office:value-type="float" office:value="361368" calcext:value-type="float">
            <text:p>361,368</text:p>
          </table:table-cell>
          <table:table-cell table:style-name="ce74" office:value-type="float" office:value="1938622" calcext:value-type="float">
            <text:p>1,938,622</text:p>
          </table:table-cell>
          <table:table-cell table:style-name="ce74" office:value-type="float" office:value="492435" calcext:value-type="float">
            <text:p>492,435</text:p>
          </table:table-cell>
          <table:table-cell table:style-name="ce74" office:value-type="float" office:value="2778660" calcext:value-type="float">
            <text:p>2,778,660</text:p>
          </table:table-cell>
          <table:table-cell table:style-name="ce74" office:value-type="float" office:value="54506641" calcext:value-type="float">
            <text:p>54,506,641</text:p>
          </table:table-cell>
          <table:table-cell table:style-name="ce74" office:value-type="float" office:value="21593926" calcext:value-type="float">
            <text:p>21,593,926</text:p>
          </table:table-cell>
          <table:table-cell table:style-name="ce74" office:value-type="float" office:value="1317958" calcext:value-type="float">
            <text:p>1,317,958</text:p>
          </table:table-cell>
          <table:table-cell table:style-name="ce74" office:value-type="float" office:value="4784012" calcext:value-type="float">
            <text:p>4,784,012</text:p>
          </table:table-cell>
          <table:table-cell table:style-name="ce74" office:value-type="float" office:value="23841728" calcext:value-type="float">
            <text:p>23,841,728</text:p>
          </table:table-cell>
          <table:table-cell table:style-name="ce74" office:value-type="float" office:value="85038817" calcext:value-type="float">
            <text:p>85,038,817</text:p>
          </table:table-cell>
          <table:table-cell table:style-name="ce74" office:value-type="float" office:value="4229669" calcext:value-type="float">
            <text:p>4,229,669</text:p>
          </table:table-cell>
          <table:table-cell table:style-name="ce74" office:value-type="float" office:value="2870105" calcext:value-type="float">
            <text:p>2,870,105</text:p>
          </table:table-cell>
          <table:table-cell table:style-name="ce74" office:value-type="float" office:value="196527756" calcext:value-type="float">
            <text:p>196,527,756</text:p>
          </table:table-cell>
          <table:table-cell table:style-name="ce74" office:value-type="float" office:value="789403" calcext:value-type="float">
            <text:p>789,403</text:p>
          </table:table-cell>
          <table:table-cell table:style-name="ce74" office:value-type="float" office:value="9436324" calcext:value-type="float">
            <text:p>9,436,324</text:p>
          </table:table-cell>
          <table:table-cell table:style-name="ce74" office:value-type="float" office:value="343678" calcext:value-type="float">
            <text:p>343,678</text:p>
          </table:table-cell>
          <table:table-cell table:style-name="ce74" office:value-type="float" office:value="6337135" calcext:value-type="float">
            <text:p>6,337,135</text:p>
          </table:table-cell>
          <table:table-cell table:style-name="ce74" office:value-type="float" office:value="9210918" calcext:value-type="float">
            <text:p>9,210,918</text:p>
          </table:table-cell>
          <table:table-cell table:style-name="ce74" office:value-type="float" office:value="21932410" calcext:value-type="float">
            <text:p>21,932,410</text:p>
          </table:table-cell>
          <table:table-cell table:style-name="ce74" office:value-type="float" office:value="6479380" calcext:value-type="float">
            <text:p>6,479,380</text:p>
          </table:table-cell>
          <table:table-cell table:style-name="ce74" office:value-type="float" office:value="1236236" calcext:value-type="float">
            <text:p>1,236,236</text:p>
          </table:table-cell>
          <table:table-cell table:style-name="ce74" office:value-type="float" office:value="1007868" calcext:value-type="float">
            <text:p>1,007,868</text:p>
          </table:table-cell>
          <table:table-cell table:style-name="ce74" office:value-type="float" office:value="18033445" calcext:value-type="float">
            <text:p>18,033,445</text:p>
          </table:table-cell>
          <table:table-cell table:style-name="ce74" office:value-type="float" office:value="19446070" calcext:value-type="float">
            <text:p>19,446,070</text:p>
          </table:table-cell>
          <table:table-cell table:style-name="ce74" office:value-type="float" office:value="4305521" calcext:value-type="float">
            <text:p>4,305,521</text:p>
          </table:table-cell>
          <table:table-cell table:style-name="ce74" office:value-type="float" office:value="4201074" calcext:value-type="float">
            <text:p>4,201,074</text:p>
          </table:table-cell>
          <table:table-cell table:style-name="ce74" office:value-type="float" office:value="5497362" calcext:value-type="float">
            <text:p>5,497,362</text:p>
          </table:table-cell>
          <table:table-cell table:style-name="ce74" office:value-type="float" office:value="138393726" calcext:value-type="float">
            <text:p>138,393,726</text:p>
          </table:table-cell>
          <table:table-cell table:style-name="ce74" office:value-type="float" office:value="30638641" calcext:value-type="float">
            <text:p>30,638,641</text:p>
          </table:table-cell>
          <table:table-cell table:style-name="ce74" office:value-type="float" office:value="380080938" calcext:value-type="float">
            <text:p>380,080,938</text:p>
          </table:table-cell>
          <table:table-cell table:style-name="ce74" office:value-type="float" office:value="84253119" calcext:value-type="float">
            <text:p>84,253,119</text:p>
          </table:table-cell>
          <table:table-cell table:style-name="ce74" office:value-type="float" office:value="38440901" calcext:value-type="float">
            <text:p>38,440,901</text:p>
          </table:table-cell>
          <table:table-cell table:style-name="ce74" office:value-type="float" office:value="686682" calcext:value-type="float">
            <text:p>686,682</text:p>
          </table:table-cell>
          <table:table-cell table:style-name="ce74" office:value-type="float" office:value="2923133" calcext:value-type="float">
            <text:p>2,923,133</text:p>
          </table:table-cell>
          <table:table-cell table:style-name="ce74" office:value-type="float" office:value="136476093" calcext:value-type="float">
            <text:p>136,476,093</text:p>
          </table:table-cell>
          <table:table-cell table:style-name="ce74" office:value-type="float" office:value="7788986" calcext:value-type="float">
            <text:p>7,788,986</text:p>
          </table:table-cell>
          <table:table-cell table:style-name="ce74" office:value-type="float" office:value="1635289" calcext:value-type="float">
            <text:p>1,635,289</text:p>
          </table:table-cell>
          <table:table-cell table:style-name="ce74" office:value-type="float" office:value="15479217" calcext:value-type="float">
            <text:p>15,479,217</text:p>
          </table:table-cell>
          <table:table-cell table:style-name="ce74" office:value-type="float" office:value="2375278" calcext:value-type="float">
            <text:p>2,375,278</text:p>
          </table:table-cell>
          <table:table-cell table:style-name="ce74" office:value-type="float" office:value="4034948" calcext:value-type="float">
            <text:p>4,034,948</text:p>
          </table:table-cell>
          <table:table-cell table:style-name="ce74" office:value-type="float" office:value="19874715" calcext:value-type="float">
            <text:p>19,874,715</text:p>
          </table:table-cell>
          <table:table-cell table:style-name="ce74" office:value-type="float" office:value="9432221" calcext:value-type="float">
            <text:p>9,432,221</text:p>
          </table:table-cell>
          <table:table-cell table:style-name="ce74" office:value-type="float" office:value="3246340" calcext:value-type="float">
            <text:p>3,246,340</text:p>
          </table:table-cell>
          <table:table-cell table:style-name="ce74" office:value-type="float" office:value="438501985" calcext:value-type="float">
            <text:p>438,501,985</text:p>
          </table:table-cell>
          <table:table-cell table:style-name="ce74" office:value-type="float" office:value="26417966" calcext:value-type="float">
            <text:p>26,417,966</text:p>
          </table:table-cell>
          <table:table-cell table:style-name="ce74" office:value-type="float" office:value="133033511" calcext:value-type="float">
            <text:p>133,033,511</text:p>
          </table:table-cell>
          <table:table-cell table:style-name="ce74" office:value-type="float" office:value="16674349" calcext:value-type="float">
            <text:p>16,674,349</text:p>
          </table:table-cell>
          <table:table-cell table:style-name="ce74" office:value-type="float" office:value="16637214" calcext:value-type="float">
            <text:p>16,637,214</text:p>
          </table:table-cell>
          <table:table-cell table:style-name="ce74" office:value-type="float" office:value="28679994" calcext:value-type="float">
            <text:p>28,679,994</text:p>
          </table:table-cell>
          <table:table-cell table:style-name="ce74" office:value-type="float" office:value="453953" calcext:value-type="float">
            <text:p>453,953</text:p>
          </table:table-cell>
          <table:table-cell table:style-name="ce74" office:value-type="float" office:value="5696488" calcext:value-type="float">
            <text:p>5,696,488</text:p>
          </table:table-cell>
          <table:table-cell table:style-name="ce74" office:value-type="float" office:value="16680976" calcext:value-type="float">
            <text:p>16,680,97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510489845" calcext:value-type="float">
            <text:p>3,510,489,845</text:p>
          </table:table-cell>
          <table:table-cell table:style-name="ce74" office:value-type="float" office:value="830166266" calcext:value-type="float">
            <text:p>830,166,266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830166266" calcext:value-type="float">
            <text:p>830,166,266</text:p>
          </table:table-cell>
          <table:table-cell table:style-name="ce74" office:value-type="float" office:value="118868353" calcext:value-type="float">
            <text:p>118,868,353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18868353" calcext:value-type="float">
            <text:p>118,868,353</text:p>
          </table:table-cell>
          <table:table-cell table:style-name="ce74" office:value-type="float" office:value="1806637936" calcext:value-type="float">
            <text:p>1,806,637,936</text:p>
          </table:table-cell>
          <table:table-cell table:style-name="ce74" office:value-type="float" office:value="2755672555" calcext:value-type="float">
            <text:p>2,755,672,555</text:p>
          </table:table-cell>
          <table:table-cell table:style-name="ce74" office:value-type="float" office:value="6266162400" calcext:value-type="float">
            <text:p>6,266,162,400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48" calcext:value-type="float">
            <text:p>48</text:p>
          </table:table-cell>
          <table:table-cell table:style-name="ce63" office:value-type="string" calcext:value-type="string">
            <text:p>50</text:p>
          </table:table-cell>
          <table:table-cell table:style-name="ce69" office:value-type="string" calcext:value-type="string">
            <text:p>Услуги водного транспорта</text:p>
          </table:table-cell>
          <table:table-cell table:style-name="ce74" office:value-type="float" office:value="403353" calcext:value-type="float">
            <text:p>403,353</text:p>
          </table:table-cell>
          <table:table-cell table:style-name="ce74" office:value-type="float" office:value="66" calcext:value-type="float">
            <text:p>66</text:p>
          </table:table-cell>
          <table:table-cell table:style-name="ce74" office:value-type="float" office:value="17214724" calcext:value-type="float">
            <text:p>17,214,724</text:p>
          </table:table-cell>
          <table:table-cell table:style-name="ce74" office:value-type="float" office:value="65354" calcext:value-type="float">
            <text:p>65,354</text:p>
          </table:table-cell>
          <table:table-cell table:style-name="ce74" office:value-type="float" office:value="12532424" calcext:value-type="float">
            <text:p>12,532,424</text:p>
          </table:table-cell>
          <table:table-cell table:style-name="ce74" office:value-type="float" office:value="558545" calcext:value-type="float">
            <text:p>558,545</text:p>
          </table:table-cell>
          <table:table-cell table:style-name="ce74" office:value-type="float" office:value="78516" calcext:value-type="float">
            <text:p>78,516</text:p>
          </table:table-cell>
          <table:table-cell table:style-name="ce74" office:value-type="float" office:value="645361" calcext:value-type="float">
            <text:p>645,361</text:p>
          </table:table-cell>
          <table:table-cell table:style-name="ce74" office:value-type="float" office:value="27577" calcext:value-type="float">
            <text:p>27,577</text:p>
          </table:table-cell>
          <table:table-cell table:style-name="ce74" office:value-type="float" office:value="106352" calcext:value-type="float">
            <text:p>106,352</text:p>
          </table:table-cell>
          <table:table-cell table:style-name="ce74" office:value-type="float" office:value="455034" calcext:value-type="float">
            <text:p>455,034</text:p>
          </table:table-cell>
          <table:table-cell table:style-name="ce74" office:value-type="float" office:value="14273" calcext:value-type="float">
            <text:p>14,273</text:p>
          </table:table-cell>
          <table:table-cell table:style-name="ce74" office:value-type="float" office:value="14531" calcext:value-type="float">
            <text:p>14,531</text:p>
          </table:table-cell>
          <table:table-cell table:style-name="ce74" office:value-type="float" office:value="5199" calcext:value-type="float">
            <text:p>5,199</text:p>
          </table:table-cell>
          <table:table-cell table:style-name="ce74" office:value-type="float" office:value="1501" calcext:value-type="float">
            <text:p>1,501</text:p>
          </table:table-cell>
          <table:table-cell table:style-name="ce74" office:value-type="float" office:value="3372" calcext:value-type="float">
            <text:p>3,372</text:p>
          </table:table-cell>
          <table:table-cell table:style-name="ce74" office:value-type="float" office:value="11467" calcext:value-type="float">
            <text:p>11,467</text:p>
          </table:table-cell>
          <table:table-cell table:style-name="ce74" office:value-type="float" office:value="4563" calcext:value-type="float">
            <text:p>4,563</text:p>
          </table:table-cell>
          <table:table-cell table:style-name="ce74" office:value-type="float" office:value="1066778" calcext:value-type="float">
            <text:p>1,066,778</text:p>
          </table:table-cell>
          <table:table-cell table:style-name="ce74" office:value-type="float" office:value="190538" calcext:value-type="float">
            <text:p>190,538</text:p>
          </table:table-cell>
          <table:table-cell table:style-name="ce74" office:value-type="float" office:value="199699" calcext:value-type="float">
            <text:p>199,699</text:p>
          </table:table-cell>
          <table:table-cell table:style-name="ce74" office:value-type="float" office:value="12308" calcext:value-type="float">
            <text:p>12,308</text:p>
          </table:table-cell>
          <table:table-cell table:style-name="ce74" office:value-type="float" office:value="44341" calcext:value-type="float">
            <text:p>44,341</text:p>
          </table:table-cell>
          <table:table-cell table:style-name="ce74" office:value-type="float" office:value="179339" calcext:value-type="float">
            <text:p>179,339</text:p>
          </table:table-cell>
          <table:table-cell table:style-name="ce74" office:value-type="float" office:value="786361" calcext:value-type="float">
            <text:p>786,361</text:p>
          </table:table-cell>
          <table:table-cell table:style-name="ce74" office:value-type="float" office:value="39619" calcext:value-type="float">
            <text:p>39,619</text:p>
          </table:table-cell>
          <table:table-cell table:style-name="ce74" office:value-type="float" office:value="26839" calcext:value-type="float">
            <text:p>26,839</text:p>
          </table:table-cell>
          <table:table-cell table:style-name="ce74" office:value-type="float" office:value="1813419" calcext:value-type="float">
            <text:p>1,813,419</text:p>
          </table:table-cell>
          <table:table-cell table:style-name="ce74" office:value-type="float" office:value="7356" calcext:value-type="float">
            <text:p>7,356</text:p>
          </table:table-cell>
          <table:table-cell table:style-name="ce74" office:value-type="float" office:value="88130" calcext:value-type="float">
            <text:p>88,130</text:p>
          </table:table-cell>
          <table:table-cell table:style-name="ce74" office:value-type="float" office:value="3071" calcext:value-type="float">
            <text:p>3,071</text:p>
          </table:table-cell>
          <table:table-cell table:style-name="ce74" office:value-type="float" office:value="59130" calcext:value-type="float">
            <text:p>59,130</text:p>
          </table:table-cell>
          <table:table-cell table:style-name="ce74" office:value-type="float" office:value="85168" calcext:value-type="float">
            <text:p>85,168</text:p>
          </table:table-cell>
          <table:table-cell table:style-name="ce74" office:value-type="float" office:value="204664" calcext:value-type="float">
            <text:p>204,664</text:p>
          </table:table-cell>
          <table:table-cell table:style-name="ce74" office:value-type="float" office:value="60579" calcext:value-type="float">
            <text:p>60,579</text:p>
          </table:table-cell>
          <table:table-cell table:style-name="ce74" office:value-type="float" office:value="10930" calcext:value-type="float">
            <text:p>10,930</text:p>
          </table:table-cell>
          <table:table-cell table:style-name="ce74" office:value-type="float" office:value="9408" calcext:value-type="float">
            <text:p>9,408</text:p>
          </table:table-cell>
          <table:table-cell table:style-name="ce74" office:value-type="float" office:value="162250" calcext:value-type="float">
            <text:p>162,250</text:p>
          </table:table-cell>
          <table:table-cell table:style-name="ce74" office:value-type="float" office:value="174492" calcext:value-type="float">
            <text:p>174,492</text:p>
          </table:table-cell>
          <table:table-cell table:style-name="ce74" office:value-type="float" office:value="40164" calcext:value-type="float">
            <text:p>40,164</text:p>
          </table:table-cell>
          <table:table-cell table:style-name="ce74" office:value-type="float" office:value="37800" calcext:value-type="float">
            <text:p>37,800</text:p>
          </table:table-cell>
          <table:table-cell table:style-name="ce74" office:value-type="float" office:value="48582" calcext:value-type="float">
            <text:p>48,582</text:p>
          </table:table-cell>
          <table:table-cell table:style-name="ce74" office:value-type="float" office:value="1198038" calcext:value-type="float">
            <text:p>1,198,038</text:p>
          </table:table-cell>
          <table:table-cell table:style-name="ce74" office:value-type="float" office:value="104710" calcext:value-type="float">
            <text:p>104,710</text:p>
          </table:table-cell>
          <table:table-cell table:style-name="ce74" office:value-type="float" office:value="173756" calcext:value-type="float">
            <text:p>173,756</text:p>
          </table:table-cell>
          <table:table-cell table:style-name="ce74" office:value-type="float" office:value="61140" calcext:value-type="float">
            <text:p>61,140</text:p>
          </table:table-cell>
          <table:table-cell table:style-name="ce74" office:value-type="float" office:value="226575" calcext:value-type="float">
            <text:p>226,575</text:p>
          </table:table-cell>
          <table:table-cell table:style-name="ce74" office:value-type="float" office:value="872" calcext:value-type="float">
            <text:p>872</text:p>
          </table:table-cell>
          <table:table-cell table:style-name="ce74" office:value-type="float" office:value="27279" calcext:value-type="float">
            <text:p>27,279</text:p>
          </table:table-cell>
          <table:table-cell table:style-name="ce74" office:value-type="float" office:value="62228" calcext:value-type="float">
            <text:p>62,228</text:p>
          </table:table-cell>
          <table:table-cell table:style-name="ce74" office:value-type="float" office:value="1461" calcext:value-type="float">
            <text:p>1,461</text:p>
          </table:table-cell>
          <table:table-cell table:style-name="ce74" office:value-type="float" office:value="15056" calcext:value-type="float">
            <text:p>15,056</text:p>
          </table:table-cell>
          <table:table-cell table:style-name="ce74" office:value-type="float" office:value="129724" calcext:value-type="float">
            <text:p>129,724</text:p>
          </table:table-cell>
          <table:table-cell table:style-name="ce74" office:value-type="float" office:value="18091" calcext:value-type="float">
            <text:p>18,091</text:p>
          </table:table-cell>
          <table:table-cell table:style-name="ce74" office:value-type="float" office:value="36615" calcext:value-type="float">
            <text:p>36,615</text:p>
          </table:table-cell>
          <table:table-cell table:style-name="ce74" office:value-type="float" office:value="122181" calcext:value-type="float">
            <text:p>122,181</text:p>
          </table:table-cell>
          <table:table-cell table:style-name="ce74" office:value-type="float" office:value="4404" calcext:value-type="float">
            <text:p>4,404</text:p>
          </table:table-cell>
          <table:table-cell table:style-name="ce74" office:value-type="float" office:value="1979" calcext:value-type="float">
            <text:p>1,979</text:p>
          </table:table-cell>
          <table:table-cell table:style-name="ce74" office:value-type="float" office:value="72803" calcext:value-type="float">
            <text:p>72,803</text:p>
          </table:table-cell>
          <table:table-cell table:style-name="ce74" office:value-type="float" office:value="190151" calcext:value-type="float">
            <text:p>190,151</text:p>
          </table:table-cell>
          <table:table-cell table:style-name="ce74" office:value-type="float" office:value="57054" calcext:value-type="float">
            <text:p>57,054</text:p>
          </table:table-cell>
          <table:table-cell table:style-name="ce74" office:value-type="float" office:value="66031" calcext:value-type="float">
            <text:p>66,031</text:p>
          </table:table-cell>
          <table:table-cell table:style-name="ce74" office:value-type="float" office:value="109016" calcext:value-type="float">
            <text:p>109,016</text:p>
          </table:table-cell>
          <table:table-cell table:style-name="ce74" office:value-type="float" office:value="263048" calcext:value-type="float">
            <text:p>263,048</text:p>
          </table:table-cell>
          <table:table-cell table:style-name="ce74" office:value-type="float" office:value="3745" calcext:value-type="float">
            <text:p>3,745</text:p>
          </table:table-cell>
          <table:table-cell table:style-name="ce74" office:value-type="float" office:value="51787" calcext:value-type="float">
            <text:p>51,787</text:p>
          </table:table-cell>
          <table:table-cell table:style-name="ce74" office:value-type="float" office:value="14430" calcext:value-type="float">
            <text:p>14,43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40505351" calcext:value-type="float">
            <text:p>40,505,351</text:p>
          </table:table-cell>
          <table:table-cell table:style-name="ce74" office:value-type="float" office:value="2842648" calcext:value-type="float">
            <text:p>2,842,648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2842648" calcext:value-type="float">
            <text:p>2,842,648</text:p>
          </table:table-cell>
          <table:table-cell table:style-name="ce74" office:value-type="float" office:value="1108725" calcext:value-type="float">
            <text:p>1,108,725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108725" calcext:value-type="float">
            <text:p>1,108,725</text:p>
          </table:table-cell>
          <table:table-cell table:style-name="ce74" office:value-type="float" office:value="20051871" calcext:value-type="float">
            <text:p>20,051,871</text:p>
          </table:table-cell>
          <table:table-cell table:style-name="ce74" office:value-type="float" office:value="24003244" calcext:value-type="float">
            <text:p>24,003,244</text:p>
          </table:table-cell>
          <table:table-cell table:style-name="ce74" office:value-type="float" office:value="64508595" calcext:value-type="float">
            <text:p>64,508,595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49" calcext:value-type="float">
            <text:p>49</text:p>
          </table:table-cell>
          <table:table-cell table:style-name="ce63" office:value-type="string" calcext:value-type="string">
            <text:p>51</text:p>
          </table:table-cell>
          <table:table-cell table:style-name="ce69" office:value-type="string" calcext:value-type="string">
            <text:p>Услуги воздушного транспорта</text:p>
          </table:table-cell>
          <table:table-cell table:style-name="ce74" office:value-type="float" office:value="8025" calcext:value-type="float">
            <text:p>8,02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8774" calcext:value-type="float">
            <text:p>8,774</text:p>
          </table:table-cell>
          <table:table-cell table:style-name="ce74" office:value-type="float" office:value="3527989" calcext:value-type="float">
            <text:p>3,527,989</text:p>
          </table:table-cell>
          <table:table-cell table:style-name="ce74" office:value-type="float" office:value="159754" calcext:value-type="float">
            <text:p>159,754</text:p>
          </table:table-cell>
          <table:table-cell table:style-name="ce74" office:value-type="float" office:value="2508" calcext:value-type="float">
            <text:p>2,508</text:p>
          </table:table-cell>
          <table:table-cell table:style-name="ce74" office:value-type="float" office:value="78479" calcext:value-type="float">
            <text:p>78,479</text:p>
          </table:table-cell>
          <table:table-cell table:style-name="ce74" office:value-type="float" office:value="17038" calcext:value-type="float">
            <text:p>17,038</text:p>
          </table:table-cell>
          <table:table-cell table:style-name="ce74" office:value-type="float" office:value="137674" calcext:value-type="float">
            <text:p>137,674</text:p>
          </table:table-cell>
          <table:table-cell table:style-name="ce74" office:value-type="float" office:value="62515" calcext:value-type="float">
            <text:p>62,515</text:p>
          </table:table-cell>
          <table:table-cell table:style-name="ce74" office:value-type="float" office:value="41" calcext:value-type="float">
            <text:p>41</text:p>
          </table:table-cell>
          <table:table-cell table:style-name="ce74" office:value-type="float" office:value="42" calcext:value-type="float">
            <text:p>42</text:p>
          </table:table-cell>
          <table:table-cell table:style-name="ce74" office:value-type="float" office:value="380" calcext:value-type="float">
            <text:p>380</text:p>
          </table:table-cell>
          <table:table-cell table:style-name="ce74" office:value-type="float" office:value="369" calcext:value-type="float">
            <text:p>369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109" calcext:value-type="float">
            <text:p>109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float" office:value="548" calcext:value-type="float">
            <text:p>548</text:p>
          </table:table-cell>
          <table:table-cell table:style-name="ce74" office:value-type="float" office:value="2276" calcext:value-type="float">
            <text:p>2,276</text:p>
          </table:table-cell>
          <table:table-cell table:style-name="ce74" office:value-type="float" office:value="35" calcext:value-type="float">
            <text:p>35</text:p>
          </table:table-cell>
          <table:table-cell table:style-name="ce74" office:value-type="float" office:value="127" calcext:value-type="float">
            <text:p>127</text:p>
          </table:table-cell>
          <table:table-cell table:style-name="ce74" office:value-type="float" office:value="535" calcext:value-type="float">
            <text:p>535</text:p>
          </table:table-cell>
          <table:table-cell table:style-name="ce74" office:value-type="float" office:value="2263" calcext:value-type="float">
            <text:p>2,263</text:p>
          </table:table-cell>
          <table:table-cell table:style-name="ce74" office:value-type="float" office:value="114" calcext:value-type="float">
            <text:p>114</text:p>
          </table:table-cell>
          <table:table-cell table:style-name="ce74" office:value-type="float" office:value="77" calcext:value-type="float">
            <text:p>77</text:p>
          </table:table-cell>
          <table:table-cell table:style-name="ce74" office:value-type="float" office:value="5218" calcext:value-type="float">
            <text:p>5,218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53" calcext:value-type="float">
            <text:p>253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231" calcext:value-type="float">
            <text:p>231</text:p>
          </table:table-cell>
          <table:table-cell table:style-name="ce74" office:value-type="float" office:value="245" calcext:value-type="float">
            <text:p>245</text:p>
          </table:table-cell>
          <table:table-cell table:style-name="ce74" office:value-type="float" office:value="589" calcext:value-type="float">
            <text:p>589</text:p>
          </table:table-cell>
          <table:table-cell table:style-name="ce74" office:value-type="float" office:value="174" calcext:value-type="float">
            <text:p>174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376" calcext:value-type="float">
            <text:p>376</text:p>
          </table:table-cell>
          <table:table-cell table:style-name="ce74" office:value-type="float" office:value="5093" calcext:value-type="float">
            <text:p>5,093</text:p>
          </table:table-cell>
          <table:table-cell table:style-name="ce74" office:value-type="float" office:value="2351" calcext:value-type="float">
            <text:p>2,351</text:p>
          </table:table-cell>
          <table:table-cell table:style-name="ce74" office:value-type="float" office:value="115" calcext:value-type="float">
            <text:p>115</text:p>
          </table:table-cell>
          <table:table-cell table:style-name="ce74" office:value-type="float" office:value="109" calcext:value-type="float">
            <text:p>109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568278" calcext:value-type="float">
            <text:p>568,278</text:p>
          </table:table-cell>
          <table:table-cell table:style-name="ce74" office:value-type="float" office:value="9649137" calcext:value-type="float">
            <text:p>9,649,137</text:p>
          </table:table-cell>
          <table:table-cell table:style-name="ce74" office:value-type="float" office:value="47834195" calcext:value-type="float">
            <text:p>47,834,195</text:p>
          </table:table-cell>
          <table:table-cell table:style-name="ce74" office:value-type="float" office:value="24894865" calcext:value-type="float">
            <text:p>24,894,865</text:p>
          </table:table-cell>
          <table:table-cell table:style-name="ce74" office:value-type="float" office:value="651" calcext:value-type="float">
            <text:p>651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1462428" calcext:value-type="float">
            <text:p>1,462,428</text:p>
          </table:table-cell>
          <table:table-cell table:style-name="ce74" office:value-type="float" office:value="3454397" calcext:value-type="float">
            <text:p>3,454,397</text:p>
          </table:table-cell>
          <table:table-cell table:style-name="ce74" office:value-type="float" office:value="5317231" calcext:value-type="float">
            <text:p>5,317,231</text:p>
          </table:table-cell>
          <table:table-cell table:style-name="ce74" office:value-type="float" office:value="43" calcext:value-type="float">
            <text:p>43</text:p>
          </table:table-cell>
          <table:table-cell table:style-name="ce74" office:value-type="float" office:value="373" calcext:value-type="float">
            <text:p>373</text:p>
          </table:table-cell>
          <table:table-cell table:style-name="ce74" office:value-type="float" office:value="77702" calcext:value-type="float">
            <text:p>77,702</text:p>
          </table:table-cell>
          <table:table-cell table:style-name="ce74" office:value-type="float" office:value="2862388" calcext:value-type="float">
            <text:p>2,862,388</text:p>
          </table:table-cell>
          <table:table-cell table:style-name="ce74" office:value-type="float" office:value="3746313" calcext:value-type="float">
            <text:p>3,746,313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35232" calcext:value-type="float">
            <text:p>35,232</text:p>
          </table:table-cell>
          <table:table-cell table:style-name="ce74" office:value-type="float" office:value="27816918" calcext:value-type="float">
            <text:p>27,816,918</text:p>
          </table:table-cell>
          <table:table-cell table:style-name="ce74" office:value-type="float" office:value="77591840" calcext:value-type="float">
            <text:p>77,591,840</text:p>
          </table:table-cell>
          <table:table-cell table:style-name="ce74" office:value-type="float" office:value="108024153" calcext:value-type="float">
            <text:p>108,024,153</text:p>
          </table:table-cell>
          <table:table-cell table:style-name="ce74" office:value-type="float" office:value="16290315" calcext:value-type="float">
            <text:p>16,290,315</text:p>
          </table:table-cell>
          <table:table-cell table:style-name="ce74" office:value-type="float" office:value="1522001" calcext:value-type="float">
            <text:p>1,522,001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7540276" calcext:value-type="float">
            <text:p>7,540,276</text:p>
          </table:table-cell>
          <table:table-cell table:style-name="ce74" office:value-type="float" office:value="1258780" calcext:value-type="float">
            <text:p>1,258,78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43972433" calcext:value-type="float">
            <text:p>343,972,433</text:p>
          </table:table-cell>
          <table:table-cell table:style-name="ce74" office:value-type="float" office:value="413878397" calcext:value-type="float">
            <text:p>413,878,397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413878397" calcext:value-type="float">
            <text:p>413,878,397</text:p>
          </table:table-cell>
          <table:table-cell table:style-name="ce74" office:value-type="float" office:value="3190" calcext:value-type="float">
            <text:p>3,190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3190" calcext:value-type="float">
            <text:p>3,190</text:p>
          </table:table-cell>
          <table:table-cell table:style-name="ce74" office:value-type="float" office:value="194942515" calcext:value-type="float">
            <text:p>194,942,515</text:p>
          </table:table-cell>
          <table:table-cell table:style-name="ce74" office:value-type="float" office:value="608824102" calcext:value-type="float">
            <text:p>608,824,102</text:p>
          </table:table-cell>
          <table:table-cell table:style-name="ce74" office:value-type="float" office:value="952796535" calcext:value-type="float">
            <text:p>952,796,535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4">
          <table:table-cell table:style-name="ce57" office:value-type="float" office:value="50" calcext:value-type="float">
            <text:p>50</text:p>
          </table:table-cell>
          <table:table-cell table:style-name="ce63" office:value-type="string" calcext:value-type="string">
            <text:p>52</text:p>
          </table:table-cell>
          <table:table-cell table:style-name="ce69" office:value-type="string" calcext:value-type="string">
            <text:p>Услуги по хранению и услуги транспортные вспомогательные</text:p>
          </table:table-cell>
          <table:table-cell table:style-name="ce74" office:value-type="float" office:value="148965319" calcext:value-type="float">
            <text:p>148,965,319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547502218" calcext:value-type="float">
            <text:p>547,502,218</text:p>
          </table:table-cell>
          <table:table-cell table:style-name="ce74" office:value-type="float" office:value="605572" calcext:value-type="float">
            <text:p>605,572</text:p>
          </table:table-cell>
          <table:table-cell table:style-name="ce74" office:value-type="float" office:value="1008416" calcext:value-type="float">
            <text:p>1,008,416</text:p>
          </table:table-cell>
          <table:table-cell table:style-name="ce74" office:value-type="float" office:value="2726224" calcext:value-type="float">
            <text:p>2,726,224</text:p>
          </table:table-cell>
          <table:table-cell table:style-name="ce74" office:value-type="float" office:value="1224462" calcext:value-type="float">
            <text:p>1,224,462</text:p>
          </table:table-cell>
          <table:table-cell table:style-name="ce74" office:value-type="float" office:value="767806" calcext:value-type="float">
            <text:p>767,806</text:p>
          </table:table-cell>
          <table:table-cell table:style-name="ce74" office:value-type="float" office:value="178485" calcext:value-type="float">
            <text:p>178,485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8862" calcext:value-type="float">
            <text:p>8,862</text:p>
          </table:table-cell>
          <table:table-cell table:style-name="ce74" office:value-type="float" office:value="12357" calcext:value-type="float">
            <text:p>12,35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4473" calcext:value-type="float">
            <text:p>14,473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734504" calcext:value-type="float">
            <text:p>1,734,504</text:p>
          </table:table-cell>
          <table:table-cell table:style-name="ce74" office:value-type="float" office:value="3916" calcext:value-type="float">
            <text:p>3,91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763" calcext:value-type="float">
            <text:p>2,763</text:p>
          </table:table-cell>
          <table:table-cell table:style-name="ce74" office:value-type="float" office:value="415312" calcext:value-type="float">
            <text:p>415,312</text:p>
          </table:table-cell>
          <table:table-cell table:style-name="ce74" office:value-type="float" office:value="475972" calcext:value-type="float">
            <text:p>475,972</text:p>
          </table:table-cell>
          <table:table-cell table:style-name="ce74" office:value-type="float" office:value="22131" calcext:value-type="float">
            <text:p>22,131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27" calcext:value-type="float">
            <text:p>12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2385" calcext:value-type="float">
            <text:p>12,385</text:p>
          </table:table-cell>
          <table:table-cell table:style-name="ce74" office:value-type="float" office:value="700" calcext:value-type="float">
            <text:p>70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1371" calcext:value-type="float">
            <text:p>11,371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274" calcext:value-type="float">
            <text:p>2,274</text:p>
          </table:table-cell>
          <table:table-cell table:style-name="ce74" office:value-type="float" office:value="6411" calcext:value-type="float">
            <text:p>6,411</text:p>
          </table:table-cell>
          <table:table-cell table:style-name="ce74" office:value-type="float" office:value="94318" calcext:value-type="float">
            <text:p>94,318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94960" calcext:value-type="float">
            <text:p>294,960</text:p>
          </table:table-cell>
          <table:table-cell table:style-name="ce74" office:value-type="float" office:value="291662" calcext:value-type="float">
            <text:p>291,662</text:p>
          </table:table-cell>
          <table:table-cell table:style-name="ce74" office:value-type="float" office:value="1198825" calcext:value-type="float">
            <text:p>1,198,825</text:p>
          </table:table-cell>
          <table:table-cell table:style-name="ce74" office:value-type="float" office:value="68053871" calcext:value-type="float">
            <text:p>68,053,871</text:p>
          </table:table-cell>
          <table:table-cell table:style-name="ce74" office:value-type="float" office:value="767929395" calcext:value-type="float">
            <text:p>767,929,395</text:p>
          </table:table-cell>
          <table:table-cell table:style-name="ce74" office:value-type="float" office:value="172573934" calcext:value-type="float">
            <text:p>172,573,934</text:p>
          </table:table-cell>
          <table:table-cell table:style-name="ce74" office:value-type="float" office:value="103447542" calcext:value-type="float">
            <text:p>103,447,542</text:p>
          </table:table-cell>
          <table:table-cell table:style-name="ce74" office:value-type="float" office:value="1268070" calcext:value-type="float">
            <text:p>1,268,070</text:p>
          </table:table-cell>
          <table:table-cell table:style-name="ce74" office:value-type="float" office:value="116440943" calcext:value-type="float">
            <text:p>116,440,943</text:p>
          </table:table-cell>
          <table:table-cell table:style-name="ce74" office:value-type="float" office:value="19794115" calcext:value-type="float">
            <text:p>19,794,11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16" calcext:value-type="float">
            <text:p>316</text:p>
          </table:table-cell>
          <table:table-cell table:style-name="ce74" office:value-type="float" office:value="3302" calcext:value-type="float">
            <text:p>3,302</text:p>
          </table:table-cell>
          <table:table-cell table:style-name="ce74" office:value-type="float" office:value="183832" calcext:value-type="float">
            <text:p>183,832</text:p>
          </table:table-cell>
          <table:table-cell table:style-name="ce74" office:value-type="float" office:value="1047120" calcext:value-type="float">
            <text:p>1,047,120</text:p>
          </table:table-cell>
          <table:table-cell table:style-name="ce74" office:value-type="float" office:value="559371" calcext:value-type="float">
            <text:p>559,371</text:p>
          </table:table-cell>
          <table:table-cell table:style-name="ce74" office:value-type="float" office:value="1942138" calcext:value-type="float">
            <text:p>1,942,138</text:p>
          </table:table-cell>
          <table:table-cell table:style-name="ce74" office:value-type="float" office:value="642537" calcext:value-type="float">
            <text:p>642,537</text:p>
          </table:table-cell>
          <table:table-cell table:style-name="ce74" office:value-type="float" office:value="110381" calcext:value-type="float">
            <text:p>110,381</text:p>
          </table:table-cell>
          <table:table-cell table:style-name="ce74" office:value-type="float" office:value="75686056" calcext:value-type="float">
            <text:p>75,686,056</text:p>
          </table:table-cell>
          <table:table-cell table:style-name="ce74" office:value-type="float" office:value="984167" calcext:value-type="float">
            <text:p>984,167</text:p>
          </table:table-cell>
          <table:table-cell table:style-name="ce74" office:value-type="float" office:value="88286950" calcext:value-type="float">
            <text:p>88,286,950</text:p>
          </table:table-cell>
          <table:table-cell table:style-name="ce74" office:value-type="float" office:value="1862615" calcext:value-type="float">
            <text:p>1,862,615</text:p>
          </table:table-cell>
          <table:table-cell table:style-name="ce74" office:value-type="float" office:value="404662" calcext:value-type="float">
            <text:p>404,662</text:p>
          </table:table-cell>
          <table:table-cell table:style-name="ce74" office:value-type="float" office:value="434156" calcext:value-type="float">
            <text:p>434,156</text:p>
          </table:table-cell>
          <table:table-cell table:style-name="ce74" office:value-type="float" office:value="84740" calcext:value-type="float">
            <text:p>84,740</text:p>
          </table:table-cell>
          <table:table-cell table:style-name="ce74" office:value-type="float" office:value="1481" calcext:value-type="float">
            <text:p>1,481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129323521" calcext:value-type="float">
            <text:p>2,129,323,521</text:p>
          </table:table-cell>
          <table:table-cell table:style-name="ce74" office:value-type="float" office:value="615912776" calcext:value-type="float">
            <text:p>615,912,776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615912776" calcext:value-type="float">
            <text:p>615,912,776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350680303" calcext:value-type="float">
            <text:p>350,680,303</text:p>
          </table:table-cell>
          <table:table-cell table:style-name="ce74" office:value-type="float" office:value="966593079" calcext:value-type="float">
            <text:p>966,593,079</text:p>
          </table:table-cell>
          <table:table-cell table:style-name="ce74" office:value-type="float" office:value="3095916600" calcext:value-type="float">
            <text:p>3,095,916,600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51" calcext:value-type="float">
            <text:p>51</text:p>
          </table:table-cell>
          <table:table-cell table:style-name="ce63" office:value-type="string" calcext:value-type="string">
            <text:p>53</text:p>
          </table:table-cell>
          <table:table-cell table:style-name="ce69" office:value-type="string" calcext:value-type="string">
            <text:p>Услуги почтовые и курьерские</text:p>
          </table:table-cell>
          <table:table-cell table:style-name="ce74" office:value-type="float" office:value="4685" calcext:value-type="float">
            <text:p>4,685</text:p>
          </table:table-cell>
          <table:table-cell table:style-name="ce74" office:value-type="float" office:value="131" calcext:value-type="float">
            <text:p>131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float" office:value="3304" calcext:value-type="float">
            <text:p>3,304</text:p>
          </table:table-cell>
          <table:table-cell table:style-name="ce74" office:value-type="float" office:value="145" calcext:value-type="float">
            <text:p>14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78" calcext:value-type="float">
            <text:p>78</text:p>
          </table:table-cell>
          <table:table-cell table:style-name="ce74" office:value-type="float" office:value="155" calcext:value-type="float">
            <text:p>155</text:p>
          </table:table-cell>
          <table:table-cell table:style-name="ce74" office:value-type="float" office:value="52" calcext:value-type="float">
            <text:p>52</text:p>
          </table:table-cell>
          <table:table-cell table:style-name="ce74" office:value-type="float" office:value="7282" calcext:value-type="float">
            <text:p>7,282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19" calcext:value-type="float">
            <text:p>119</text:p>
          </table:table-cell>
          <table:table-cell table:style-name="ce74" office:value-type="float" office:value="204" calcext:value-type="float">
            <text:p>204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05" calcext:value-type="float">
            <text:p>305</text:p>
          </table:table-cell>
          <table:table-cell table:style-name="ce74" office:value-type="float" office:value="132" calcext:value-type="float">
            <text:p>132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358" calcext:value-type="float">
            <text:p>358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90" calcext:value-type="float">
            <text:p>190</text:p>
          </table:table-cell>
          <table:table-cell table:style-name="ce74" office:value-type="float" office:value="1394" calcext:value-type="float">
            <text:p>1,394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59" calcext:value-type="float">
            <text:p>5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477" calcext:value-type="float">
            <text:p>47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948" calcext:value-type="float">
            <text:p>2,948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1535" calcext:value-type="float">
            <text:p>1,535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378" calcext:value-type="float">
            <text:p>378</text:p>
          </table:table-cell>
          <table:table-cell table:style-name="ce74" office:value-type="float" office:value="2522" calcext:value-type="float">
            <text:p>2,522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72" calcext:value-type="float">
            <text:p>72</text:p>
          </table:table-cell>
          <table:table-cell table:style-name="ce74" office:value-type="float" office:value="193" calcext:value-type="float">
            <text:p>193</text:p>
          </table:table-cell>
          <table:table-cell table:style-name="ce74" office:value-type="float" office:value="7633" calcext:value-type="float">
            <text:p>7,633</text:p>
          </table:table-cell>
          <table:table-cell table:style-name="ce74" office:value-type="float" office:value="1192" calcext:value-type="float">
            <text:p>1,192</text:p>
          </table:table-cell>
          <table:table-cell table:style-name="ce74" office:value-type="float" office:value="796631" calcext:value-type="float">
            <text:p>796,631</text:p>
          </table:table-cell>
          <table:table-cell table:style-name="ce74" office:value-type="float" office:value="8018836" calcext:value-type="float">
            <text:p>8,018,836</text:p>
          </table:table-cell>
          <table:table-cell table:style-name="ce74" office:value-type="float" office:value="2194" calcext:value-type="float">
            <text:p>2,194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48" calcext:value-type="float">
            <text:p>348</text:p>
          </table:table-cell>
          <table:table-cell table:style-name="ce74" office:value-type="float" office:value="1140260" calcext:value-type="float">
            <text:p>1,140,260</text:p>
          </table:table-cell>
          <table:table-cell table:style-name="ce74" office:value-type="float" office:value="159317" calcext:value-type="float">
            <text:p>159,317</text:p>
          </table:table-cell>
          <table:table-cell table:style-name="ce74" office:value-type="float" office:value="583" calcext:value-type="float">
            <text:p>583</text:p>
          </table:table-cell>
          <table:table-cell table:style-name="ce74" office:value-type="float" office:value="7588" calcext:value-type="float">
            <text:p>7,588</text:p>
          </table:table-cell>
          <table:table-cell table:style-name="ce74" office:value-type="float" office:value="6994" calcext:value-type="float">
            <text:p>6,994</text:p>
          </table:table-cell>
          <table:table-cell table:style-name="ce74" office:value-type="float" office:value="60414" calcext:value-type="float">
            <text:p>60,414</text:p>
          </table:table-cell>
          <table:table-cell table:style-name="ce74" office:value-type="float" office:value="1265842" calcext:value-type="float">
            <text:p>1,265,842</text:p>
          </table:table-cell>
          <table:table-cell table:style-name="ce74" office:value-type="float" office:value="1713212" calcext:value-type="float">
            <text:p>1,713,212</text:p>
          </table:table-cell>
          <table:table-cell table:style-name="ce74" office:value-type="float" office:value="326905" calcext:value-type="float">
            <text:p>326,905</text:p>
          </table:table-cell>
          <table:table-cell table:style-name="ce74" office:value-type="float" office:value="40764" calcext:value-type="float">
            <text:p>40,764</text:p>
          </table:table-cell>
          <table:table-cell table:style-name="ce74" office:value-type="float" office:value="61424" calcext:value-type="float">
            <text:p>61,424</text:p>
          </table:table-cell>
          <table:table-cell table:style-name="ce74" office:value-type="float" office:value="147177" calcext:value-type="float">
            <text:p>147,177</text:p>
          </table:table-cell>
          <table:table-cell table:style-name="ce74" office:value-type="float" office:value="5839439" calcext:value-type="float">
            <text:p>5,839,439</text:p>
          </table:table-cell>
          <table:table-cell table:style-name="ce74" office:value-type="float" office:value="2302492" calcext:value-type="float">
            <text:p>2,302,492</text:p>
          </table:table-cell>
          <table:table-cell table:style-name="ce74" office:value-type="float" office:value="2613011" calcext:value-type="float">
            <text:p>2,613,011</text:p>
          </table:table-cell>
          <table:table-cell table:style-name="ce74" office:value-type="float" office:value="22530" calcext:value-type="float">
            <text:p>22,530</text:p>
          </table:table-cell>
          <table:table-cell table:style-name="ce74" office:value-type="float" office:value="2944" calcext:value-type="float">
            <text:p>2,944</text:p>
          </table:table-cell>
          <table:table-cell table:style-name="ce74" office:value-type="float" office:value="1631192" calcext:value-type="float">
            <text:p>1,631,19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6195800" calcext:value-type="float">
            <text:p>26,195,800</text:p>
          </table:table-cell>
          <table:table-cell table:style-name="ce74" office:value-type="float" office:value="52209892" calcext:value-type="float">
            <text:p>52,209,892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52209892" calcext:value-type="float">
            <text:p>52,209,892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9831088" calcext:value-type="float">
            <text:p>9,831,088</text:p>
          </table:table-cell>
          <table:table-cell table:style-name="ce74" office:value-type="float" office:value="62040980" calcext:value-type="float">
            <text:p>62,040,980</text:p>
          </table:table-cell>
          <table:table-cell table:style-name="ce74" office:value-type="float" office:value="88236780" calcext:value-type="float">
            <text:p>88,236,780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52" calcext:value-type="float">
            <text:p>52</text:p>
          </table:table-cell>
          <table:table-cell table:style-name="ce63" office:value-type="string" calcext:value-type="string">
            <text:p>55</text:p>
          </table:table-cell>
          <table:table-cell table:style-name="ce69" office:value-type="string" calcext:value-type="string">
            <text:p>Услуги по организации проживания</text:p>
          </table:table-cell>
          <table:table-cell table:style-name="ce74" office:value-type="float" office:value="126" calcext:value-type="float">
            <text:p>126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822" calcext:value-type="float">
            <text:p>822</text:p>
          </table:table-cell>
          <table:table-cell table:style-name="ce74" office:value-type="float" office:value="640967" calcext:value-type="float">
            <text:p>640,967</text:p>
          </table:table-cell>
          <table:table-cell table:style-name="ce74" office:value-type="float" office:value="28681" calcext:value-type="float">
            <text:p>28,681</text:p>
          </table:table-cell>
          <table:table-cell table:style-name="ce74" office:value-type="float" office:value="152" calcext:value-type="float">
            <text:p>152</text:p>
          </table:table-cell>
          <table:table-cell table:style-name="ce74" office:value-type="float" office:value="21022" calcext:value-type="float">
            <text:p>21,022</text:p>
          </table:table-cell>
          <table:table-cell table:style-name="ce74" office:value-type="float" office:value="2425" calcext:value-type="float">
            <text:p>2,425</text:p>
          </table:table-cell>
          <table:table-cell table:style-name="ce74" office:value-type="float" office:value="34032" calcext:value-type="float">
            <text:p>34,032</text:p>
          </table:table-cell>
          <table:table-cell table:style-name="ce74" office:value-type="float" office:value="43942" calcext:value-type="float">
            <text:p>43,942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246" calcext:value-type="float">
            <text:p>246</text:p>
          </table:table-cell>
          <table:table-cell table:style-name="ce74" office:value-type="float" office:value="646" calcext:value-type="float">
            <text:p>646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44" calcext:value-type="float">
            <text:p>144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23" calcext:value-type="float">
            <text:p>23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2565" calcext:value-type="float">
            <text:p>2,565</text:p>
          </table:table-cell>
          <table:table-cell table:style-name="ce74" office:value-type="float" office:value="4019" calcext:value-type="float">
            <text:p>4,019</text:p>
          </table:table-cell>
          <table:table-cell table:number-columns-repeated="5" table:style-name="ce74" office:value-type="float" office:value="0" calcext:value-type="float">
            <text:p/>
          </table:table-cell>
          <table:table-cell table:style-name="ce74" office:value-type="float" office:value="39382" calcext:value-type="float">
            <text:p>39,382</text:p>
          </table:table-cell>
          <table:table-cell table:style-name="ce74" office:value-type="float" office:value="1490" calcext:value-type="float">
            <text:p>1,490</text:p>
          </table:table-cell>
          <table:table-cell table:style-name="ce74" office:value-type="float" office:value="198" calcext:value-type="float">
            <text:p>198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674" calcext:value-type="float">
            <text:p>1,674</text:p>
          </table:table-cell>
          <table:table-cell table:style-name="ce74" office:value-type="float" office:value="131" calcext:value-type="float">
            <text:p>131</text:p>
          </table:table-cell>
          <table:table-cell table:style-name="ce74" office:value-type="float" office:value="47027" calcext:value-type="float">
            <text:p>47,027</text:p>
          </table:table-cell>
          <table:table-cell table:style-name="ce74" office:value-type="float" office:value="1246" calcext:value-type="float">
            <text:p>1,24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87" calcext:value-type="float">
            <text:p>87</text:p>
          </table:table-cell>
          <table:table-cell table:style-name="ce74" office:value-type="float" office:value="2545" calcext:value-type="float">
            <text:p>2,545</text:p>
          </table:table-cell>
          <table:table-cell table:style-name="ce74" office:value-type="float" office:value="7969" calcext:value-type="float">
            <text:p>7,969</text:p>
          </table:table-cell>
          <table:table-cell table:style-name="ce74" office:value-type="float" office:value="1173" calcext:value-type="float">
            <text:p>1,173</text:p>
          </table:table-cell>
          <table:table-cell table:style-name="ce74" office:value-type="float" office:value="88802" calcext:value-type="float">
            <text:p>88,802</text:p>
          </table:table-cell>
          <table:table-cell table:style-name="ce74" office:value-type="float" office:value="117167" calcext:value-type="float">
            <text:p>117,167</text:p>
          </table:table-cell>
          <table:table-cell table:style-name="ce74" office:value-type="float" office:value="110603" calcext:value-type="float">
            <text:p>110,603</text:p>
          </table:table-cell>
          <table:table-cell table:style-name="ce74" office:value-type="float" office:value="32782" calcext:value-type="float">
            <text:p>32,782</text:p>
          </table:table-cell>
          <table:table-cell table:style-name="ce74" office:value-type="float" office:value="155057" calcext:value-type="float">
            <text:p>155,057</text:p>
          </table:table-cell>
          <table:table-cell table:style-name="ce74" office:value-type="float" office:value="37136" calcext:value-type="float">
            <text:p>37,136</text:p>
          </table:table-cell>
          <table:table-cell table:style-name="ce74" office:value-type="float" office:value="77188" calcext:value-type="float">
            <text:p>77,188</text:p>
          </table:table-cell>
          <table:table-cell table:style-name="ce74" office:value-type="float" office:value="382409" calcext:value-type="float">
            <text:p>382,40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896777" calcext:value-type="float">
            <text:p>896,777</text:p>
          </table:table-cell>
          <table:table-cell table:style-name="ce74" office:value-type="float" office:value="1065906" calcext:value-type="float">
            <text:p>1,065,906</text:p>
          </table:table-cell>
          <table:table-cell table:style-name="ce74" office:value-type="float" office:value="3516233" calcext:value-type="float">
            <text:p>3,516,233</text:p>
          </table:table-cell>
          <table:table-cell table:style-name="ce74" office:value-type="float" office:value="2321537" calcext:value-type="float">
            <text:p>2,321,537</text:p>
          </table:table-cell>
          <table:table-cell table:style-name="ce74" office:value-type="float" office:value="848682" calcext:value-type="float">
            <text:p>848,682</text:p>
          </table:table-cell>
          <table:table-cell table:style-name="ce74" office:value-type="float" office:value="87963" calcext:value-type="float">
            <text:p>87,963</text:p>
          </table:table-cell>
          <table:table-cell table:style-name="ce74" office:value-type="float" office:value="6221131" calcext:value-type="float">
            <text:p>6,221,131</text:p>
          </table:table-cell>
          <table:table-cell table:style-name="ce74" office:value-type="float" office:value="8448177" calcext:value-type="float">
            <text:p>8,448,177</text:p>
          </table:table-cell>
          <table:table-cell table:style-name="ce74" office:value-type="float" office:value="12382062" calcext:value-type="float">
            <text:p>12,382,062</text:p>
          </table:table-cell>
          <table:table-cell table:style-name="ce74" office:value-type="float" office:value="5219226" calcext:value-type="float">
            <text:p>5,219,226</text:p>
          </table:table-cell>
          <table:table-cell table:style-name="ce74" office:value-type="float" office:value="8310" calcext:value-type="float">
            <text:p>8,310</text:p>
          </table:table-cell>
          <table:table-cell table:style-name="ce74" office:value-type="float" office:value="67" calcext:value-type="float">
            <text:p>67</text:p>
          </table:table-cell>
          <table:table-cell table:style-name="ce74" office:value-type="float" office:value="11303923" calcext:value-type="float">
            <text:p>11,303,923</text:p>
          </table:table-cell>
          <table:table-cell table:style-name="ce74" office:value-type="float" office:value="102342691" calcext:value-type="float">
            <text:p>102,342,691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56546563" calcext:value-type="float">
            <text:p>156,546,563</text:p>
          </table:table-cell>
          <table:table-cell table:style-name="ce74" office:value-type="float" office:value="262962741" calcext:value-type="float">
            <text:p>262,962,741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262962741" calcext:value-type="float">
            <text:p>262,962,741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231793394" calcext:value-type="float">
            <text:p>231,793,394</text:p>
          </table:table-cell>
          <table:table-cell table:style-name="ce74" office:value-type="float" office:value="494756135" calcext:value-type="float">
            <text:p>494,756,135</text:p>
          </table:table-cell>
          <table:table-cell table:style-name="ce74" office:value-type="float" office:value="651302698" calcext:value-type="float">
            <text:p>651,302,698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4">
          <table:table-cell table:style-name="ce57" office:value-type="float" office:value="53" calcext:value-type="float">
            <text:p>53</text:p>
          </table:table-cell>
          <table:table-cell table:style-name="ce63" office:value-type="string" calcext:value-type="string">
            <text:p>56</text:p>
          </table:table-cell>
          <table:table-cell table:style-name="ce69" office:value-type="string" calcext:value-type="string">
            <text:p>Услуги по предоставлению продуктов питания и напитков</text:p>
          </table:table-cell>
          <table:table-cell table:style-name="ce74" office:value-type="float" office:value="106995" calcext:value-type="float">
            <text:p>106,995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205587" calcext:value-type="float">
            <text:p>205,587</text:p>
          </table:table-cell>
          <table:table-cell table:style-name="ce74" office:value-type="float" office:value="12817448" calcext:value-type="float">
            <text:p>12,817,448</text:p>
          </table:table-cell>
          <table:table-cell table:style-name="ce74" office:value-type="float" office:value="579642" calcext:value-type="float">
            <text:p>579,642</text:p>
          </table:table-cell>
          <table:table-cell table:style-name="ce74" office:value-type="float" office:value="7916" calcext:value-type="float">
            <text:p>7,916</text:p>
          </table:table-cell>
          <table:table-cell table:style-name="ce74" office:value-type="float" office:value="350183" calcext:value-type="float">
            <text:p>350,183</text:p>
          </table:table-cell>
          <table:table-cell table:style-name="ce74" office:value-type="float" office:value="779331" calcext:value-type="float">
            <text:p>779,331</text:p>
          </table:table-cell>
          <table:table-cell table:style-name="ce74" office:value-type="float" office:value="677329" calcext:value-type="float">
            <text:p>677,329</text:p>
          </table:table-cell>
          <table:table-cell table:style-name="ce74" office:value-type="float" office:value="110611" calcext:value-type="float">
            <text:p>110,611</text:p>
          </table:table-cell>
          <table:table-cell table:number-columns-repeated="8" table:style-name="ce74" office:value-type="float" office:value="0" calcext:value-type="float">
            <text:p/>
          </table:table-cell>
          <table:table-cell table:style-name="ce74" office:value-type="float" office:value="19421" calcext:value-type="float">
            <text:p>19,421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3613" calcext:value-type="float">
            <text:p>3,613</text:p>
          </table:table-cell>
          <table:table-cell table:style-name="ce74" office:value-type="float" office:value="28077" calcext:value-type="float">
            <text:p>28,077</text:p>
          </table:table-cell>
          <table:table-cell table:style-name="ce74" office:value-type="float" office:value="1334" calcext:value-type="float">
            <text:p>1,334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4033" calcext:value-type="float">
            <text:p>14,033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13" calcext:value-type="float">
            <text:p>13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204" calcext:value-type="float">
            <text:p>204</text:p>
          </table:table-cell>
          <table:table-cell table:style-name="ce74" office:value-type="float" office:value="199040" calcext:value-type="float">
            <text:p>199,040</text:p>
          </table:table-cell>
          <table:table-cell table:style-name="ce74" office:value-type="float" office:value="31701" calcext:value-type="float">
            <text:p>31,701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213" calcext:value-type="float">
            <text:p>2,213</text:p>
          </table:table-cell>
          <table:table-cell table:style-name="ce74" office:value-type="float" office:value="5432" calcext:value-type="float">
            <text:p>5,432</text:p>
          </table:table-cell>
          <table:table-cell table:style-name="ce74" office:value-type="float" office:value="2325703" calcext:value-type="float">
            <text:p>2,325,70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6796621" calcext:value-type="float">
            <text:p>6,796,621</text:p>
          </table:table-cell>
          <table:table-cell table:style-name="ce74" office:value-type="float" office:value="3711965" calcext:value-type="float">
            <text:p>3,711,965</text:p>
          </table:table-cell>
          <table:table-cell table:style-name="ce74" office:value-type="float" office:value="1311856" calcext:value-type="float">
            <text:p>1,311,856</text:p>
          </table:table-cell>
          <table:table-cell table:style-name="ce74" office:value-type="float" office:value="366233" calcext:value-type="float">
            <text:p>366,233</text:p>
          </table:table-cell>
          <table:table-cell table:style-name="ce74" office:value-type="float" office:value="4501676" calcext:value-type="float">
            <text:p>4,501,676</text:p>
          </table:table-cell>
          <table:table-cell table:style-name="ce74" office:value-type="float" office:value="125181" calcext:value-type="float">
            <text:p>125,181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102592" calcext:value-type="float">
            <text:p>2,102,59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80698" calcext:value-type="float">
            <text:p>80,698</text:p>
          </table:table-cell>
          <table:table-cell table:style-name="ce74" office:value-type="float" office:value="1548187" calcext:value-type="float">
            <text:p>1,548,187</text:p>
          </table:table-cell>
          <table:table-cell table:style-name="ce74" office:value-type="float" office:value="1595398" calcext:value-type="float">
            <text:p>1,595,398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720087" calcext:value-type="float">
            <text:p>1,720,087</text:p>
          </table:table-cell>
          <table:table-cell table:style-name="ce74" office:value-type="float" office:value="14929873" calcext:value-type="float">
            <text:p>14,929,873</text:p>
          </table:table-cell>
          <table:table-cell table:style-name="ce74" office:value-type="float" office:value="3201189" calcext:value-type="float">
            <text:p>3,201,189</text:p>
          </table:table-cell>
          <table:table-cell table:style-name="ce74" office:value-type="float" office:value="47263773" calcext:value-type="float">
            <text:p>47,263,773</text:p>
          </table:table-cell>
          <table:table-cell table:style-name="ce74" office:value-type="float" office:value="57800683" calcext:value-type="float">
            <text:p>57,800,683</text:p>
          </table:table-cell>
          <table:table-cell table:style-name="ce74" office:value-type="float" office:value="828073" calcext:value-type="float">
            <text:p>828,073</text:p>
          </table:table-cell>
          <table:table-cell table:style-name="ce74" office:value-type="float" office:value="557064" calcext:value-type="float">
            <text:p>557,064</text:p>
          </table:table-cell>
          <table:table-cell table:style-name="ce74" office:value-type="float" office:value="46299019" calcext:value-type="float">
            <text:p>46,299,019</text:p>
          </table:table-cell>
          <table:table-cell table:style-name="ce74" office:value-type="float" office:value="3139178" calcext:value-type="float">
            <text:p>3,139,178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16145172" calcext:value-type="float">
            <text:p>216,145,172</text:p>
          </table:table-cell>
          <table:table-cell table:style-name="ce74" office:value-type="float" office:value="1595686346" calcext:value-type="float">
            <text:p>1,595,686,346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595686346" calcext:value-type="float">
            <text:p>1,595,686,346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145700937" calcext:value-type="float">
            <text:p>145,700,937</text:p>
          </table:table-cell>
          <table:table-cell table:style-name="ce74" office:value-type="float" office:value="1741387283" calcext:value-type="float">
            <text:p>1,741,387,283</text:p>
          </table:table-cell>
          <table:table-cell table:style-name="ce74" office:value-type="float" office:value="1957532455" calcext:value-type="float">
            <text:p>1,957,532,455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7"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58-63, кроме 61 </text:p>
          </table:table-cell>
          <table:table-cell table:style-name="ce69" office:value-type="string" calcext:value-type="string">
            <text:p>Услуги по информации</text:p>
          </table:table-cell>
          <table:table-cell table:style-name="ce74" office:value-type="float" office:value="207357" calcext:value-type="float">
            <text:p>207,357</text:p>
          </table:table-cell>
          <table:table-cell table:style-name="ce74" office:value-type="float" office:value="1081" calcext:value-type="float">
            <text:p>1,081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3707764" calcext:value-type="float">
            <text:p>3,707,764</text:p>
          </table:table-cell>
          <table:table-cell table:style-name="ce74" office:value-type="float" office:value="65528" calcext:value-type="float">
            <text:p>65,528</text:p>
          </table:table-cell>
          <table:table-cell table:style-name="ce74" office:value-type="float" office:value="98" calcext:value-type="float">
            <text:p>98</text:p>
          </table:table-cell>
          <table:table-cell table:style-name="ce74" office:value-type="float" office:value="77934" calcext:value-type="float">
            <text:p>77,934</text:p>
          </table:table-cell>
          <table:table-cell table:style-name="ce74" office:value-type="float" office:value="14620" calcext:value-type="float">
            <text:p>14,620</text:p>
          </table:table-cell>
          <table:table-cell table:style-name="ce74" office:value-type="float" office:value="2563" calcext:value-type="float">
            <text:p>2,563</text:p>
          </table:table-cell>
          <table:table-cell table:style-name="ce74" office:value-type="float" office:value="63057" calcext:value-type="float">
            <text:p>63,057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3948" calcext:value-type="float">
            <text:p>3,948</text:p>
          </table:table-cell>
          <table:table-cell table:style-name="ce74" office:value-type="float" office:value="8" calcext:value-type="float">
            <text:p>8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917" calcext:value-type="float">
            <text:p>91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5278484" calcext:value-type="float">
            <text:p>5,278,484</text:p>
          </table:table-cell>
          <table:table-cell table:style-name="ce74" office:value-type="float" office:value="26157" calcext:value-type="float">
            <text:p>26,157</text:p>
          </table:table-cell>
          <table:table-cell table:style-name="ce74" office:value-type="float" office:value="123372" calcext:value-type="float">
            <text:p>123,37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75976" calcext:value-type="float">
            <text:p>75,976</text:p>
          </table:table-cell>
          <table:table-cell table:style-name="ce74" office:value-type="float" office:value="146310" calcext:value-type="float">
            <text:p>146,310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614" calcext:value-type="float">
            <text:p>614</text:p>
          </table:table-cell>
          <table:table-cell table:style-name="ce74" office:value-type="float" office:value="44" calcext:value-type="float">
            <text:p>44</text:p>
          </table:table-cell>
          <table:table-cell table:style-name="ce74" office:value-type="float" office:value="96" calcext:value-type="float">
            <text:p>9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920" calcext:value-type="float">
            <text:p>920</text:p>
          </table:table-cell>
          <table:table-cell table:style-name="ce74" office:value-type="float" office:value="5024" calcext:value-type="float">
            <text:p>5,024</text:p>
          </table:table-cell>
          <table:table-cell table:style-name="ce74" office:value-type="float" office:value="2464" calcext:value-type="float">
            <text:p>2,464</text:p>
          </table:table-cell>
          <table:table-cell table:style-name="ce74" office:value-type="float" office:value="532" calcext:value-type="float">
            <text:p>532</text:p>
          </table:table-cell>
          <table:table-cell table:style-name="ce74" office:value-type="float" office:value="10622" calcext:value-type="float">
            <text:p>10,622</text:p>
          </table:table-cell>
          <table:table-cell table:style-name="ce74" office:value-type="float" office:value="3753" calcext:value-type="float">
            <text:p>3,753</text:p>
          </table:table-cell>
          <table:table-cell table:style-name="ce74" office:value-type="float" office:value="11033" calcext:value-type="float">
            <text:p>11,033</text:p>
          </table:table-cell>
          <table:table-cell table:style-name="ce74" office:value-type="float" office:value="568078" calcext:value-type="float">
            <text:p>568,078</text:p>
          </table:table-cell>
          <table:table-cell table:style-name="ce74" office:value-type="float" office:value="15489" calcext:value-type="float">
            <text:p>15,489</text:p>
          </table:table-cell>
          <table:table-cell table:style-name="ce74" office:value-type="float" office:value="2821" calcext:value-type="float">
            <text:p>2,821</text:p>
          </table:table-cell>
          <table:table-cell table:style-name="ce74" office:value-type="float" office:value="4638" calcext:value-type="float">
            <text:p>4,638</text:p>
          </table:table-cell>
          <table:table-cell table:style-name="ce74" office:value-type="float" office:value="180621" calcext:value-type="float">
            <text:p>180,621</text:p>
          </table:table-cell>
          <table:table-cell table:style-name="ce74" office:value-type="float" office:value="1704" calcext:value-type="float">
            <text:p>1,704</text:p>
          </table:table-cell>
          <table:table-cell table:style-name="ce74" office:value-type="float" office:value="35621092" calcext:value-type="float">
            <text:p>35,621,092</text:p>
          </table:table-cell>
          <table:table-cell table:style-name="ce74" office:value-type="float" office:value="17460705" calcext:value-type="float">
            <text:p>17,460,705</text:p>
          </table:table-cell>
          <table:table-cell table:style-name="ce74" office:value-type="float" office:value="532021" calcext:value-type="float">
            <text:p>532,021</text:p>
          </table:table-cell>
          <table:table-cell table:style-name="ce74" office:value-type="float" office:value="10839" calcext:value-type="float">
            <text:p>10,839</text:p>
          </table:table-cell>
          <table:table-cell table:style-name="ce74" office:value-type="float" office:value="2048267" calcext:value-type="float">
            <text:p>2,048,267</text:p>
          </table:table-cell>
          <table:table-cell table:style-name="ce74" office:value-type="float" office:value="575431" calcext:value-type="float">
            <text:p>575,431</text:p>
          </table:table-cell>
          <table:table-cell table:style-name="ce74" office:value-type="float" office:value="20965" calcext:value-type="float">
            <text:p>20,965</text:p>
          </table:table-cell>
          <table:table-cell table:style-name="ce74" office:value-type="float" office:value="121918" calcext:value-type="float">
            <text:p>121,918</text:p>
          </table:table-cell>
          <table:table-cell table:style-name="ce74" office:value-type="float" office:value="4516483" calcext:value-type="float">
            <text:p>4,516,483</text:p>
          </table:table-cell>
          <table:table-cell table:style-name="ce74" office:value-type="float" office:value="86657647" calcext:value-type="float">
            <text:p>86,657,647</text:p>
          </table:table-cell>
          <table:table-cell table:style-name="ce74" office:value-type="float" office:value="14567225" calcext:value-type="float">
            <text:p>14,567,225</text:p>
          </table:table-cell>
          <table:table-cell table:style-name="ce74" office:value-type="float" office:value="79182116" calcext:value-type="float">
            <text:p>79,182,116</text:p>
          </table:table-cell>
          <table:table-cell table:style-name="ce74" office:value-type="float" office:value="117251004" calcext:value-type="float">
            <text:p>117,251,004</text:p>
          </table:table-cell>
          <table:table-cell table:style-name="ce74" office:value-type="float" office:value="18109759" calcext:value-type="float">
            <text:p>18,109,759</text:p>
          </table:table-cell>
          <table:table-cell table:style-name="ce74" office:value-type="float" office:value="9857378" calcext:value-type="float">
            <text:p>9,857,378</text:p>
          </table:table-cell>
          <table:table-cell table:style-name="ce74" office:value-type="float" office:value="16781071" calcext:value-type="float">
            <text:p>16,781,071</text:p>
          </table:table-cell>
          <table:table-cell table:style-name="ce74" office:value-type="float" office:value="2885725" calcext:value-type="float">
            <text:p>2,885,725</text:p>
          </table:table-cell>
          <table:table-cell table:style-name="ce74" office:value-type="float" office:value="677891414" calcext:value-type="float">
            <text:p>677,891,414</text:p>
          </table:table-cell>
          <table:table-cell table:style-name="ce74" office:value-type="float" office:value="121228534" calcext:value-type="float">
            <text:p>121,228,534</text:p>
          </table:table-cell>
          <table:table-cell table:style-name="ce74" office:value-type="float" office:value="13855742" calcext:value-type="float">
            <text:p>13,855,742</text:p>
          </table:table-cell>
          <table:table-cell table:style-name="ce74" office:value-type="float" office:value="572080" calcext:value-type="float">
            <text:p>572,080</text:p>
          </table:table-cell>
          <table:table-cell table:style-name="ce74" office:value-type="float" office:value="16378643" calcext:value-type="float">
            <text:p>16,378,643</text:p>
          </table:table-cell>
          <table:table-cell table:style-name="ce74" office:value-type="float" office:value="18616933" calcext:value-type="float">
            <text:p>18,616,93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265346619" calcext:value-type="float">
            <text:p>1,265,346,619</text:p>
          </table:table-cell>
          <table:table-cell table:style-name="ce74" office:value-type="float" office:value="80159165" calcext:value-type="float">
            <text:p>80,159,165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80159165" calcext:value-type="float">
            <text:p>80,159,165</text:p>
          </table:table-cell>
          <table:table-cell table:style-name="ce74" office:value-type="float" office:value="921116676" calcext:value-type="float">
            <text:p>921,116,676</text:p>
          </table:table-cell>
          <table:table-cell table:style-name="ce74" office:value-type="float" office:value="-3844939" calcext:value-type="float">
            <text:p>-3,844,93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917271737" calcext:value-type="float">
            <text:p>917,271,737</text:p>
          </table:table-cell>
          <table:table-cell table:style-name="ce74" office:value-type="float" office:value="350532130" calcext:value-type="float">
            <text:p>350,532,130</text:p>
          </table:table-cell>
          <table:table-cell table:style-name="ce74" office:value-type="float" office:value="1347963032" calcext:value-type="float">
            <text:p>1,347,963,032</text:p>
          </table:table-cell>
          <table:table-cell table:style-name="ce74" office:value-type="float" office:value="2613309651" calcext:value-type="float">
            <text:p>2,613,309,651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55" calcext:value-type="float">
            <text:p>55</text:p>
          </table:table-cell>
          <table:table-cell table:style-name="ce63" office:value-type="string" calcext:value-type="string">
            <text:p>61</text:p>
          </table:table-cell>
          <table:table-cell table:style-name="ce69" office:value-type="string" calcext:value-type="string">
            <text:p>Услуги связи</text:p>
          </table:table-cell>
          <table:table-cell table:style-name="ce74" office:value-type="float" office:value="90863" calcext:value-type="float">
            <text:p>90,863</text:p>
          </table:table-cell>
          <table:table-cell table:style-name="ce74" office:value-type="float" office:value="142" calcext:value-type="float">
            <text:p>142</text:p>
          </table:table-cell>
          <table:table-cell table:style-name="ce74" office:value-type="float" office:value="291" calcext:value-type="float">
            <text:p>291</text:p>
          </table:table-cell>
          <table:table-cell table:style-name="ce74" office:value-type="float" office:value="460" calcext:value-type="float">
            <text:p>460</text:p>
          </table:table-cell>
          <table:table-cell table:style-name="ce74" office:value-type="float" office:value="33440" calcext:value-type="float">
            <text:p>33,440</text:p>
          </table:table-cell>
          <table:table-cell table:style-name="ce74" office:value-type="float" office:value="1401" calcext:value-type="float">
            <text:p>1,401</text:p>
          </table:table-cell>
          <table:table-cell table:style-name="ce74" office:value-type="float" office:value="411" calcext:value-type="float">
            <text:p>411</text:p>
          </table:table-cell>
          <table:table-cell table:style-name="ce74" office:value-type="float" office:value="945" calcext:value-type="float">
            <text:p>945</text:p>
          </table:table-cell>
          <table:table-cell table:style-name="ce74" office:value-type="float" office:value="422" calcext:value-type="float">
            <text:p>422</text:p>
          </table:table-cell>
          <table:table-cell table:style-name="ce74" office:value-type="float" office:value="2705" calcext:value-type="float">
            <text:p>2,705</text:p>
          </table:table-cell>
          <table:table-cell table:style-name="ce74" office:value-type="float" office:value="43191" calcext:value-type="float">
            <text:p>43,191</text:p>
          </table:table-cell>
          <table:table-cell table:style-name="ce74" office:value-type="float" office:value="2883" calcext:value-type="float">
            <text:p>2,883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float" office:value="1450" calcext:value-type="float">
            <text:p>1,450</text:p>
          </table:table-cell>
          <table:table-cell table:style-name="ce74" office:value-type="float" office:value="148" calcext:value-type="float">
            <text:p>148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419" calcext:value-type="float">
            <text:p>3,419</text:p>
          </table:table-cell>
          <table:table-cell table:style-name="ce74" office:value-type="float" office:value="291" calcext:value-type="float">
            <text:p>291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76" calcext:value-type="float">
            <text:p>76</text:p>
          </table:table-cell>
          <table:table-cell table:style-name="ce74" office:value-type="float" office:value="955" calcext:value-type="float">
            <text:p>955</text:p>
          </table:table-cell>
          <table:table-cell table:style-name="ce74" office:value-type="float" office:value="190" calcext:value-type="float">
            <text:p>190</text:p>
          </table:table-cell>
          <table:table-cell table:style-name="ce74" office:value-type="float" office:value="563" calcext:value-type="float">
            <text:p>563</text:p>
          </table:table-cell>
          <table:table-cell table:style-name="ce74" office:value-type="float" office:value="14072" calcext:value-type="float">
            <text:p>14,072</text:p>
          </table:table-cell>
          <table:table-cell table:style-name="ce74" office:value-type="float" office:value="2361" calcext:value-type="float">
            <text:p>2,361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float" office:value="104" calcext:value-type="float">
            <text:p>104</text:p>
          </table:table-cell>
          <table:table-cell table:style-name="ce74" office:value-type="float" office:value="41129" calcext:value-type="float">
            <text:p>41,129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717" calcext:value-type="float">
            <text:p>717</text:p>
          </table:table-cell>
          <table:table-cell table:style-name="ce74" office:value-type="float" office:value="1573" calcext:value-type="float">
            <text:p>1,573</text:p>
          </table:table-cell>
          <table:table-cell table:style-name="ce74" office:value-type="float" office:value="306" calcext:value-type="float">
            <text:p>306</text:p>
          </table:table-cell>
          <table:table-cell table:style-name="ce74" office:value-type="float" office:value="499" calcext:value-type="float">
            <text:p>499</text:p>
          </table:table-cell>
          <table:table-cell table:style-name="ce74" office:value-type="float" office:value="151" calcext:value-type="float">
            <text:p>151</text:p>
          </table:table-cell>
          <table:table-cell table:style-name="ce74" office:value-type="float" office:value="257" calcext:value-type="float">
            <text:p>257</text:p>
          </table:table-cell>
          <table:table-cell table:style-name="ce74" office:value-type="float" office:value="1198" calcext:value-type="float">
            <text:p>1,198</text:p>
          </table:table-cell>
          <table:table-cell table:style-name="ce74" office:value-type="float" office:value="85" calcext:value-type="float">
            <text:p>85</text:p>
          </table:table-cell>
          <table:table-cell table:style-name="ce74" office:value-type="float" office:value="741629" calcext:value-type="float">
            <text:p>741,629</text:p>
          </table:table-cell>
          <table:table-cell table:style-name="ce74" office:value-type="float" office:value="27817" calcext:value-type="float">
            <text:p>27,817</text:p>
          </table:table-cell>
          <table:table-cell table:style-name="ce74" office:value-type="float" office:value="107" calcext:value-type="float">
            <text:p>107</text:p>
          </table:table-cell>
          <table:table-cell table:style-name="ce74" office:value-type="float" office:value="1481" calcext:value-type="float">
            <text:p>1,481</text:p>
          </table:table-cell>
          <table:table-cell table:style-name="ce74" office:value-type="float" office:value="13131" calcext:value-type="float">
            <text:p>13,131</text:p>
          </table:table-cell>
          <table:table-cell table:style-name="ce74" office:value-type="float" office:value="95996" calcext:value-type="float">
            <text:p>95,996</text:p>
          </table:table-cell>
          <table:table-cell table:style-name="ce74" office:value-type="float" office:value="24507" calcext:value-type="float">
            <text:p>24,507</text:p>
          </table:table-cell>
          <table:table-cell table:style-name="ce74" office:value-type="float" office:value="447890" calcext:value-type="float">
            <text:p>447,890</text:p>
          </table:table-cell>
          <table:table-cell table:style-name="ce74" office:value-type="float" office:value="1009928" calcext:value-type="float">
            <text:p>1,009,928</text:p>
          </table:table-cell>
          <table:table-cell table:style-name="ce74" office:value-type="float" office:value="582847" calcext:value-type="float">
            <text:p>582,847</text:p>
          </table:table-cell>
          <table:table-cell table:style-name="ce74" office:value-type="float" office:value="45107" calcext:value-type="float">
            <text:p>45,107</text:p>
          </table:table-cell>
          <table:table-cell table:style-name="ce74" office:value-type="float" office:value="10889" calcext:value-type="float">
            <text:p>10,889</text:p>
          </table:table-cell>
          <table:table-cell table:style-name="ce74" office:value-type="float" office:value="422629" calcext:value-type="float">
            <text:p>422,629</text:p>
          </table:table-cell>
          <table:table-cell table:style-name="ce74" office:value-type="float" office:value="1800" calcext:value-type="float">
            <text:p>1,800</text:p>
          </table:table-cell>
          <table:table-cell table:style-name="ce74" office:value-type="float" office:value="62305" calcext:value-type="float">
            <text:p>62,305</text:p>
          </table:table-cell>
          <table:table-cell table:style-name="ce74" office:value-type="float" office:value="29608" calcext:value-type="float">
            <text:p>29,608</text:p>
          </table:table-cell>
          <table:table-cell table:style-name="ce74" office:value-type="float" office:value="365078" calcext:value-type="float">
            <text:p>365,078</text:p>
          </table:table-cell>
          <table:table-cell table:style-name="ce74" office:value-type="float" office:value="31954720" calcext:value-type="float">
            <text:p>31,954,720</text:p>
          </table:table-cell>
          <table:table-cell table:style-name="ce74" office:value-type="float" office:value="27075672" calcext:value-type="float">
            <text:p>27,075,672</text:p>
          </table:table-cell>
          <table:table-cell table:style-name="ce74" office:value-type="float" office:value="28951789" calcext:value-type="float">
            <text:p>28,951,789</text:p>
          </table:table-cell>
          <table:table-cell table:style-name="ce74" office:value-type="float" office:value="14550943" calcext:value-type="float">
            <text:p>14,550,943</text:p>
          </table:table-cell>
          <table:table-cell table:style-name="ce74" office:value-type="float" office:value="453491" calcext:value-type="float">
            <text:p>453,491</text:p>
          </table:table-cell>
          <table:table-cell table:style-name="ce74" office:value-type="float" office:value="481318" calcext:value-type="float">
            <text:p>481,318</text:p>
          </table:table-cell>
          <table:table-cell table:style-name="ce74" office:value-type="float" office:value="190523" calcext:value-type="float">
            <text:p>190,523</text:p>
          </table:table-cell>
          <table:table-cell table:style-name="ce74" office:value-type="float" office:value="231101429" calcext:value-type="float">
            <text:p>231,101,429</text:p>
          </table:table-cell>
          <table:table-cell table:style-name="ce74" office:value-type="float" office:value="47682134" calcext:value-type="float">
            <text:p>47,682,134</text:p>
          </table:table-cell>
          <table:table-cell table:style-name="ce74" office:value-type="float" office:value="7537697" calcext:value-type="float">
            <text:p>7,537,697</text:p>
          </table:table-cell>
          <table:table-cell table:style-name="ce74" office:value-type="float" office:value="334620" calcext:value-type="float">
            <text:p>334,620</text:p>
          </table:table-cell>
          <table:table-cell table:style-name="ce74" office:value-type="float" office:value="141003" calcext:value-type="float">
            <text:p>141,003</text:p>
          </table:table-cell>
          <table:table-cell table:style-name="ce74" office:value-type="float" office:value="3975169" calcext:value-type="float">
            <text:p>3,975,16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98560188" calcext:value-type="float">
            <text:p>398,560,188</text:p>
          </table:table-cell>
          <table:table-cell table:style-name="ce74" office:value-type="float" office:value="1124273409" calcext:value-type="float">
            <text:p>1,124,273,409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124273409" calcext:value-type="float">
            <text:p>1,124,273,409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96659578" calcext:value-type="float">
            <text:p>96,659,578</text:p>
          </table:table-cell>
          <table:table-cell table:style-name="ce74" office:value-type="float" office:value="1220932987" calcext:value-type="float">
            <text:p>1,220,932,987</text:p>
          </table:table-cell>
          <table:table-cell table:style-name="ce74" office:value-type="float" office:value="1619493175" calcext:value-type="float">
            <text:p>1,619,493,175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4">
          <table:table-cell table:style-name="ce57" office:value-type="float" office:value="56" calcext:value-type="float">
            <text:p>56</text:p>
          </table:table-cell>
          <table:table-cell table:style-name="ce63" office:value-type="string" calcext:value-type="string">
            <text:p>64</text:p>
          </table:table-cell>
          <table:table-cell table:style-name="ce69" office:value-type="string" calcext:value-type="string">
            <text:p>Услуги финансовые, кроме услуг по страхованию и обеспечению пенсионному</text:p>
          </table:table-cell>
          <table:table-cell table:style-name="ce74" office:value-type="float" office:value="135159919" calcext:value-type="float">
            <text:p>135,159,919</text:p>
          </table:table-cell>
          <table:table-cell table:style-name="ce74" office:value-type="float" office:value="4119" calcext:value-type="float">
            <text:p>4,119</text:p>
          </table:table-cell>
          <table:table-cell table:style-name="ce74" office:value-type="float" office:value="1729967" calcext:value-type="float">
            <text:p>1,729,967</text:p>
          </table:table-cell>
          <table:table-cell table:style-name="ce74" office:value-type="float" office:value="742337" calcext:value-type="float">
            <text:p>742,337</text:p>
          </table:table-cell>
          <table:table-cell table:style-name="ce74" office:value-type="float" office:value="30113307" calcext:value-type="float">
            <text:p>30,113,307</text:p>
          </table:table-cell>
          <table:table-cell table:style-name="ce74" office:value-type="float" office:value="1565775" calcext:value-type="float">
            <text:p>1,565,775</text:p>
          </table:table-cell>
          <table:table-cell table:style-name="ce74" office:value-type="float" office:value="465773" calcext:value-type="float">
            <text:p>465,773</text:p>
          </table:table-cell>
          <table:table-cell table:style-name="ce74" office:value-type="float" office:value="2089868" calcext:value-type="float">
            <text:p>2,089,868</text:p>
          </table:table-cell>
          <table:table-cell table:style-name="ce74" office:value-type="float" office:value="279820" calcext:value-type="float">
            <text:p>279,820</text:p>
          </table:table-cell>
          <table:table-cell table:style-name="ce74" office:value-type="float" office:value="250269" calcext:value-type="float">
            <text:p>250,269</text:p>
          </table:table-cell>
          <table:table-cell table:style-name="ce74" office:value-type="float" office:value="23809291" calcext:value-type="float">
            <text:p>23,809,291</text:p>
          </table:table-cell>
          <table:table-cell table:style-name="ce74" office:value-type="float" office:value="10746022" calcext:value-type="float">
            <text:p>10,746,022</text:p>
          </table:table-cell>
          <table:table-cell table:style-name="ce74" office:value-type="float" office:value="173556" calcext:value-type="float">
            <text:p>173,556</text:p>
          </table:table-cell>
          <table:table-cell table:style-name="ce74" office:value-type="float" office:value="72494" calcext:value-type="float">
            <text:p>72,494</text:p>
          </table:table-cell>
          <table:table-cell table:style-name="ce74" office:value-type="float" office:value="16264" calcext:value-type="float">
            <text:p>16,264</text:p>
          </table:table-cell>
          <table:table-cell table:style-name="ce74" office:value-type="float" office:value="79112" calcext:value-type="float">
            <text:p>79,112</text:p>
          </table:table-cell>
          <table:table-cell table:style-name="ce74" office:value-type="float" office:value="744308" calcext:value-type="float">
            <text:p>744,308</text:p>
          </table:table-cell>
          <table:table-cell table:style-name="ce74" office:value-type="float" office:value="15718" calcext:value-type="float">
            <text:p>15,718</text:p>
          </table:table-cell>
          <table:table-cell table:style-name="ce74" office:value-type="float" office:value="952236" calcext:value-type="float">
            <text:p>952,236</text:p>
          </table:table-cell>
          <table:table-cell table:style-name="ce74" office:value-type="float" office:value="16409843" calcext:value-type="float">
            <text:p>16,409,843</text:p>
          </table:table-cell>
          <table:table-cell table:style-name="ce74" office:value-type="float" office:value="865835" calcext:value-type="float">
            <text:p>865,835</text:p>
          </table:table-cell>
          <table:table-cell table:style-name="ce74" office:value-type="float" office:value="187261" calcext:value-type="float">
            <text:p>187,261</text:p>
          </table:table-cell>
          <table:table-cell table:style-name="ce74" office:value-type="float" office:value="108127" calcext:value-type="float">
            <text:p>108,127</text:p>
          </table:table-cell>
          <table:table-cell table:style-name="ce74" office:value-type="float" office:value="2271629" calcext:value-type="float">
            <text:p>2,271,629</text:p>
          </table:table-cell>
          <table:table-cell table:style-name="ce74" office:value-type="float" office:value="169201" calcext:value-type="float">
            <text:p>169,201</text:p>
          </table:table-cell>
          <table:table-cell table:style-name="ce74" office:value-type="float" office:value="31693" calcext:value-type="float">
            <text:p>31,693</text:p>
          </table:table-cell>
          <table:table-cell table:style-name="ce74" office:value-type="float" office:value="13404" calcext:value-type="float">
            <text:p>13,404</text:p>
          </table:table-cell>
          <table:table-cell table:style-name="ce74" office:value-type="float" office:value="7104" calcext:value-type="float">
            <text:p>7,104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11695" calcext:value-type="float">
            <text:p>11,695</text:p>
          </table:table-cell>
          <table:table-cell table:style-name="ce74" office:value-type="float" office:value="2786384" calcext:value-type="float">
            <text:p>2,786,384</text:p>
          </table:table-cell>
          <table:table-cell table:style-name="ce74" office:value-type="float" office:value="13897" calcext:value-type="float">
            <text:p>13,897</text:p>
          </table:table-cell>
          <table:table-cell table:style-name="ce74" office:value-type="float" office:value="106079" calcext:value-type="float">
            <text:p>106,079</text:p>
          </table:table-cell>
          <table:table-cell table:style-name="ce74" office:value-type="float" office:value="5408314" calcext:value-type="float">
            <text:p>5,408,314</text:p>
          </table:table-cell>
          <table:table-cell table:style-name="ce74" office:value-type="float" office:value="1396331" calcext:value-type="float">
            <text:p>1,396,331</text:p>
          </table:table-cell>
          <table:table-cell table:style-name="ce74" office:value-type="float" office:value="70080" calcext:value-type="float">
            <text:p>70,080</text:p>
          </table:table-cell>
          <table:table-cell table:style-name="ce74" office:value-type="float" office:value="14122" calcext:value-type="float">
            <text:p>14,122</text:p>
          </table:table-cell>
          <table:table-cell table:style-name="ce74" office:value-type="float" office:value="672226" calcext:value-type="float">
            <text:p>672,226</text:p>
          </table:table-cell>
          <table:table-cell table:style-name="ce74" office:value-type="float" office:value="8869111" calcext:value-type="float">
            <text:p>8,869,111</text:p>
          </table:table-cell>
          <table:table-cell table:style-name="ce74" office:value-type="float" office:value="4157426" calcext:value-type="float">
            <text:p>4,157,426</text:p>
          </table:table-cell>
          <table:table-cell table:style-name="ce74" office:value-type="float" office:value="1544326" calcext:value-type="float">
            <text:p>1,544,326</text:p>
          </table:table-cell>
          <table:table-cell table:style-name="ce74" office:value-type="float" office:value="4333109" calcext:value-type="float">
            <text:p>4,333,109</text:p>
          </table:table-cell>
          <table:table-cell table:style-name="ce74" office:value-type="float" office:value="40727331" calcext:value-type="float">
            <text:p>40,727,331</text:p>
          </table:table-cell>
          <table:table-cell table:style-name="ce74" office:value-type="float" office:value="33674791" calcext:value-type="float">
            <text:p>33,674,791</text:p>
          </table:table-cell>
          <table:table-cell table:style-name="ce74" office:value-type="float" office:value="251538481" calcext:value-type="float">
            <text:p>251,538,481</text:p>
          </table:table-cell>
          <table:table-cell table:style-name="ce74" office:value-type="float" office:value="77709358" calcext:value-type="float">
            <text:p>77,709,358</text:p>
          </table:table-cell>
          <table:table-cell table:style-name="ce74" office:value-type="float" office:value="90604112" calcext:value-type="float">
            <text:p>90,604,112</text:p>
          </table:table-cell>
          <table:table-cell table:style-name="ce74" office:value-type="float" office:value="999966" calcext:value-type="float">
            <text:p>999,966</text:p>
          </table:table-cell>
          <table:table-cell table:style-name="ce74" office:value-type="float" office:value="1366430" calcext:value-type="float">
            <text:p>1,366,430</text:p>
          </table:table-cell>
          <table:table-cell table:style-name="ce74" office:value-type="float" office:value="17406755" calcext:value-type="float">
            <text:p>17,406,755</text:p>
          </table:table-cell>
          <table:table-cell table:style-name="ce74" office:value-type="float" office:value="1404247" calcext:value-type="float">
            <text:p>1,404,247</text:p>
          </table:table-cell>
          <table:table-cell table:style-name="ce74" office:value-type="float" office:value="7018260" calcext:value-type="float">
            <text:p>7,018,260</text:p>
          </table:table-cell>
          <table:table-cell table:style-name="ce74" office:value-type="float" office:value="9470907" calcext:value-type="float">
            <text:p>9,470,907</text:p>
          </table:table-cell>
          <table:table-cell table:style-name="ce74" office:value-type="float" office:value="30686563" calcext:value-type="float">
            <text:p>30,686,563</text:p>
          </table:table-cell>
          <table:table-cell table:style-name="ce74" office:value-type="float" office:value="17344287" calcext:value-type="float">
            <text:p>17,344,287</text:p>
          </table:table-cell>
          <table:table-cell table:style-name="ce74" office:value-type="float" office:value="44883268" calcext:value-type="float">
            <text:p>44,883,268</text:p>
          </table:table-cell>
          <table:table-cell table:style-name="ce74" office:value-type="float" office:value="28609528" calcext:value-type="float">
            <text:p>28,609,528</text:p>
          </table:table-cell>
          <table:table-cell table:style-name="ce74" office:value-type="float" office:value="27864960" calcext:value-type="float">
            <text:p>27,864,960</text:p>
          </table:table-cell>
          <table:table-cell table:style-name="ce74" office:value-type="float" office:value="1329339619" calcext:value-type="float">
            <text:p>1,329,339,619</text:p>
          </table:table-cell>
          <table:table-cell table:style-name="ce74" office:value-type="float" office:value="144773426" calcext:value-type="float">
            <text:p>144,773,426</text:p>
          </table:table-cell>
          <table:table-cell table:style-name="ce74" office:value-type="float" office:value="64346327" calcext:value-type="float">
            <text:p>64,346,327</text:p>
          </table:table-cell>
          <table:table-cell table:style-name="ce74" office:value-type="float" office:value="172329440" calcext:value-type="float">
            <text:p>172,329,440</text:p>
          </table:table-cell>
          <table:table-cell table:style-name="ce74" office:value-type="float" office:value="161721755" calcext:value-type="float">
            <text:p>161,721,755</text:p>
          </table:table-cell>
          <table:table-cell table:style-name="ce74" office:value-type="float" office:value="81275736" calcext:value-type="float">
            <text:p>81,275,736</text:p>
          </table:table-cell>
          <table:table-cell table:style-name="ce74" office:value-type="float" office:value="81102" calcext:value-type="float">
            <text:p>81,102</text:p>
          </table:table-cell>
          <table:table-cell table:style-name="ce74" office:value-type="float" office:value="531582" calcext:value-type="float">
            <text:p>531,582</text:p>
          </table:table-cell>
          <table:table-cell table:style-name="ce74" office:value-type="float" office:value="64496653" calcext:value-type="float">
            <text:p>64,496,65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958664093" calcext:value-type="float">
            <text:p>2,958,664,093</text:p>
          </table:table-cell>
          <table:table-cell table:style-name="ce74" office:value-type="float" office:value="1180372352" calcext:value-type="float">
            <text:p>1,180,372,352</text:p>
          </table:table-cell>
          <table:table-cell table:style-name="ce74" office:value-type="float" office:value="41932300" calcext:value-type="float">
            <text:p>41,932,30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222304652" calcext:value-type="float">
            <text:p>1,222,304,652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219419659" calcext:value-type="float">
            <text:p>219,419,659</text:p>
          </table:table-cell>
          <table:table-cell table:style-name="ce74" office:value-type="float" office:value="1441724311" calcext:value-type="float">
            <text:p>1,441,724,311</text:p>
          </table:table-cell>
          <table:table-cell table:style-name="ce74" office:value-type="float" office:value="4400388404" calcext:value-type="float">
            <text:p>4,400,388,404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5">
          <table:table-cell table:style-name="ce57" office:value-type="float" office:value="57" calcext:value-type="float">
            <text:p>57</text:p>
          </table:table-cell>
          <table:table-cell table:style-name="ce63" office:value-type="string" calcext:value-type="string">
            <text:p>65</text:p>
          </table:table-cell>
          <table:table-cell table:style-name="ce69" office:value-type="string" calcext:value-type="string">
            <text:p>Услуги по страхованию, перестрахованию и пенсионному обеспечению, кроме услуг по обязательному социальному обеспечению </text:p>
          </table:table-cell>
          <table:table-cell table:style-name="ce74" office:value-type="float" office:value="102491172" calcext:value-type="float">
            <text:p>102,491,172</text:p>
          </table:table-cell>
          <table:table-cell table:style-name="ce74" office:value-type="float" office:value="98623" calcext:value-type="float">
            <text:p>98,623</text:p>
          </table:table-cell>
          <table:table-cell table:style-name="ce74" office:value-type="float" office:value="50271" calcext:value-type="float">
            <text:p>50,271</text:p>
          </table:table-cell>
          <table:table-cell table:style-name="ce74" office:value-type="float" office:value="446611" calcext:value-type="float">
            <text:p>446,611</text:p>
          </table:table-cell>
          <table:table-cell table:style-name="ce74" office:value-type="float" office:value="161971199" calcext:value-type="float">
            <text:p>161,971,199</text:p>
          </table:table-cell>
          <table:table-cell table:style-name="ce74" office:value-type="float" office:value="7341437" calcext:value-type="float">
            <text:p>7,341,437</text:p>
          </table:table-cell>
          <table:table-cell table:style-name="ce74" office:value-type="float" office:value="824905" calcext:value-type="float">
            <text:p>824,905</text:p>
          </table:table-cell>
          <table:table-cell table:style-name="ce74" office:value-type="float" office:value="553332" calcext:value-type="float">
            <text:p>553,332</text:p>
          </table:table-cell>
          <table:table-cell table:style-name="ce74" office:value-type="float" office:value="227505" calcext:value-type="float">
            <text:p>227,505</text:p>
          </table:table-cell>
          <table:table-cell table:style-name="ce74" office:value-type="float" office:value="48130" calcext:value-type="float">
            <text:p>48,130</text:p>
          </table:table-cell>
          <table:table-cell table:style-name="ce74" office:value-type="float" office:value="74276" calcext:value-type="float">
            <text:p>74,276</text:p>
          </table:table-cell>
          <table:table-cell table:style-name="ce74" office:value-type="float" office:value="62907" calcext:value-type="float">
            <text:p>62,90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610" calcext:value-type="float">
            <text:p>610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93" calcext:value-type="float">
            <text:p>9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3994" calcext:value-type="float">
            <text:p>13,994</text:p>
          </table:table-cell>
          <table:table-cell table:style-name="ce74" office:value-type="float" office:value="14367" calcext:value-type="float">
            <text:p>14,36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211" calcext:value-type="float">
            <text:p>1,211</text:p>
          </table:table-cell>
          <table:table-cell table:style-name="ce74" office:value-type="float" office:value="36867" calcext:value-type="float">
            <text:p>36,867</text:p>
          </table:table-cell>
          <table:table-cell table:style-name="ce74" office:value-type="float" office:value="251045" calcext:value-type="float">
            <text:p>251,04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461" calcext:value-type="float">
            <text:p>461</text:p>
          </table:table-cell>
          <table:table-cell table:style-name="ce74" office:value-type="float" office:value="773432" calcext:value-type="float">
            <text:p>773,43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234" calcext:value-type="float">
            <text:p>1,234</text:p>
          </table:table-cell>
          <table:table-cell table:style-name="ce74" office:value-type="float" office:value="42707" calcext:value-type="float">
            <text:p>42,707</text:p>
          </table:table-cell>
          <table:table-cell table:style-name="ce74" office:value-type="float" office:value="1895" calcext:value-type="float">
            <text:p>1,895</text:p>
          </table:table-cell>
          <table:table-cell table:style-name="ce74" office:value-type="float" office:value="4340" calcext:value-type="float">
            <text:p>4,34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6518" calcext:value-type="float">
            <text:p>16,518</text:p>
          </table:table-cell>
          <table:table-cell table:style-name="ce74" office:value-type="float" office:value="1077" calcext:value-type="float">
            <text:p>1,077</text:p>
          </table:table-cell>
          <table:table-cell table:style-name="ce74" office:value-type="float" office:value="64" calcext:value-type="float">
            <text:p>64</text:p>
          </table:table-cell>
          <table:table-cell table:style-name="ce74" office:value-type="float" office:value="165769" calcext:value-type="float">
            <text:p>165,769</text:p>
          </table:table-cell>
          <table:table-cell table:style-name="ce74" office:value-type="float" office:value="479333" calcext:value-type="float">
            <text:p>479,333</text:p>
          </table:table-cell>
          <table:table-cell table:style-name="ce74" office:value-type="float" office:value="327689" calcext:value-type="float">
            <text:p>327,689</text:p>
          </table:table-cell>
          <table:table-cell table:style-name="ce74" office:value-type="float" office:value="115609" calcext:value-type="float">
            <text:p>115,609</text:p>
          </table:table-cell>
          <table:table-cell table:style-name="ce74" office:value-type="float" office:value="177073" calcext:value-type="float">
            <text:p>177,073</text:p>
          </table:table-cell>
          <table:table-cell table:style-name="ce74" office:value-type="float" office:value="513305" calcext:value-type="float">
            <text:p>513,305</text:p>
          </table:table-cell>
          <table:table-cell table:style-name="ce74" office:value-type="float" office:value="1709877" calcext:value-type="float">
            <text:p>1,709,877</text:p>
          </table:table-cell>
          <table:table-cell table:style-name="ce74" office:value-type="float" office:value="150787210" calcext:value-type="float">
            <text:p>150,787,210</text:p>
          </table:table-cell>
          <table:table-cell table:style-name="ce74" office:value-type="float" office:value="34369210" calcext:value-type="float">
            <text:p>34,369,210</text:p>
          </table:table-cell>
          <table:table-cell table:style-name="ce74" office:value-type="float" office:value="68533830" calcext:value-type="float">
            <text:p>68,533,830</text:p>
          </table:table-cell>
          <table:table-cell table:style-name="ce74" office:value-type="float" office:value="403831" calcext:value-type="float">
            <text:p>403,831</text:p>
          </table:table-cell>
          <table:table-cell table:style-name="ce74" office:value-type="float" office:value="5196305" calcext:value-type="float">
            <text:p>5,196,305</text:p>
          </table:table-cell>
          <table:table-cell table:style-name="ce74" office:value-type="float" office:value="4820728" calcext:value-type="float">
            <text:p>4,820,728</text:p>
          </table:table-cell>
          <table:table-cell table:style-name="ce74" office:value-type="float" office:value="44730" calcext:value-type="float">
            <text:p>44,730</text:p>
          </table:table-cell>
          <table:table-cell table:style-name="ce74" office:value-type="float" office:value="48384" calcext:value-type="float">
            <text:p>48,384</text:p>
          </table:table-cell>
          <table:table-cell table:style-name="ce74" office:value-type="float" office:value="40412" calcext:value-type="float">
            <text:p>40,412</text:p>
          </table:table-cell>
          <table:table-cell table:style-name="ce74" office:value-type="float" office:value="69759411" calcext:value-type="float">
            <text:p>69,759,411</text:p>
          </table:table-cell>
          <table:table-cell table:style-name="ce74" office:value-type="float" office:value="2788344" calcext:value-type="float">
            <text:p>2,788,344</text:p>
          </table:table-cell>
          <table:table-cell table:style-name="ce74" office:value-type="float" office:value="193224667" calcext:value-type="float">
            <text:p>193,224,667</text:p>
          </table:table-cell>
          <table:table-cell table:style-name="ce74" office:value-type="float" office:value="91392959" calcext:value-type="float">
            <text:p>91,392,959</text:p>
          </table:table-cell>
          <table:table-cell table:style-name="ce74" office:value-type="float" office:value="985449" calcext:value-type="float">
            <text:p>985,449</text:p>
          </table:table-cell>
          <table:table-cell table:style-name="ce74" office:value-type="float" office:value="15722203" calcext:value-type="float">
            <text:p>15,722,203</text:p>
          </table:table-cell>
          <table:table-cell table:style-name="ce74" office:value-type="float" office:value="3666013" calcext:value-type="float">
            <text:p>3,666,013</text:p>
          </table:table-cell>
          <table:table-cell table:style-name="ce74" office:value-type="float" office:value="65992422" calcext:value-type="float">
            <text:p>65,992,422</text:p>
          </table:table-cell>
          <table:table-cell table:style-name="ce74" office:value-type="float" office:value="15514999" calcext:value-type="float">
            <text:p>15,514,999</text:p>
          </table:table-cell>
          <table:table-cell table:style-name="ce74" office:value-type="float" office:value="138681" calcext:value-type="float">
            <text:p>138,681</text:p>
          </table:table-cell>
          <table:table-cell table:style-name="ce74" office:value-type="float" office:value="1059" calcext:value-type="float">
            <text:p>1,059</text:p>
          </table:table-cell>
          <table:table-cell table:style-name="ce74" office:value-type="float" office:value="14363" calcext:value-type="float">
            <text:p>14,363</text:p>
          </table:table-cell>
          <table:table-cell table:style-name="ce74" office:value-type="float" office:value="93044998" calcext:value-type="float">
            <text:p>93,044,998</text:p>
          </table:table-cell>
          <table:table-cell table:style-name="ce74" office:value-type="float" office:value="10659536" calcext:value-type="float">
            <text:p>10,659,53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105988682" calcext:value-type="float">
            <text:p>1,105,988,682</text:p>
          </table:table-cell>
          <table:table-cell table:style-name="ce74" office:value-type="float" office:value="322987952" calcext:value-type="float">
            <text:p>322,987,952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322987952" calcext:value-type="float">
            <text:p>322,987,952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112562307" calcext:value-type="float">
            <text:p>112,562,307</text:p>
          </table:table-cell>
          <table:table-cell table:style-name="ce74" office:value-type="float" office:value="435550259" calcext:value-type="float">
            <text:p>435,550,259</text:p>
          </table:table-cell>
          <table:table-cell table:style-name="ce74" office:value-type="float" office:value="1541538941" calcext:value-type="float">
            <text:p>1,541,538,941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4">
          <table:table-cell table:style-name="ce57" office:value-type="float" office:value="58" calcext:value-type="float">
            <text:p>58</text:p>
          </table:table-cell>
          <table:table-cell table:style-name="ce63" office:value-type="string" calcext:value-type="string">
            <text:p>66</text:p>
          </table:table-cell>
          <table:table-cell table:style-name="ce69" office:value-type="string" calcext:value-type="string">
            <text:p>Услуги вспомогательные по отношению к финансовому посредничеству и страхованию </text:p>
          </table:table-cell>
          <table:table-cell table:style-name="ce74" office:value-type="float" office:value="38407" calcext:value-type="float">
            <text:p>38,407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56309786" calcext:value-type="float">
            <text:p>56,309,786</text:p>
          </table:table-cell>
          <table:table-cell table:style-name="ce74" office:value-type="float" office:value="2535476" calcext:value-type="float">
            <text:p>2,535,47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1185" calcext:value-type="float">
            <text:p>11,18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80" calcext:value-type="float">
            <text:p>180</text:p>
          </table:table-cell>
          <table:table-cell table:style-name="ce74" office:value-type="float" office:value="18" calcext:value-type="float">
            <text:p>18</text:p>
          </table:table-cell>
          <table:table-cell table:number-columns-repeated="6" table:style-name="ce74" office:value-type="float" office:value="0" calcext:value-type="float">
            <text:p/>
          </table:table-cell>
          <table:table-cell table:style-name="ce74" office:value-type="float" office:value="75" calcext:value-type="float">
            <text:p>75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52" calcext:value-type="float">
            <text:p>5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59" calcext:value-type="float">
            <text:p>59</text:p>
          </table:table-cell>
          <table:table-cell table:style-name="ce74" office:value-type="float" office:value="1319" calcext:value-type="float">
            <text:p>1,319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131" calcext:value-type="float">
            <text:p>131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6" calcext:value-type="float">
            <text:p>6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873" calcext:value-type="float">
            <text:p>87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330" calcext:value-type="float">
            <text:p>1,330</text:p>
          </table:table-cell>
          <table:table-cell table:style-name="ce74" office:value-type="float" office:value="473" calcext:value-type="float">
            <text:p>47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993" calcext:value-type="float">
            <text:p>993</text:p>
          </table:table-cell>
          <table:table-cell table:style-name="ce74" office:value-type="float" office:value="195328" calcext:value-type="float">
            <text:p>195,328</text:p>
          </table:table-cell>
          <table:table-cell table:style-name="ce74" office:value-type="float" office:value="600905" calcext:value-type="float">
            <text:p>600,905</text:p>
          </table:table-cell>
          <table:table-cell table:style-name="ce74" office:value-type="float" office:value="154190729" calcext:value-type="float">
            <text:p>154,190,729</text:p>
          </table:table-cell>
          <table:table-cell table:style-name="ce74" office:value-type="float" office:value="79016471" calcext:value-type="float">
            <text:p>79,016,471</text:p>
          </table:table-cell>
          <table:table-cell table:style-name="ce74" office:value-type="float" office:value="63259" calcext:value-type="float">
            <text:p>63,25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827" calcext:value-type="float">
            <text:p>827</text:p>
          </table:table-cell>
          <table:table-cell table:style-name="ce74" office:value-type="float" office:value="974353" calcext:value-type="float">
            <text:p>974,35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3144" calcext:value-type="float">
            <text:p>23,144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9309" calcext:value-type="float">
            <text:p>19,309</text:p>
          </table:table-cell>
          <table:table-cell table:style-name="ce74" office:value-type="float" office:value="25335" calcext:value-type="float">
            <text:p>25,335</text:p>
          </table:table-cell>
          <table:table-cell table:style-name="ce74" office:value-type="float" office:value="168191506" calcext:value-type="float">
            <text:p>168,191,506</text:p>
          </table:table-cell>
          <table:table-cell table:style-name="ce74" office:value-type="float" office:value="106541920" calcext:value-type="float">
            <text:p>106,541,920</text:p>
          </table:table-cell>
          <table:table-cell table:style-name="ce74" office:value-type="float" office:value="3654652" calcext:value-type="float">
            <text:p>3,654,652</text:p>
          </table:table-cell>
          <table:table-cell table:style-name="ce74" office:value-type="float" office:value="17541" calcext:value-type="float">
            <text:p>17,541</text:p>
          </table:table-cell>
          <table:table-cell table:style-name="ce74" office:value-type="float" office:value="36694980" calcext:value-type="float">
            <text:p>36,694,980</text:p>
          </table:table-cell>
          <table:table-cell table:style-name="ce74" office:value-type="float" office:value="6230" calcext:value-type="float">
            <text:p>6,230</text:p>
          </table:table-cell>
          <table:table-cell table:style-name="ce74" office:value-type="float" office:value="109542" calcext:value-type="float">
            <text:p>109,542</text:p>
          </table:table-cell>
          <table:table-cell table:style-name="ce74" office:value-type="float" office:value="59" calcext:value-type="float">
            <text:p>5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808" calcext:value-type="float">
            <text:p>3,808</text:p>
          </table:table-cell>
          <table:table-cell table:style-name="ce74" office:value-type="float" office:value="772" calcext:value-type="float">
            <text:p>772</text:p>
          </table:table-cell>
          <table:table-cell table:style-name="ce74" office:value-type="float" office:value="1008955" calcext:value-type="float">
            <text:p>1,008,95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610240002" calcext:value-type="float">
            <text:p>610,240,002</text:p>
          </table:table-cell>
          <table:table-cell table:number-columns-repeated="10" table:style-name="ce74" office:value-type="float" office:value="0" calcext:value-type="float">
            <text:p/>
          </table:table-cell>
          <table:table-cell table:style-name="ce74" office:value-type="float" office:value="610240002" calcext:value-type="float">
            <text:p>610,240,002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59" calcext:value-type="float">
            <text:p>59</text:p>
          </table:table-cell>
          <table:table-cell table:style-name="ce63" office:value-type="string" calcext:value-type="string">
            <text:p>68</text:p>
          </table:table-cell>
          <table:table-cell table:style-name="ce69" office:value-type="string" calcext:value-type="string">
            <text:p>Услуги, связанные с имуществом недвижимым</text:p>
          </table:table-cell>
          <table:table-cell table:style-name="ce74" office:value-type="float" office:value="4748862" calcext:value-type="float">
            <text:p>4,748,862</text:p>
          </table:table-cell>
          <table:table-cell table:style-name="ce74" office:value-type="float" office:value="104" calcext:value-type="float">
            <text:p>104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8523" calcext:value-type="float">
            <text:p>18,523</text:p>
          </table:table-cell>
          <table:table-cell table:style-name="ce74" office:value-type="float" office:value="2188194" calcext:value-type="float">
            <text:p>2,188,194</text:p>
          </table:table-cell>
          <table:table-cell table:style-name="ce74" office:value-type="float" office:value="98467" calcext:value-type="float">
            <text:p>98,467</text:p>
          </table:table-cell>
          <table:table-cell table:style-name="ce74" office:value-type="float" office:value="35261" calcext:value-type="float">
            <text:p>35,261</text:p>
          </table:table-cell>
          <table:table-cell table:style-name="ce74" office:value-type="float" office:value="89572" calcext:value-type="float">
            <text:p>89,572</text:p>
          </table:table-cell>
          <table:table-cell table:style-name="ce74" office:value-type="float" office:value="302420" calcext:value-type="float">
            <text:p>302,420</text:p>
          </table:table-cell>
          <table:table-cell table:style-name="ce74" office:value-type="float" office:value="304623" calcext:value-type="float">
            <text:p>304,623</text:p>
          </table:table-cell>
          <table:table-cell table:style-name="ce74" office:value-type="float" office:value="1230702" calcext:value-type="float">
            <text:p>1,230,702</text:p>
          </table:table-cell>
          <table:table-cell table:style-name="ce74" office:value-type="float" office:value="3253703" calcext:value-type="float">
            <text:p>3,253,703</text:p>
          </table:table-cell>
          <table:table-cell table:style-name="ce74" office:value-type="float" office:value="817" calcext:value-type="float">
            <text:p>817</text:p>
          </table:table-cell>
          <table:table-cell table:style-name="ce74" office:value-type="float" office:value="21190" calcext:value-type="float">
            <text:p>21,190</text:p>
          </table:table-cell>
          <table:table-cell table:style-name="ce74" office:value-type="float" office:value="7213" calcext:value-type="float">
            <text:p>7,21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925860" calcext:value-type="float">
            <text:p>925,860</text:p>
          </table:table-cell>
          <table:table-cell table:style-name="ce74" office:value-type="float" office:value="2603" calcext:value-type="float">
            <text:p>2,60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070" calcext:value-type="float">
            <text:p>2,070</text:p>
          </table:table-cell>
          <table:table-cell table:style-name="ce74" office:value-type="float" office:value="65052" calcext:value-type="float">
            <text:p>65,052</text:p>
          </table:table-cell>
          <table:table-cell table:style-name="ce74" office:value-type="float" office:value="86210" calcext:value-type="float">
            <text:p>86,210</text:p>
          </table:table-cell>
          <table:table-cell table:style-name="ce74" office:value-type="float" office:value="46984" calcext:value-type="float">
            <text:p>46,984</text:p>
          </table:table-cell>
          <table:table-cell table:style-name="ce74" office:value-type="float" office:value="322243" calcext:value-type="float">
            <text:p>322,243</text:p>
          </table:table-cell>
          <table:table-cell table:style-name="ce74" office:value-type="float" office:value="17230" calcext:value-type="float">
            <text:p>17,23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363" calcext:value-type="float">
            <text:p>2,363</text:p>
          </table:table-cell>
          <table:table-cell table:style-name="ce74" office:value-type="float" office:value="36907" calcext:value-type="float">
            <text:p>36,90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58759" calcext:value-type="float">
            <text:p>58,759</text:p>
          </table:table-cell>
          <table:table-cell table:style-name="ce74" office:value-type="float" office:value="313473" calcext:value-type="float">
            <text:p>313,473</text:p>
          </table:table-cell>
          <table:table-cell table:style-name="ce74" office:value-type="float" office:value="10424" calcext:value-type="float">
            <text:p>10,424</text:p>
          </table:table-cell>
          <table:table-cell table:style-name="ce74" office:value-type="float" office:value="5271" calcext:value-type="float">
            <text:p>5,271</text:p>
          </table:table-cell>
          <table:table-cell table:style-name="ce74" office:value-type="float" office:value="387605" calcext:value-type="float">
            <text:p>387,605</text:p>
          </table:table-cell>
          <table:table-cell table:style-name="ce74" office:value-type="float" office:value="4161" calcext:value-type="float">
            <text:p>4,161</text:p>
          </table:table-cell>
          <table:table-cell table:style-name="ce74" office:value-type="float" office:value="199931" calcext:value-type="float">
            <text:p>199,931</text:p>
          </table:table-cell>
          <table:table-cell table:style-name="ce74" office:value-type="float" office:value="1631" calcext:value-type="float">
            <text:p>1,631</text:p>
          </table:table-cell>
          <table:table-cell table:style-name="ce74" office:value-type="float" office:value="673915" calcext:value-type="float">
            <text:p>673,915</text:p>
          </table:table-cell>
          <table:table-cell table:style-name="ce74" office:value-type="float" office:value="253892" calcext:value-type="float">
            <text:p>253,892</text:p>
          </table:table-cell>
          <table:table-cell table:style-name="ce74" office:value-type="float" office:value="10922" calcext:value-type="float">
            <text:p>10,922</text:p>
          </table:table-cell>
          <table:table-cell table:style-name="ce74" office:value-type="float" office:value="44539" calcext:value-type="float">
            <text:p>44,539</text:p>
          </table:table-cell>
          <table:table-cell table:style-name="ce74" office:value-type="float" office:value="629833" calcext:value-type="float">
            <text:p>629,833</text:p>
          </table:table-cell>
          <table:table-cell table:style-name="ce74" office:value-type="float" office:value="5725455" calcext:value-type="float">
            <text:p>5,725,455</text:p>
          </table:table-cell>
          <table:table-cell table:style-name="ce74" office:value-type="float" office:value="22639467" calcext:value-type="float">
            <text:p>22,639,467</text:p>
          </table:table-cell>
          <table:table-cell table:style-name="ce74" office:value-type="float" office:value="143822660" calcext:value-type="float">
            <text:p>143,822,660</text:p>
          </table:table-cell>
          <table:table-cell table:style-name="ce74" office:value-type="float" office:value="256667946" calcext:value-type="float">
            <text:p>256,667,946</text:p>
          </table:table-cell>
          <table:table-cell table:style-name="ce74" office:value-type="float" office:value="9831288" calcext:value-type="float">
            <text:p>9,831,288</text:p>
          </table:table-cell>
          <table:table-cell table:style-name="ce74" office:value-type="float" office:value="16801" calcext:value-type="float">
            <text:p>16,801</text:p>
          </table:table-cell>
          <table:table-cell table:style-name="ce74" office:value-type="float" office:value="9992294" calcext:value-type="float">
            <text:p>9,992,294</text:p>
          </table:table-cell>
          <table:table-cell table:style-name="ce74" office:value-type="float" office:value="12772392" calcext:value-type="float">
            <text:p>12,772,392</text:p>
          </table:table-cell>
          <table:table-cell table:style-name="ce74" office:value-type="float" office:value="628010" calcext:value-type="float">
            <text:p>628,010</text:p>
          </table:table-cell>
          <table:table-cell table:style-name="ce74" office:value-type="float" office:value="3379884" calcext:value-type="float">
            <text:p>3,379,884</text:p>
          </table:table-cell>
          <table:table-cell table:style-name="ce74" office:value-type="float" office:value="2759025" calcext:value-type="float">
            <text:p>2,759,025</text:p>
          </table:table-cell>
          <table:table-cell table:style-name="ce74" office:value-type="float" office:value="160801834" calcext:value-type="float">
            <text:p>160,801,834</text:p>
          </table:table-cell>
          <table:table-cell table:style-name="ce74" office:value-type="float" office:value="20616054" calcext:value-type="float">
            <text:p>20,616,054</text:p>
          </table:table-cell>
          <table:table-cell table:style-name="ce74" office:value-type="float" office:value="145730288" calcext:value-type="float">
            <text:p>145,730,288</text:p>
          </table:table-cell>
          <table:table-cell table:style-name="ce74" office:value-type="float" office:value="223991271" calcext:value-type="float">
            <text:p>223,991,271</text:p>
          </table:table-cell>
          <table:table-cell table:style-name="ce74" office:value-type="float" office:value="178657473" calcext:value-type="float">
            <text:p>178,657,473</text:p>
          </table:table-cell>
          <table:table-cell table:style-name="ce74" office:value-type="float" office:value="131620076" calcext:value-type="float">
            <text:p>131,620,076</text:p>
          </table:table-cell>
          <table:table-cell table:style-name="ce74" office:value-type="float" office:value="107226353" calcext:value-type="float">
            <text:p>107,226,353</text:p>
          </table:table-cell>
          <table:table-cell table:style-name="ce74" office:value-type="float" office:value="114149895" calcext:value-type="float">
            <text:p>114,149,895</text:p>
          </table:table-cell>
          <table:table-cell table:style-name="ce74" office:value-type="float" office:value="100716843" calcext:value-type="float">
            <text:p>100,716,843</text:p>
          </table:table-cell>
          <table:table-cell table:style-name="ce74" office:value-type="float" office:value="112608378" calcext:value-type="float">
            <text:p>112,608,378</text:p>
          </table:table-cell>
          <table:table-cell table:style-name="ce74" office:value-type="float" office:value="18251261" calcext:value-type="float">
            <text:p>18,251,261</text:p>
          </table:table-cell>
          <table:table-cell table:style-name="ce74" office:value-type="float" office:value="10944945" calcext:value-type="float">
            <text:p>10,944,945</text:p>
          </table:table-cell>
          <table:table-cell table:style-name="ce74" office:value-type="float" office:value="147650002" calcext:value-type="float">
            <text:p>147,650,002</text:p>
          </table:table-cell>
          <table:table-cell table:style-name="ce74" office:value-type="float" office:value="665321522" calcext:value-type="float">
            <text:p>665,321,52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622922946" calcext:value-type="float">
            <text:p>2,622,922,946</text:p>
          </table:table-cell>
          <table:table-cell table:style-name="ce74" office:value-type="float" office:value="11805385771" calcext:value-type="float">
            <text:p>11,805,385,771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1805385771" calcext:value-type="float">
            <text:p>11,805,385,771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59501640" calcext:value-type="float">
            <text:p>59,501,640</text:p>
          </table:table-cell>
          <table:table-cell table:style-name="ce74" office:value-type="float" office:value="11864887411" calcext:value-type="float">
            <text:p>11,864,887,411</text:p>
          </table:table-cell>
          <table:table-cell table:style-name="ce74" office:value-type="float" office:value="14487810357" calcext:value-type="float">
            <text:p>14,487,810,357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60" calcext:value-type="float">
            <text:p>60</text:p>
          </table:table-cell>
          <table:table-cell table:style-name="ce63" office:value-type="string" calcext:value-type="string">
            <text:p>69-75</text:p>
          </table:table-cell>
          <table:table-cell table:style-name="ce69" office:value-type="string" calcext:value-type="string">
            <text:p>Услуги профессиональные, научные и технические</text:p>
          </table:table-cell>
          <table:table-cell table:style-name="ce74" office:value-type="float" office:value="112534586" calcext:value-type="float">
            <text:p>112,534,586</text:p>
          </table:table-cell>
          <table:table-cell table:style-name="ce74" office:value-type="float" office:value="178" calcext:value-type="float">
            <text:p>178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3093" calcext:value-type="float">
            <text:p>13,093</text:p>
          </table:table-cell>
          <table:table-cell table:style-name="ce74" office:value-type="float" office:value="195681084" calcext:value-type="float">
            <text:p>195,681,084</text:p>
          </table:table-cell>
          <table:table-cell table:style-name="ce74" office:value-type="float" office:value="8876929" calcext:value-type="float">
            <text:p>8,876,929</text:p>
          </table:table-cell>
          <table:table-cell table:style-name="ce74" office:value-type="float" office:value="85081" calcext:value-type="float">
            <text:p>85,081</text:p>
          </table:table-cell>
          <table:table-cell table:style-name="ce74" office:value-type="float" office:value="1061077" calcext:value-type="float">
            <text:p>1,061,077</text:p>
          </table:table-cell>
          <table:table-cell table:style-name="ce74" office:value-type="float" office:value="68290" calcext:value-type="float">
            <text:p>68,290</text:p>
          </table:table-cell>
          <table:table-cell table:style-name="ce74" office:value-type="float" office:value="336600" calcext:value-type="float">
            <text:p>336,600</text:p>
          </table:table-cell>
          <table:table-cell table:style-name="ce74" office:value-type="float" office:value="2620842" calcext:value-type="float">
            <text:p>2,620,84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04932" calcext:value-type="float">
            <text:p>104,932</text:p>
          </table:table-cell>
          <table:table-cell table:style-name="ce74" office:value-type="float" office:value="3416" calcext:value-type="float">
            <text:p>3,416</text:p>
          </table:table-cell>
          <table:table-cell table:style-name="ce74" office:value-type="float" office:value="1294" calcext:value-type="float">
            <text:p>1,294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23091" calcext:value-type="float">
            <text:p>23,091</text:p>
          </table:table-cell>
          <table:table-cell table:style-name="ce74" office:value-type="float" office:value="435818" calcext:value-type="float">
            <text:p>435,818</text:p>
          </table:table-cell>
          <table:table-cell table:style-name="ce74" office:value-type="float" office:value="20056" calcext:value-type="float">
            <text:p>20,056</text:p>
          </table:table-cell>
          <table:table-cell table:style-name="ce74" office:value-type="float" office:value="37421" calcext:value-type="float">
            <text:p>37,421</text:p>
          </table:table-cell>
          <table:table-cell table:style-name="ce74" office:value-type="float" office:value="2180" calcext:value-type="float">
            <text:p>2,180</text:p>
          </table:table-cell>
          <table:table-cell table:style-name="ce74" office:value-type="float" office:value="14618" calcext:value-type="float">
            <text:p>14,618</text:p>
          </table:table-cell>
          <table:table-cell table:style-name="ce74" office:value-type="float" office:value="29641" calcext:value-type="float">
            <text:p>29,641</text:p>
          </table:table-cell>
          <table:table-cell table:style-name="ce74" office:value-type="float" office:value="747926" calcext:value-type="float">
            <text:p>747,926</text:p>
          </table:table-cell>
          <table:table-cell table:style-name="ce74" office:value-type="float" office:value="332" calcext:value-type="float">
            <text:p>332</text:p>
          </table:table-cell>
          <table:table-cell table:style-name="ce74" office:value-type="float" office:value="1010" calcext:value-type="float">
            <text:p>1,010</text:p>
          </table:table-cell>
          <table:table-cell table:style-name="ce74" office:value-type="float" office:value="62805" calcext:value-type="float">
            <text:p>62,80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8812" calcext:value-type="float">
            <text:p>8,812</text:p>
          </table:table-cell>
          <table:table-cell table:style-name="ce74" office:value-type="float" office:value="3236117" calcext:value-type="float">
            <text:p>3,236,117</text:p>
          </table:table-cell>
          <table:table-cell table:style-name="ce74" office:value-type="float" office:value="5121" calcext:value-type="float">
            <text:p>5,121</text:p>
          </table:table-cell>
          <table:table-cell table:style-name="ce74" office:value-type="float" office:value="9119" calcext:value-type="float">
            <text:p>9,119</text:p>
          </table:table-cell>
          <table:table-cell table:style-name="ce74" office:value-type="float" office:value="1474559" calcext:value-type="float">
            <text:p>1,474,559</text:p>
          </table:table-cell>
          <table:table-cell table:style-name="ce74" office:value-type="float" office:value="18905" calcext:value-type="float">
            <text:p>18,905</text:p>
          </table:table-cell>
          <table:table-cell table:style-name="ce74" office:value-type="float" office:value="13881" calcext:value-type="float">
            <text:p>13,881</text:p>
          </table:table-cell>
          <table:table-cell table:style-name="ce74" office:value-type="float" office:value="902" calcext:value-type="float">
            <text:p>902</text:p>
          </table:table-cell>
          <table:table-cell table:style-name="ce74" office:value-type="float" office:value="501338" calcext:value-type="float">
            <text:p>501,338</text:p>
          </table:table-cell>
          <table:table-cell table:style-name="ce74" office:value-type="float" office:value="995815" calcext:value-type="float">
            <text:p>995,815</text:p>
          </table:table-cell>
          <table:table-cell table:style-name="ce74" office:value-type="float" office:value="25065" calcext:value-type="float">
            <text:p>25,065</text:p>
          </table:table-cell>
          <table:table-cell table:style-name="ce74" office:value-type="float" office:value="15236" calcext:value-type="float">
            <text:p>15,236</text:p>
          </table:table-cell>
          <table:table-cell table:style-name="ce74" office:value-type="float" office:value="400560" calcext:value-type="float">
            <text:p>400,560</text:p>
          </table:table-cell>
          <table:table-cell table:style-name="ce74" office:value-type="float" office:value="98587746" calcext:value-type="float">
            <text:p>98,587,746</text:p>
          </table:table-cell>
          <table:table-cell table:style-name="ce74" office:value-type="float" office:value="42602835" calcext:value-type="float">
            <text:p>42,602,835</text:p>
          </table:table-cell>
          <table:table-cell table:style-name="ce74" office:value-type="float" office:value="1267442490" calcext:value-type="float">
            <text:p>1,267,442,490</text:p>
          </table:table-cell>
          <table:table-cell table:style-name="ce74" office:value-type="float" office:value="651174299" calcext:value-type="float">
            <text:p>651,174,299</text:p>
          </table:table-cell>
          <table:table-cell table:style-name="ce74" office:value-type="float" office:value="28352459" calcext:value-type="float">
            <text:p>28,352,459</text:p>
          </table:table-cell>
          <table:table-cell table:style-name="ce74" office:value-type="float" office:value="65951" calcext:value-type="float">
            <text:p>65,951</text:p>
          </table:table-cell>
          <table:table-cell table:style-name="ce74" office:value-type="float" office:value="113101" calcext:value-type="float">
            <text:p>113,101</text:p>
          </table:table-cell>
          <table:table-cell table:style-name="ce74" office:value-type="float" office:value="6484761" calcext:value-type="float">
            <text:p>6,484,761</text:p>
          </table:table-cell>
          <table:table-cell table:style-name="ce74" office:value-type="float" office:value="148936" calcext:value-type="float">
            <text:p>148,936</text:p>
          </table:table-cell>
          <table:table-cell table:style-name="ce74" office:value-type="float" office:value="1110287" calcext:value-type="float">
            <text:p>1,110,287</text:p>
          </table:table-cell>
          <table:table-cell table:style-name="ce74" office:value-type="float" office:value="3105747" calcext:value-type="float">
            <text:p>3,105,747</text:p>
          </table:table-cell>
          <table:table-cell table:style-name="ce74" office:value-type="float" office:value="90074198" calcext:value-type="float">
            <text:p>90,074,198</text:p>
          </table:table-cell>
          <table:table-cell table:style-name="ce74" office:value-type="float" office:value="46964449" calcext:value-type="float">
            <text:p>46,964,449</text:p>
          </table:table-cell>
          <table:table-cell table:style-name="ce74" office:value-type="float" office:value="41695101" calcext:value-type="float">
            <text:p>41,695,101</text:p>
          </table:table-cell>
          <table:table-cell table:style-name="ce74" office:value-type="float" office:value="29459284" calcext:value-type="float">
            <text:p>29,459,284</text:p>
          </table:table-cell>
          <table:table-cell table:style-name="ce74" office:value-type="float" office:value="40489360" calcext:value-type="float">
            <text:p>40,489,360</text:p>
          </table:table-cell>
          <table:table-cell table:style-name="ce74" office:value-type="float" office:value="149760229" calcext:value-type="float">
            <text:p>149,760,229</text:p>
          </table:table-cell>
          <table:table-cell table:style-name="ce74" office:value-type="float" office:value="193706355" calcext:value-type="float">
            <text:p>193,706,355</text:p>
          </table:table-cell>
          <table:table-cell table:style-name="ce74" office:value-type="float" office:value="149833239" calcext:value-type="float">
            <text:p>149,833,239</text:p>
          </table:table-cell>
          <table:table-cell table:style-name="ce74" office:value-type="float" office:value="904292938" calcext:value-type="float">
            <text:p>904,292,938</text:p>
          </table:table-cell>
          <table:table-cell table:style-name="ce74" office:value-type="float" office:value="57067691" calcext:value-type="float">
            <text:p>57,067,691</text:p>
          </table:table-cell>
          <table:table-cell table:style-name="ce74" office:value-type="float" office:value="10085587" calcext:value-type="float">
            <text:p>10,085,587</text:p>
          </table:table-cell>
          <table:table-cell table:style-name="ce74" office:value-type="float" office:value="3673524" calcext:value-type="float">
            <text:p>3,673,524</text:p>
          </table:table-cell>
          <table:table-cell table:style-name="ce74" office:value-type="float" office:value="67611022" calcext:value-type="float">
            <text:p>67,611,022</text:p>
          </table:table-cell>
          <table:table-cell table:style-name="ce74" office:value-type="float" office:value="65472634" calcext:value-type="float">
            <text:p>65,472,634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4278841958" calcext:value-type="float">
            <text:p>4,278,841,958</text:p>
          </table:table-cell>
          <table:table-cell table:style-name="ce74" office:value-type="float" office:value="18550997" calcext:value-type="float">
            <text:p>18,550,997</text:p>
          </table:table-cell>
          <table:table-cell table:style-name="ce74" office:value-type="float" office:value="17761036" calcext:value-type="float">
            <text:p>17,761,03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6312033" calcext:value-type="float">
            <text:p>36,312,033</text:p>
          </table:table-cell>
          <table:table-cell table:style-name="ce74" office:value-type="float" office:value="1800256491" calcext:value-type="float">
            <text:p>1,800,256,491</text:p>
          </table:table-cell>
          <table:table-cell table:style-name="ce74" office:value-type="float" office:value="345556" calcext:value-type="float">
            <text:p>345,55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800602047" calcext:value-type="float">
            <text:p>1,800,602,047</text:p>
          </table:table-cell>
          <table:table-cell table:style-name="ce74" office:value-type="float" office:value="156353630" calcext:value-type="float">
            <text:p>156,353,630</text:p>
          </table:table-cell>
          <table:table-cell table:style-name="ce74" office:value-type="float" office:value="1993267710" calcext:value-type="float">
            <text:p>1,993,267,710</text:p>
          </table:table-cell>
          <table:table-cell table:style-name="ce74" office:value-type="float" office:value="6272109668" calcext:value-type="float">
            <text:p>6,272,109,668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4">
          <table:table-cell table:style-name="ce57" office:value-type="float" office:value="61" calcext:value-type="float">
            <text:p>61</text:p>
          </table:table-cell>
          <table:table-cell table:style-name="ce63" office:value-type="string" calcext:value-type="string">
            <text:p>77-82</text:p>
          </table:table-cell>
          <table:table-cell table:style-name="ce69" office:value-type="string" calcext:value-type="string">
            <text:p>Услуги в области административного и вспомогательного обслуживания</text:p>
          </table:table-cell>
          <table:table-cell table:style-name="ce74" office:value-type="float" office:value="46471374" calcext:value-type="float">
            <text:p>46,471,374</text:p>
          </table:table-cell>
          <table:table-cell table:style-name="ce74" office:value-type="float" office:value="882" calcext:value-type="float">
            <text:p>88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4915366" calcext:value-type="float">
            <text:p>4,915,366</text:p>
          </table:table-cell>
          <table:table-cell table:style-name="ce74" office:value-type="float" office:value="254079048" calcext:value-type="float">
            <text:p>254,079,048</text:p>
          </table:table-cell>
          <table:table-cell table:style-name="ce74" office:value-type="float" office:value="29778764" calcext:value-type="float">
            <text:p>29,778,764</text:p>
          </table:table-cell>
          <table:table-cell table:style-name="ce74" office:value-type="float" office:value="19687" calcext:value-type="float">
            <text:p>19,687</text:p>
          </table:table-cell>
          <table:table-cell table:style-name="ce74" office:value-type="float" office:value="661540" calcext:value-type="float">
            <text:p>661,540</text:p>
          </table:table-cell>
          <table:table-cell table:style-name="ce74" office:value-type="float" office:value="17336316" calcext:value-type="float">
            <text:p>17,336,316</text:p>
          </table:table-cell>
          <table:table-cell table:style-name="ce74" office:value-type="float" office:value="1169955" calcext:value-type="float">
            <text:p>1,169,955</text:p>
          </table:table-cell>
          <table:table-cell table:style-name="ce74" office:value-type="float" office:value="7533269" calcext:value-type="float">
            <text:p>7,533,269</text:p>
          </table:table-cell>
          <table:table-cell table:style-name="ce74" office:value-type="float" office:value="14707394" calcext:value-type="float">
            <text:p>14,707,394</text:p>
          </table:table-cell>
          <table:table-cell table:style-name="ce74" office:value-type="float" office:value="2698" calcext:value-type="float">
            <text:p>2,698</text:p>
          </table:table-cell>
          <table:table-cell table:style-name="ce74" office:value-type="float" office:value="36725" calcext:value-type="float">
            <text:p>36,725</text:p>
          </table:table-cell>
          <table:table-cell table:style-name="ce74" office:value-type="float" office:value="9153" calcext:value-type="float">
            <text:p>9,15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46163" calcext:value-type="float">
            <text:p>46,163</text:p>
          </table:table-cell>
          <table:table-cell table:style-name="ce74" office:value-type="float" office:value="4792" calcext:value-type="float">
            <text:p>4,79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6115230" calcext:value-type="float">
            <text:p>6,115,230</text:p>
          </table:table-cell>
          <table:table-cell table:style-name="ce74" office:value-type="float" office:value="312157" calcext:value-type="float">
            <text:p>312,157</text:p>
          </table:table-cell>
          <table:table-cell table:style-name="ce74" office:value-type="float" office:value="4935" calcext:value-type="float">
            <text:p>4,935</text:p>
          </table:table-cell>
          <table:table-cell table:style-name="ce74" office:value-type="float" office:value="2311" calcext:value-type="float">
            <text:p>2,311</text:p>
          </table:table-cell>
          <table:table-cell table:style-name="ce74" office:value-type="float" office:value="136349" calcext:value-type="float">
            <text:p>136,349</text:p>
          </table:table-cell>
          <table:table-cell table:style-name="ce74" office:value-type="float" office:value="90940" calcext:value-type="float">
            <text:p>90,940</text:p>
          </table:table-cell>
          <table:table-cell table:style-name="ce74" office:value-type="float" office:value="2876" calcext:value-type="float">
            <text:p>2,876</text:p>
          </table:table-cell>
          <table:table-cell table:style-name="ce74" office:value-type="float" office:value="5697" calcext:value-type="float">
            <text:p>5,697</text:p>
          </table:table-cell>
          <table:table-cell table:style-name="ce74" office:value-type="float" office:value="334999" calcext:value-type="float">
            <text:p>334,999</text:p>
          </table:table-cell>
          <table:table-cell table:style-name="ce74" office:value-type="float" office:value="45071" calcext:value-type="float">
            <text:p>45,071</text:p>
          </table:table-cell>
          <table:table-cell table:style-name="ce74" office:value-type="float" office:value="7529" calcext:value-type="float">
            <text:p>7,529</text:p>
          </table:table-cell>
          <table:table-cell table:style-name="ce74" office:value-type="float" office:value="8142" calcext:value-type="float">
            <text:p>8,142</text:p>
          </table:table-cell>
          <table:table-cell table:style-name="ce74" office:value-type="float" office:value="4280" calcext:value-type="float">
            <text:p>4,280</text:p>
          </table:table-cell>
          <table:table-cell table:style-name="ce74" office:value-type="float" office:value="3145" calcext:value-type="float">
            <text:p>3,145</text:p>
          </table:table-cell>
          <table:table-cell table:style-name="ce74" office:value-type="float" office:value="10657" calcext:value-type="float">
            <text:p>10,657</text:p>
          </table:table-cell>
          <table:table-cell table:style-name="ce74" office:value-type="float" office:value="38566" calcext:value-type="float">
            <text:p>38,566</text:p>
          </table:table-cell>
          <table:table-cell table:style-name="ce74" office:value-type="float" office:value="84459" calcext:value-type="float">
            <text:p>84,459</text:p>
          </table:table-cell>
          <table:table-cell table:style-name="ce74" office:value-type="float" office:value="228" calcext:value-type="float">
            <text:p>228</text:p>
          </table:table-cell>
          <table:table-cell table:style-name="ce74" office:value-type="float" office:value="2045188" calcext:value-type="float">
            <text:p>2,045,188</text:p>
          </table:table-cell>
          <table:table-cell table:style-name="ce74" office:value-type="float" office:value="1434496" calcext:value-type="float">
            <text:p>1,434,496</text:p>
          </table:table-cell>
          <table:table-cell table:style-name="ce74" office:value-type="float" office:value="14486" calcext:value-type="float">
            <text:p>14,486</text:p>
          </table:table-cell>
          <table:table-cell table:style-name="ce74" office:value-type="float" office:value="76552" calcext:value-type="float">
            <text:p>76,552</text:p>
          </table:table-cell>
          <table:table-cell table:style-name="ce74" office:value-type="float" office:value="4593149" calcext:value-type="float">
            <text:p>4,593,149</text:p>
          </table:table-cell>
          <table:table-cell table:style-name="ce74" office:value-type="float" office:value="24610614" calcext:value-type="float">
            <text:p>24,610,614</text:p>
          </table:table-cell>
          <table:table-cell table:style-name="ce74" office:value-type="float" office:value="5306954" calcext:value-type="float">
            <text:p>5,306,954</text:p>
          </table:table-cell>
          <table:table-cell table:style-name="ce74" office:value-type="float" office:value="426021984" calcext:value-type="float">
            <text:p>426,021,984</text:p>
          </table:table-cell>
          <table:table-cell table:style-name="ce74" office:value-type="float" office:value="385279784" calcext:value-type="float">
            <text:p>385,279,784</text:p>
          </table:table-cell>
          <table:table-cell table:style-name="ce74" office:value-type="float" office:value="140175794" calcext:value-type="float">
            <text:p>140,175,794</text:p>
          </table:table-cell>
          <table:table-cell table:style-name="ce74" office:value-type="float" office:value="592722" calcext:value-type="float">
            <text:p>592,722</text:p>
          </table:table-cell>
          <table:table-cell table:style-name="ce74" office:value-type="float" office:value="5525866" calcext:value-type="float">
            <text:p>5,525,866</text:p>
          </table:table-cell>
          <table:table-cell table:style-name="ce74" office:value-type="float" office:value="3420665" calcext:value-type="float">
            <text:p>3,420,665</text:p>
          </table:table-cell>
          <table:table-cell table:style-name="ce74" office:value-type="float" office:value="89982" calcext:value-type="float">
            <text:p>89,982</text:p>
          </table:table-cell>
          <table:table-cell table:style-name="ce74" office:value-type="float" office:value="3700719" calcext:value-type="float">
            <text:p>3,700,719</text:p>
          </table:table-cell>
          <table:table-cell table:style-name="ce74" office:value-type="float" office:value="479623" calcext:value-type="float">
            <text:p>479,623</text:p>
          </table:table-cell>
          <table:table-cell table:style-name="ce74" office:value-type="float" office:value="62299486" calcext:value-type="float">
            <text:p>62,299,486</text:p>
          </table:table-cell>
          <table:table-cell table:style-name="ce74" office:value-type="float" office:value="19144859" calcext:value-type="float">
            <text:p>19,144,859</text:p>
          </table:table-cell>
          <table:table-cell table:style-name="ce74" office:value-type="float" office:value="126611951" calcext:value-type="float">
            <text:p>126,611,951</text:p>
          </table:table-cell>
          <table:table-cell table:style-name="ce74" office:value-type="float" office:value="26364516" calcext:value-type="float">
            <text:p>26,364,516</text:p>
          </table:table-cell>
          <table:table-cell table:style-name="ce74" office:value-type="float" office:value="49403352" calcext:value-type="float">
            <text:p>49,403,352</text:p>
          </table:table-cell>
          <table:table-cell table:style-name="ce74" office:value-type="float" office:value="259827514" calcext:value-type="float">
            <text:p>259,827,514</text:p>
          </table:table-cell>
          <table:table-cell table:style-name="ce74" office:value-type="float" office:value="385850799" calcext:value-type="float">
            <text:p>385,850,799</text:p>
          </table:table-cell>
          <table:table-cell table:style-name="ce74" office:value-type="float" office:value="123364519" calcext:value-type="float">
            <text:p>123,364,519</text:p>
          </table:table-cell>
          <table:table-cell table:style-name="ce74" office:value-type="float" office:value="837215524" calcext:value-type="float">
            <text:p>837,215,524</text:p>
          </table:table-cell>
          <table:table-cell table:style-name="ce74" office:value-type="float" office:value="120309121" calcext:value-type="float">
            <text:p>120,309,121</text:p>
          </table:table-cell>
          <table:table-cell table:style-name="ce74" office:value-type="float" office:value="27805743" calcext:value-type="float">
            <text:p>27,805,743</text:p>
          </table:table-cell>
          <table:table-cell table:style-name="ce74" office:value-type="float" office:value="1082753" calcext:value-type="float">
            <text:p>1,082,753</text:p>
          </table:table-cell>
          <table:table-cell table:style-name="ce74" office:value-type="float" office:value="167581436" calcext:value-type="float">
            <text:p>167,581,436</text:p>
          </table:table-cell>
          <table:table-cell table:style-name="ce74" office:value-type="float" office:value="67335368" calcext:value-type="float">
            <text:p>67,335,368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661546216" calcext:value-type="float">
            <text:p>3,661,546,216</text:p>
          </table:table-cell>
          <table:table-cell table:style-name="ce74" office:value-type="float" office:value="477575352" calcext:value-type="float">
            <text:p>477,575,352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477575352" calcext:value-type="float">
            <text:p>477,575,352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105163905" calcext:value-type="float">
            <text:p>105,163,905</text:p>
          </table:table-cell>
          <table:table-cell table:style-name="ce74" office:value-type="float" office:value="582739257" calcext:value-type="float">
            <text:p>582,739,257</text:p>
          </table:table-cell>
          <table:table-cell table:style-name="ce74" office:value-type="float" office:value="4244285473" calcext:value-type="float">
            <text:p>4,244,285,473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5">
          <table:table-cell table:style-name="ce57" office:value-type="float" office:value="62" calcext:value-type="float">
            <text:p>62</text:p>
          </table:table-cell>
          <table:table-cell table:style-name="ce63" office:value-type="string" calcext:value-type="string">
            <text:p>84</text:p>
          </table:table-cell>
          <table:table-cell table:style-name="ce69" office:value-type="string" calcext:value-type="string">
            <text:p>Услуги в области государственного управления и обороны; услуги по обязательному социальному обеспечению</text:p>
          </table:table-cell>
          <table:table-cell table:number-columns-repeated="70" table:style-name="ce74" office:value-type="float" office:value="0" calcext:value-type="float">
            <text:p/>
          </table:table-cell>
          <table:table-cell table:style-name="ce74" office:value-type="float" office:value="6767355244" calcext:value-type="float">
            <text:p>6,767,355,244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6767355244" calcext:value-type="float">
            <text:p>6,767,355,244</text:p>
          </table:table-cell>
          <table:table-cell table:number-columns-repeated="5" table:style-name="ce74" office:value-type="float" office:value="0" calcext:value-type="float">
            <text:p/>
          </table:table-cell>
          <table:table-cell table:number-columns-repeated="2" table:style-name="ce74" office:value-type="float" office:value="6767355244" calcext:value-type="float">
            <text:p>6,767,355,244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63" calcext:value-type="float">
            <text:p>63</text:p>
          </table:table-cell>
          <table:table-cell table:style-name="ce63" office:value-type="string" calcext:value-type="string">
            <text:p>85</text:p>
          </table:table-cell>
          <table:table-cell table:style-name="ce69" office:value-type="string" calcext:value-type="string">
            <text:p>Услуги в области образования</text:p>
          </table:table-cell>
          <table:table-cell table:style-name="ce74" office:value-type="float" office:value="18615" calcext:value-type="float">
            <text:p>18,615</text:p>
          </table:table-cell>
          <table:table-cell table:style-name="ce74" office:value-type="float" office:value="52" calcext:value-type="float">
            <text:p>5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499" calcext:value-type="float">
            <text:p>499</text:p>
          </table:table-cell>
          <table:table-cell table:style-name="ce74" office:value-type="float" office:value="402569" calcext:value-type="float">
            <text:p>402,569</text:p>
          </table:table-cell>
          <table:table-cell table:style-name="ce74" office:value-type="float" office:value="18179" calcext:value-type="float">
            <text:p>18,179</text:p>
          </table:table-cell>
          <table:table-cell table:style-name="ce74" office:value-type="float" office:value="177" calcext:value-type="float">
            <text:p>177</text:p>
          </table:table-cell>
          <table:table-cell table:style-name="ce74" office:value-type="float" office:value="3586" calcext:value-type="float">
            <text:p>3,586</text:p>
          </table:table-cell>
          <table:table-cell table:style-name="ce74" office:value-type="float" office:value="683" calcext:value-type="float">
            <text:p>683</text:p>
          </table:table-cell>
          <table:table-cell table:style-name="ce74" office:value-type="float" office:value="10816" calcext:value-type="float">
            <text:p>10,816</text:p>
          </table:table-cell>
          <table:table-cell table:style-name="ce74" office:value-type="float" office:value="29837" calcext:value-type="float">
            <text:p>29,837</text:p>
          </table:table-cell>
          <table:table-cell table:style-name="ce74" office:value-type="float" office:value="151891" calcext:value-type="float">
            <text:p>151,891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507" calcext:value-type="float">
            <text:p>507</text:p>
          </table:table-cell>
          <table:table-cell table:number-columns-repeated="6" table:style-name="ce74" office:value-type="float" office:value="0" calcext:value-type="float">
            <text:p/>
          </table:table-cell>
          <table:table-cell table:style-name="ce74" office:value-type="float" office:value="5078" calcext:value-type="float">
            <text:p>5,078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16" calcext:value-type="float">
            <text:p>116</text:p>
          </table:table-cell>
          <table:table-cell table:style-name="ce74" office:value-type="float" office:value="727" calcext:value-type="float">
            <text:p>727</text:p>
          </table:table-cell>
          <table:table-cell table:style-name="ce74" office:value-type="float" office:value="11473" calcext:value-type="float">
            <text:p>11,473</text:p>
          </table:table-cell>
          <table:table-cell table:style-name="ce74" office:value-type="float" office:value="139" calcext:value-type="float">
            <text:p>13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82" calcext:value-type="float">
            <text:p>82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52" calcext:value-type="float">
            <text:p>252</text:p>
          </table:table-cell>
          <table:table-cell table:style-name="ce74" office:value-type="float" office:value="12" calcext:value-type="float">
            <text:p>12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49" calcext:value-type="float">
            <text:p>49</text:p>
          </table:table-cell>
          <table:table-cell table:style-name="ce74" office:value-type="float" office:value="1324" calcext:value-type="float">
            <text:p>1,324</text:p>
          </table:table-cell>
          <table:table-cell table:style-name="ce74" office:value-type="float" office:value="5734" calcext:value-type="float">
            <text:p>5,734</text:p>
          </table:table-cell>
          <table:table-cell table:style-name="ce74" office:value-type="float" office:value="319" calcext:value-type="float">
            <text:p>319</text:p>
          </table:table-cell>
          <table:table-cell table:style-name="ce74" office:value-type="float" office:value="119" calcext:value-type="float">
            <text:p>119</text:p>
          </table:table-cell>
          <table:table-cell table:style-name="ce74" office:value-type="float" office:value="359" calcext:value-type="float">
            <text:p>359</text:p>
          </table:table-cell>
          <table:table-cell table:style-name="ce74" office:value-type="float" office:value="24735" calcext:value-type="float">
            <text:p>24,735</text:p>
          </table:table-cell>
          <table:table-cell table:style-name="ce74" office:value-type="float" office:value="513" calcext:value-type="float">
            <text:p>513</text:p>
          </table:table-cell>
          <table:table-cell table:style-name="ce74" office:value-type="float" office:value="11776" calcext:value-type="float">
            <text:p>11,776</text:p>
          </table:table-cell>
          <table:table-cell table:style-name="ce74" office:value-type="float" office:value="337039" calcext:value-type="float">
            <text:p>337,039</text:p>
          </table:table-cell>
          <table:table-cell table:style-name="ce74" office:value-type="float" office:value="133148" calcext:value-type="float">
            <text:p>133,148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695909" calcext:value-type="float">
            <text:p>695,909</text:p>
          </table:table-cell>
          <table:table-cell table:style-name="ce74" office:value-type="float" office:value="5468" calcext:value-type="float">
            <text:p>5,468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454" calcext:value-type="float">
            <text:p>454</text:p>
          </table:table-cell>
          <table:table-cell table:style-name="ce74" office:value-type="float" office:value="401415" calcext:value-type="float">
            <text:p>401,415</text:p>
          </table:table-cell>
          <table:table-cell table:style-name="ce74" office:value-type="float" office:value="5388390" calcext:value-type="float">
            <text:p>5,388,390</text:p>
          </table:table-cell>
          <table:table-cell table:style-name="ce74" office:value-type="float" office:value="1497007" calcext:value-type="float">
            <text:p>1,497,007</text:p>
          </table:table-cell>
          <table:table-cell table:style-name="ce74" office:value-type="float" office:value="1072388" calcext:value-type="float">
            <text:p>1,072,388</text:p>
          </table:table-cell>
          <table:table-cell table:style-name="ce74" office:value-type="float" office:value="14053" calcext:value-type="float">
            <text:p>14,053</text:p>
          </table:table-cell>
          <table:table-cell table:style-name="ce74" office:value-type="float" office:value="409962" calcext:value-type="float">
            <text:p>409,962</text:p>
          </table:table-cell>
          <table:table-cell table:style-name="ce74" office:value-type="float" office:value="1823418" calcext:value-type="float">
            <text:p>1,823,418</text:p>
          </table:table-cell>
          <table:table-cell table:style-name="ce74" office:value-type="float" office:value="17469378" calcext:value-type="float">
            <text:p>17,469,378</text:p>
          </table:table-cell>
          <table:table-cell table:style-name="ce74" office:value-type="float" office:value="6949337" calcext:value-type="float">
            <text:p>6,949,337</text:p>
          </table:table-cell>
          <table:table-cell table:style-name="ce74" office:value-type="float" office:value="1874893" calcext:value-type="float">
            <text:p>1,874,893</text:p>
          </table:table-cell>
          <table:table-cell table:style-name="ce74" office:value-type="float" office:value="564045" calcext:value-type="float">
            <text:p>564,045</text:p>
          </table:table-cell>
          <table:table-cell table:style-name="ce74" office:value-type="float" office:value="747" calcext:value-type="float">
            <text:p>747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39337289" calcext:value-type="float">
            <text:p>39,337,289</text:p>
          </table:table-cell>
          <table:table-cell table:style-name="ce74" office:value-type="float" office:value="2807123920" calcext:value-type="float">
            <text:p>2,807,123,920</text:p>
          </table:table-cell>
          <table:table-cell table:style-name="ce74" office:value-type="float" office:value="5083734580" calcext:value-type="float">
            <text:p>5,083,734,580</text:p>
          </table:table-cell>
          <table:table-cell table:style-name="ce74" office:value-type="float" office:value="12088301" calcext:value-type="float">
            <text:p>12,088,301</text:p>
          </table:table-cell>
          <table:table-cell table:style-name="ce74" office:value-type="float" office:value="7902946801" calcext:value-type="float">
            <text:p>7,902,946,801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13537675" calcext:value-type="float">
            <text:p>13,537,675</text:p>
          </table:table-cell>
          <table:table-cell table:style-name="ce74" office:value-type="float" office:value="7916484476" calcext:value-type="float">
            <text:p>7,916,484,476</text:p>
          </table:table-cell>
          <table:table-cell table:style-name="ce74" office:value-type="float" office:value="7955821765" calcext:value-type="float">
            <text:p>7,955,821,765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64" calcext:value-type="float">
            <text:p>64</text:p>
          </table:table-cell>
          <table:table-cell table:style-name="ce63" office:value-type="string" calcext:value-type="string">
            <text:p>86</text:p>
          </table:table-cell>
          <table:table-cell table:style-name="ce69" office:value-type="string" calcext:value-type="string">
            <text:p>Услуги в области здравоохранения</text:p>
          </table:table-cell>
          <table:table-cell table:style-name="ce74" office:value-type="float" office:value="753" calcext:value-type="float">
            <text:p>753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60372" calcext:value-type="float">
            <text:p>160,372</text:p>
          </table:table-cell>
          <table:table-cell table:style-name="ce74" office:value-type="float" office:value="741155" calcext:value-type="float">
            <text:p>741,155</text:p>
          </table:table-cell>
          <table:table-cell table:style-name="ce74" office:value-type="float" office:value="33649" calcext:value-type="float">
            <text:p>33,64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25909" calcext:value-type="float">
            <text:p>125,90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92846" calcext:value-type="float">
            <text:p>92,846</text:p>
          </table:table-cell>
          <table:table-cell table:style-name="ce74" office:value-type="float" office:value="2317" calcext:value-type="float">
            <text:p>2,317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float" office:value="1063" calcext:value-type="float">
            <text:p>1,063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229140" calcext:value-type="float">
            <text:p>229,140</text:p>
          </table:table-cell>
          <table:table-cell table:style-name="ce74" office:value-type="float" office:value="7802" calcext:value-type="float">
            <text:p>7,80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float" office:value="3555" calcext:value-type="float">
            <text:p>3,555</text:p>
          </table:table-cell>
          <table:table-cell table:style-name="ce74" office:value-type="float" office:value="144812" calcext:value-type="float">
            <text:p>144,812</text:p>
          </table:table-cell>
          <table:table-cell table:style-name="ce74" office:value-type="float" office:value="125" calcext:value-type="float">
            <text:p>12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876" calcext:value-type="float">
            <text:p>1,87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8" calcext:value-type="float">
            <text:p>28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2236" calcext:value-type="float">
            <text:p>2,236</text:p>
          </table:table-cell>
          <table:table-cell table:style-name="ce74" office:value-type="float" office:value="22472" calcext:value-type="float">
            <text:p>22,472</text:p>
          </table:table-cell>
          <table:table-cell table:style-name="ce74" office:value-type="float" office:value="279339" calcext:value-type="float">
            <text:p>279,339</text:p>
          </table:table-cell>
          <table:table-cell table:style-name="ce74" office:value-type="float" office:value="11904" calcext:value-type="float">
            <text:p>11,904</text:p>
          </table:table-cell>
          <table:table-cell table:style-name="ce74" office:value-type="float" office:value="7887" calcext:value-type="float">
            <text:p>7,887</text:p>
          </table:table-cell>
          <table:table-cell table:style-name="ce74" office:value-type="float" office:value="7629" calcext:value-type="float">
            <text:p>7,629</text:p>
          </table:table-cell>
          <table:table-cell table:style-name="ce74" office:value-type="float" office:value="282914" calcext:value-type="float">
            <text:p>282,914</text:p>
          </table:table-cell>
          <table:table-cell table:style-name="ce74" office:value-type="float" office:value="4951" calcext:value-type="float">
            <text:p>4,951</text:p>
          </table:table-cell>
          <table:table-cell table:style-name="ce74" office:value-type="float" office:value="5600" calcext:value-type="float">
            <text:p>5,600</text:p>
          </table:table-cell>
          <table:table-cell table:style-name="ce74" office:value-type="float" office:value="1479" calcext:value-type="float">
            <text:p>1,479</text:p>
          </table:table-cell>
          <table:table-cell table:style-name="ce74" office:value-type="float" office:value="417662" calcext:value-type="float">
            <text:p>417,66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9865" calcext:value-type="float">
            <text:p>19,865</text:p>
          </table:table-cell>
          <table:table-cell table:style-name="ce74" office:value-type="float" office:value="691483" calcext:value-type="float">
            <text:p>691,48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590" calcext:value-type="float">
            <text:p>590</text:p>
          </table:table-cell>
          <table:table-cell table:style-name="ce74" office:value-type="float" office:value="77951" calcext:value-type="float">
            <text:p>77,951</text:p>
          </table:table-cell>
          <table:table-cell table:style-name="ce74" office:value-type="float" office:value="3894" calcext:value-type="float">
            <text:p>3,894</text:p>
          </table:table-cell>
          <table:table-cell table:style-name="ce74" office:value-type="float" office:value="17899" calcext:value-type="float">
            <text:p>17,899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358867" calcext:value-type="float">
            <text:p>358,867</text:p>
          </table:table-cell>
          <table:table-cell table:style-name="ce74" office:value-type="float" office:value="132768" calcext:value-type="float">
            <text:p>132,768</text:p>
          </table:table-cell>
          <table:table-cell table:style-name="ce74" office:value-type="float" office:value="1121229" calcext:value-type="float">
            <text:p>1,121,229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252" calcext:value-type="float">
            <text:p>252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5014442" calcext:value-type="float">
            <text:p>5,014,442</text:p>
          </table:table-cell>
          <table:table-cell table:style-name="ce74" office:value-type="float" office:value="3656856536" calcext:value-type="float">
            <text:p>3,656,856,536</text:p>
          </table:table-cell>
          <table:table-cell table:style-name="ce74" office:value-type="float" office:value="1473359678" calcext:value-type="float">
            <text:p>1,473,359,678</text:p>
          </table:table-cell>
          <table:table-cell table:style-name="ce74" office:value-type="float" office:value="31481898" calcext:value-type="float">
            <text:p>31,481,898</text:p>
          </table:table-cell>
          <table:table-cell table:style-name="ce74" office:value-type="float" office:value="5161698112" calcext:value-type="float">
            <text:p>5,161,698,112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865604" calcext:value-type="float">
            <text:p>865,604</text:p>
          </table:table-cell>
          <table:table-cell table:style-name="ce74" office:value-type="float" office:value="5162563716" calcext:value-type="float">
            <text:p>5,162,563,716</text:p>
          </table:table-cell>
          <table:table-cell table:style-name="ce74" office:value-type="float" office:value="5167578158" calcext:value-type="float">
            <text:p>5,167,578,158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65" calcext:value-type="float">
            <text:p>65</text:p>
          </table:table-cell>
          <table:table-cell table:style-name="ce63" office:value-type="string" calcext:value-type="string">
            <text:p>87-88</text:p>
          </table:table-cell>
          <table:table-cell table:style-name="ce69" office:value-type="string" calcext:value-type="string">
            <text:p>Услуги социальные</text:p>
          </table:table-cell>
          <table:table-cell table:number-columns-repeated="69" table:style-name="ce74" office:value-type="float" office:value="0" calcext:value-type="float">
            <text:p/>
          </table:table-cell>
          <table:table-cell table:style-name="ce74" office:value-type="float" office:value="9857516" calcext:value-type="float">
            <text:p>9,857,516</text:p>
          </table:table-cell>
          <table:table-cell table:style-name="ce74" office:value-type="float" office:value="85016455" calcext:value-type="float">
            <text:p>85,016,455</text:p>
          </table:table-cell>
          <table:table-cell table:style-name="ce74" office:value-type="float" office:value="4090868" calcext:value-type="float">
            <text:p>4,090,868</text:p>
          </table:table-cell>
          <table:table-cell table:style-name="ce74" office:value-type="float" office:value="98964839" calcext:value-type="float">
            <text:p>98,964,839</text:p>
          </table:table-cell>
          <table:table-cell table:number-columns-repeated="5" table:style-name="ce74" office:value-type="float" office:value="0" calcext:value-type="float">
            <text:p/>
          </table:table-cell>
          <table:table-cell table:number-columns-repeated="2" table:style-name="ce74" office:value-type="float" office:value="98964839" calcext:value-type="float">
            <text:p>98,964,839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66" calcext:value-type="float">
            <text:p>66</text:p>
          </table:table-cell>
          <table:table-cell table:style-name="ce63" office:value-type="string" calcext:value-type="string">
            <text:p>90-93</text:p>
          </table:table-cell>
          <table:table-cell table:style-name="ce69" office:value-type="string" calcext:value-type="string">
            <text:p>Услуги в области искусства, развлечений и отдыха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56346" calcext:value-type="float">
            <text:p>56,346</text:p>
          </table:table-cell>
          <table:table-cell table:style-name="ce74" office:value-type="float" office:value="2556" calcext:value-type="float">
            <text:p>2,556</text:p>
          </table:table-cell>
          <table:table-cell table:number-columns-repeated="36" table:style-name="ce74" office:value-type="float" office:value="0" calcext:value-type="float">
            <text:p/>
          </table:table-cell>
          <table:table-cell table:style-name="ce74" office:value-type="float" office:value="12520" calcext:value-type="float">
            <text:p>12,52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972" calcext:value-type="float">
            <text:p>3,97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9390" calcext:value-type="float">
            <text:p>9,390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98819" calcext:value-type="float">
            <text:p>98,81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66963" calcext:value-type="float">
            <text:p>166,963</text:p>
          </table:table-cell>
          <table:table-cell table:style-name="ce74" office:value-type="float" office:value="41240" calcext:value-type="float">
            <text:p>41,240</text:p>
          </table:table-cell>
          <table:table-cell table:style-name="ce74" office:value-type="float" office:value="657844" calcext:value-type="float">
            <text:p>657,844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364007" calcext:value-type="float">
            <text:p>364,007</text:p>
          </table:table-cell>
          <table:table-cell table:style-name="ce74" office:value-type="float" office:value="93714" calcext:value-type="float">
            <text:p>93,714</text:p>
          </table:table-cell>
          <table:table-cell table:style-name="ce74" office:value-type="float" office:value="77970" calcext:value-type="float">
            <text:p>77,970</text:p>
          </table:table-cell>
          <table:table-cell table:style-name="ce74" office:value-type="float" office:value="26441047" calcext:value-type="float">
            <text:p>26,441,047</text:p>
          </table:table-cell>
          <table:table-cell table:style-name="ce74" office:value-type="float" office:value="21202754" calcext:value-type="float">
            <text:p>21,202,754</text:p>
          </table:table-cell>
          <table:table-cell table:style-name="ce74" office:value-type="float" office:value="70812" calcext:value-type="float">
            <text:p>70,812</text:p>
          </table:table-cell>
          <table:table-cell table:style-name="ce74" office:value-type="float" office:value="306558" calcext:value-type="float">
            <text:p>306,558</text:p>
          </table:table-cell>
          <table:table-cell table:style-name="ce74" office:value-type="float" office:value="11471278" calcext:value-type="float">
            <text:p>11,471,278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61077790" calcext:value-type="float">
            <text:p>61,077,790</text:p>
          </table:table-cell>
          <table:table-cell table:style-name="ce74" office:value-type="float" office:value="1740923868" calcext:value-type="float">
            <text:p>1,740,923,868</text:p>
          </table:table-cell>
          <table:table-cell table:style-name="ce74" office:value-type="float" office:value="346032420" calcext:value-type="float">
            <text:p>346,032,42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086956288" calcext:value-type="float">
            <text:p>2,086,956,288</text:p>
          </table:table-cell>
          <table:table-cell table:style-name="ce74" office:value-type="float" office:value="8270075" calcext:value-type="float">
            <text:p>8,270,07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-35358" calcext:value-type="float">
            <text:p>-35,358</text:p>
          </table:table-cell>
          <table:table-cell table:style-name="ce74" office:value-type="float" office:value="8234717" calcext:value-type="float">
            <text:p>8,234,717</text:p>
          </table:table-cell>
          <table:table-cell table:style-name="ce74" office:value-type="float" office:value="120720213" calcext:value-type="float">
            <text:p>120,720,213</text:p>
          </table:table-cell>
          <table:table-cell table:style-name="ce74" office:value-type="float" office:value="2215911218" calcext:value-type="float">
            <text:p>2,215,911,218</text:p>
          </table:table-cell>
          <table:table-cell table:style-name="ce74" office:value-type="float" office:value="2276989008" calcext:value-type="float">
            <text:p>2,276,989,008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67" calcext:value-type="float">
            <text:p>67</text:p>
          </table:table-cell>
          <table:table-cell table:style-name="ce63" office:value-type="string" calcext:value-type="string">
            <text:p>94-96</text:p>
          </table:table-cell>
          <table:table-cell table:style-name="ce69" office:value-type="string" calcext:value-type="string">
            <text:p>Услуги прочие</text:p>
          </table:table-cell>
          <table:table-cell table:style-name="ce74" office:value-type="float" office:value="1390" calcext:value-type="float">
            <text:p>1,390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091" calcext:value-type="float">
            <text:p>2,091</text:p>
          </table:table-cell>
          <table:table-cell table:style-name="ce74" office:value-type="float" office:value="6402" calcext:value-type="float">
            <text:p>6,402</text:p>
          </table:table-cell>
          <table:table-cell table:style-name="ce74" office:value-type="float" office:value="287" calcext:value-type="float">
            <text:p>28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6564" calcext:value-type="float">
            <text:p>6,564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546" calcext:value-type="float">
            <text:p>546</text:p>
          </table:table-cell>
          <table:table-cell table:style-name="ce74" office:value-type="float" office:value="1985" calcext:value-type="float">
            <text:p>1,985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93" calcext:value-type="float">
            <text:p>93</text:p>
          </table:table-cell>
          <table:table-cell table:style-name="ce74" office:value-type="float" office:value="25" calcext:value-type="float">
            <text:p>25</text:p>
          </table:table-cell>
          <table:table-cell table:number-columns-repeated="5" table:style-name="ce74" office:value-type="float" office:value="0" calcext:value-type="float">
            <text:p/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30" calcext:value-type="float">
            <text:p>130</text:p>
          </table:table-cell>
          <table:table-cell table:style-name="ce74" office:value-type="float" office:value="23670" calcext:value-type="float">
            <text:p>23,670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6" calcext:value-type="float">
            <text:p>6</text:p>
          </table:table-cell>
          <table:table-cell table:number-columns-repeated="3" table:style-name="ce74" office:value-type="float" office:value="0" calcext:value-type="float">
            <text:p/>
          </table:table-cell>
          <table:table-cell table:style-name="ce74" office:value-type="float" office:value="12206" calcext:value-type="float">
            <text:p>12,206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872" calcext:value-type="float">
            <text:p>2,872</text:p>
          </table:table-cell>
          <table:table-cell table:style-name="ce74" office:value-type="float" office:value="12736" calcext:value-type="float">
            <text:p>12,73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84" calcext:value-type="float">
            <text:p>84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45105" calcext:value-type="float">
            <text:p>45,105</text:p>
          </table:table-cell>
          <table:table-cell table:style-name="ce74" office:value-type="float" office:value="1488" calcext:value-type="float">
            <text:p>1,488</text:p>
          </table:table-cell>
          <table:table-cell table:style-name="ce74" office:value-type="float" office:value="49084" calcext:value-type="float">
            <text:p>49,084</text:p>
          </table:table-cell>
          <table:table-cell table:style-name="ce74" office:value-type="float" office:value="232046" calcext:value-type="float">
            <text:p>232,046</text:p>
          </table:table-cell>
          <table:table-cell table:style-name="ce74" office:value-type="float" office:value="1731826" calcext:value-type="float">
            <text:p>1,731,82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67270" calcext:value-type="float">
            <text:p>267,270</text:p>
          </table:table-cell>
          <table:table-cell table:style-name="ce74" office:value-type="float" office:value="14472" calcext:value-type="float">
            <text:p>14,47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519950" calcext:value-type="float">
            <text:p>1,519,950</text:p>
          </table:table-cell>
          <table:table-cell table:style-name="ce74" office:value-type="float" office:value="766" calcext:value-type="float">
            <text:p>766</text:p>
          </table:table-cell>
          <table:table-cell table:style-name="ce74" office:value-type="float" office:value="716025" calcext:value-type="float">
            <text:p>716,025</text:p>
          </table:table-cell>
          <table:table-cell table:style-name="ce74" office:value-type="float" office:value="13554440" calcext:value-type="float">
            <text:p>13,554,440</text:p>
          </table:table-cell>
          <table:table-cell table:style-name="ce74" office:value-type="float" office:value="5927263" calcext:value-type="float">
            <text:p>5,927,263</text:p>
          </table:table-cell>
          <table:table-cell table:style-name="ce74" office:value-type="float" office:value="8382702" calcext:value-type="float">
            <text:p>8,382,702</text:p>
          </table:table-cell>
          <table:table-cell table:style-name="ce74" office:value-type="float" office:value="4356374" calcext:value-type="float">
            <text:p>4,356,374</text:p>
          </table:table-cell>
          <table:table-cell table:style-name="ce74" office:value-type="float" office:value="132625" calcext:value-type="float">
            <text:p>132,625</text:p>
          </table:table-cell>
          <table:table-cell table:style-name="ce74" office:value-type="float" office:value="1235897" calcext:value-type="float">
            <text:p>1,235,897</text:p>
          </table:table-cell>
          <table:table-cell table:style-name="ce74" office:value-type="float" office:value="16390" calcext:value-type="float">
            <text:p>16,390</text:p>
          </table:table-cell>
          <table:table-cell table:style-name="ce74" office:value-type="float" office:value="24826470" calcext:value-type="float">
            <text:p>24,826,470</text:p>
          </table:table-cell>
          <table:table-cell table:style-name="ce74" office:value-type="float" office:value="13284285" calcext:value-type="float">
            <text:p>13,284,285</text:p>
          </table:table-cell>
          <table:table-cell table:style-name="ce74" office:value-type="float" office:value="7589728" calcext:value-type="float">
            <text:p>7,589,728</text:p>
          </table:table-cell>
          <table:table-cell table:style-name="ce74" office:value-type="float" office:value="349928" calcext:value-type="float">
            <text:p>349,928</text:p>
          </table:table-cell>
          <table:table-cell table:style-name="ce74" office:value-type="float" office:value="6939" calcext:value-type="float">
            <text:p>6,939</text:p>
          </table:table-cell>
          <table:table-cell table:style-name="ce74" office:value-type="float" office:value="31174" calcext:value-type="float">
            <text:p>31,174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84343445" calcext:value-type="float">
            <text:p>84,343,445</text:p>
          </table:table-cell>
          <table:table-cell table:style-name="ce74" office:value-type="float" office:value="2685500720" calcext:value-type="float">
            <text:p>2,685,500,72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24921500" calcext:value-type="float">
            <text:p>324,921,500</text:p>
          </table:table-cell>
          <table:table-cell table:style-name="ce74" office:value-type="float" office:value="3010422220" calcext:value-type="float">
            <text:p>3,010,422,220</text:p>
          </table:table-cell>
          <table:table-cell table:number-columns-repeated="4" table:style-name="ce74" office:value-type="float" office:value="0" calcext:value-type="float">
            <text:p/>
          </table:table-cell>
          <table:table-cell table:style-name="ce74" office:value-type="float" office:value="65418174" calcext:value-type="float">
            <text:p>65,418,174</text:p>
          </table:table-cell>
          <table:table-cell table:style-name="ce74" office:value-type="float" office:value="3075840394" calcext:value-type="float">
            <text:p>3,075,840,394</text:p>
          </table:table-cell>
          <table:table-cell table:style-name="ce74" office:value-type="float" office:value="3160183839" calcext:value-type="float">
            <text:p>3,160,183,839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5">
          <table:table-cell table:style-name="ce57" office:value-type="float" office:value="68" calcext:value-type="float">
            <text:p>68</text:p>
          </table:table-cell>
          <table:table-cell table:style-name="ce63" office:value-type="string" calcext:value-type="string">
            <text:p>97-98</text:p>
          </table:table-cell>
          <table:table-cell table:style-name="ce69" office:value-type="string" calcext:value-type="string">
            <text:p>Услуги домашних хозяйств, нанимающих домашнюю прислугу и услуги по производству товаров и услуг для собственного потребления</text:p>
          </table:table-cell>
          <table:table-cell table:number-columns-repeated="69" table:style-name="ce74" office:value-type="float" office:value="0" calcext:value-type="float">
            <text:p/>
          </table:table-cell>
          <table:table-cell table:style-name="ce74" office:value-type="float" office:value="203740470" calcext:value-type="float">
            <text:p>203,740,470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203740470" calcext:value-type="float">
            <text:p>203,740,470</text:p>
          </table:table-cell>
          <table:table-cell table:number-columns-repeated="5" table:style-name="ce74" office:value-type="float" office:value="0" calcext:value-type="float">
            <text:p/>
          </table:table-cell>
          <table:table-cell table:number-columns-repeated="2" table:style-name="ce74" office:value-type="float" office:value="203740470" calcext:value-type="float">
            <text:p>203,740,470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4">
          <table:table-cell table:style-name="ce57" office:value-type="float" office:value="69" calcext:value-type="float">
            <text:p>69</text:p>
          </table:table-cell>
          <table:table-cell table:style-name="ce63"/>
          <table:table-cell table:style-name="ce69" office:value-type="string" calcext:value-type="string">
            <text:p>Прямые покупки за рубежом, совершаемые резидентами</text:p>
          </table:table-cell>
          <table:table-cell table:number-columns-repeated="80" table:style-name="ce74" office:value-type="float" office:value="0" calcext:value-type="float">
            <text:p/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4">
          <table:table-cell table:style-name="ce57" office:value-type="float" office:value="70" calcext:value-type="float">
            <text:p>70</text:p>
          </table:table-cell>
          <table:table-cell table:style-name="ce63"/>
          <table:table-cell table:style-name="ce69" office:value-type="string" calcext:value-type="string">
            <text:p>Прямые покупки на внутреннем рынке, совершаемые нерезидентами</text:p>
          </table:table-cell>
          <table:table-cell table:number-columns-repeated="80" table:style-name="ce74" office:value-type="float" office:value="0" calcext:value-type="float">
            <text:p/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71" calcext:value-type="float">
            <text:p>71</text:p>
          </table:table-cell>
          <table:table-cell table:style-name="ce63"/>
          <table:table-cell table:style-name="ce84" office:value-type="string" calcext:value-type="string">
            <text:p>Итого</text:p>
          </table:table-cell>
          <table:table-cell table:style-name="ce74" office:value-type="float" office:value="3335702318" calcext:value-type="float">
            <text:p>3,335,702,318</text:p>
          </table:table-cell>
          <table:table-cell table:style-name="ce74" office:value-type="float" office:value="10716545" calcext:value-type="float">
            <text:p>10,716,545</text:p>
          </table:table-cell>
          <table:table-cell table:style-name="ce74" office:value-type="float" office:value="31490097" calcext:value-type="float">
            <text:p>31,490,097</text:p>
          </table:table-cell>
          <table:table-cell table:style-name="ce74" office:value-type="float" office:value="369369183" calcext:value-type="float">
            <text:p>369,369,183</text:p>
          </table:table-cell>
          <table:table-cell table:style-name="ce74" office:value-type="float" office:value="5419073379" calcext:value-type="float">
            <text:p>5,419,073,379</text:p>
          </table:table-cell>
          <table:table-cell table:style-name="ce74" office:value-type="float" office:value="155956297" calcext:value-type="float">
            <text:p>155,956,297</text:p>
          </table:table-cell>
          <table:table-cell table:style-name="ce74" office:value-type="float" office:value="348683769" calcext:value-type="float">
            <text:p>348,683,769</text:p>
          </table:table-cell>
          <table:table-cell table:style-name="ce74" office:value-type="float" office:value="2935858860" calcext:value-type="float">
            <text:p>2,935,858,860</text:p>
          </table:table-cell>
          <table:table-cell table:style-name="ce74" office:value-type="float" office:value="220389584" calcext:value-type="float">
            <text:p>220,389,584</text:p>
          </table:table-cell>
          <table:table-cell table:style-name="ce74" office:value-type="float" office:value="403858976" calcext:value-type="float">
            <text:p>403,858,976</text:p>
          </table:table-cell>
          <table:table-cell table:style-name="ce74" office:value-type="float" office:value="2711507104" calcext:value-type="float">
            <text:p>2,711,507,104</text:p>
          </table:table-cell>
          <table:table-cell table:style-name="ce74" office:value-type="float" office:value="129350129" calcext:value-type="float">
            <text:p>129,350,129</text:p>
          </table:table-cell>
          <table:table-cell table:style-name="ce74" office:value-type="float" office:value="89882789" calcext:value-type="float">
            <text:p>89,882,789</text:p>
          </table:table-cell>
          <table:table-cell table:style-name="ce74" office:value-type="float" office:value="45424635" calcext:value-type="float">
            <text:p>45,424,635</text:p>
          </table:table-cell>
          <table:table-cell table:style-name="ce74" office:value-type="float" office:value="8939465" calcext:value-type="float">
            <text:p>8,939,465</text:p>
          </table:table-cell>
          <table:table-cell table:style-name="ce74" office:value-type="float" office:value="32144510" calcext:value-type="float">
            <text:p>32,144,510</text:p>
          </table:table-cell>
          <table:table-cell table:style-name="ce74" office:value-type="float" office:value="75568593" calcext:value-type="float">
            <text:p>75,568,593</text:p>
          </table:table-cell>
          <table:table-cell table:style-name="ce74" office:value-type="float" office:value="33996515" calcext:value-type="float">
            <text:p>33,996,515</text:p>
          </table:table-cell>
          <table:table-cell table:style-name="ce74" office:value-type="float" office:value="133931300" calcext:value-type="float">
            <text:p>133,931,300</text:p>
          </table:table-cell>
          <table:table-cell table:style-name="ce74" office:value-type="float" office:value="646913796" calcext:value-type="float">
            <text:p>646,913,796</text:p>
          </table:table-cell>
          <table:table-cell table:style-name="ce74" office:value-type="float" office:value="648507727" calcext:value-type="float">
            <text:p>648,507,727</text:p>
          </table:table-cell>
          <table:table-cell table:style-name="ce74" office:value-type="float" office:value="77666351" calcext:value-type="float">
            <text:p>77,666,351</text:p>
          </table:table-cell>
          <table:table-cell table:style-name="ce74" office:value-type="float" office:value="270928781" calcext:value-type="float">
            <text:p>270,928,781</text:p>
          </table:table-cell>
          <table:table-cell table:style-name="ce74" office:value-type="float" office:value="813761283" calcext:value-type="float">
            <text:p>813,761,283</text:p>
          </table:table-cell>
          <table:table-cell table:style-name="ce74" office:value-type="float" office:value="2408714455" calcext:value-type="float">
            <text:p>2,408,714,455</text:p>
          </table:table-cell>
          <table:table-cell table:style-name="ce74" office:value-type="float" office:value="121921294" calcext:value-type="float">
            <text:p>121,921,294</text:p>
          </table:table-cell>
          <table:table-cell table:style-name="ce74" office:value-type="float" office:value="105843224" calcext:value-type="float">
            <text:p>105,843,224</text:p>
          </table:table-cell>
          <table:table-cell table:style-name="ce74" office:value-type="float" office:value="4922823473" calcext:value-type="float">
            <text:p>4,922,823,473</text:p>
          </table:table-cell>
          <table:table-cell table:style-name="ce74" office:value-type="float" office:value="26661866" calcext:value-type="float">
            <text:p>26,661,866</text:p>
          </table:table-cell>
          <table:table-cell table:style-name="ce74" office:value-type="float" office:value="316850508" calcext:value-type="float">
            <text:p>316,850,508</text:p>
          </table:table-cell>
          <table:table-cell table:style-name="ce74" office:value-type="float" office:value="31923574" calcext:value-type="float">
            <text:p>31,923,574</text:p>
          </table:table-cell>
          <table:table-cell table:style-name="ce74" office:value-type="float" office:value="216053466" calcext:value-type="float">
            <text:p>216,053,466</text:p>
          </table:table-cell>
          <table:table-cell table:style-name="ce74" office:value-type="float" office:value="314305460" calcext:value-type="float">
            <text:p>314,305,460</text:p>
          </table:table-cell>
          <table:table-cell table:style-name="ce74" office:value-type="float" office:value="1024924795" calcext:value-type="float">
            <text:p>1,024,924,795</text:p>
          </table:table-cell>
          <table:table-cell table:style-name="ce74" office:value-type="float" office:value="271708622" calcext:value-type="float">
            <text:p>271,708,622</text:p>
          </table:table-cell>
          <table:table-cell table:style-name="ce74" office:value-type="float" office:value="65382907" calcext:value-type="float">
            <text:p>65,382,907</text:p>
          </table:table-cell>
          <table:table-cell table:style-name="ce74" office:value-type="float" office:value="35834480" calcext:value-type="float">
            <text:p>35,834,480</text:p>
          </table:table-cell>
          <table:table-cell table:style-name="ce74" office:value-type="float" office:value="562735955" calcext:value-type="float">
            <text:p>562,735,955</text:p>
          </table:table-cell>
          <table:table-cell table:style-name="ce74" office:value-type="float" office:value="1222499380" calcext:value-type="float">
            <text:p>1,222,499,380</text:p>
          </table:table-cell>
          <table:table-cell table:style-name="ce74" office:value-type="float" office:value="133498021" calcext:value-type="float">
            <text:p>133,498,021</text:p>
          </table:table-cell>
          <table:table-cell table:style-name="ce74" office:value-type="float" office:value="266174166" calcext:value-type="float">
            <text:p>266,174,166</text:p>
          </table:table-cell>
          <table:table-cell table:style-name="ce74" office:value-type="float" office:value="309532569" calcext:value-type="float">
            <text:p>309,532,569</text:p>
          </table:table-cell>
          <table:table-cell table:style-name="ce74" office:value-type="float" office:value="6736059197" calcext:value-type="float">
            <text:p>6,736,059,197</text:p>
          </table:table-cell>
          <table:table-cell table:style-name="ce74" office:value-type="float" office:value="851759213" calcext:value-type="float">
            <text:p>851,759,213</text:p>
          </table:table-cell>
          <table:table-cell table:style-name="ce74" office:value-type="float" office:value="4767834293" calcext:value-type="float">
            <text:p>4,767,834,293</text:p>
          </table:table-cell>
          <table:table-cell table:style-name="ce74" office:value-type="float" office:value="2241035382" calcext:value-type="float">
            <text:p>2,241,035,382</text:p>
          </table:table-cell>
          <table:table-cell table:style-name="ce74" office:value-type="float" office:value="2213536620" calcext:value-type="float">
            <text:p>2,213,536,620</text:p>
          </table:table-cell>
          <table:table-cell table:style-name="ce74" office:value-type="float" office:value="28006349" calcext:value-type="float">
            <text:p>28,006,349</text:p>
          </table:table-cell>
          <table:table-cell table:style-name="ce74" office:value-type="float" office:value="440875459" calcext:value-type="float">
            <text:p>440,875,459</text:p>
          </table:table-cell>
          <table:table-cell table:style-name="ce74" office:value-type="float" office:value="768508835" calcext:value-type="float">
            <text:p>768,508,835</text:p>
          </table:table-cell>
          <table:table-cell table:style-name="ce74" office:value-type="float" office:value="26157950" calcext:value-type="float">
            <text:p>26,157,950</text:p>
          </table:table-cell>
          <table:table-cell table:style-name="ce74" office:value-type="float" office:value="129575168" calcext:value-type="float">
            <text:p>129,575,168</text:p>
          </table:table-cell>
          <table:table-cell table:style-name="ce74" office:value-type="float" office:value="818105149" calcext:value-type="float">
            <text:p>818,105,149</text:p>
          </table:table-cell>
          <table:table-cell table:style-name="ce74" office:value-type="float" office:value="830791761" calcext:value-type="float">
            <text:p>830,791,761</text:p>
          </table:table-cell>
          <table:table-cell table:style-name="ce74" office:value-type="float" office:value="436577597" calcext:value-type="float">
            <text:p>436,577,597</text:p>
          </table:table-cell>
          <table:table-cell table:style-name="ce74" office:value-type="float" office:value="1295628046" calcext:value-type="float">
            <text:p>1,295,628,046</text:p>
          </table:table-cell>
          <table:table-cell table:style-name="ce74" office:value-type="float" office:value="723165931" calcext:value-type="float">
            <text:p>723,165,931</text:p>
          </table:table-cell>
          <table:table-cell table:style-name="ce74" office:value-type="float" office:value="381645008" calcext:value-type="float">
            <text:p>381,645,008</text:p>
          </table:table-cell>
          <table:table-cell table:style-name="ce74" office:value-type="float" office:value="3021146274" calcext:value-type="float">
            <text:p>3,021,146,274</text:p>
          </table:table-cell>
          <table:table-cell table:style-name="ce74" office:value-type="float" office:value="1973729945" calcext:value-type="float">
            <text:p>1,973,729,945</text:p>
          </table:table-cell>
          <table:table-cell table:style-name="ce74" office:value-type="float" office:value="1293724126" calcext:value-type="float">
            <text:p>1,293,724,126</text:p>
          </table:table-cell>
          <table:table-cell table:style-name="ce74" office:value-type="float" office:value="4235095425" calcext:value-type="float">
            <text:p>4,235,095,425</text:p>
          </table:table-cell>
          <table:table-cell table:style-name="ce74" office:value-type="float" office:value="2219179283" calcext:value-type="float">
            <text:p>2,219,179,283</text:p>
          </table:table-cell>
          <table:table-cell table:style-name="ce74" office:value-type="float" office:value="2485628899" calcext:value-type="float">
            <text:p>2,485,628,899</text:p>
          </table:table-cell>
          <table:table-cell table:style-name="ce74" office:value-type="float" office:value="58248605" calcext:value-type="float">
            <text:p>58,248,605</text:p>
          </table:table-cell>
          <table:table-cell table:style-name="ce74" office:value-type="float" office:value="920567930" calcext:value-type="float">
            <text:p>920,567,930</text:p>
          </table:table-cell>
          <table:table-cell table:style-name="ce74" office:value-type="float" office:value="1159400111" calcext:value-type="float">
            <text:p>1,159,400,111</text:p>
          </table:table-cell>
          <table:table-cell table:style-name="ce85" office:value-type="float" office:value="0" calcext:value-type="float">
            <text:p>0</text:p>
          </table:table-cell>
          <table:table-cell table:style-name="ce74" office:value-type="float" office:value="71362992757" calcext:value-type="float">
            <text:p>71,362,992,757</text:p>
          </table:table-cell>
          <table:table-cell table:style-name="ce74" office:value-type="float" office:value="59153260015" calcext:value-type="float">
            <text:p>59,153,260,015</text:p>
          </table:table-cell>
          <table:table-cell table:style-name="ce74" office:value-type="float" office:value="13815191713" calcext:value-type="float">
            <text:p>13,815,191,713</text:p>
          </table:table-cell>
          <table:table-cell table:style-name="ce74" office:value-type="float" office:value="372582567" calcext:value-type="float">
            <text:p>372,582,567</text:p>
          </table:table-cell>
          <table:table-cell table:style-name="ce74" office:value-type="float" office:value="73341034295" calcext:value-type="float">
            <text:p>73,341,034,295</text:p>
          </table:table-cell>
          <table:table-cell table:style-name="ce74" office:value-type="float" office:value="27714663261" calcext:value-type="float">
            <text:p>27,714,663,261</text:p>
          </table:table-cell>
          <table:table-cell table:style-name="ce74" office:value-type="float" office:value="3482718165" calcext:value-type="float">
            <text:p>3,482,718,165</text:p>
          </table:table-cell>
          <table:table-cell table:style-name="ce74" office:value-type="float" office:value="41699062" calcext:value-type="float">
            <text:p>41,699,062</text:p>
          </table:table-cell>
          <table:table-cell table:style-name="ce74" office:value-type="float" office:value="31239080488" calcext:value-type="float">
            <text:p>31,239,080,488</text:p>
          </table:table-cell>
          <table:table-cell table:style-name="ce74" office:value-type="float" office:value="39018519841" calcext:value-type="float">
            <text:p>39,018,519,841</text:p>
          </table:table-cell>
          <table:table-cell table:style-name="ce74" office:value-type="float" office:value="143598634624" calcext:value-type="float">
            <text:p>143,598,634,624</text:p>
          </table:table-cell>
          <table:table-cell table:style-name="ce74" office:value-type="float" office:value="214961627381" calcext:value-type="float">
            <text:p>214,961,627,381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72" calcext:value-type="float">
            <text:p>72</text:p>
          </table:table-cell>
          <table:table-cell table:style-name="ce63"/>
          <table:table-cell table:style-name="ce69" office:value-type="string" calcext:value-type="string">
            <text:p>Чистые налоги на продукты</text:p>
          </table:table-cell>
          <table:table-cell table:style-name="ce74" office:value-type="float" office:value="156728349" calcext:value-type="float">
            <text:p>156,728,349</text:p>
          </table:table-cell>
          <table:table-cell table:style-name="ce74" office:value-type="float" office:value="203955" calcext:value-type="float">
            <text:p>203,955</text:p>
          </table:table-cell>
          <table:table-cell table:style-name="ce74" office:value-type="float" office:value="2656088" calcext:value-type="float">
            <text:p>2,656,088</text:p>
          </table:table-cell>
          <table:table-cell table:style-name="ce74" office:value-type="float" office:value="5818891" calcext:value-type="float">
            <text:p>5,818,891</text:p>
          </table:table-cell>
          <table:table-cell table:style-name="ce74" office:value-type="float" office:value="30054372" calcext:value-type="float">
            <text:p>30,054,372</text:p>
          </table:table-cell>
          <table:table-cell table:style-name="ce74" office:value-type="float" office:value="541433" calcext:value-type="float">
            <text:p>541,433</text:p>
          </table:table-cell>
          <table:table-cell table:style-name="ce74" office:value-type="float" office:value="2686835" calcext:value-type="float">
            <text:p>2,686,835</text:p>
          </table:table-cell>
          <table:table-cell table:style-name="ce74" office:value-type="float" office:value="17100375" calcext:value-type="float">
            <text:p>17,100,375</text:p>
          </table:table-cell>
          <table:table-cell table:style-name="ce74" office:value-type="float" office:value="1640431" calcext:value-type="float">
            <text:p>1,640,431</text:p>
          </table:table-cell>
          <table:table-cell table:style-name="ce74" office:value-type="float" office:value="2343010" calcext:value-type="float">
            <text:p>2,343,010</text:p>
          </table:table-cell>
          <table:table-cell table:style-name="ce74" office:value-type="float" office:value="69889977" calcext:value-type="float">
            <text:p>69,889,977</text:p>
          </table:table-cell>
          <table:table-cell table:style-name="ce74" office:value-type="float" office:value="3968439" calcext:value-type="float">
            <text:p>3,968,439</text:p>
          </table:table-cell>
          <table:table-cell table:style-name="ce74" office:value-type="float" office:value="142233" calcext:value-type="float">
            <text:p>142,233</text:p>
          </table:table-cell>
          <table:table-cell table:style-name="ce74" office:value-type="float" office:value="711127" calcext:value-type="float">
            <text:p>711,127</text:p>
          </table:table-cell>
          <table:table-cell table:style-name="ce74" office:value-type="float" office:value="146841" calcext:value-type="float">
            <text:p>146,841</text:p>
          </table:table-cell>
          <table:table-cell table:style-name="ce74" office:value-type="float" office:value="344022" calcext:value-type="float">
            <text:p>344,022</text:p>
          </table:table-cell>
          <table:table-cell table:style-name="ce74" office:value-type="float" office:value="1063137" calcext:value-type="float">
            <text:p>1,063,137</text:p>
          </table:table-cell>
          <table:table-cell table:style-name="ce74" office:value-type="float" office:value="449490" calcext:value-type="float">
            <text:p>449,490</text:p>
          </table:table-cell>
          <table:table-cell table:style-name="ce74" office:value-type="float" office:value="1282166" calcext:value-type="float">
            <text:p>1,282,166</text:p>
          </table:table-cell>
          <table:table-cell table:style-name="ce74" office:value-type="float" office:value="78275309" calcext:value-type="float">
            <text:p>78,275,309</text:p>
          </table:table-cell>
          <table:table-cell table:style-name="ce74" office:value-type="float" office:value="2641073" calcext:value-type="float">
            <text:p>2,641,073</text:p>
          </table:table-cell>
          <table:table-cell table:style-name="ce74" office:value-type="float" office:value="9756293" calcext:value-type="float">
            <text:p>9,756,293</text:p>
          </table:table-cell>
          <table:table-cell table:style-name="ce74" office:value-type="float" office:value="3612835" calcext:value-type="float">
            <text:p>3,612,835</text:p>
          </table:table-cell>
          <table:table-cell table:style-name="ce74" office:value-type="float" office:value="7679000" calcext:value-type="float">
            <text:p>7,679,000</text:p>
          </table:table-cell>
          <table:table-cell table:style-name="ce74" office:value-type="float" office:value="9568247" calcext:value-type="float">
            <text:p>9,568,247</text:p>
          </table:table-cell>
          <table:table-cell table:style-name="ce74" office:value-type="float" office:value="585999" calcext:value-type="float">
            <text:p>585,999</text:p>
          </table:table-cell>
          <table:table-cell table:style-name="ce74" office:value-type="float" office:value="466809" calcext:value-type="float">
            <text:p>466,809</text:p>
          </table:table-cell>
          <table:table-cell table:style-name="ce74" office:value-type="float" office:value="15492181" calcext:value-type="float">
            <text:p>15,492,181</text:p>
          </table:table-cell>
          <table:table-cell table:style-name="ce74" office:value-type="float" office:value="137902" calcext:value-type="float">
            <text:p>137,902</text:p>
          </table:table-cell>
          <table:table-cell table:style-name="ce74" office:value-type="float" office:value="1379138" calcext:value-type="float">
            <text:p>1,379,138</text:p>
          </table:table-cell>
          <table:table-cell table:style-name="ce74" office:value-type="float" office:value="315088" calcext:value-type="float">
            <text:p>315,088</text:p>
          </table:table-cell>
          <table:table-cell table:style-name="ce74" office:value-type="float" office:value="1037677" calcext:value-type="float">
            <text:p>1,037,677</text:p>
          </table:table-cell>
          <table:table-cell table:style-name="ce74" office:value-type="float" office:value="1439026" calcext:value-type="float">
            <text:p>1,439,026</text:p>
          </table:table-cell>
          <table:table-cell table:style-name="ce74" office:value-type="float" office:value="7875343" calcext:value-type="float">
            <text:p>7,875,343</text:p>
          </table:table-cell>
          <table:table-cell table:style-name="ce74" office:value-type="float" office:value="1210855" calcext:value-type="float">
            <text:p>1,210,855</text:p>
          </table:table-cell>
          <table:table-cell table:style-name="ce74" office:value-type="float" office:value="1308335" calcext:value-type="float">
            <text:p>1,308,335</text:p>
          </table:table-cell>
          <table:table-cell table:style-name="ce74" office:value-type="float" office:value="1655924" calcext:value-type="float">
            <text:p>1,655,924</text:p>
          </table:table-cell>
          <table:table-cell table:style-name="ce74" office:value-type="float" office:value="5343957" calcext:value-type="float">
            <text:p>5,343,957</text:p>
          </table:table-cell>
          <table:table-cell table:style-name="ce74" office:value-type="float" office:value="16033925" calcext:value-type="float">
            <text:p>16,033,925</text:p>
          </table:table-cell>
          <table:table-cell table:style-name="ce74" office:value-type="float" office:value="4883859" calcext:value-type="float">
            <text:p>4,883,859</text:p>
          </table:table-cell>
          <table:table-cell table:style-name="ce74" office:value-type="float" office:value="3138523" calcext:value-type="float">
            <text:p>3,138,523</text:p>
          </table:table-cell>
          <table:table-cell table:style-name="ce74" office:value-type="float" office:value="4937768" calcext:value-type="float">
            <text:p>4,937,768</text:p>
          </table:table-cell>
          <table:table-cell table:style-name="ce74" office:value-type="float" office:value="266630020" calcext:value-type="float">
            <text:p>266,630,020</text:p>
          </table:table-cell>
          <table:table-cell table:style-name="ce74" office:value-type="float" office:value="22410479" calcext:value-type="float">
            <text:p>22,410,479</text:p>
          </table:table-cell>
          <table:table-cell table:style-name="ce74" office:value-type="float" office:value="97900680" calcext:value-type="float">
            <text:p>97,900,680</text:p>
          </table:table-cell>
          <table:table-cell table:style-name="ce74" office:value-type="float" office:value="58386857" calcext:value-type="float">
            <text:p>58,386,857</text:p>
          </table:table-cell>
          <table:table-cell table:style-name="ce74" office:value-type="float" office:value="68947553" calcext:value-type="float">
            <text:p>68,947,553</text:p>
          </table:table-cell>
          <table:table-cell table:style-name="ce74" office:value-type="float" office:value="527861" calcext:value-type="float">
            <text:p>527,861</text:p>
          </table:table-cell>
          <table:table-cell table:style-name="ce74" office:value-type="float" office:value="24245701" calcext:value-type="float">
            <text:p>24,245,701</text:p>
          </table:table-cell>
          <table:table-cell table:style-name="ce74" office:value-type="float" office:value="49106700" calcext:value-type="float">
            <text:p>49,106,700</text:p>
          </table:table-cell>
          <table:table-cell table:style-name="ce74" office:value-type="float" office:value="961096" calcext:value-type="float">
            <text:p>961,096</text:p>
          </table:table-cell>
          <table:table-cell table:style-name="ce74" office:value-type="float" office:value="6145986" calcext:value-type="float">
            <text:p>6,145,986</text:p>
          </table:table-cell>
          <table:table-cell table:style-name="ce74" office:value-type="float" office:value="33048959" calcext:value-type="float">
            <text:p>33,048,959</text:p>
          </table:table-cell>
          <table:table-cell table:style-name="ce74" office:value-type="float" office:value="19279807" calcext:value-type="float">
            <text:p>19,279,807</text:p>
          </table:table-cell>
          <table:table-cell table:style-name="ce74" office:value-type="float" office:value="11515542" calcext:value-type="float">
            <text:p>11,515,542</text:p>
          </table:table-cell>
          <table:table-cell table:style-name="ce74" office:value-type="float" office:value="66001397" calcext:value-type="float">
            <text:p>66,001,397</text:p>
          </table:table-cell>
          <table:table-cell table:style-name="ce74" office:value-type="float" office:value="54077275" calcext:value-type="float">
            <text:p>54,077,275</text:p>
          </table:table-cell>
          <table:table-cell table:style-name="ce74" office:value-type="float" office:value="38511903" calcext:value-type="float">
            <text:p>38,511,903</text:p>
          </table:table-cell>
          <table:table-cell table:style-name="ce74" office:value-type="float" office:value="184591906" calcext:value-type="float">
            <text:p>184,591,906</text:p>
          </table:table-cell>
          <table:table-cell table:style-name="ce74" office:value-type="float" office:value="32027479" calcext:value-type="float">
            <text:p>32,027,479</text:p>
          </table:table-cell>
          <table:table-cell table:style-name="ce74" office:value-type="float" office:value="31699461" calcext:value-type="float">
            <text:p>31,699,461</text:p>
          </table:table-cell>
          <table:table-cell table:style-name="ce74" office:value-type="float" office:value="44779617" calcext:value-type="float">
            <text:p>44,779,617</text:p>
          </table:table-cell>
          <table:table-cell table:style-name="ce74" office:value-type="float" office:value="197583883" calcext:value-type="float">
            <text:p>197,583,883</text:p>
          </table:table-cell>
          <table:table-cell table:style-name="ce74" office:value-type="float" office:value="186159425" calcext:value-type="float">
            <text:p>186,159,425</text:p>
          </table:table-cell>
          <table:table-cell table:style-name="ce74" office:value-type="float" office:value="4561542" calcext:value-type="float">
            <text:p>4,561,542</text:p>
          </table:table-cell>
          <table:table-cell table:style-name="ce74" office:value-type="float" office:value="55035357" calcext:value-type="float">
            <text:p>55,035,357</text:p>
          </table:table-cell>
          <table:table-cell table:style-name="ce74" office:value-type="float" office:value="48498190" calcext:value-type="float">
            <text:p>48,498,190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079180913" calcext:value-type="float">
            <text:p>2,079,180,913</text:p>
          </table:table-cell>
          <table:table-cell table:style-name="ce74" office:value-type="float" office:value="3492534804" calcext:value-type="float">
            <text:p>3,492,534,804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3492534804" calcext:value-type="float">
            <text:p>3,492,534,804</text:p>
          </table:table-cell>
          <table:table-cell table:style-name="ce74" office:value-type="float" office:value="900531724" calcext:value-type="float">
            <text:p>900,531,724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900531724" calcext:value-type="float">
            <text:p>900,531,724</text:p>
          </table:table-cell>
          <table:table-cell table:style-name="ce74" office:value-type="float" office:value="2368923259" calcext:value-type="float">
            <text:p>2,368,923,259</text:p>
          </table:table-cell>
          <table:table-cell table:style-name="ce74" office:value-type="float" office:value="6761989787" calcext:value-type="float">
            <text:p>6,761,989,787</text:p>
          </table:table-cell>
          <table:table-cell table:style-name="ce74" office:value-type="float" office:value="8841170700" calcext:value-type="float">
            <text:p>8,841,170,700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73" calcext:value-type="float">
            <text:p>73</text:p>
          </table:table-cell>
          <table:table-cell table:style-name="ce63"/>
          <table:table-cell table:style-name="ce69" office:value-type="string" calcext:value-type="string">
            <text:p>Использовано в ценах покупателя</text:p>
          </table:table-cell>
          <table:table-cell table:style-name="ce74" office:value-type="float" office:value="3492430667" calcext:value-type="float">
            <text:p>3,492,430,667</text:p>
          </table:table-cell>
          <table:table-cell table:style-name="ce74" office:value-type="float" office:value="10920500" calcext:value-type="float">
            <text:p>10,920,500</text:p>
          </table:table-cell>
          <table:table-cell table:style-name="ce74" office:value-type="float" office:value="34146185" calcext:value-type="float">
            <text:p>34,146,185</text:p>
          </table:table-cell>
          <table:table-cell table:style-name="ce74" office:value-type="float" office:value="375188074" calcext:value-type="float">
            <text:p>375,188,074</text:p>
          </table:table-cell>
          <table:table-cell table:style-name="ce74" office:value-type="float" office:value="5449127751" calcext:value-type="float">
            <text:p>5,449,127,751</text:p>
          </table:table-cell>
          <table:table-cell table:style-name="ce74" office:value-type="float" office:value="156497730" calcext:value-type="float">
            <text:p>156,497,730</text:p>
          </table:table-cell>
          <table:table-cell table:style-name="ce74" office:value-type="float" office:value="351370604" calcext:value-type="float">
            <text:p>351,370,604</text:p>
          </table:table-cell>
          <table:table-cell table:style-name="ce74" office:value-type="float" office:value="2952959235" calcext:value-type="float">
            <text:p>2,952,959,235</text:p>
          </table:table-cell>
          <table:table-cell table:style-name="ce74" office:value-type="float" office:value="222030015" calcext:value-type="float">
            <text:p>222,030,015</text:p>
          </table:table-cell>
          <table:table-cell table:style-name="ce74" office:value-type="float" office:value="406201986" calcext:value-type="float">
            <text:p>406,201,986</text:p>
          </table:table-cell>
          <table:table-cell table:style-name="ce74" office:value-type="float" office:value="2781397081" calcext:value-type="float">
            <text:p>2,781,397,081</text:p>
          </table:table-cell>
          <table:table-cell table:style-name="ce74" office:value-type="float" office:value="133318568" calcext:value-type="float">
            <text:p>133,318,568</text:p>
          </table:table-cell>
          <table:table-cell table:style-name="ce74" office:value-type="float" office:value="90025022" calcext:value-type="float">
            <text:p>90,025,022</text:p>
          </table:table-cell>
          <table:table-cell table:style-name="ce74" office:value-type="float" office:value="46135762" calcext:value-type="float">
            <text:p>46,135,762</text:p>
          </table:table-cell>
          <table:table-cell table:style-name="ce74" office:value-type="float" office:value="9086306" calcext:value-type="float">
            <text:p>9,086,306</text:p>
          </table:table-cell>
          <table:table-cell table:style-name="ce74" office:value-type="float" office:value="32488532" calcext:value-type="float">
            <text:p>32,488,532</text:p>
          </table:table-cell>
          <table:table-cell table:style-name="ce74" office:value-type="float" office:value="76631730" calcext:value-type="float">
            <text:p>76,631,730</text:p>
          </table:table-cell>
          <table:table-cell table:style-name="ce74" office:value-type="float" office:value="34446005" calcext:value-type="float">
            <text:p>34,446,005</text:p>
          </table:table-cell>
          <table:table-cell table:style-name="ce74" office:value-type="float" office:value="135213466" calcext:value-type="float">
            <text:p>135,213,466</text:p>
          </table:table-cell>
          <table:table-cell table:style-name="ce74" office:value-type="float" office:value="725189105" calcext:value-type="float">
            <text:p>725,189,105</text:p>
          </table:table-cell>
          <table:table-cell table:style-name="ce74" office:value-type="float" office:value="651148800" calcext:value-type="float">
            <text:p>651,148,800</text:p>
          </table:table-cell>
          <table:table-cell table:style-name="ce74" office:value-type="float" office:value="87422644" calcext:value-type="float">
            <text:p>87,422,644</text:p>
          </table:table-cell>
          <table:table-cell table:style-name="ce74" office:value-type="float" office:value="274541616" calcext:value-type="float">
            <text:p>274,541,616</text:p>
          </table:table-cell>
          <table:table-cell table:style-name="ce74" office:value-type="float" office:value="821440283" calcext:value-type="float">
            <text:p>821,440,283</text:p>
          </table:table-cell>
          <table:table-cell table:style-name="ce74" office:value-type="float" office:value="2418282702" calcext:value-type="float">
            <text:p>2,418,282,702</text:p>
          </table:table-cell>
          <table:table-cell table:style-name="ce74" office:value-type="float" office:value="122507293" calcext:value-type="float">
            <text:p>122,507,293</text:p>
          </table:table-cell>
          <table:table-cell table:style-name="ce74" office:value-type="float" office:value="106310033" calcext:value-type="float">
            <text:p>106,310,033</text:p>
          </table:table-cell>
          <table:table-cell table:style-name="ce74" office:value-type="float" office:value="4938315654" calcext:value-type="float">
            <text:p>4,938,315,654</text:p>
          </table:table-cell>
          <table:table-cell table:style-name="ce74" office:value-type="float" office:value="26799768" calcext:value-type="float">
            <text:p>26,799,768</text:p>
          </table:table-cell>
          <table:table-cell table:style-name="ce74" office:value-type="float" office:value="318229646" calcext:value-type="float">
            <text:p>318,229,646</text:p>
          </table:table-cell>
          <table:table-cell table:style-name="ce74" office:value-type="float" office:value="32238662" calcext:value-type="float">
            <text:p>32,238,662</text:p>
          </table:table-cell>
          <table:table-cell table:style-name="ce74" office:value-type="float" office:value="217091143" calcext:value-type="float">
            <text:p>217,091,143</text:p>
          </table:table-cell>
          <table:table-cell table:style-name="ce74" office:value-type="float" office:value="315744486" calcext:value-type="float">
            <text:p>315,744,486</text:p>
          </table:table-cell>
          <table:table-cell table:style-name="ce74" office:value-type="float" office:value="1032800138" calcext:value-type="float">
            <text:p>1,032,800,138</text:p>
          </table:table-cell>
          <table:table-cell table:style-name="ce74" office:value-type="float" office:value="272919477" calcext:value-type="float">
            <text:p>272,919,477</text:p>
          </table:table-cell>
          <table:table-cell table:style-name="ce74" office:value-type="float" office:value="66691242" calcext:value-type="float">
            <text:p>66,691,242</text:p>
          </table:table-cell>
          <table:table-cell table:style-name="ce74" office:value-type="float" office:value="37490404" calcext:value-type="float">
            <text:p>37,490,404</text:p>
          </table:table-cell>
          <table:table-cell table:style-name="ce74" office:value-type="float" office:value="568079912" calcext:value-type="float">
            <text:p>568,079,912</text:p>
          </table:table-cell>
          <table:table-cell table:style-name="ce74" office:value-type="float" office:value="1238533305" calcext:value-type="float">
            <text:p>1,238,533,305</text:p>
          </table:table-cell>
          <table:table-cell table:style-name="ce74" office:value-type="float" office:value="138381880" calcext:value-type="float">
            <text:p>138,381,880</text:p>
          </table:table-cell>
          <table:table-cell table:style-name="ce74" office:value-type="float" office:value="269312689" calcext:value-type="float">
            <text:p>269,312,689</text:p>
          </table:table-cell>
          <table:table-cell table:style-name="ce74" office:value-type="float" office:value="314470337" calcext:value-type="float">
            <text:p>314,470,337</text:p>
          </table:table-cell>
          <table:table-cell table:style-name="ce74" office:value-type="float" office:value="7002689217" calcext:value-type="float">
            <text:p>7,002,689,217</text:p>
          </table:table-cell>
          <table:table-cell table:style-name="ce74" office:value-type="float" office:value="874169692" calcext:value-type="float">
            <text:p>874,169,692</text:p>
          </table:table-cell>
          <table:table-cell table:style-name="ce74" office:value-type="float" office:value="4865734973" calcext:value-type="float">
            <text:p>4,865,734,973</text:p>
          </table:table-cell>
          <table:table-cell table:style-name="ce74" office:value-type="float" office:value="2299422239" calcext:value-type="float">
            <text:p>2,299,422,239</text:p>
          </table:table-cell>
          <table:table-cell table:style-name="ce74" office:value-type="float" office:value="2282484173" calcext:value-type="float">
            <text:p>2,282,484,173</text:p>
          </table:table-cell>
          <table:table-cell table:style-name="ce74" office:value-type="float" office:value="28534210" calcext:value-type="float">
            <text:p>28,534,210</text:p>
          </table:table-cell>
          <table:table-cell table:style-name="ce74" office:value-type="float" office:value="465121160" calcext:value-type="float">
            <text:p>465,121,160</text:p>
          </table:table-cell>
          <table:table-cell table:style-name="ce74" office:value-type="float" office:value="817615535" calcext:value-type="float">
            <text:p>817,615,535</text:p>
          </table:table-cell>
          <table:table-cell table:style-name="ce74" office:value-type="float" office:value="27119046" calcext:value-type="float">
            <text:p>27,119,046</text:p>
          </table:table-cell>
          <table:table-cell table:style-name="ce74" office:value-type="float" office:value="135721154" calcext:value-type="float">
            <text:p>135,721,154</text:p>
          </table:table-cell>
          <table:table-cell table:style-name="ce74" office:value-type="float" office:value="851154108" calcext:value-type="float">
            <text:p>851,154,108</text:p>
          </table:table-cell>
          <table:table-cell table:style-name="ce74" office:value-type="float" office:value="850071568" calcext:value-type="float">
            <text:p>850,071,568</text:p>
          </table:table-cell>
          <table:table-cell table:style-name="ce74" office:value-type="float" office:value="448093139" calcext:value-type="float">
            <text:p>448,093,139</text:p>
          </table:table-cell>
          <table:table-cell table:style-name="ce74" office:value-type="float" office:value="1361629443" calcext:value-type="float">
            <text:p>1,361,629,443</text:p>
          </table:table-cell>
          <table:table-cell table:style-name="ce74" office:value-type="float" office:value="777243206" calcext:value-type="float">
            <text:p>777,243,206</text:p>
          </table:table-cell>
          <table:table-cell table:style-name="ce74" office:value-type="float" office:value="420156911" calcext:value-type="float">
            <text:p>420,156,911</text:p>
          </table:table-cell>
          <table:table-cell table:style-name="ce74" office:value-type="float" office:value="3205738180" calcext:value-type="float">
            <text:p>3,205,738,180</text:p>
          </table:table-cell>
          <table:table-cell table:style-name="ce74" office:value-type="float" office:value="2005757424" calcext:value-type="float">
            <text:p>2,005,757,424</text:p>
          </table:table-cell>
          <table:table-cell table:style-name="ce74" office:value-type="float" office:value="1325423587" calcext:value-type="float">
            <text:p>1,325,423,587</text:p>
          </table:table-cell>
          <table:table-cell table:style-name="ce74" office:value-type="float" office:value="4279875042" calcext:value-type="float">
            <text:p>4,279,875,042</text:p>
          </table:table-cell>
          <table:table-cell table:style-name="ce74" office:value-type="float" office:value="2416763166" calcext:value-type="float">
            <text:p>2,416,763,166</text:p>
          </table:table-cell>
          <table:table-cell table:style-name="ce74" office:value-type="float" office:value="2671788324" calcext:value-type="float">
            <text:p>2,671,788,324</text:p>
          </table:table-cell>
          <table:table-cell table:style-name="ce74" office:value-type="float" office:value="62810147" calcext:value-type="float">
            <text:p>62,810,147</text:p>
          </table:table-cell>
          <table:table-cell table:style-name="ce74" office:value-type="float" office:value="975603287" calcext:value-type="float">
            <text:p>975,603,287</text:p>
          </table:table-cell>
          <table:table-cell table:style-name="ce74" office:value-type="float" office:value="1207898301" calcext:value-type="float">
            <text:p>1,207,898,301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73442173670" calcext:value-type="float">
            <text:p>73,442,173,670</text:p>
          </table:table-cell>
          <table:table-cell table:style-name="ce74" office:value-type="float" office:value="62645794819" calcext:value-type="float">
            <text:p>62,645,794,819</text:p>
          </table:table-cell>
          <table:table-cell table:style-name="ce74" office:value-type="float" office:value="13815191713" calcext:value-type="float">
            <text:p>13,815,191,713</text:p>
          </table:table-cell>
          <table:table-cell table:style-name="ce74" office:value-type="float" office:value="372582567" calcext:value-type="float">
            <text:p>372,582,567</text:p>
          </table:table-cell>
          <table:table-cell table:style-name="ce74" office:value-type="float" office:value="76833569099" calcext:value-type="float">
            <text:p>76,833,569,099</text:p>
          </table:table-cell>
          <table:table-cell table:style-name="ce74" office:value-type="float" office:value="28615194985" calcext:value-type="float">
            <text:p>28,615,194,985</text:p>
          </table:table-cell>
          <table:table-cell table:style-name="ce74" office:value-type="float" office:value="3482718165" calcext:value-type="float">
            <text:p>3,482,718,165</text:p>
          </table:table-cell>
          <table:table-cell table:style-name="ce74" office:value-type="float" office:value="41699062" calcext:value-type="float">
            <text:p>41,699,062</text:p>
          </table:table-cell>
          <table:table-cell table:style-name="ce74" office:value-type="float" office:value="32139612212" calcext:value-type="float">
            <text:p>32,139,612,212</text:p>
          </table:table-cell>
          <table:table-cell table:style-name="ce74" office:value-type="float" office:value="41387443100" calcext:value-type="float">
            <text:p>41,387,443,100</text:p>
          </table:table-cell>
          <table:table-cell table:style-name="ce74" office:value-type="float" office:value="150360624411" calcext:value-type="float">
            <text:p>150,360,624,411</text:p>
          </table:table-cell>
          <table:table-cell table:style-name="ce74" office:value-type="float" office:value="223802798081" calcext:value-type="float">
            <text:p>223,802,798,081</text:p>
          </table:table-cell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74" calcext:value-type="float">
            <text:p>74</text:p>
          </table:table-cell>
          <table:table-cell table:style-name="ce63"/>
          <table:table-cell table:style-name="ce69" office:value-type="string" calcext:value-type="string">
            <text:p>Оплата труда</text:p>
          </table:table-cell>
          <table:table-cell table:style-name="ce74" office:value-type="float" office:value="1031024265" calcext:value-type="float">
            <text:p>1,031,024,265</text:p>
          </table:table-cell>
          <table:table-cell table:style-name="ce74" office:value-type="float" office:value="9114310" calcext:value-type="float">
            <text:p>9,114,310</text:p>
          </table:table-cell>
          <table:table-cell table:style-name="ce74" office:value-type="float" office:value="10405041" calcext:value-type="float">
            <text:p>10,405,041</text:p>
          </table:table-cell>
          <table:table-cell table:style-name="ce74" office:value-type="float" office:value="233907536" calcext:value-type="float">
            <text:p>233,907,536</text:p>
          </table:table-cell>
          <table:table-cell table:style-name="ce74" office:value-type="float" office:value="1673987524" calcext:value-type="float">
            <text:p>1,673,987,524</text:p>
          </table:table-cell>
          <table:table-cell table:style-name="ce74" office:value-type="float" office:value="45534595" calcext:value-type="float">
            <text:p>45,534,595</text:p>
          </table:table-cell>
          <table:table-cell table:style-name="ce74" office:value-type="float" office:value="181084111" calcext:value-type="float">
            <text:p>181,084,111</text:p>
          </table:table-cell>
          <table:table-cell table:style-name="ce74" office:value-type="float" office:value="1100841111" calcext:value-type="float">
            <text:p>1,100,841,111</text:p>
          </table:table-cell>
          <table:table-cell table:style-name="ce74" office:value-type="float" office:value="129841456" calcext:value-type="float">
            <text:p>129,841,456</text:p>
          </table:table-cell>
          <table:table-cell table:style-name="ce74" office:value-type="float" office:value="355998658" calcext:value-type="float">
            <text:p>355,998,658</text:p>
          </table:table-cell>
          <table:table-cell table:style-name="ce74" office:value-type="float" office:value="657157750" calcext:value-type="float">
            <text:p>657,157,750</text:p>
          </table:table-cell>
          <table:table-cell table:style-name="ce74" office:value-type="float" office:value="39404021" calcext:value-type="float">
            <text:p>39,404,021</text:p>
          </table:table-cell>
          <table:table-cell table:style-name="ce74" office:value-type="float" office:value="26403347" calcext:value-type="float">
            <text:p>26,403,347</text:p>
          </table:table-cell>
          <table:table-cell table:style-name="ce74" office:value-type="float" office:value="29040896" calcext:value-type="float">
            <text:p>29,040,896</text:p>
          </table:table-cell>
          <table:table-cell table:style-name="ce74" office:value-type="float" office:value="3245628" calcext:value-type="float">
            <text:p>3,245,628</text:p>
          </table:table-cell>
          <table:table-cell table:style-name="ce74" office:value-type="float" office:value="12305181" calcext:value-type="float">
            <text:p>12,305,181</text:p>
          </table:table-cell>
          <table:table-cell table:style-name="ce74" office:value-type="float" office:value="29885187" calcext:value-type="float">
            <text:p>29,885,187</text:p>
          </table:table-cell>
          <table:table-cell table:style-name="ce74" office:value-type="float" office:value="23340946" calcext:value-type="float">
            <text:p>23,340,946</text:p>
          </table:table-cell>
          <table:table-cell table:style-name="ce74" office:value-type="float" office:value="6973405" calcext:value-type="float">
            <text:p>6,973,405</text:p>
          </table:table-cell>
          <table:table-cell table:style-name="ce74" office:value-type="float" office:value="104463729" calcext:value-type="float">
            <text:p>104,463,729</text:p>
          </table:table-cell>
          <table:table-cell table:style-name="ce74" office:value-type="float" office:value="210673705" calcext:value-type="float">
            <text:p>210,673,705</text:p>
          </table:table-cell>
          <table:table-cell table:style-name="ce74" office:value-type="float" office:value="38482316" calcext:value-type="float">
            <text:p>38,482,316</text:p>
          </table:table-cell>
          <table:table-cell table:style-name="ce74" office:value-type="float" office:value="104897097" calcext:value-type="float">
            <text:p>104,897,097</text:p>
          </table:table-cell>
          <table:table-cell table:style-name="ce74" office:value-type="float" office:value="253814521" calcext:value-type="float">
            <text:p>253,814,521</text:p>
          </table:table-cell>
          <table:table-cell table:style-name="ce74" office:value-type="float" office:value="587973697" calcext:value-type="float">
            <text:p>587,973,697</text:p>
          </table:table-cell>
          <table:table-cell table:style-name="ce74" office:value-type="float" office:value="31409637" calcext:value-type="float">
            <text:p>31,409,637</text:p>
          </table:table-cell>
          <table:table-cell table:style-name="ce74" office:value-type="float" office:value="17178022" calcext:value-type="float">
            <text:p>17,178,022</text:p>
          </table:table-cell>
          <table:table-cell table:style-name="ce74" office:value-type="float" office:value="936722130" calcext:value-type="float">
            <text:p>936,722,130</text:p>
          </table:table-cell>
          <table:table-cell table:style-name="ce74" office:value-type="float" office:value="4146730" calcext:value-type="float">
            <text:p>4,146,730</text:p>
          </table:table-cell>
          <table:table-cell table:style-name="ce74" office:value-type="float" office:value="98170013" calcext:value-type="float">
            <text:p>98,170,013</text:p>
          </table:table-cell>
          <table:table-cell table:style-name="ce74" office:value-type="float" office:value="12841911" calcext:value-type="float">
            <text:p>12,841,911</text:p>
          </table:table-cell>
          <table:table-cell table:style-name="ce74" office:value-type="float" office:value="53933361" calcext:value-type="float">
            <text:p>53,933,361</text:p>
          </table:table-cell>
          <table:table-cell table:style-name="ce74" office:value-type="float" office:value="162013884" calcext:value-type="float">
            <text:p>162,013,884</text:p>
          </table:table-cell>
          <table:table-cell table:style-name="ce74" office:value-type="float" office:value="95247104" calcext:value-type="float">
            <text:p>95,247,104</text:p>
          </table:table-cell>
          <table:table-cell table:style-name="ce74" office:value-type="float" office:value="51843613" calcext:value-type="float">
            <text:p>51,843,613</text:p>
          </table:table-cell>
          <table:table-cell table:style-name="ce74" office:value-type="float" office:value="22907200" calcext:value-type="float">
            <text:p>22,907,200</text:p>
          </table:table-cell>
          <table:table-cell table:style-name="ce74" office:value-type="float" office:value="13684132" calcext:value-type="float">
            <text:p>13,684,132</text:p>
          </table:table-cell>
          <table:table-cell table:style-name="ce74" office:value-type="float" office:value="315663754" calcext:value-type="float">
            <text:p>315,663,754</text:p>
          </table:table-cell>
          <table:table-cell table:style-name="ce74" office:value-type="float" office:value="499931862" calcext:value-type="float">
            <text:p>499,931,862</text:p>
          </table:table-cell>
          <table:table-cell table:style-name="ce74" office:value-type="float" office:value="88701196" calcext:value-type="float">
            <text:p>88,701,196</text:p>
          </table:table-cell>
          <table:table-cell table:style-name="ce74" office:value-type="float" office:value="140644519" calcext:value-type="float">
            <text:p>140,644,519</text:p>
          </table:table-cell>
          <table:table-cell table:style-name="ce74" office:value-type="float" office:value="166317116" calcext:value-type="float">
            <text:p>166,317,116</text:p>
          </table:table-cell>
          <table:table-cell table:style-name="ce74" office:value-type="float" office:value="2795927092" calcext:value-type="float">
            <text:p>2,795,927,092</text:p>
          </table:table-cell>
          <table:table-cell table:style-name="ce74" office:value-type="float" office:value="583771464" calcext:value-type="float">
            <text:p>583,771,464</text:p>
          </table:table-cell>
          <table:table-cell table:style-name="ce74" office:value-type="float" office:value="4132909897" calcext:value-type="float">
            <text:p>4,132,909,897</text:p>
          </table:table-cell>
          <table:table-cell table:style-name="ce74" office:value-type="float" office:value="2965479949" calcext:value-type="float">
            <text:p>2,965,479,949</text:p>
          </table:table-cell>
          <table:table-cell table:style-name="ce74" office:value-type="float" office:value="1062211753" calcext:value-type="float">
            <text:p>1,062,211,753</text:p>
          </table:table-cell>
          <table:table-cell table:style-name="ce74" office:value-type="float" office:value="22251822" calcext:value-type="float">
            <text:p>22,251,822</text:p>
          </table:table-cell>
          <table:table-cell table:style-name="ce74" office:value-type="float" office:value="193816557" calcext:value-type="float">
            <text:p>193,816,557</text:p>
          </table:table-cell>
          <table:table-cell table:style-name="ce74" office:value-type="float" office:value="755898431" calcext:value-type="float">
            <text:p>755,898,431</text:p>
          </table:table-cell>
          <table:table-cell table:style-name="ce74" office:value-type="float" office:value="50109055" calcext:value-type="float">
            <text:p>50,109,055</text:p>
          </table:table-cell>
          <table:table-cell table:style-name="ce74" office:value-type="float" office:value="126066906" calcext:value-type="float">
            <text:p>126,066,906</text:p>
          </table:table-cell>
          <table:table-cell table:style-name="ce74" office:value-type="float" office:value="412487917" calcext:value-type="float">
            <text:p>412,487,917</text:p>
          </table:table-cell>
          <table:table-cell table:style-name="ce74" office:value-type="float" office:value="770402488" calcext:value-type="float">
            <text:p>770,402,488</text:p>
          </table:table-cell>
          <table:table-cell table:style-name="ce74" office:value-type="float" office:value="345211267" calcext:value-type="float">
            <text:p>345,211,267</text:p>
          </table:table-cell>
          <table:table-cell table:style-name="ce74" office:value-type="float" office:value="1226747788" calcext:value-type="float">
            <text:p>1,226,747,788</text:p>
          </table:table-cell>
          <table:table-cell table:style-name="ce74" office:value-type="float" office:value="123834447" calcext:value-type="float">
            <text:p>123,834,447</text:p>
          </table:table-cell>
          <table:table-cell table:style-name="ce74" office:value-type="float" office:value="97504716" calcext:value-type="float">
            <text:p>97,504,716</text:p>
          </table:table-cell>
          <table:table-cell table:style-name="ce74" office:value-type="float" office:value="494760918" calcext:value-type="float">
            <text:p>494,760,918</text:p>
          </table:table-cell>
          <table:table-cell table:style-name="ce74" office:value-type="float" office:value="1627535355" calcext:value-type="float">
            <text:p>1,627,535,355</text:p>
          </table:table-cell>
          <table:table-cell table:style-name="ce74" office:value-type="float" office:value="1214546277" calcext:value-type="float">
            <text:p>1,214,546,277</text:p>
          </table:table-cell>
          <table:table-cell table:style-name="ce74" office:value-type="float" office:value="1758287188" calcext:value-type="float">
            <text:p>1,758,287,188</text:p>
          </table:table-cell>
          <table:table-cell table:style-name="ce74" office:value-type="float" office:value="3554919093" calcext:value-type="float">
            <text:p>3,554,919,093</text:p>
          </table:table-cell>
          <table:table-cell table:style-name="ce74" office:value-type="float" office:value="1653889108" calcext:value-type="float">
            <text:p>1,653,889,108</text:p>
          </table:table-cell>
          <table:table-cell table:style-name="ce74" office:value-type="float" office:value="24065334" calcext:value-type="float">
            <text:p>24,065,334</text:p>
          </table:table-cell>
          <table:table-cell table:style-name="ce74" office:value-type="float" office:value="554895566" calcext:value-type="float">
            <text:p>554,895,566</text:p>
          </table:table-cell>
          <table:table-cell table:style-name="ce74" office:value-type="float" office:value="404377345" calcext:value-type="float">
            <text:p>404,377,345</text:p>
          </table:table-cell>
          <table:table-cell table:style-name="ce74" office:value-type="float" office:value="203740470" calcext:value-type="float">
            <text:p>203,740,470</text:p>
          </table:table-cell>
          <table:table-cell table:style-name="ce74" office:value-type="float" office:value="36766804420" calcext:value-type="float">
            <text:p>36,766,804,420</text:p>
          </table:table-cell>
          <table:table-cell table:style-name="ce74" table:number-columns-repeated="11"/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4">
          <table:table-cell table:style-name="ce57" office:value-type="float" office:value="75" calcext:value-type="float">
            <text:p>75</text:p>
          </table:table-cell>
          <table:table-cell table:style-name="ce63"/>
          <table:table-cell table:style-name="ce69" office:value-type="string" calcext:value-type="string">
            <text:p>Другие налоги на производство за вычетом субсидий на производство</text:p>
          </table:table-cell>
          <table:table-cell table:style-name="ce74" office:value-type="float" office:value="-302827109" calcext:value-type="float">
            <text:p>-302,827,109</text:p>
          </table:table-cell>
          <table:table-cell table:style-name="ce74" office:value-type="float" office:value="961049" calcext:value-type="float">
            <text:p>961,049</text:p>
          </table:table-cell>
          <table:table-cell table:style-name="ce74" office:value-type="float" office:value="-454429" calcext:value-type="float">
            <text:p>-454,429</text:p>
          </table:table-cell>
          <table:table-cell table:style-name="ce74" office:value-type="float" office:value="25071069" calcext:value-type="float">
            <text:p>25,071,069</text:p>
          </table:table-cell>
          <table:table-cell table:style-name="ce74" office:value-type="float" office:value="294673553" calcext:value-type="float">
            <text:p>294,673,553</text:p>
          </table:table-cell>
          <table:table-cell table:style-name="ce74" office:value-type="float" office:value="8464347" calcext:value-type="float">
            <text:p>8,464,347</text:p>
          </table:table-cell>
          <table:table-cell table:style-name="ce74" office:value-type="float" office:value="11136049" calcext:value-type="float">
            <text:p>11,136,049</text:p>
          </table:table-cell>
          <table:table-cell table:style-name="ce74" office:value-type="float" office:value="93593355" calcext:value-type="float">
            <text:p>93,593,355</text:p>
          </table:table-cell>
          <table:table-cell table:style-name="ce74" office:value-type="float" office:value="4381983" calcext:value-type="float">
            <text:p>4,381,983</text:p>
          </table:table-cell>
          <table:table-cell table:style-name="ce74" office:value-type="float" office:value="14852843" calcext:value-type="float">
            <text:p>14,852,843</text:p>
          </table:table-cell>
          <table:table-cell table:style-name="ce74" office:value-type="float" office:value="-17187804" calcext:value-type="float">
            <text:p>-17,187,804</text:p>
          </table:table-cell>
          <table:table-cell table:style-name="ce74" office:value-type="float" office:value="1171374" calcext:value-type="float">
            <text:p>1,171,374</text:p>
          </table:table-cell>
          <table:table-cell table:style-name="ce74" office:value-type="float" office:value="-265912" calcext:value-type="float">
            <text:p>-265,912</text:p>
          </table:table-cell>
          <table:table-cell table:style-name="ce74" office:value-type="float" office:value="473861" calcext:value-type="float">
            <text:p>473,861</text:p>
          </table:table-cell>
          <table:table-cell table:style-name="ce74" office:value-type="float" office:value="19032" calcext:value-type="float">
            <text:p>19,032</text:p>
          </table:table-cell>
          <table:table-cell table:style-name="ce74" office:value-type="float" office:value="-22714" calcext:value-type="float">
            <text:p>-22,714</text:p>
          </table:table-cell>
          <table:table-cell table:style-name="ce74" office:value-type="float" office:value="102877" calcext:value-type="float">
            <text:p>102,877</text:p>
          </table:table-cell>
          <table:table-cell table:style-name="ce74" office:value-type="float" office:value="170366" calcext:value-type="float">
            <text:p>170,366</text:p>
          </table:table-cell>
          <table:table-cell table:style-name="ce74" office:value-type="float" office:value="2700941" calcext:value-type="float">
            <text:p>2,700,941</text:p>
          </table:table-cell>
          <table:table-cell table:style-name="ce74" office:value-type="float" office:value="14035128" calcext:value-type="float">
            <text:p>14,035,128</text:p>
          </table:table-cell>
          <table:table-cell table:style-name="ce74" office:value-type="float" office:value="8385869" calcext:value-type="float">
            <text:p>8,385,869</text:p>
          </table:table-cell>
          <table:table-cell table:style-name="ce74" office:value-type="float" office:value="583637" calcext:value-type="float">
            <text:p>583,637</text:p>
          </table:table-cell>
          <table:table-cell table:style-name="ce74" office:value-type="float" office:value="-220955" calcext:value-type="float">
            <text:p>-220,955</text:p>
          </table:table-cell>
          <table:table-cell table:style-name="ce74" office:value-type="float" office:value="4050934" calcext:value-type="float">
            <text:p>4,050,934</text:p>
          </table:table-cell>
          <table:table-cell table:style-name="ce74" office:value-type="float" office:value="337314" calcext:value-type="float">
            <text:p>337,314</text:p>
          </table:table-cell>
          <table:table-cell table:style-name="ce74" office:value-type="float" office:value="-49111" calcext:value-type="float">
            <text:p>-49,111</text:p>
          </table:table-cell>
          <table:table-cell table:style-name="ce74" office:value-type="float" office:value="4954" calcext:value-type="float">
            <text:p>4,954</text:p>
          </table:table-cell>
          <table:table-cell table:style-name="ce74" office:value-type="float" office:value="585031" calcext:value-type="float">
            <text:p>585,031</text:p>
          </table:table-cell>
          <table:table-cell table:style-name="ce74" office:value-type="float" office:value="900" calcext:value-type="float">
            <text:p>900</text:p>
          </table:table-cell>
          <table:table-cell table:style-name="ce74" office:value-type="float" office:value="14424" calcext:value-type="float">
            <text:p>14,424</text:p>
          </table:table-cell>
          <table:table-cell table:style-name="ce74" office:value-type="float" office:value="215086" calcext:value-type="float">
            <text:p>215,086</text:p>
          </table:table-cell>
          <table:table-cell table:style-name="ce74" office:value-type="float" office:value="-252861" calcext:value-type="float">
            <text:p>-252,861</text:p>
          </table:table-cell>
          <table:table-cell table:style-name="ce74" office:value-type="float" office:value="1707416" calcext:value-type="float">
            <text:p>1,707,416</text:p>
          </table:table-cell>
          <table:table-cell table:style-name="ce74" office:value-type="float" office:value="-9090480" calcext:value-type="float">
            <text:p>-9,090,480</text:p>
          </table:table-cell>
          <table:table-cell table:style-name="ce74" office:value-type="float" office:value="-805977" calcext:value-type="float">
            <text:p>-805,977</text:p>
          </table:table-cell>
          <table:table-cell table:style-name="ce74" office:value-type="float" office:value="149880" calcext:value-type="float">
            <text:p>149,880</text:p>
          </table:table-cell>
          <table:table-cell table:style-name="ce74" office:value-type="float" office:value="218283" calcext:value-type="float">
            <text:p>218,283</text:p>
          </table:table-cell>
          <table:table-cell table:style-name="ce74" office:value-type="float" office:value="6978000" calcext:value-type="float">
            <text:p>6,978,000</text:p>
          </table:table-cell>
          <table:table-cell table:style-name="ce74" office:value-type="float" office:value="47452973" calcext:value-type="float">
            <text:p>47,452,973</text:p>
          </table:table-cell>
          <table:table-cell table:style-name="ce74" office:value-type="float" office:value="6502466" calcext:value-type="float">
            <text:p>6,502,466</text:p>
          </table:table-cell>
          <table:table-cell table:style-name="ce74" office:value-type="float" office:value="-21529213" calcext:value-type="float">
            <text:p>-21,529,213</text:p>
          </table:table-cell>
          <table:table-cell table:style-name="ce74" office:value-type="float" office:value="11732900" calcext:value-type="float">
            <text:p>11,732,900</text:p>
          </table:table-cell>
          <table:table-cell table:style-name="ce74" office:value-type="float" office:value="82886708" calcext:value-type="float">
            <text:p>82,886,708</text:p>
          </table:table-cell>
          <table:table-cell table:style-name="ce74" office:value-type="float" office:value="15367161" calcext:value-type="float">
            <text:p>15,367,161</text:p>
          </table:table-cell>
          <table:table-cell table:style-name="ce74" office:value-type="float" office:value="60501636" calcext:value-type="float">
            <text:p>60,501,636</text:p>
          </table:table-cell>
          <table:table-cell table:style-name="ce74" office:value-type="float" office:value="48905954" calcext:value-type="float">
            <text:p>48,905,954</text:p>
          </table:table-cell>
          <table:table-cell table:style-name="ce74" office:value-type="float" office:value="72262403" calcext:value-type="float">
            <text:p>72,262,403</text:p>
          </table:table-cell>
          <table:table-cell table:style-name="ce74" office:value-type="float" office:value="474352" calcext:value-type="float">
            <text:p>474,352</text:p>
          </table:table-cell>
          <table:table-cell table:style-name="ce74" office:value-type="float" office:value="6559607" calcext:value-type="float">
            <text:p>6,559,607</text:p>
          </table:table-cell>
          <table:table-cell table:style-name="ce74" office:value-type="float" office:value="38777903" calcext:value-type="float">
            <text:p>38,777,903</text:p>
          </table:table-cell>
          <table:table-cell table:style-name="ce74" office:value-type="float" office:value="1415917" calcext:value-type="float">
            <text:p>1,415,917</text:p>
          </table:table-cell>
          <table:table-cell table:style-name="ce74" office:value-type="float" office:value="6094282" calcext:value-type="float">
            <text:p>6,094,282</text:p>
          </table:table-cell>
          <table:table-cell table:style-name="ce74" office:value-type="float" office:value="8251550" calcext:value-type="float">
            <text:p>8,251,550</text:p>
          </table:table-cell>
          <table:table-cell table:style-name="ce74" office:value-type="float" office:value="15269385" calcext:value-type="float">
            <text:p>15,269,385</text:p>
          </table:table-cell>
          <table:table-cell table:style-name="ce74" office:value-type="float" office:value="6788702" calcext:value-type="float">
            <text:p>6,788,702</text:p>
          </table:table-cell>
          <table:table-cell table:style-name="ce74" office:value-type="float" office:value="63505600" calcext:value-type="float">
            <text:p>63,505,600</text:p>
          </table:table-cell>
          <table:table-cell table:style-name="ce74" office:value-type="float" office:value="9367088" calcext:value-type="float">
            <text:p>9,367,088</text:p>
          </table:table-cell>
          <table:table-cell table:style-name="ce74" office:value-type="float" office:value="4310929" calcext:value-type="float">
            <text:p>4,310,929</text:p>
          </table:table-cell>
          <table:table-cell table:style-name="ce74" office:value-type="float" office:value="61013488" calcext:value-type="float">
            <text:p>61,013,488</text:p>
          </table:table-cell>
          <table:table-cell table:style-name="ce74" office:value-type="float" office:value="59970287" calcext:value-type="float">
            <text:p>59,970,287</text:p>
          </table:table-cell>
          <table:table-cell table:style-name="ce74" office:value-type="float" office:value="47867442" calcext:value-type="float">
            <text:p>47,867,442</text:p>
          </table:table-cell>
          <table:table-cell table:style-name="ce74" office:value-type="float" office:value="47588889" calcext:value-type="float">
            <text:p>47,588,889</text:p>
          </table:table-cell>
          <table:table-cell table:style-name="ce74" office:value-type="float" office:value="233320759" calcext:value-type="float">
            <text:p>233,320,759</text:p>
          </table:table-cell>
          <table:table-cell table:style-name="ce74" office:value-type="float" office:value="54946927" calcext:value-type="float">
            <text:p>54,946,927</text:p>
          </table:table-cell>
          <table:table-cell table:style-name="ce74" office:value-type="float" office:value="1071111" calcext:value-type="float">
            <text:p>1,071,111</text:p>
          </table:table-cell>
          <table:table-cell table:style-name="ce74" office:value-type="float" office:value="14926767" calcext:value-type="float">
            <text:p>14,926,767</text:p>
          </table:table-cell>
          <table:table-cell table:style-name="ce74" office:value-type="float" office:value="22855198" calcext:value-type="float">
            <text:p>22,855,198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192321374" calcext:value-type="float">
            <text:p>1,192,321,374</text:p>
          </table:table-cell>
          <table:table-cell table:style-name="ce74" table:number-columns-repeated="11"/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76" calcext:value-type="float">
            <text:p>76</text:p>
          </table:table-cell>
          <table:table-cell table:style-name="ce63"/>
          <table:table-cell table:style-name="ce69" office:value-type="string" calcext:value-type="string">
            <text:p>Потребление основного капитала</text:p>
          </table:table-cell>
          <table:table-cell table:style-name="ce74" office:value-type="float" office:value="578684610" calcext:value-type="float">
            <text:p>578,684,610</text:p>
          </table:table-cell>
          <table:table-cell table:style-name="ce74" office:value-type="float" office:value="1298652" calcext:value-type="float">
            <text:p>1,298,652</text:p>
          </table:table-cell>
          <table:table-cell table:style-name="ce74" office:value-type="float" office:value="1872481" calcext:value-type="float">
            <text:p>1,872,481</text:p>
          </table:table-cell>
          <table:table-cell table:style-name="ce74" office:value-type="float" office:value="81314474" calcext:value-type="float">
            <text:p>81,314,474</text:p>
          </table:table-cell>
          <table:table-cell table:style-name="ce74" office:value-type="float" office:value="2106163048" calcext:value-type="float">
            <text:p>2,106,163,048</text:p>
          </table:table-cell>
          <table:table-cell table:style-name="ce74" office:value-type="float" office:value="72789654" calcext:value-type="float">
            <text:p>72,789,654</text:p>
          </table:table-cell>
          <table:table-cell table:style-name="ce74" office:value-type="float" office:value="40548380" calcext:value-type="float">
            <text:p>40,548,380</text:p>
          </table:table-cell>
          <table:table-cell table:style-name="ce74" office:value-type="float" office:value="514922706" calcext:value-type="float">
            <text:p>514,922,706</text:p>
          </table:table-cell>
          <table:table-cell table:style-name="ce74" office:value-type="float" office:value="25272858" calcext:value-type="float">
            <text:p>25,272,858</text:p>
          </table:table-cell>
          <table:table-cell table:style-name="ce74" office:value-type="float" office:value="73956016" calcext:value-type="float">
            <text:p>73,956,016</text:p>
          </table:table-cell>
          <table:table-cell table:style-name="ce74" office:value-type="float" office:value="175963782" calcext:value-type="float">
            <text:p>175,963,782</text:p>
          </table:table-cell>
          <table:table-cell table:style-name="ce74" office:value-type="float" office:value="9913637" calcext:value-type="float">
            <text:p>9,913,637</text:p>
          </table:table-cell>
          <table:table-cell table:style-name="ce74" office:value-type="float" office:value="5180824" calcext:value-type="float">
            <text:p>5,180,824</text:p>
          </table:table-cell>
          <table:table-cell table:style-name="ce74" office:value-type="float" office:value="1854823" calcext:value-type="float">
            <text:p>1,854,823</text:p>
          </table:table-cell>
          <table:table-cell table:style-name="ce74" office:value-type="float" office:value="1171062" calcext:value-type="float">
            <text:p>1,171,062</text:p>
          </table:table-cell>
          <table:table-cell table:style-name="ce74" office:value-type="float" office:value="2966651" calcext:value-type="float">
            <text:p>2,966,651</text:p>
          </table:table-cell>
          <table:table-cell table:style-name="ce74" office:value-type="float" office:value="14115114" calcext:value-type="float">
            <text:p>14,115,114</text:p>
          </table:table-cell>
          <table:table-cell table:style-name="ce74" office:value-type="float" office:value="2831517" calcext:value-type="float">
            <text:p>2,831,517</text:p>
          </table:table-cell>
          <table:table-cell table:style-name="ce74" office:value-type="float" office:value="16998785" calcext:value-type="float">
            <text:p>16,998,785</text:p>
          </table:table-cell>
          <table:table-cell table:style-name="ce74" office:value-type="float" office:value="76894616" calcext:value-type="float">
            <text:p>76,894,616</text:p>
          </table:table-cell>
          <table:table-cell table:style-name="ce74" office:value-type="float" office:value="66661931" calcext:value-type="float">
            <text:p>66,661,931</text:p>
          </table:table-cell>
          <table:table-cell table:style-name="ce74" office:value-type="float" office:value="4635050" calcext:value-type="float">
            <text:p>4,635,050</text:p>
          </table:table-cell>
          <table:table-cell table:style-name="ce74" office:value-type="float" office:value="19058185" calcext:value-type="float">
            <text:p>19,058,185</text:p>
          </table:table-cell>
          <table:table-cell table:style-name="ce74" office:value-type="float" office:value="74828762" calcext:value-type="float">
            <text:p>74,828,762</text:p>
          </table:table-cell>
          <table:table-cell table:style-name="ce74" office:value-type="float" office:value="147768824" calcext:value-type="float">
            <text:p>147,768,824</text:p>
          </table:table-cell>
          <table:table-cell table:style-name="ce74" office:value-type="float" office:value="5117757" calcext:value-type="float">
            <text:p>5,117,757</text:p>
          </table:table-cell>
          <table:table-cell table:style-name="ce74" office:value-type="float" office:value="7359032" calcext:value-type="float">
            <text:p>7,359,032</text:p>
          </table:table-cell>
          <table:table-cell table:style-name="ce74" office:value-type="float" office:value="252603520" calcext:value-type="float">
            <text:p>252,603,520</text:p>
          </table:table-cell>
          <table:table-cell table:style-name="ce74" office:value-type="float" office:value="1473451" calcext:value-type="float">
            <text:p>1,473,451</text:p>
          </table:table-cell>
          <table:table-cell table:style-name="ce74" office:value-type="float" office:value="17601378" calcext:value-type="float">
            <text:p>17,601,378</text:p>
          </table:table-cell>
          <table:table-cell table:style-name="ce74" office:value-type="float" office:value="1652689" calcext:value-type="float">
            <text:p>1,652,689</text:p>
          </table:table-cell>
          <table:table-cell table:style-name="ce74" office:value-type="float" office:value="12261513" calcext:value-type="float">
            <text:p>12,261,513</text:p>
          </table:table-cell>
          <table:table-cell table:style-name="ce74" office:value-type="float" office:value="19535548" calcext:value-type="float">
            <text:p>19,535,548</text:p>
          </table:table-cell>
          <table:table-cell table:style-name="ce74" office:value-type="float" office:value="94307695" calcext:value-type="float">
            <text:p>94,307,695</text:p>
          </table:table-cell>
          <table:table-cell table:style-name="ce74" office:value-type="float" office:value="20690487" calcext:value-type="float">
            <text:p>20,690,487</text:p>
          </table:table-cell>
          <table:table-cell table:style-name="ce74" office:value-type="float" office:value="4400496" calcext:value-type="float">
            <text:p>4,400,496</text:p>
          </table:table-cell>
          <table:table-cell table:style-name="ce74" office:value-type="float" office:value="1120706" calcext:value-type="float">
            <text:p>1,120,706</text:p>
          </table:table-cell>
          <table:table-cell table:style-name="ce74" office:value-type="float" office:value="71457575" calcext:value-type="float">
            <text:p>71,457,575</text:p>
          </table:table-cell>
          <table:table-cell table:style-name="ce74" office:value-type="float" office:value="253085509" calcext:value-type="float">
            <text:p>253,085,509</text:p>
          </table:table-cell>
          <table:table-cell table:style-name="ce74" office:value-type="float" office:value="39044345" calcext:value-type="float">
            <text:p>39,044,345</text:p>
          </table:table-cell>
          <table:table-cell table:style-name="ce74" office:value-type="float" office:value="57492274" calcext:value-type="float">
            <text:p>57,492,274</text:p>
          </table:table-cell>
          <table:table-cell table:style-name="ce74" office:value-type="float" office:value="69471191" calcext:value-type="float">
            <text:p>69,471,191</text:p>
          </table:table-cell>
          <table:table-cell table:style-name="ce74" office:value-type="float" office:value="527095537" calcext:value-type="float">
            <text:p>527,095,537</text:p>
          </table:table-cell>
          <table:table-cell table:style-name="ce74" office:value-type="float" office:value="142048420" calcext:value-type="float">
            <text:p>142,048,420</text:p>
          </table:table-cell>
          <table:table-cell table:style-name="ce74" office:value-type="float" office:value="1225866281" calcext:value-type="float">
            <text:p>1,225,866,281</text:p>
          </table:table-cell>
          <table:table-cell table:style-name="ce74" office:value-type="float" office:value="353197725" calcext:value-type="float">
            <text:p>353,197,725</text:p>
          </table:table-cell>
          <table:table-cell table:style-name="ce74" office:value-type="float" office:value="474419665" calcext:value-type="float">
            <text:p>474,419,665</text:p>
          </table:table-cell>
          <table:table-cell table:style-name="ce74" office:value-type="float" office:value="1331031" calcext:value-type="float">
            <text:p>1,331,031</text:p>
          </table:table-cell>
          <table:table-cell table:style-name="ce74" office:value-type="float" office:value="40803672" calcext:value-type="float">
            <text:p>40,803,672</text:p>
          </table:table-cell>
          <table:table-cell table:style-name="ce74" office:value-type="float" office:value="185740242" calcext:value-type="float">
            <text:p>185,740,242</text:p>
          </table:table-cell>
          <table:table-cell table:style-name="ce74" office:value-type="float" office:value="4172652" calcext:value-type="float">
            <text:p>4,172,652</text:p>
          </table:table-cell>
          <table:table-cell table:style-name="ce74" office:value-type="float" office:value="20394152" calcext:value-type="float">
            <text:p>20,394,152</text:p>
          </table:table-cell>
          <table:table-cell table:style-name="ce74" office:value-type="float" office:value="81441220" calcext:value-type="float">
            <text:p>81,441,220</text:p>
          </table:table-cell>
          <table:table-cell table:style-name="ce74" office:value-type="float" office:value="103439990" calcext:value-type="float">
            <text:p>103,439,990</text:p>
          </table:table-cell>
          <table:table-cell table:style-name="ce74" office:value-type="float" office:value="108438998" calcext:value-type="float">
            <text:p>108,438,998</text:p>
          </table:table-cell>
          <table:table-cell table:style-name="ce74" office:value-type="float" office:value="113164208" calcext:value-type="float">
            <text:p>113,164,208</text:p>
          </table:table-cell>
          <table:table-cell table:style-name="ce74" office:value-type="float" office:value="27436435" calcext:value-type="float">
            <text:p>27,436,435</text:p>
          </table:table-cell>
          <table:table-cell table:style-name="ce74" office:value-type="float" office:value="7497040" calcext:value-type="float">
            <text:p>7,497,040</text:p>
          </table:table-cell>
          <table:table-cell table:style-name="ce74" office:value-type="float" office:value="1334198086" calcext:value-type="float">
            <text:p>1,334,198,086</text:p>
          </table:table-cell>
          <table:table-cell table:style-name="ce74" office:value-type="float" office:value="173152025" calcext:value-type="float">
            <text:p>173,152,025</text:p>
          </table:table-cell>
          <table:table-cell table:style-name="ce74" office:value-type="float" office:value="114584474" calcext:value-type="float">
            <text:p>114,584,474</text:p>
          </table:table-cell>
          <table:table-cell table:style-name="ce74" office:value-type="float" office:value="681604125" calcext:value-type="float">
            <text:p>681,604,125</text:p>
          </table:table-cell>
          <table:table-cell table:style-name="ce74" office:value-type="float" office:value="575376275" calcext:value-type="float">
            <text:p>575,376,275</text:p>
          </table:table-cell>
          <table:table-cell table:style-name="ce74" office:value-type="float" office:value="248099221" calcext:value-type="float">
            <text:p>248,099,221</text:p>
          </table:table-cell>
          <table:table-cell table:style-name="ce74" office:value-type="float" office:value="9138809" calcext:value-type="float">
            <text:p>9,138,809</text:p>
          </table:table-cell>
          <table:table-cell table:style-name="ce74" office:value-type="float" office:value="117328900" calcext:value-type="float">
            <text:p>117,328,900</text:p>
          </table:table-cell>
          <table:table-cell table:style-name="ce74" office:value-type="float" office:value="55114817" calcext:value-type="float">
            <text:p>55,114,817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1771425608" calcext:value-type="float">
            <text:p>11,771,425,608</text:p>
          </table:table-cell>
          <table:table-cell table:style-name="ce74" table:number-columns-repeated="11"/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77" calcext:value-type="float">
            <text:p>77</text:p>
          </table:table-cell>
          <table:table-cell table:style-name="ce63"/>
          <table:table-cell table:style-name="ce69" office:value-type="string" calcext:value-type="string">
            <text:p>Чистая прибыль, чистый смешанный доход </text:p>
          </table:table-cell>
          <table:table-cell table:style-name="ce74" office:value-type="float" office:value="3379211340" calcext:value-type="float">
            <text:p>3,379,211,340</text:p>
          </table:table-cell>
          <table:table-cell table:style-name="ce74" office:value-type="float" office:value="5068691" calcext:value-type="float">
            <text:p>5,068,691</text:p>
          </table:table-cell>
          <table:table-cell table:style-name="ce74" office:value-type="float" office:value="145051081" calcext:value-type="float">
            <text:p>145,051,081</text:p>
          </table:table-cell>
          <table:table-cell table:style-name="ce74" office:value-type="float" office:value="159297673" calcext:value-type="float">
            <text:p>159,297,673</text:p>
          </table:table-cell>
          <table:table-cell table:style-name="ce74" office:value-type="float" office:value="6513317889" calcext:value-type="float">
            <text:p>6,513,317,889</text:p>
          </table:table-cell>
          <table:table-cell table:style-name="ce74" office:value-type="float" office:value="177256642" calcext:value-type="float">
            <text:p>177,256,642</text:p>
          </table:table-cell>
          <table:table-cell table:style-name="ce74" office:value-type="float" office:value="216526957" calcext:value-type="float">
            <text:p>216,526,957</text:p>
          </table:table-cell>
          <table:table-cell table:style-name="ce74" office:value-type="float" office:value="2065568553" calcext:value-type="float">
            <text:p>2,065,568,553</text:p>
          </table:table-cell>
          <table:table-cell table:style-name="ce74" office:value-type="float" office:value="82067953" calcext:value-type="float">
            <text:p>82,067,953</text:p>
          </table:table-cell>
          <table:table-cell table:style-name="ce74" office:value-type="float" office:value="163523461" calcext:value-type="float">
            <text:p>163,523,461</text:p>
          </table:table-cell>
          <table:table-cell table:style-name="ce74" office:value-type="float" office:value="1718821898" calcext:value-type="float">
            <text:p>1,718,821,898</text:p>
          </table:table-cell>
          <table:table-cell table:style-name="ce74" office:value-type="float" office:value="112648915" calcext:value-type="float">
            <text:p>112,648,915</text:p>
          </table:table-cell>
          <table:table-cell table:style-name="ce74" office:value-type="float" office:value="26438672" calcext:value-type="float">
            <text:p>26,438,672</text:p>
          </table:table-cell>
          <table:table-cell table:style-name="ce74" office:value-type="float" office:value="18604433" calcext:value-type="float">
            <text:p>18,604,433</text:p>
          </table:table-cell>
          <table:table-cell table:style-name="ce74" office:value-type="float" office:value="6692355" calcext:value-type="float">
            <text:p>6,692,355</text:p>
          </table:table-cell>
          <table:table-cell table:style-name="ce74" office:value-type="float" office:value="21025387" calcext:value-type="float">
            <text:p>21,025,387</text:p>
          </table:table-cell>
          <table:table-cell table:style-name="ce74" office:value-type="float" office:value="42929640" calcext:value-type="float">
            <text:p>42,929,640</text:p>
          </table:table-cell>
          <table:table-cell table:style-name="ce74" office:value-type="float" office:value="11920703" calcext:value-type="float">
            <text:p>11,920,703</text:p>
          </table:table-cell>
          <table:table-cell table:style-name="ce74" office:value-type="float" office:value="70129761" calcext:value-type="float">
            <text:p>70,129,761</text:p>
          </table:table-cell>
          <table:table-cell table:style-name="ce74" office:value-type="float" office:value="283629161" calcext:value-type="float">
            <text:p>283,629,161</text:p>
          </table:table-cell>
          <table:table-cell table:style-name="ce74" office:value-type="float" office:value="347491311" calcext:value-type="float">
            <text:p>347,491,311</text:p>
          </table:table-cell>
          <table:table-cell table:style-name="ce74" office:value-type="float" office:value="202083349" calcext:value-type="float">
            <text:p>202,083,349</text:p>
          </table:table-cell>
          <table:table-cell table:style-name="ce74" office:value-type="float" office:value="89568980" calcext:value-type="float">
            <text:p>89,568,980</text:p>
          </table:table-cell>
          <table:table-cell table:style-name="ce74" office:value-type="float" office:value="383981316" calcext:value-type="float">
            <text:p>383,981,316</text:p>
          </table:table-cell>
          <table:table-cell table:style-name="ce74" office:value-type="float" office:value="624000679" calcext:value-type="float">
            <text:p>624,000,679</text:p>
          </table:table-cell>
          <table:table-cell table:style-name="ce74" office:value-type="float" office:value="15829503" calcext:value-type="float">
            <text:p>15,829,503</text:p>
          </table:table-cell>
          <table:table-cell table:style-name="ce74" office:value-type="float" office:value="24261929" calcext:value-type="float">
            <text:p>24,261,929</text:p>
          </table:table-cell>
          <table:table-cell table:style-name="ce74" office:value-type="float" office:value="955052246" calcext:value-type="float">
            <text:p>955,052,246</text:p>
          </table:table-cell>
          <table:table-cell table:style-name="ce74" office:value-type="float" office:value="9875118" calcext:value-type="float">
            <text:p>9,875,118</text:p>
          </table:table-cell>
          <table:table-cell table:style-name="ce74" office:value-type="float" office:value="115877436" calcext:value-type="float">
            <text:p>115,877,436</text:p>
          </table:table-cell>
          <table:table-cell table:style-name="ce74" office:value-type="float" office:value="6572285" calcext:value-type="float">
            <text:p>6,572,285</text:p>
          </table:table-cell>
          <table:table-cell table:style-name="ce74" office:value-type="float" office:value="77717776" calcext:value-type="float">
            <text:p>77,717,776</text:p>
          </table:table-cell>
          <table:table-cell table:style-name="ce74" office:value-type="float" office:value="33536159" calcext:value-type="float">
            <text:p>33,536,159</text:p>
          </table:table-cell>
          <table:table-cell table:style-name="ce74" office:value-type="float" office:value="751142464" calcext:value-type="float">
            <text:p>751,142,464</text:p>
          </table:table-cell>
          <table:table-cell table:style-name="ce74" office:value-type="float" office:value="156256325" calcext:value-type="float">
            <text:p>156,256,325</text:p>
          </table:table-cell>
          <table:table-cell table:style-name="ce74" office:value-type="float" office:value="27072918" calcext:value-type="float">
            <text:p>27,072,918</text:p>
          </table:table-cell>
          <table:table-cell table:style-name="ce74" office:value-type="float" office:value="12477303" calcext:value-type="float">
            <text:p>12,477,303</text:p>
          </table:table-cell>
          <table:table-cell table:style-name="ce74" office:value-type="float" office:value="223776868" calcext:value-type="float">
            <text:p>223,776,868</text:p>
          </table:table-cell>
          <table:table-cell table:style-name="ce74" office:value-type="float" office:value="346419195" calcext:value-type="float">
            <text:p>346,419,195</text:p>
          </table:table-cell>
          <table:table-cell table:style-name="ce74" office:value-type="float" office:value="39418719" calcext:value-type="float">
            <text:p>39,418,719</text:p>
          </table:table-cell>
          <table:table-cell table:style-name="ce74" office:value-type="float" office:value="92414523" calcext:value-type="float">
            <text:p>92,414,523</text:p>
          </table:table-cell>
          <table:table-cell table:style-name="ce74" office:value-type="float" office:value="107830025" calcext:value-type="float">
            <text:p>107,830,025</text:p>
          </table:table-cell>
          <table:table-cell table:style-name="ce74" office:value-type="float" office:value="1937233643" calcext:value-type="float">
            <text:p>1,937,233,643</text:p>
          </table:table-cell>
          <table:table-cell table:style-name="ce74" office:value-type="float" office:value="1168052463" calcext:value-type="float">
            <text:p>1,168,052,463</text:p>
          </table:table-cell>
          <table:table-cell table:style-name="ce74" office:value-type="float" office:value="10049763571" calcext:value-type="float">
            <text:p>10,049,763,571</text:p>
          </table:table-cell>
          <table:table-cell table:style-name="ce74" office:value-type="float" office:value="2909906237" calcext:value-type="float">
            <text:p>2,909,906,237</text:p>
          </table:table-cell>
          <table:table-cell table:style-name="ce74" office:value-type="float" office:value="2185341858" calcext:value-type="float">
            <text:p>2,185,341,858</text:p>
          </table:table-cell>
          <table:table-cell table:style-name="ce74" office:value-type="float" office:value="7672845" calcext:value-type="float">
            <text:p>7,672,845</text:p>
          </table:table-cell>
          <table:table-cell table:style-name="ce74" office:value-type="float" office:value="187286094" calcext:value-type="float">
            <text:p>187,286,094</text:p>
          </table:table-cell>
          <table:table-cell table:style-name="ce74" office:value-type="float" office:value="1127652925" calcext:value-type="float">
            <text:p>1,127,652,925</text:p>
          </table:table-cell>
          <table:table-cell table:style-name="ce74" office:value-type="float" office:value="3130670" calcext:value-type="float">
            <text:p>3,130,670</text:p>
          </table:table-cell>
          <table:table-cell table:style-name="ce74" office:value-type="float" office:value="83350616" calcext:value-type="float">
            <text:p>83,350,616</text:p>
          </table:table-cell>
          <table:table-cell table:style-name="ce74" office:value-type="float" office:value="408618685" calcext:value-type="float">
            <text:p>408,618,685</text:p>
          </table:table-cell>
          <table:table-cell table:style-name="ce74" office:value-type="float" office:value="505569171" calcext:value-type="float">
            <text:p>505,569,171</text:p>
          </table:table-cell>
          <table:table-cell table:style-name="ce74" office:value-type="float" office:value="584292794" calcext:value-type="float">
            <text:p>584,292,794</text:p>
          </table:table-cell>
          <table:table-cell table:style-name="ce74" office:value-type="float" office:value="1527775927" calcext:value-type="float">
            <text:p>1,527,775,927</text:p>
          </table:table-cell>
          <table:table-cell table:style-name="ce74" office:value-type="float" office:value="601485224" calcext:value-type="float">
            <text:p>601,485,224</text:p>
          </table:table-cell>
          <table:table-cell table:style-name="ce74" office:value-type="float" office:value="80770406" calcext:value-type="float">
            <text:p>80,770,406</text:p>
          </table:table-cell>
          <table:table-cell table:style-name="ce74" office:value-type="float" office:value="9295412629" calcext:value-type="float">
            <text:p>9,295,412,629</text:p>
          </table:table-cell>
          <table:table-cell table:style-name="ce74" office:value-type="float" office:value="1537673112" calcext:value-type="float">
            <text:p>1,537,673,112</text:p>
          </table:table-cell>
          <table:table-cell table:style-name="ce74" office:value-type="float" office:value="1192453092" calcext:value-type="float">
            <text:p>1,192,453,092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1109321136" calcext:value-type="float">
            <text:p>1,109,321,136</text:p>
          </table:table-cell>
          <table:table-cell table:style-name="ce74" office:value-type="float" office:value="528207922" calcext:value-type="float">
            <text:p>528,207,922</text:p>
          </table:table-cell>
          <table:table-cell table:style-name="ce74" office:value-type="float" office:value="1879438" calcext:value-type="float">
            <text:p>1,879,438</text:p>
          </table:table-cell>
          <table:table-cell table:style-name="ce74" office:value-type="float" office:value="360265780" calcext:value-type="float">
            <text:p>360,265,780</text:p>
          </table:table-cell>
          <table:table-cell table:style-name="ce74" office:value-type="float" office:value="1467345779" calcext:value-type="float">
            <text:p>1,467,345,77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58722849609" calcext:value-type="float">
            <text:p>58,722,849,609</text:p>
          </table:table-cell>
          <table:table-cell table:style-name="ce74" table:number-columns-repeated="11"/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78" calcext:value-type="float">
            <text:p>78</text:p>
          </table:table-cell>
          <table:table-cell table:style-name="ce63"/>
          <table:table-cell table:style-name="ce84" office:value-type="string" calcext:value-type="string">
            <text:p>Валовая добавленная стоимость</text:p>
          </table:table-cell>
          <table:table-cell table:style-name="ce74" office:value-type="float" office:value="4686093106" calcext:value-type="float">
            <text:p>4,686,093,106</text:p>
          </table:table-cell>
          <table:table-cell table:style-name="ce74" office:value-type="float" office:value="16442702" calcext:value-type="float">
            <text:p>16,442,702</text:p>
          </table:table-cell>
          <table:table-cell table:style-name="ce74" office:value-type="float" office:value="156874174" calcext:value-type="float">
            <text:p>156,874,174</text:p>
          </table:table-cell>
          <table:table-cell table:style-name="ce74" office:value-type="float" office:value="499590752" calcext:value-type="float">
            <text:p>499,590,752</text:p>
          </table:table-cell>
          <table:table-cell table:style-name="ce74" office:value-type="float" office:value="10588142014" calcext:value-type="float">
            <text:p>10,588,142,014</text:p>
          </table:table-cell>
          <table:table-cell table:style-name="ce74" office:value-type="float" office:value="304045238" calcext:value-type="float">
            <text:p>304,045,238</text:p>
          </table:table-cell>
          <table:table-cell table:style-name="ce74" office:value-type="float" office:value="449295497" calcext:value-type="float">
            <text:p>449,295,497</text:p>
          </table:table-cell>
          <table:table-cell table:style-name="ce74" office:value-type="float" office:value="3774925725" calcext:value-type="float">
            <text:p>3,774,925,725</text:p>
          </table:table-cell>
          <table:table-cell table:style-name="ce74" office:value-type="float" office:value="241564250" calcext:value-type="float">
            <text:p>241,564,250</text:p>
          </table:table-cell>
          <table:table-cell table:style-name="ce74" office:value-type="float" office:value="608330978" calcext:value-type="float">
            <text:p>608,330,978</text:p>
          </table:table-cell>
          <table:table-cell table:style-name="ce74" office:value-type="float" office:value="2534755626" calcext:value-type="float">
            <text:p>2,534,755,626</text:p>
          </table:table-cell>
          <table:table-cell table:style-name="ce74" office:value-type="float" office:value="163137947" calcext:value-type="float">
            <text:p>163,137,947</text:p>
          </table:table-cell>
          <table:table-cell table:style-name="ce74" office:value-type="float" office:value="57756931" calcext:value-type="float">
            <text:p>57,756,931</text:p>
          </table:table-cell>
          <table:table-cell table:style-name="ce74" office:value-type="float" office:value="49974013" calcext:value-type="float">
            <text:p>49,974,013</text:p>
          </table:table-cell>
          <table:table-cell table:style-name="ce74" office:value-type="float" office:value="11128077" calcext:value-type="float">
            <text:p>11,128,077</text:p>
          </table:table-cell>
          <table:table-cell table:style-name="ce74" office:value-type="float" office:value="36274505" calcext:value-type="float">
            <text:p>36,274,505</text:p>
          </table:table-cell>
          <table:table-cell table:style-name="ce74" office:value-type="float" office:value="87032818" calcext:value-type="float">
            <text:p>87,032,818</text:p>
          </table:table-cell>
          <table:table-cell table:style-name="ce74" office:value-type="float" office:value="38263532" calcext:value-type="float">
            <text:p>38,263,532</text:p>
          </table:table-cell>
          <table:table-cell table:style-name="ce74" office:value-type="float" office:value="96802892" calcext:value-type="float">
            <text:p>96,802,892</text:p>
          </table:table-cell>
          <table:table-cell table:style-name="ce74" office:value-type="float" office:value="479022634" calcext:value-type="float">
            <text:p>479,022,634</text:p>
          </table:table-cell>
          <table:table-cell table:style-name="ce74" office:value-type="float" office:value="633212816" calcext:value-type="float">
            <text:p>633,212,816</text:p>
          </table:table-cell>
          <table:table-cell table:style-name="ce74" office:value-type="float" office:value="245784352" calcext:value-type="float">
            <text:p>245,784,352</text:p>
          </table:table-cell>
          <table:table-cell table:style-name="ce74" office:value-type="float" office:value="213303307" calcext:value-type="float">
            <text:p>213,303,307</text:p>
          </table:table-cell>
          <table:table-cell table:style-name="ce74" office:value-type="float" office:value="716675533" calcext:value-type="float">
            <text:p>716,675,533</text:p>
          </table:table-cell>
          <table:table-cell table:style-name="ce74" office:value-type="float" office:value="1360080514" calcext:value-type="float">
            <text:p>1,360,080,514</text:p>
          </table:table-cell>
          <table:table-cell table:style-name="ce74" office:value-type="float" office:value="52307786" calcext:value-type="float">
            <text:p>52,307,786</text:p>
          </table:table-cell>
          <table:table-cell table:style-name="ce74" office:value-type="float" office:value="48803937" calcext:value-type="float">
            <text:p>48,803,937</text:p>
          </table:table-cell>
          <table:table-cell table:style-name="ce74" office:value-type="float" office:value="2144962927" calcext:value-type="float">
            <text:p>2,144,962,927</text:p>
          </table:table-cell>
          <table:table-cell table:style-name="ce74" office:value-type="float" office:value="15496199" calcext:value-type="float">
            <text:p>15,496,199</text:p>
          </table:table-cell>
          <table:table-cell table:style-name="ce74" office:value-type="float" office:value="231663251" calcext:value-type="float">
            <text:p>231,663,251</text:p>
          </table:table-cell>
          <table:table-cell table:style-name="ce74" office:value-type="float" office:value="21281971" calcext:value-type="float">
            <text:p>21,281,971</text:p>
          </table:table-cell>
          <table:table-cell table:style-name="ce74" office:value-type="float" office:value="143659789" calcext:value-type="float">
            <text:p>143,659,789</text:p>
          </table:table-cell>
          <table:table-cell table:style-name="ce74" office:value-type="float" office:value="216793007" calcext:value-type="float">
            <text:p>216,793,007</text:p>
          </table:table-cell>
          <table:table-cell table:style-name="ce74" office:value-type="float" office:value="931606783" calcext:value-type="float">
            <text:p>931,606,783</text:p>
          </table:table-cell>
          <table:table-cell table:style-name="ce74" office:value-type="float" office:value="227984448" calcext:value-type="float">
            <text:p>227,984,448</text:p>
          </table:table-cell>
          <table:table-cell table:style-name="ce74" office:value-type="float" office:value="54530494" calcext:value-type="float">
            <text:p>54,530,494</text:p>
          </table:table-cell>
          <table:table-cell table:style-name="ce74" office:value-type="float" office:value="27500424" calcext:value-type="float">
            <text:p>27,500,424</text:p>
          </table:table-cell>
          <table:table-cell table:style-name="ce74" office:value-type="float" office:value="617876197" calcext:value-type="float">
            <text:p>617,876,197</text:p>
          </table:table-cell>
          <table:table-cell table:style-name="ce74" office:value-type="float" office:value="1146889539" calcext:value-type="float">
            <text:p>1,146,889,539</text:p>
          </table:table-cell>
          <table:table-cell table:style-name="ce74" office:value-type="float" office:value="173666726" calcext:value-type="float">
            <text:p>173,666,726</text:p>
          </table:table-cell>
          <table:table-cell table:style-name="ce74" office:value-type="float" office:value="269022103" calcext:value-type="float">
            <text:p>269,022,103</text:p>
          </table:table-cell>
          <table:table-cell table:style-name="ce74" office:value-type="float" office:value="355351232" calcext:value-type="float">
            <text:p>355,351,232</text:p>
          </table:table-cell>
          <table:table-cell table:style-name="ce74" office:value-type="float" office:value="5343142980" calcext:value-type="float">
            <text:p>5,343,142,980</text:p>
          </table:table-cell>
          <table:table-cell table:style-name="ce74" office:value-type="float" office:value="1909239508" calcext:value-type="float">
            <text:p>1,909,239,508</text:p>
          </table:table-cell>
          <table:table-cell table:style-name="ce74" office:value-type="float" office:value="15469041385" calcext:value-type="float">
            <text:p>15,469,041,385</text:p>
          </table:table-cell>
          <table:table-cell table:style-name="ce74" office:value-type="float" office:value="6277489865" calcext:value-type="float">
            <text:p>6,277,489,865</text:p>
          </table:table-cell>
          <table:table-cell table:style-name="ce74" office:value-type="float" office:value="3794235679" calcext:value-type="float">
            <text:p>3,794,235,679</text:p>
          </table:table-cell>
          <table:table-cell table:style-name="ce74" office:value-type="float" office:value="31730050" calcext:value-type="float">
            <text:p>31,730,050</text:p>
          </table:table-cell>
          <table:table-cell table:style-name="ce74" office:value-type="float" office:value="428465930" calcext:value-type="float">
            <text:p>428,465,930</text:p>
          </table:table-cell>
          <table:table-cell table:style-name="ce74" office:value-type="float" office:value="2108069501" calcext:value-type="float">
            <text:p>2,108,069,501</text:p>
          </table:table-cell>
          <table:table-cell table:style-name="ce74" office:value-type="float" office:value="58828294" calcext:value-type="float">
            <text:p>58,828,294</text:p>
          </table:table-cell>
          <table:table-cell table:style-name="ce74" office:value-type="float" office:value="235905956" calcext:value-type="float">
            <text:p>235,905,956</text:p>
          </table:table-cell>
          <table:table-cell table:style-name="ce74" office:value-type="float" office:value="910799372" calcext:value-type="float">
            <text:p>910,799,372</text:p>
          </table:table-cell>
          <table:table-cell table:style-name="ce74" office:value-type="float" office:value="1394681034" calcext:value-type="float">
            <text:p>1,394,681,034</text:p>
          </table:table-cell>
          <table:table-cell table:style-name="ce74" office:value-type="float" office:value="1044731761" calcext:value-type="float">
            <text:p>1,044,731,761</text:p>
          </table:table-cell>
          <table:table-cell table:style-name="ce74" office:value-type="float" office:value="2931193523" calcext:value-type="float">
            <text:p>2,931,193,523</text:p>
          </table:table-cell>
          <table:table-cell table:style-name="ce74" office:value-type="float" office:value="762123194" calcext:value-type="float">
            <text:p>762,123,194</text:p>
          </table:table-cell>
          <table:table-cell table:style-name="ce74" office:value-type="float" office:value="190083091" calcext:value-type="float">
            <text:p>190,083,091</text:p>
          </table:table-cell>
          <table:table-cell table:style-name="ce74" office:value-type="float" office:value="11185385121" calcext:value-type="float">
            <text:p>11,185,385,121</text:p>
          </table:table-cell>
          <table:table-cell table:style-name="ce74" office:value-type="float" office:value="3398330779" calcext:value-type="float">
            <text:p>3,398,330,779</text:p>
          </table:table-cell>
          <table:table-cell table:style-name="ce74" office:value-type="float" office:value="2569451285" calcext:value-type="float">
            <text:p>2,569,451,285</text:p>
          </table:table-cell>
          <table:table-cell table:style-name="ce74" office:value-type="float" office:value="2487480202" calcext:value-type="float">
            <text:p>2,487,480,202</text:p>
          </table:table-cell>
          <table:table-cell table:style-name="ce74" office:value-type="float" office:value="5472937263" calcext:value-type="float">
            <text:p>5,472,937,263</text:p>
          </table:table-cell>
          <table:table-cell table:style-name="ce74" office:value-type="float" office:value="2485143178" calcext:value-type="float">
            <text:p>2,485,143,178</text:p>
          </table:table-cell>
          <table:table-cell table:style-name="ce74" office:value-type="float" office:value="36154692" calcext:value-type="float">
            <text:p>36,154,692</text:p>
          </table:table-cell>
          <table:table-cell table:style-name="ce74" office:value-type="float" office:value="1047417013" calcext:value-type="float">
            <text:p>1,047,417,013</text:p>
          </table:table-cell>
          <table:table-cell table:style-name="ce74" office:value-type="float" office:value="1949693139" calcext:value-type="float">
            <text:p>1,949,693,139</text:p>
          </table:table-cell>
          <table:table-cell table:style-name="ce74" office:value-type="float" office:value="203740470" calcext:value-type="float">
            <text:p>203,740,470</text:p>
          </table:table-cell>
          <table:table-cell table:style-name="ce74" office:value-type="float" office:value="108453401011" calcext:value-type="float">
            <text:p>108,453,401,011</text:p>
          </table:table-cell>
          <table:table-cell table:style-name="ce74" table:number-columns-repeated="11"/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79" calcext:value-type="float">
            <text:p>79</text:p>
          </table:table-cell>
          <table:table-cell table:style-name="ce63"/>
          <table:table-cell table:style-name="ce84" office:value-type="string" calcext:value-type="string">
            <text:p>Выпуск в основных ценах</text:p>
          </table:table-cell>
          <table:table-cell table:style-name="ce74" office:value-type="float" office:value="8178523773" calcext:value-type="float">
            <text:p>8,178,523,773</text:p>
          </table:table-cell>
          <table:table-cell table:style-name="ce74" office:value-type="float" office:value="27363202" calcext:value-type="float">
            <text:p>27,363,202</text:p>
          </table:table-cell>
          <table:table-cell table:style-name="ce74" office:value-type="float" office:value="191020359" calcext:value-type="float">
            <text:p>191,020,359</text:p>
          </table:table-cell>
          <table:table-cell table:style-name="ce74" office:value-type="float" office:value="874778826" calcext:value-type="float">
            <text:p>874,778,826</text:p>
          </table:table-cell>
          <table:table-cell table:style-name="ce74" office:value-type="float" office:value="16037269765" calcext:value-type="float">
            <text:p>16,037,269,765</text:p>
          </table:table-cell>
          <table:table-cell table:style-name="ce74" office:value-type="float" office:value="460542968" calcext:value-type="float">
            <text:p>460,542,968</text:p>
          </table:table-cell>
          <table:table-cell table:style-name="ce74" office:value-type="float" office:value="800666101" calcext:value-type="float">
            <text:p>800,666,101</text:p>
          </table:table-cell>
          <table:table-cell table:style-name="ce74" office:value-type="float" office:value="6727884960" calcext:value-type="float">
            <text:p>6,727,884,960</text:p>
          </table:table-cell>
          <table:table-cell table:style-name="ce74" office:value-type="float" office:value="463594265" calcext:value-type="float">
            <text:p>463,594,265</text:p>
          </table:table-cell>
          <table:table-cell table:style-name="ce74" office:value-type="float" office:value="1014532964" calcext:value-type="float">
            <text:p>1,014,532,964</text:p>
          </table:table-cell>
          <table:table-cell table:style-name="ce74" office:value-type="float" office:value="5316152707" calcext:value-type="float">
            <text:p>5,316,152,707</text:p>
          </table:table-cell>
          <table:table-cell table:style-name="ce74" office:value-type="float" office:value="296456515" calcext:value-type="float">
            <text:p>296,456,515</text:p>
          </table:table-cell>
          <table:table-cell table:style-name="ce74" office:value-type="float" office:value="147781953" calcext:value-type="float">
            <text:p>147,781,953</text:p>
          </table:table-cell>
          <table:table-cell table:style-name="ce74" office:value-type="float" office:value="96109775" calcext:value-type="float">
            <text:p>96,109,775</text:p>
          </table:table-cell>
          <table:table-cell table:style-name="ce74" office:value-type="float" office:value="20214383" calcext:value-type="float">
            <text:p>20,214,383</text:p>
          </table:table-cell>
          <table:table-cell table:style-name="ce74" office:value-type="float" office:value="68763037" calcext:value-type="float">
            <text:p>68,763,037</text:p>
          </table:table-cell>
          <table:table-cell table:style-name="ce74" office:value-type="float" office:value="163664548" calcext:value-type="float">
            <text:p>163,664,548</text:p>
          </table:table-cell>
          <table:table-cell table:style-name="ce74" office:value-type="float" office:value="72709537" calcext:value-type="float">
            <text:p>72,709,537</text:p>
          </table:table-cell>
          <table:table-cell table:style-name="ce74" office:value-type="float" office:value="232016358" calcext:value-type="float">
            <text:p>232,016,358</text:p>
          </table:table-cell>
          <table:table-cell table:style-name="ce74" office:value-type="float" office:value="1204211739" calcext:value-type="float">
            <text:p>1,204,211,739</text:p>
          </table:table-cell>
          <table:table-cell table:style-name="ce74" office:value-type="float" office:value="1284361616" calcext:value-type="float">
            <text:p>1,284,361,616</text:p>
          </table:table-cell>
          <table:table-cell table:style-name="ce74" office:value-type="float" office:value="333206996" calcext:value-type="float">
            <text:p>333,206,996</text:p>
          </table:table-cell>
          <table:table-cell table:style-name="ce74" office:value-type="float" office:value="487844923" calcext:value-type="float">
            <text:p>487,844,923</text:p>
          </table:table-cell>
          <table:table-cell table:style-name="ce74" office:value-type="float" office:value="1538115816" calcext:value-type="float">
            <text:p>1,538,115,816</text:p>
          </table:table-cell>
          <table:table-cell table:style-name="ce74" office:value-type="float" office:value="3778363216" calcext:value-type="float">
            <text:p>3,778,363,216</text:p>
          </table:table-cell>
          <table:table-cell table:style-name="ce74" office:value-type="float" office:value="174815079" calcext:value-type="float">
            <text:p>174,815,079</text:p>
          </table:table-cell>
          <table:table-cell table:style-name="ce74" office:value-type="float" office:value="155113970" calcext:value-type="float">
            <text:p>155,113,970</text:p>
          </table:table-cell>
          <table:table-cell table:style-name="ce74" office:value-type="float" office:value="7083278581" calcext:value-type="float">
            <text:p>7,083,278,581</text:p>
          </table:table-cell>
          <table:table-cell table:style-name="ce74" office:value-type="float" office:value="42295967" calcext:value-type="float">
            <text:p>42,295,967</text:p>
          </table:table-cell>
          <table:table-cell table:style-name="ce74" office:value-type="float" office:value="549892897" calcext:value-type="float">
            <text:p>549,892,897</text:p>
          </table:table-cell>
          <table:table-cell table:style-name="ce74" office:value-type="float" office:value="53520633" calcext:value-type="float">
            <text:p>53,520,633</text:p>
          </table:table-cell>
          <table:table-cell table:style-name="ce74" office:value-type="float" office:value="360750932" calcext:value-type="float">
            <text:p>360,750,932</text:p>
          </table:table-cell>
          <table:table-cell table:style-name="ce74" office:value-type="float" office:value="532537493" calcext:value-type="float">
            <text:p>532,537,493</text:p>
          </table:table-cell>
          <table:table-cell table:style-name="ce74" office:value-type="float" office:value="1964406921" calcext:value-type="float">
            <text:p>1,964,406,921</text:p>
          </table:table-cell>
          <table:table-cell table:style-name="ce74" office:value-type="float" office:value="500903925" calcext:value-type="float">
            <text:p>500,903,925</text:p>
          </table:table-cell>
          <table:table-cell table:style-name="ce74" office:value-type="float" office:value="121221736" calcext:value-type="float">
            <text:p>121,221,736</text:p>
          </table:table-cell>
          <table:table-cell table:style-name="ce74" office:value-type="float" office:value="64990828" calcext:value-type="float">
            <text:p>64,990,828</text:p>
          </table:table-cell>
          <table:table-cell table:style-name="ce74" office:value-type="float" office:value="1185956109" calcext:value-type="float">
            <text:p>1,185,956,109</text:p>
          </table:table-cell>
          <table:table-cell table:style-name="ce74" office:value-type="float" office:value="2385422844" calcext:value-type="float">
            <text:p>2,385,422,844</text:p>
          </table:table-cell>
          <table:table-cell table:style-name="ce74" office:value-type="float" office:value="312048606" calcext:value-type="float">
            <text:p>312,048,606</text:p>
          </table:table-cell>
          <table:table-cell table:style-name="ce74" office:value-type="float" office:value="538334792" calcext:value-type="float">
            <text:p>538,334,792</text:p>
          </table:table-cell>
          <table:table-cell table:style-name="ce74" office:value-type="float" office:value="669821569" calcext:value-type="float">
            <text:p>669,821,569</text:p>
          </table:table-cell>
          <table:table-cell table:style-name="ce74" office:value-type="float" office:value="12345832197" calcext:value-type="float">
            <text:p>12,345,832,197</text:p>
          </table:table-cell>
          <table:table-cell table:style-name="ce74" office:value-type="float" office:value="2783409200" calcext:value-type="float">
            <text:p>2,783,409,200</text:p>
          </table:table-cell>
          <table:table-cell table:style-name="ce74" office:value-type="float" office:value="20334776358" calcext:value-type="float">
            <text:p>20,334,776,358</text:p>
          </table:table-cell>
          <table:table-cell table:style-name="ce74" office:value-type="float" office:value="8576912104" calcext:value-type="float">
            <text:p>8,576,912,104</text:p>
          </table:table-cell>
          <table:table-cell table:style-name="ce74" office:value-type="float" office:value="6076719852" calcext:value-type="float">
            <text:p>6,076,719,852</text:p>
          </table:table-cell>
          <table:table-cell table:style-name="ce74" office:value-type="float" office:value="60264260" calcext:value-type="float">
            <text:p>60,264,260</text:p>
          </table:table-cell>
          <table:table-cell table:style-name="ce74" office:value-type="float" office:value="893587090" calcext:value-type="float">
            <text:p>893,587,090</text:p>
          </table:table-cell>
          <table:table-cell table:style-name="ce74" office:value-type="float" office:value="2925685036" calcext:value-type="float">
            <text:p>2,925,685,036</text:p>
          </table:table-cell>
          <table:table-cell table:style-name="ce74" office:value-type="float" office:value="85947340" calcext:value-type="float">
            <text:p>85,947,340</text:p>
          </table:table-cell>
          <table:table-cell table:style-name="ce74" office:value-type="float" office:value="371627110" calcext:value-type="float">
            <text:p>371,627,110</text:p>
          </table:table-cell>
          <table:table-cell table:style-name="ce74" office:value-type="float" office:value="1761953480" calcext:value-type="float">
            <text:p>1,761,953,480</text:p>
          </table:table-cell>
          <table:table-cell table:style-name="ce74" office:value-type="float" office:value="2244752602" calcext:value-type="float">
            <text:p>2,244,752,602</text:p>
          </table:table-cell>
          <table:table-cell table:style-name="ce74" office:value-type="float" office:value="1492824900" calcext:value-type="float">
            <text:p>1,492,824,900</text:p>
          </table:table-cell>
          <table:table-cell table:style-name="ce74" office:value-type="float" office:value="4292822966" calcext:value-type="float">
            <text:p>4,292,822,966</text:p>
          </table:table-cell>
          <table:table-cell table:style-name="ce74" office:value-type="float" office:value="1539366400" calcext:value-type="float">
            <text:p>1,539,366,400</text:p>
          </table:table-cell>
          <table:table-cell table:style-name="ce74" office:value-type="float" office:value="610240002" calcext:value-type="float">
            <text:p>610,240,002</text:p>
          </table:table-cell>
          <table:table-cell table:style-name="ce74" office:value-type="float" office:value="14391123301" calcext:value-type="float">
            <text:p>14,391,123,301</text:p>
          </table:table-cell>
          <table:table-cell table:style-name="ce74" office:value-type="float" office:value="5404088203" calcext:value-type="float">
            <text:p>5,404,088,203</text:p>
          </table:table-cell>
          <table:table-cell table:style-name="ce74" office:value-type="float" office:value="3894874872" calcext:value-type="float">
            <text:p>3,894,874,872</text:p>
          </table:table-cell>
          <table:table-cell table:style-name="ce74" office:value-type="float" office:value="6767355244" calcext:value-type="float">
            <text:p>6,767,355,244</text:p>
          </table:table-cell>
          <table:table-cell table:style-name="ce74" office:value-type="float" office:value="7889700429" calcext:value-type="float">
            <text:p>7,889,700,429</text:p>
          </table:table-cell>
          <table:table-cell table:style-name="ce74" office:value-type="float" office:value="5156931502" calcext:value-type="float">
            <text:p>5,156,931,502</text:p>
          </table:table-cell>
          <table:table-cell table:style-name="ce74" office:value-type="float" office:value="98964839" calcext:value-type="float">
            <text:p>98,964,839</text:p>
          </table:table-cell>
          <table:table-cell table:style-name="ce74" office:value-type="float" office:value="2023020300" calcext:value-type="float">
            <text:p>2,023,020,300</text:p>
          </table:table-cell>
          <table:table-cell table:style-name="ce74" office:value-type="float" office:value="3157591440" calcext:value-type="float">
            <text:p>3,157,591,440</text:p>
          </table:table-cell>
          <table:table-cell table:style-name="ce74" office:value-type="float" office:value="203740470" calcext:value-type="float">
            <text:p>203,740,470</text:p>
          </table:table-cell>
          <table:table-cell table:style-name="ce74" office:value-type="float" office:value="181895574681" calcext:value-type="float">
            <text:p>181,895,574,681</text:p>
          </table:table-cell>
          <table:table-cell table:style-name="ce74" table:number-columns-repeated="11"/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7" office:value-type="float" office:value="80" calcext:value-type="float">
            <text:p>80</text:p>
          </table:table-cell>
          <table:table-cell table:style-name="ce63"/>
          <table:table-cell table:style-name="ce69" office:value-type="string" calcext:value-type="string">
            <text:p>Импорт товаров и услуг</text:p>
          </table:table-cell>
          <table:table-cell table:style-name="ce74" office:value-type="float" office:value="780279085" calcext:value-type="float">
            <text:p>780,279,085</text:p>
          </table:table-cell>
          <table:table-cell table:style-name="ce74" office:value-type="float" office:value="1800980" calcext:value-type="float">
            <text:p>1,800,980</text:p>
          </table:table-cell>
          <table:table-cell table:style-name="ce74" office:value-type="float" office:value="8021806" calcext:value-type="float">
            <text:p>8,021,806</text:p>
          </table:table-cell>
          <table:table-cell table:style-name="ce74" office:value-type="float" office:value="43218831" calcext:value-type="float">
            <text:p>43,218,831</text:p>
          </table:table-cell>
          <table:table-cell table:style-name="ce74" office:value-type="float" office:value="421" calcext:value-type="float">
            <text:p>421</text:p>
          </table:table-cell>
          <table:table-cell table:style-name="ce74" office:value-type="float" office:value="150652179" calcext:value-type="float">
            <text:p>150,652,179</text:p>
          </table:table-cell>
          <table:table-cell table:style-name="ce74" office:value-type="float" office:value="19738" calcext:value-type="float">
            <text:p>19,738</text:p>
          </table:table-cell>
          <table:table-cell table:style-name="ce74" office:value-type="float" office:value="525585516" calcext:value-type="float">
            <text:p>525,585,516</text:p>
          </table:table-cell>
          <table:table-cell table:style-name="ce74" office:value-type="float" office:value="30032522" calcext:value-type="float">
            <text:p>30,032,522</text:p>
          </table:table-cell>
          <table:table-cell table:style-name="ce74" office:value-type="float" office:value="2465123" calcext:value-type="float">
            <text:p>2,465,123</text:p>
          </table:table-cell>
          <table:table-cell table:style-name="ce74" office:value-type="float" office:value="2388732922" calcext:value-type="float">
            <text:p>2,388,732,922</text:p>
          </table:table-cell>
          <table:table-cell table:style-name="ce74" office:value-type="float" office:value="222738090" calcext:value-type="float">
            <text:p>222,738,090</text:p>
          </table:table-cell>
          <table:table-cell table:style-name="ce74" office:value-type="float" office:value="512179310" calcext:value-type="float">
            <text:p>512,179,310</text:p>
          </table:table-cell>
          <table:table-cell table:style-name="ce74" office:value-type="float" office:value="1642894583" calcext:value-type="float">
            <text:p>1,642,894,583</text:p>
          </table:table-cell>
          <table:table-cell table:style-name="ce74" office:value-type="float" office:value="541178306" calcext:value-type="float">
            <text:p>541,178,306</text:p>
          </table:table-cell>
          <table:table-cell table:style-name="ce74" office:value-type="float" office:value="267940946" calcext:value-type="float">
            <text:p>267,940,946</text:p>
          </table:table-cell>
          <table:table-cell table:style-name="ce74" office:value-type="float" office:value="402761941" calcext:value-type="float">
            <text:p>402,761,941</text:p>
          </table:table-cell>
          <table:table-cell table:style-name="ce74" office:value-type="float" office:value="1955070" calcext:value-type="float">
            <text:p>1,955,070</text:p>
          </table:table-cell>
          <table:table-cell table:style-name="ce74" office:value-type="float" office:value="70151775" calcext:value-type="float">
            <text:p>70,151,775</text:p>
          </table:table-cell>
          <table:table-cell table:style-name="ce74" office:value-type="float" office:value="587954770" calcext:value-type="float">
            <text:p>587,954,770</text:p>
          </table:table-cell>
          <table:table-cell table:style-name="ce74" office:value-type="float" office:value="2201431272" calcext:value-type="float">
            <text:p>2,201,431,272</text:p>
          </table:table-cell>
          <table:table-cell table:style-name="ce74" office:value-type="float" office:value="1002741219" calcext:value-type="float">
            <text:p>1,002,741,219</text:p>
          </table:table-cell>
          <table:table-cell table:style-name="ce74" office:value-type="float" office:value="1128364487" calcext:value-type="float">
            <text:p>1,128,364,487</text:p>
          </table:table-cell>
          <table:table-cell table:style-name="ce74" office:value-type="float" office:value="544362613" calcext:value-type="float">
            <text:p>544,362,613</text:p>
          </table:table-cell>
          <table:table-cell table:style-name="ce74" office:value-type="float" office:value="753559378" calcext:value-type="float">
            <text:p>753,559,378</text:p>
          </table:table-cell>
          <table:table-cell table:style-name="ce74" office:value-type="float" office:value="582828689" calcext:value-type="float">
            <text:p>582,828,689</text:p>
          </table:table-cell>
          <table:table-cell table:style-name="ce74" office:value-type="float" office:value="87004272" calcext:value-type="float">
            <text:p>87,004,272</text:p>
          </table:table-cell>
          <table:table-cell table:style-name="ce74" office:value-type="float" office:value="338227165" calcext:value-type="float">
            <text:p>338,227,165</text:p>
          </table:table-cell>
          <table:table-cell table:style-name="ce74" office:value-type="float" office:value="11205729" calcext:value-type="float">
            <text:p>11,205,729</text:p>
          </table:table-cell>
          <table:table-cell table:style-name="ce74" office:value-type="float" office:value="1092404894" calcext:value-type="float">
            <text:p>1,092,404,894</text:p>
          </table:table-cell>
          <table:table-cell table:style-name="ce74" office:value-type="float" office:value="2638630496" calcext:value-type="float">
            <text:p>2,638,630,496</text:p>
          </table:table-cell>
          <table:table-cell table:style-name="ce74" office:value-type="float" office:value="1596867970" calcext:value-type="float">
            <text:p>1,596,867,970</text:p>
          </table:table-cell>
          <table:table-cell table:style-name="ce74" office:value-type="float" office:value="3603954883" calcext:value-type="float">
            <text:p>3,603,954,883</text:p>
          </table:table-cell>
          <table:table-cell table:style-name="ce74" office:value-type="float" office:value="3756514770" calcext:value-type="float">
            <text:p>3,756,514,770</text:p>
          </table:table-cell>
          <table:table-cell table:style-name="ce74" office:value-type="float" office:value="1030647488" calcext:value-type="float">
            <text:p>1,030,647,488</text:p>
          </table:table-cell>
          <table:table-cell table:style-name="ce74" office:value-type="float" office:value="222044392" calcext:value-type="float">
            <text:p>222,044,392</text:p>
          </table:table-cell>
          <table:table-cell table:style-name="ce74" office:value-type="float" office:value="745336037" calcext:value-type="float">
            <text:p>745,336,037</text:p>
          </table:table-cell>
          <table:table-cell table:style-name="ce74" office:value-type="float" office:value="134212720" calcext:value-type="float">
            <text:p>134,212,720</text:p>
          </table:table-cell>
          <table:table-cell table:style-name="ce74" office:value-type="float" office:value="139136119" calcext:value-type="float">
            <text:p>139,136,119</text:p>
          </table:table-cell>
          <table:table-cell table:style-name="ce74" office:value-type="float" office:value="2734265" calcext:value-type="float">
            <text:p>2,734,265</text:p>
          </table:table-cell>
          <table:table-cell table:style-name="ce74" office:value-type="float" office:value="6233868" calcext:value-type="float">
            <text:p>6,233,868</text:p>
          </table:table-cell>
          <table:table-cell table:style-name="ce74" office:value-type="float" office:value="19266659" calcext:value-type="float">
            <text:p>19,266,659</text:p>
          </table:table-cell>
          <table:table-cell table:style-name="ce74" office:value-type="float" office:value="83040555" calcext:value-type="float">
            <text:p>83,040,555</text:p>
          </table:table-cell>
          <table:table-cell table:style-name="ce74" office:value-type="float" office:value="11655427" calcext:value-type="float">
            <text:p>11,655,427</text:p>
          </table:table-cell>
          <table:table-cell table:number-columns-repeated="2" table:style-name="ce74" office:value-type="float" office:value="0" calcext:value-type="float">
            <text:p/>
          </table:table-cell>
          <table:table-cell table:style-name="ce74" office:value-type="float" office:value="189442548" calcext:value-type="float">
            <text:p>189,442,548</text:p>
          </table:table-cell>
          <table:table-cell table:style-name="ce74" office:value-type="float" office:value="4244335" calcext:value-type="float">
            <text:p>4,244,335</text:p>
          </table:table-cell>
          <table:table-cell table:style-name="ce74" office:value-type="float" office:value="59209445" calcext:value-type="float">
            <text:p>59,209,445</text:p>
          </table:table-cell>
          <table:table-cell table:style-name="ce74" office:value-type="float" office:value="170231564" calcext:value-type="float">
            <text:p>170,231,564</text:p>
          </table:table-cell>
          <table:table-cell table:style-name="ce74" office:value-type="float" office:value="2289440" calcext:value-type="float">
            <text:p>2,289,440</text:p>
          </table:table-cell>
          <table:table-cell table:style-name="ce74" office:value-type="float" office:value="279675588" calcext:value-type="float">
            <text:p>279,675,588</text:p>
          </table:table-cell>
          <table:table-cell table:style-name="ce74" office:value-type="float" office:value="195578975" calcext:value-type="float">
            <text:p>195,578,975</text:p>
          </table:table-cell>
          <table:table-cell table:style-name="ce74" office:value-type="float" office:value="368557049" calcext:value-type="float">
            <text:p>368,557,049</text:p>
          </table:table-cell>
          <table:table-cell table:style-name="ce74" office:value-type="float" office:value="126668275" calcext:value-type="float">
            <text:p>126,668,275</text:p>
          </table:table-cell>
          <table:table-cell table:style-name="ce74" office:value-type="float" office:value="107565438" calcext:value-type="float">
            <text:p>107,565,438</text:p>
          </table:table-cell>
          <table:table-cell table:style-name="ce74" office:value-type="float" office:value="2172541" calcext:value-type="float">
            <text:p>2,172,541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96687056" calcext:value-type="float">
            <text:p>96,687,056</text:p>
          </table:table-cell>
          <table:table-cell table:style-name="ce74" office:value-type="float" office:value="868021465" calcext:value-type="float">
            <text:p>868,021,465</text:p>
          </table:table-cell>
          <table:table-cell table:style-name="ce74" office:value-type="float" office:value="349410601" calcext:value-type="float">
            <text:p>349,410,601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66121336" calcext:value-type="float">
            <text:p>66,121,336</text:p>
          </table:table-cell>
          <table:table-cell table:style-name="ce74" office:value-type="float" office:value="10646656" calcext:value-type="float">
            <text:p>10,646,656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253968708" calcext:value-type="float">
            <text:p>253,968,708</text:p>
          </table:table-cell>
          <table:table-cell table:style-name="ce74" office:value-type="float" office:value="2592399" calcext:value-type="float">
            <text:p>2,592,399</text:p>
          </table:table-cell>
          <table:table-cell table:style-name="ce74" office:value-type="float" office:value="0" calcext:value-type="float">
            <text:p/>
          </table:table-cell>
          <table:table-cell table:style-name="ce74" office:value-type="float" office:value="33066052700" calcext:value-type="float">
            <text:p>33,066,052,700</text:p>
          </table:table-cell>
          <table:table-cell table:style-name="ce74" table:number-columns-repeated="11"/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>
          <table:table-cell table:style-name="ce58" office:value-type="float" office:value="81" calcext:value-type="float">
            <text:p>81</text:p>
          </table:table-cell>
          <table:table-cell table:style-name="ce65"/>
          <table:table-cell table:style-name="ce70" office:value-type="string" calcext:value-type="string">
            <text:p>Ресурсы в основных ценах</text:p>
          </table:table-cell>
          <table:table-cell table:style-name="ce75" office:value-type="float" office:value="8958802858" calcext:value-type="float">
            <text:p>8,958,802,858</text:p>
          </table:table-cell>
          <table:table-cell table:style-name="ce75" office:value-type="float" office:value="29164182" calcext:value-type="float">
            <text:p>29,164,182</text:p>
          </table:table-cell>
          <table:table-cell table:style-name="ce75" office:value-type="float" office:value="199042165" calcext:value-type="float">
            <text:p>199,042,165</text:p>
          </table:table-cell>
          <table:table-cell table:style-name="ce75" office:value-type="float" office:value="917997657" calcext:value-type="float">
            <text:p>917,997,657</text:p>
          </table:table-cell>
          <table:table-cell table:style-name="ce75" office:value-type="float" office:value="16037270186" calcext:value-type="float">
            <text:p>16,037,270,186</text:p>
          </table:table-cell>
          <table:table-cell table:style-name="ce75" office:value-type="float" office:value="611195147" calcext:value-type="float">
            <text:p>611,195,147</text:p>
          </table:table-cell>
          <table:table-cell table:style-name="ce75" office:value-type="float" office:value="800685839" calcext:value-type="float">
            <text:p>800,685,839</text:p>
          </table:table-cell>
          <table:table-cell table:style-name="ce75" office:value-type="float" office:value="7253470476" calcext:value-type="float">
            <text:p>7,253,470,476</text:p>
          </table:table-cell>
          <table:table-cell table:style-name="ce75" office:value-type="float" office:value="493626787" calcext:value-type="float">
            <text:p>493,626,787</text:p>
          </table:table-cell>
          <table:table-cell table:style-name="ce75" office:value-type="float" office:value="1016998087" calcext:value-type="float">
            <text:p>1,016,998,087</text:p>
          </table:table-cell>
          <table:table-cell table:style-name="ce75" office:value-type="float" office:value="7704885629" calcext:value-type="float">
            <text:p>7,704,885,629</text:p>
          </table:table-cell>
          <table:table-cell table:style-name="ce75" office:value-type="float" office:value="519194605" calcext:value-type="float">
            <text:p>519,194,605</text:p>
          </table:table-cell>
          <table:table-cell table:style-name="ce75" office:value-type="float" office:value="659961263" calcext:value-type="float">
            <text:p>659,961,263</text:p>
          </table:table-cell>
          <table:table-cell table:style-name="ce75" office:value-type="float" office:value="1739004358" calcext:value-type="float">
            <text:p>1,739,004,358</text:p>
          </table:table-cell>
          <table:table-cell table:style-name="ce75" office:value-type="float" office:value="561392689" calcext:value-type="float">
            <text:p>561,392,689</text:p>
          </table:table-cell>
          <table:table-cell table:style-name="ce75" office:value-type="float" office:value="336703983" calcext:value-type="float">
            <text:p>336,703,983</text:p>
          </table:table-cell>
          <table:table-cell table:style-name="ce75" office:value-type="float" office:value="566426489" calcext:value-type="float">
            <text:p>566,426,489</text:p>
          </table:table-cell>
          <table:table-cell table:style-name="ce75" office:value-type="float" office:value="74664607" calcext:value-type="float">
            <text:p>74,664,607</text:p>
          </table:table-cell>
          <table:table-cell table:style-name="ce75" office:value-type="float" office:value="302168133" calcext:value-type="float">
            <text:p>302,168,133</text:p>
          </table:table-cell>
          <table:table-cell table:style-name="ce75" office:value-type="float" office:value="1792166509" calcext:value-type="float">
            <text:p>1,792,166,509</text:p>
          </table:table-cell>
          <table:table-cell table:style-name="ce75" office:value-type="float" office:value="3485792888" calcext:value-type="float">
            <text:p>3,485,792,888</text:p>
          </table:table-cell>
          <table:table-cell table:style-name="ce75" office:value-type="float" office:value="1335948215" calcext:value-type="float">
            <text:p>1,335,948,215</text:p>
          </table:table-cell>
          <table:table-cell table:style-name="ce75" office:value-type="float" office:value="1616209410" calcext:value-type="float">
            <text:p>1,616,209,410</text:p>
          </table:table-cell>
          <table:table-cell table:style-name="ce75" office:value-type="float" office:value="2082478429" calcext:value-type="float">
            <text:p>2,082,478,429</text:p>
          </table:table-cell>
          <table:table-cell table:style-name="ce75" office:value-type="float" office:value="4531922594" calcext:value-type="float">
            <text:p>4,531,922,594</text:p>
          </table:table-cell>
          <table:table-cell table:style-name="ce75" office:value-type="float" office:value="757643768" calcext:value-type="float">
            <text:p>757,643,768</text:p>
          </table:table-cell>
          <table:table-cell table:style-name="ce75" office:value-type="float" office:value="242118242" calcext:value-type="float">
            <text:p>242,118,242</text:p>
          </table:table-cell>
          <table:table-cell table:style-name="ce75" office:value-type="float" office:value="7421505746" calcext:value-type="float">
            <text:p>7,421,505,746</text:p>
          </table:table-cell>
          <table:table-cell table:style-name="ce75" office:value-type="float" office:value="53501696" calcext:value-type="float">
            <text:p>53,501,696</text:p>
          </table:table-cell>
          <table:table-cell table:style-name="ce75" office:value-type="float" office:value="1642297791" calcext:value-type="float">
            <text:p>1,642,297,791</text:p>
          </table:table-cell>
          <table:table-cell table:style-name="ce75" office:value-type="float" office:value="2692151129" calcext:value-type="float">
            <text:p>2,692,151,129</text:p>
          </table:table-cell>
          <table:table-cell table:style-name="ce75" office:value-type="float" office:value="1957618902" calcext:value-type="float">
            <text:p>1,957,618,902</text:p>
          </table:table-cell>
          <table:table-cell table:style-name="ce75" office:value-type="float" office:value="4136492376" calcext:value-type="float">
            <text:p>4,136,492,376</text:p>
          </table:table-cell>
          <table:table-cell table:style-name="ce75" office:value-type="float" office:value="5720921691" calcext:value-type="float">
            <text:p>5,720,921,691</text:p>
          </table:table-cell>
          <table:table-cell table:style-name="ce75" office:value-type="float" office:value="1531551413" calcext:value-type="float">
            <text:p>1,531,551,413</text:p>
          </table:table-cell>
          <table:table-cell table:style-name="ce75" office:value-type="float" office:value="343266128" calcext:value-type="float">
            <text:p>343,266,128</text:p>
          </table:table-cell>
          <table:table-cell table:style-name="ce75" office:value-type="float" office:value="810326865" calcext:value-type="float">
            <text:p>810,326,865</text:p>
          </table:table-cell>
          <table:table-cell table:style-name="ce75" office:value-type="float" office:value="1320168829" calcext:value-type="float">
            <text:p>1,320,168,829</text:p>
          </table:table-cell>
          <table:table-cell table:style-name="ce75" office:value-type="float" office:value="2524558963" calcext:value-type="float">
            <text:p>2,524,558,963</text:p>
          </table:table-cell>
          <table:table-cell table:style-name="ce75" office:value-type="float" office:value="314782871" calcext:value-type="float">
            <text:p>314,782,871</text:p>
          </table:table-cell>
          <table:table-cell table:style-name="ce75" office:value-type="float" office:value="544568660" calcext:value-type="float">
            <text:p>544,568,660</text:p>
          </table:table-cell>
          <table:table-cell table:style-name="ce75" office:value-type="float" office:value="689088228" calcext:value-type="float">
            <text:p>689,088,228</text:p>
          </table:table-cell>
          <table:table-cell table:style-name="ce75" office:value-type="float" office:value="12428872752" calcext:value-type="float">
            <text:p>12,428,872,752</text:p>
          </table:table-cell>
          <table:table-cell table:style-name="ce75" office:value-type="float" office:value="2795064627" calcext:value-type="float">
            <text:p>2,795,064,627</text:p>
          </table:table-cell>
          <table:table-cell table:style-name="ce75" office:value-type="float" office:value="20334776358" calcext:value-type="float">
            <text:p>20,334,776,358</text:p>
          </table:table-cell>
          <table:table-cell table:style-name="ce75" office:value-type="float" office:value="8576912104" calcext:value-type="float">
            <text:p>8,576,912,104</text:p>
          </table:table-cell>
          <table:table-cell table:style-name="ce75" office:value-type="float" office:value="6266162400" calcext:value-type="float">
            <text:p>6,266,162,400</text:p>
          </table:table-cell>
          <table:table-cell table:style-name="ce75" office:value-type="float" office:value="64508595" calcext:value-type="float">
            <text:p>64,508,595</text:p>
          </table:table-cell>
          <table:table-cell table:style-name="ce75" office:value-type="float" office:value="952796535" calcext:value-type="float">
            <text:p>952,796,535</text:p>
          </table:table-cell>
          <table:table-cell table:style-name="ce75" office:value-type="float" office:value="3095916600" calcext:value-type="float">
            <text:p>3,095,916,600</text:p>
          </table:table-cell>
          <table:table-cell table:style-name="ce75" office:value-type="float" office:value="88236780" calcext:value-type="float">
            <text:p>88,236,780</text:p>
          </table:table-cell>
          <table:table-cell table:style-name="ce75" office:value-type="float" office:value="651302698" calcext:value-type="float">
            <text:p>651,302,698</text:p>
          </table:table-cell>
          <table:table-cell table:style-name="ce75" office:value-type="float" office:value="1957532455" calcext:value-type="float">
            <text:p>1,957,532,455</text:p>
          </table:table-cell>
          <table:table-cell table:style-name="ce75" office:value-type="float" office:value="2613309651" calcext:value-type="float">
            <text:p>2,613,309,651</text:p>
          </table:table-cell>
          <table:table-cell table:style-name="ce75" office:value-type="float" office:value="1619493175" calcext:value-type="float">
            <text:p>1,619,493,175</text:p>
          </table:table-cell>
          <table:table-cell table:style-name="ce75" office:value-type="float" office:value="4400388404" calcext:value-type="float">
            <text:p>4,400,388,404</text:p>
          </table:table-cell>
          <table:table-cell table:style-name="ce75" office:value-type="float" office:value="1541538941" calcext:value-type="float">
            <text:p>1,541,538,941</text:p>
          </table:table-cell>
          <table:table-cell table:style-name="ce75" office:value-type="float" office:value="610240002" calcext:value-type="float">
            <text:p>610,240,002</text:p>
          </table:table-cell>
          <table:table-cell table:style-name="ce75" office:value-type="float" office:value="14487810357" calcext:value-type="float">
            <text:p>14,487,810,357</text:p>
          </table:table-cell>
          <table:table-cell table:style-name="ce75" office:value-type="float" office:value="6272109668" calcext:value-type="float">
            <text:p>6,272,109,668</text:p>
          </table:table-cell>
          <table:table-cell table:style-name="ce75" office:value-type="float" office:value="4244285473" calcext:value-type="float">
            <text:p>4,244,285,473</text:p>
          </table:table-cell>
          <table:table-cell table:style-name="ce75" office:value-type="float" office:value="6767355244" calcext:value-type="float">
            <text:p>6,767,355,244</text:p>
          </table:table-cell>
          <table:table-cell table:style-name="ce75" office:value-type="float" office:value="7955821765" calcext:value-type="float">
            <text:p>7,955,821,765</text:p>
          </table:table-cell>
          <table:table-cell table:style-name="ce75" office:value-type="float" office:value="5167578158" calcext:value-type="float">
            <text:p>5,167,578,158</text:p>
          </table:table-cell>
          <table:table-cell table:style-name="ce75" office:value-type="float" office:value="98964839" calcext:value-type="float">
            <text:p>98,964,839</text:p>
          </table:table-cell>
          <table:table-cell table:style-name="ce75" office:value-type="float" office:value="2276989008" calcext:value-type="float">
            <text:p>2,276,989,008</text:p>
          </table:table-cell>
          <table:table-cell table:style-name="ce75" office:value-type="float" office:value="3160183839" calcext:value-type="float">
            <text:p>3,160,183,839</text:p>
          </table:table-cell>
          <table:table-cell table:style-name="ce75" office:value-type="float" office:value="203740470" calcext:value-type="float">
            <text:p>203,740,470</text:p>
          </table:table-cell>
          <table:table-cell table:style-name="ce75" office:value-type="float" office:value="214961627381" calcext:value-type="float">
            <text:p>214,961,627,381</text:p>
          </table:table-cell>
          <table:table-cell table:style-name="ce75" table:number-columns-repeated="11"/>
          <table:table-cell table:style-name="ce81" table:number-columns-repeated="2"/>
          <table:table-cell table:style-name="ce82"/>
          <table:table-cell table:number-columns-repeated="938"/>
        </table:table-row>
        <table:table-row table:style-name="ro6" table:number-rows-repeated="104849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" table:cell-range-address="$'6.'.$A$1:.$CE$84" table:range-usable-as="print-range"/>
          <table:named-expression table:name="_xlnm.Print_Titles" table:base-cell-address="" table:expression="[$'6.'.$A$1:.$C$1048576];[$'6.'.$A$1:.$AMJ$3]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Cyr" svg:font-family="'Arial Cyr'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S Sans Serif" svg:font-family="'MS Sans Serif'" style:font-family-generic="swiss"/>
    <style:font-face style:name="Noto Sans CJK SC" svg:font-family="'Noto Sans CJK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6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63">
      <number:hours/>
      <number:text>:</number:text>
      <number:minutes number:style="long"/>
      <number:text>:</number:text>
      <number:seconds number:style="long"/>
    </number:tim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0">
      <number:hours/>
      <number:text>:</number:text>
      <number:minutes number:style="long"/>
      <number:text> </number:text>
      <number:am-pm/>
    </number:time-style>
    <number:date-style style:name="N159">
      <number:month number:textual="true"/>
      <number:text>-</number:text>
      <number:year/>
    </number:date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21">
      <number:number number:decimal-places="6" number:min-decimal-places="6" number:min-integer-digits="1" number:grouping="true"/>
    </number:number-style>
    <number:currency-style style:name="N15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1P0"/>
    </number:currency-style>
    <number:number-style style:name="N122">
      <number:number number:decimal-places="1" number:min-decimal-places="1" number:min-integer-digits="1"/>
    </number:number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number-style style:name="N123">
      <number:number number:decimal-places="0" number:min-decimal-places="0" number:min-integer-digits="1"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24">
      <number:number number:decimal-places="0" number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number-style style:name="N125">
      <number:number number:decimal-places="0" number:min-decimal-places="0" number:min-integer-digits="0" number:grouping="true"/>
    </number:number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6">
      <number:month/>
      <number:text>/</number:text>
      <number:day/>
      <number:text>/</number:text>
      <number:year number:style="long"/>
    </number:date-style>
    <number:time-style style:name="N127">
      <number:minutes number:style="long"/>
      <number:text>:</number:text>
      <number:seconds number:style="long" number:decimal-places="1"/>
    </number:time-style>
    <number:date-style style:name="N157">
      <number:day/>
      <number:text>-</number:text>
      <number:month number:textual="true"/>
      <number:text>-</number:text>
      <number:year/>
    </number:dat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58">
      <number:day/>
      <number:text>-</number:text>
      <number:month number:textual="true"/>
    </number:date-style>
    <number:time-style style:name="N129">
      <number:minutes number:style="long"/>
      <number:text>:</number:text>
      <number:seconds number:style="long"/>
    </number:time-style>
    <number:time-style style:name="N162">
      <number:hours/>
      <number:text>:</number:text>
      <number:minutes number:style="long"/>
    </number:time-style>
    <number:currency-style style:name="N13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20_2" style:display-name="Обычный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Cyr" fo:font-family="'Arial Cyr'" fo:font-size="10pt" fo:font-style="normal" fo:text-shadow="none" style:text-underline-style="none" fo:font-weight="normal" style:font-size-asian="10pt" style:font-style-asian="normal" style:font-weight-asian="normal" style:font-name-complex="Arial Cyr" style:font-family-complex="'Arial Cyr'" style:font-size-complex="10pt" style:font-style-complex="normal" style:font-weight-complex="normal"/>
    </style:style>
    <style:style style:name="Обычный_20_2_20_2" style:display-name="Обычный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Cyr" fo:font-family="'Arial Cyr'" fo:font-size="10pt" fo:font-style="normal" fo:text-shadow="none" style:text-underline-style="none" fo:font-weight="normal" style:font-size-asian="10pt" style:font-style-asian="normal" style:font-weight-asian="normal" style:font-name-complex="Arial Cyr" style:font-family-complex="'Arial Cyr'" style:font-size-complex="10pt" style:font-style-complex="normal" style:font-weight-complex="normal"/>
    </style:style>
    <style:style style:name="Обычный_20_3" style:display-name="Обычный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Обычный_20_4" style:display-name="Обычный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Обычный_20_5" style:display-name="Обычный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size-complex="9pt" style:font-style-complex="normal" style:font-weight-complex="normal"/>
    </style:style>
    <style:style style:name="Обычный_5f_tri2000short" style:display-name="Обычный_tri2000shor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8.80000019073486pt" fo:font-style="normal" fo:text-shadow="none" style:text-underline-style="solid" style:text-underline-width="auto" style:text-underline-color="font-color" fo:font-weight="normal" style:font-size-asian="8.80000019073486pt" style:font-style-asian="normal" style:font-weight-asian="normal" style:font-name-complex="Calibri" style:font-family-complex="Calibri" style:font-family-generic-complex="swiss" style:font-size-complex="8.80000019073486pt" style:font-style-complex="normal" style:font-weight-complex="normal"/>
    </style:style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1181in" fo:margin-left="0.7874in" fo:margin-right="0.3937in" style:print-page-order="ttb" style:first-page-number="337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756in" fo:margin-left="0in" fo:margin-right="0in" fo:margin-top="0.1228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PageStyle_5f_6." style:display-name="PageStyle_6." style:page-layout-name="Mpm1">
      <style:header style:display="false"/>
      <style:header-left style:display="false"/>
      <style:header-first style:display="false"/>
      <style:footer>
        <style:region-right>
          <text:p><text:span text:style-name="MT1"><text:page-number>1</text:page-number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pache POI</meta:initial-creator>
    <meta:creation-date>2022-07-01T06:06:04</meta:creation-date>
    <dc:date>2025-04-10T15:25:47.043151631</dc:date>
    <meta:generator>LibreOffice/7.3.7.2$Linux_X86_64 LibreOffice_project/30$Build-2</meta:generator>
    <meta:editing-duration>PT1M</meta:editing-duration>
    <meta:editing-cycles>1</meta:editing-cycles>
    <meta:document-statistic meta:table-count="1" meta:cell-count="6852" meta:object-count="90"/>
    <meta:user-defined meta:name="AppVersion">16.0300</meta:user-defined>
  </office:meta>
</office:document-meta>
</file>